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19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7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/>
    </style:style>
    <style:style style:name="ce15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style:text-position="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27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/>
    </style:style>
    <style:style style:name="ce28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/>
    </style:style>
    <style:style style:name="ce33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style:text-position=""/>
    </style:style>
    <style:style style:name="ce4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style:text-position="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40" style:family="table-cell" style:parent-style-name="Default">
      <style:table-cell-properties style:text-align-source="fix" style:repeat-content="false" fo:border="0.06pt dotte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4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42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fo:color="#ff0000" style:text-position="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4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  <style:text-properties style:text-position="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  <style:text-properties style:text-position=""/>
    </style:style>
    <style:style style:name="ce49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.353cm"/>
      <style:text-properties style:text-position=""/>
    </style:style>
    <style:style style:name="ce5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.353cm"/>
      <style:text-properties style:text-position=""/>
    </style:style>
    <style:style style:name="ce52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53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  <style:text-properties style:text-position=""/>
    </style:style>
    <style:style style:name="ce54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  <style:text-properties style:text-position=""/>
    </style:style>
    <style:style style:name="ce60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6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74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6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87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89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92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9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size="10pt" style:font-size-asian="10pt" style:font-size-complex="10pt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5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106" style:family="table-cell" style:parent-style-name="Default" style:data-style-name="N3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07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08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 style:data-style-name="N3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1" style:family="table-cell" style:parent-style-name="Default" style:data-style-name="N3">
      <style:table-cell-properties fo:border-bottom="0.06pt solid #000000" fo:background-color="#ff663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eb613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115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eb613d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dotted #000000" style:vertical-align="middle"/>
      <style:paragraph-properties fo:text-align="center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6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128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center"/>
    </style:style>
    <style:style style:name="ce129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.353cm"/>
    </style:style>
    <style:style style:name="ce130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.353cm"/>
    </style:style>
    <style:style style:name="ce131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ce133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bijk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1001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21" calcext:value-type="float">
            <text:p>21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42" calcext:value-type="float">
            <text:p>42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63" calcext:value-type="float">
            <text:p>63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84" calcext:value-type="float">
            <text:p>84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105" calcext:value-type="float">
            <text:p>105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126" calcext:value-type="float">
            <text:p>126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0" calcext:value-type="float">
            <text:p>0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0" calcext:value-type="float">
            <text:p>0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0" calcext:value-type="float">
            <text:p>0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.$I$5]*[.B24])+([.$J$5]*[.B25])+([.$K$5]*[.B26])" office:value-type="float" office:value="21" calcext:value-type="float">
            <text:p>21</text:p>
          </table:table-cell>
          <table:table-cell table:style-name="ce10" table:formula="of:=([.$B$5]*[.C17])+([.$C$5]*[.C18])+([.$D$5]*[.C19])+([.$E$5]*[.C20])+([.$F$5]*[.C21])+([.$G$5]*[.C22])+([.$H$5]*[.C23])+([.$I$5]*[.C24])+([.$J$5]*[.C25])+([.$K$5]*[.C26])" office:value-type="float" office:value="42" calcext:value-type="float">
            <text:p>42</text:p>
          </table:table-cell>
          <table:table-cell table:style-name="ce10" table:formula="of:=([.$B$5]*[.D17])+([.$C$5]*[.D18])+([.$D$5]*[.D19])+([.$E$5]*[.D20])+([.$F$5]*[.D21])+([.$G$5]*[.D22])+([.$H$5]*[.D23])+([.$I$5]*[.D24])+([.$J$5]*[.D25])+([.$K$5]*[.D26])" office:value-type="float" office:value="63" calcext:value-type="float">
            <text:p>63</text:p>
          </table:table-cell>
          <table:table-cell table:style-name="ce10" table:formula="of:=([.$B$5]*[.E17])+([.$C$5]*[.E18])+([.$D$5]*[.E19])+([.$E$5]*[.E20])+([.$F$5]*[.E21])+([.$G$5]*[.E22])+([.$H$5]*[.E23])+([.$I$5]*[.E24])+([.$J$5]*[.E25])+([.$K$5]*[.E26])" office:value-type="float" office:value="84" calcext:value-type="float">
            <text:p>84</text:p>
          </table:table-cell>
          <table:table-cell table:style-name="ce10" table:formula="of:=([.$B$5]*[.F17])+([.$C$5]*[.F18])+([.$D$5]*[.F19])+([.$E$5]*[.F20])+([.$F$5]*[.F21])+([.$G$5]*[.F22])+([.$H$5]*[.F23])+([.$I$5]*[.F24])+([.$J$5]*[.F25])+([.$K$5]*[.F26])" office:value-type="float" office:value="105" calcext:value-type="float">
            <text:p>105</text:p>
          </table:table-cell>
          <table:table-cell table:style-name="ce10" table:formula="of:=([.$B$5]*[.G17])+([.$C$5]*[.G18])+([.$D$5]*[.G19])+([.$E$5]*[.G20])+([.$F$5]*[.G21])+([.$G$5]*[.G22])+([.$H$5]*[.G23])+([.$I$5]*[.G24])+([.$J$5]*[.G25])+([.$K$5]*[.G26])" office:value-type="float" office:value="126" calcext:value-type="float">
            <text:p>126</text:p>
          </table:table-cell>
          <table:table-cell table:style-name="ce10" table:formula="of:=([.$B$5]*[.H17])+([.$C$5]*[.H18])+([.$D$5]*[.H19])+([.$E$5]*[.H20])+([.$F$5]*[.H21])+([.$G$5]*[.H22])+([.$H$5]*[.H23])+([.$I$5]*[.H24])+([.$J$5]*[.H25])+([.$K$5]*[.H26])" office:value-type="float" office:value="0" calcext:value-type="float">
            <text:p>0</text:p>
          </table:table-cell>
          <table:table-cell table:style-name="ce10" table:formula="of:=([.$B$5]*[.I17])+([.$C$5]*[.I18])+([.$D$5]*[.I19])+([.$E$5]*[.I20])+([.$F$5]*[.I21])+([.$G$5]*[.I22])+([.$H$5]*[.I23])+([.$I$5]*[.I24])+([.$J$5]*[.I25])+([.$K$5]*[.I26])" office:value-type="float" office:value="0" calcext:value-type="float">
            <text:p>0</text:p>
          </table:table-cell>
          <table:table-cell table:style-name="ce10" table:formula="of:=([.$B$5]*[.J17])+([.$C$5]*[.J18])+([.$D$5]*[.J19])+([.$E$5]*[.J20])+([.$F$5]*[.J21])+([.$G$5]*[.J22])+([.$H$5]*[.J23])+([.$I$5]*[.J24])+([.$J$5]*[.J25])+([.$K$5]*[.J26])" office:value-type="float" office:value="0" calcext:value-type="float">
            <text:p>0</text:p>
          </table:table-cell>
          <table:table-cell table:style-name="ce16" table:formula="of:=([.$B$5]*[.K17])+([.$C$5]*[.K18])+([.$D$5]*[.K19])+([.$E$5]*[.K20])+([.$F$5]*[.K21])+([.$G$5]*[.K22])+([.$H$5]*[.K23])+([.$I$5]*[.K24])+([.$J$5]*[.K25])+([.$K$5]*[.K26])" office:value-type="float" office:value="0" calcext:value-type="float">
            <text:p>0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5]+1" office:value-type="float" office:value="2" calcext:value-type="float">
            <text:p>2</text:p>
          </table:table-cell>
          <table:table-cell table:style-name="ce10" table:formula="of:=([.$B$6]*[.B17])+([.$C$6]*[.B18])+([.$D$6]*[.B19])+([.$E$6]*[.B20])+([.$F$6]*[.B21])+([.$G$6]*[.B22])+([.$H$6]*[.B23])+([.$I$6]*[.B24])+([.$J$6]*[.B25])+([.$K$6]*[.B26])" office:value-type="float" office:value="21" calcext:value-type="float">
            <text:p>21</text:p>
          </table:table-cell>
          <table:table-cell table:style-name="ce10" table:formula="of:=([.$B$6]*[.C17])+([.$C$6]*[.C18])+([.$D$6]*[.C19])+([.$E$6]*[.C20])+([.$F$6]*[.C21])+([.$G$6]*[.C22])+([.$H$6]*[.C23])+([.$I$6]*[.C24])+([.$J$6]*[.C25])+([.$K$6]*[.C26])" office:value-type="float" office:value="42" calcext:value-type="float">
            <text:p>42</text:p>
          </table:table-cell>
          <table:table-cell table:style-name="ce10" table:formula="of:=([.$B$6]*[.D17])+([.$C$6]*[.D18])+([.$D$6]*[.D19])+([.$E$6]*[.D20])+([.$F$6]*[.D21])+([.$G$6]*[.D22])+([.$H$6]*[.D23])+([.$I$6]*[.D24])+([.$J$6]*[.D25])+([.$K$6]*[.D26])" office:value-type="float" office:value="63" calcext:value-type="float">
            <text:p>63</text:p>
          </table:table-cell>
          <table:table-cell table:style-name="ce10" table:formula="of:=([.$B$6]*[.E17])+([.$C$6]*[.E18])+([.$D$6]*[.E19])+([.$E$6]*[.E20])+([.$F$6]*[.E21])+([.$G$6]*[.E22])+([.$H$6]*[.E23])+([.$I$6]*[.E24])+([.$J$6]*[.E25])+([.$K$6]*[.E26])" office:value-type="float" office:value="84" calcext:value-type="float">
            <text:p>84</text:p>
          </table:table-cell>
          <table:table-cell table:style-name="ce10" table:formula="of:=([.$B$6]*[.F17])+([.$C$6]*[.F18])+([.$D$6]*[.F19])+([.$E$6]*[.F20])+([.$F$6]*[.F21])+([.$G$6]*[.F22])+([.$H$6]*[.F23])+([.$I$6]*[.F24])+([.$J$6]*[.F25])+([.$K$6]*[.F26])" office:value-type="float" office:value="105" calcext:value-type="float">
            <text:p>105</text:p>
          </table:table-cell>
          <table:table-cell table:style-name="ce10" table:formula="of:=([.$B$6]*[.G17])+([.$C$6]*[.G18])+([.$D$6]*[.G19])+([.$E$6]*[.G20])+([.$F$6]*[.G21])+([.$G$6]*[.G22])+([.$H$6]*[.G23])+([.$I$6]*[.G24])+([.$J$6]*[.G25])+([.$K$6]*[.G26])" office:value-type="float" office:value="126" calcext:value-type="float">
            <text:p>126</text:p>
          </table:table-cell>
          <table:table-cell table:style-name="ce10" table:formula="of:=([.$B$6]*[.H17])+([.$C$6]*[.H18])+([.$D$6]*[.H19])+([.$E$6]*[.H20])+([.$F$6]*[.H21])+([.$G$6]*[.H22])+([.$H$6]*[.H23])+([.$I$6]*[.H24])+([.$J$6]*[.H25])+([.$K$6]*[.H26])" office:value-type="float" office:value="0" calcext:value-type="float">
            <text:p>0</text:p>
          </table:table-cell>
          <table:table-cell table:style-name="ce10" table:formula="of:=([.$B$6]*[.I17])+([.$C$6]*[.I18])+([.$D$6]*[.I19])+([.$E$6]*[.I20])+([.$F$6]*[.I21])+([.$G$6]*[.I22])+([.$H$6]*[.I23])+([.$I$6]*[.I24])+([.$J$6]*[.I25])+([.$K$6]*[.I26])" office:value-type="float" office:value="0" calcext:value-type="float">
            <text:p>0</text:p>
          </table:table-cell>
          <table:table-cell table:style-name="ce10" table:formula="of:=([.$B$6]*[.J17])+([.$C$6]*[.J18])+([.$D$6]*[.J19])+([.$E$6]*[.J20])+([.$F$6]*[.J21])+([.$G$6]*[.J22])+([.$H$6]*[.J23])+([.$I$6]*[.J24])+([.$J$6]*[.J25])+([.$K$6]*[.J26])" office:value-type="float" office:value="0" calcext:value-type="float">
            <text:p>0</text:p>
          </table:table-cell>
          <table:table-cell table:style-name="ce16" table:formula="of:=([.$B$6]*[.K17])+([.$C$6]*[.K18])+([.$D$6]*[.K19])+([.$E$6]*[.K20])+([.$F$6]*[.K21])+([.$G$6]*[.K22])+([.$H$6]*[.K23])+([.$I$6]*[.K24])+([.$J$6]*[.K25])+([.$K$6]*[.K26])" office:value-type="float" office:value="0" calcext:value-type="float">
            <text:p>0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6]+1" office:value-type="float" office:value="3" calcext:value-type="float">
            <text:p>3</text:p>
          </table:table-cell>
          <table:table-cell table:style-name="ce10" table:formula="of:=([.$B$7]*[.B17])+([.$C$7]*[.B18])+([.$D$7]*[.B19])+([.$E$7]*[.B20])+([.$F$7]*[.B21])+([.$G$7]*[.B22])+([.$H$7]*[.B23])+([.$I$7]*[.B24])+([.$J$7]*[.B25])+([.$K$7]*[.B26])" office:value-type="float" office:value="21" calcext:value-type="float">
            <text:p>21</text:p>
          </table:table-cell>
          <table:table-cell table:style-name="ce10" table:formula="of:=([.$B$7]*[.C17])+([.$C$7]*[.C18])+([.$D$7]*[.C19])+([.$E$7]*[.C20])+([.$F$7]*[.C21])+([.$G$7]*[.C22])+([.$H$7]*[.C23])+([.$I$7]*[.C24])+([.$J$7]*[.C25])+([.$K$7]*[.C26])" office:value-type="float" office:value="42" calcext:value-type="float">
            <text:p>42</text:p>
          </table:table-cell>
          <table:table-cell table:style-name="ce10" table:formula="of:=([.$B$7]*[.D17])+([.$C$7]*[.D18])+([.$D$7]*[.D19])+([.$E$7]*[.D20])+([.$F$7]*[.D21])+([.$G$7]*[.D22])+([.$H$7]*[.D23])+([.$I$7]*[.D24])+([.$J$7]*[.D25])+([.$K$7]*[.D26])" office:value-type="float" office:value="63" calcext:value-type="float">
            <text:p>63</text:p>
          </table:table-cell>
          <table:table-cell table:style-name="ce10" table:formula="of:=([.$B$7]*[.E17])+([.$C$7]*[.E18])+([.$D$7]*[.E19])+([.$E$7]*[.E20])+([.$F$7]*[.E21])+([.$G$7]*[.E22])+([.$H$7]*[.E23])+([.$I$7]*[.E24])+([.$J$7]*[.E25])+([.$K$7]*[.E26])" office:value-type="float" office:value="84" calcext:value-type="float">
            <text:p>84</text:p>
          </table:table-cell>
          <table:table-cell table:style-name="ce10" table:formula="of:=([.$B$7]*[.F17])+([.$C$7]*[.F18])+([.$D$7]*[.F19])+([.$E$7]*[.F20])+([.$F$7]*[.F21])+([.$G$7]*[.F22])+([.$H$7]*[.F23])+([.$I$7]*[.F24])+([.$J$7]*[.F25])+([.$K$7]*[.F26])" office:value-type="float" office:value="105" calcext:value-type="float">
            <text:p>105</text:p>
          </table:table-cell>
          <table:table-cell table:style-name="ce10" table:formula="of:=([.$B$7]*[.G17])+([.$C$7]*[.G18])+([.$D$7]*[.G19])+([.$E$7]*[.G20])+([.$F$7]*[.G21])+([.$G$7]*[.G22])+([.$H$7]*[.G23])+([.$I$7]*[.G24])+([.$J$7]*[.G25])+([.$K$7]*[.G26])" office:value-type="float" office:value="126" calcext:value-type="float">
            <text:p>126</text:p>
          </table:table-cell>
          <table:table-cell table:style-name="ce10" table:formula="of:=([.$B$7]*[.H17])+([.$C$7]*[.H18])+([.$D$7]*[.H19])+([.$E$7]*[.H20])+([.$F$7]*[.H21])+([.$G$7]*[.H22])+([.$H$7]*[.H23])+([.$I$7]*[.H24])+([.$J$7]*[.H25])+([.$K$7]*[.H26])" office:value-type="float" office:value="0" calcext:value-type="float">
            <text:p>0</text:p>
          </table:table-cell>
          <table:table-cell table:style-name="ce10" table:formula="of:=([.$B$7]*[.I17])+([.$C$7]*[.I18])+([.$D$7]*[.I19])+([.$E$7]*[.I20])+([.$F$7]*[.I21])+([.$G$7]*[.I22])+([.$H$7]*[.I23])+([.$I$7]*[.I24])+([.$J$7]*[.I25])+([.$K$7]*[.I26])" office:value-type="float" office:value="0" calcext:value-type="float">
            <text:p>0</text:p>
          </table:table-cell>
          <table:table-cell table:style-name="ce10" table:formula="of:=([.$B$7]*[.J17])+([.$C$7]*[.J18])+([.$D$7]*[.J19])+([.$E$7]*[.J20])+([.$F$7]*[.J21])+([.$G$7]*[.J22])+([.$H$7]*[.J23])+([.$I$7]*[.J24])+([.$J$7]*[.J25])+([.$K$7]*[.J26])" office:value-type="float" office:value="0" calcext:value-type="float">
            <text:p>0</text:p>
          </table:table-cell>
          <table:table-cell table:style-name="ce16" table:formula="of:=([.$B$7]*[.K17])+([.$C$7]*[.K18])+([.$D$7]*[.K19])+([.$E$7]*[.K20])+([.$F$7]*[.K21])+([.$G$7]*[.K22])+([.$H$7]*[.K23])+([.$I$7]*[.K24])+([.$J$7]*[.K25])+([.$K$7]*[.K26])" office:value-type="float" office:value="0" calcext:value-type="float">
            <text:p>0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7]+1" office:value-type="float" office:value="4" calcext:value-type="float">
            <text:p>4</text:p>
          </table:table-cell>
          <table:table-cell table:style-name="ce10" table:formula="of:=([.$B$8]*[.B17])+([.$C$8]*[.B18])+([.$D$8]*[.B19])+([.$E$8]*[.B20])+([.$F$8]*[.B21])+([.$G$8]*[.B22])+([.$H$8]*[.B23])+([.$I$8]*[.B24])+([.$J$8]*[.B25])+([.$K$8]*[.B26])" office:value-type="float" office:value="21" calcext:value-type="float">
            <text:p>21</text:p>
          </table:table-cell>
          <table:table-cell table:style-name="ce10" table:formula="of:=([.$B$8]*[.C17])+([.$C$8]*[.C18])+([.$D$8]*[.C19])+([.$E$8]*[.C20])+([.$F$8]*[.C21])+([.$G$8]*[.C22])+([.$H$8]*[.C23])+([.$I$8]*[.C24])+([.$J$8]*[.C25])+([.$K$8]*[.C26])" office:value-type="float" office:value="42" calcext:value-type="float">
            <text:p>42</text:p>
          </table:table-cell>
          <table:table-cell table:style-name="ce10" table:formula="of:=([.$B$8]*[.D17])+([.$C$8]*[.D18])+([.$D$8]*[.D19])+([.$E$8]*[.D20])+([.$F$8]*[.D21])+([.$G$8]*[.D22])+([.$H$8]*[.D23])+([.$I$8]*[.D24])+([.$J$8]*[.D25])+([.$K$8]*[.D26])" office:value-type="float" office:value="63" calcext:value-type="float">
            <text:p>63</text:p>
          </table:table-cell>
          <table:table-cell table:style-name="ce10" table:formula="of:=([.$B$8]*[.E17])+([.$C$8]*[.E18])+([.$D$8]*[.E19])+([.$E$8]*[.E20])+([.$F$8]*[.E21])+([.$G$8]*[.E22])+([.$H$8]*[.E23])+([.$I$8]*[.E24])+([.$J$8]*[.E25])+([.$K$8]*[.E26])" office:value-type="float" office:value="84" calcext:value-type="float">
            <text:p>84</text:p>
          </table:table-cell>
          <table:table-cell table:style-name="ce10" table:formula="of:=([.$B$8]*[.F17])+([.$C$8]*[.F18])+([.$D$8]*[.F19])+([.$E$8]*[.F20])+([.$F$8]*[.F21])+([.$G$8]*[.F22])+([.$H$8]*[.F23])+([.$I$8]*[.F24])+([.$J$8]*[.F25])+([.$K$8]*[.F26])" office:value-type="float" office:value="105" calcext:value-type="float">
            <text:p>105</text:p>
          </table:table-cell>
          <table:table-cell table:style-name="ce10" table:formula="of:=([.$B$8]*[.G17])+([.$C$8]*[.G18])+([.$D$8]*[.G19])+([.$E$8]*[.G20])+([.$F$8]*[.G21])+([.$G$8]*[.G22])+([.$H$8]*[.G23])+([.$I$8]*[.G24])+([.$J$8]*[.G25])+([.$K$8]*[.G26])" office:value-type="float" office:value="126" calcext:value-type="float">
            <text:p>126</text:p>
          </table:table-cell>
          <table:table-cell table:style-name="ce10" table:formula="of:=([.$B$8]*[.H17])+([.$C$8]*[.H18])+([.$D$8]*[.H19])+([.$E$8]*[.H20])+([.$F$8]*[.H21])+([.$G$8]*[.H22])+([.$H$8]*[.H23])+([.$I$8]*[.H24])+([.$J$8]*[.H25])+([.$K$8]*[.H26])" office:value-type="float" office:value="0" calcext:value-type="float">
            <text:p>0</text:p>
          </table:table-cell>
          <table:table-cell table:style-name="ce10" table:formula="of:=([.$B$8]*[.I17])+([.$C$8]*[.I18])+([.$D$8]*[.I19])+([.$E$8]*[.I20])+([.$F$8]*[.I21])+([.$G$8]*[.I22])+([.$H$8]*[.I23])+([.$I$8]*[.I24])+([.$J$8]*[.I25])+([.$K$8]*[.I26])" office:value-type="float" office:value="0" calcext:value-type="float">
            <text:p>0</text:p>
          </table:table-cell>
          <table:table-cell table:style-name="ce10" table:formula="of:=([.$B$8]*[.J17])+([.$C$8]*[.J18])+([.$D$8]*[.J19])+([.$E$8]*[.J20])+([.$F$8]*[.J21])+([.$G$8]*[.J22])+([.$H$8]*[.J23])+([.$I$8]*[.J24])+([.$J$8]*[.J25])+([.$K$8]*[.J26])" office:value-type="float" office:value="0" calcext:value-type="float">
            <text:p>0</text:p>
          </table:table-cell>
          <table:table-cell table:style-name="ce16" table:formula="of:=([.$B$8]*[.K17])+([.$C$8]*[.K18])+([.$D$8]*[.K19])+([.$E$8]*[.K20])+([.$F$8]*[.K21])+([.$G$8]*[.K22])+([.$H$8]*[.K23])+([.$I$8]*[.K24])+([.$J$8]*[.K25])+([.$K$8]*[.K26])" office:value-type="float" office:value="0" calcext:value-type="float">
            <text:p>0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8]+1" office:value-type="float" office:value="5" calcext:value-type="float">
            <text:p>5</text:p>
          </table:table-cell>
          <table:table-cell table:style-name="ce10" table:formula="of:=([.$B$9]*[.B17])+([.$C$9]*[.B18])+([.$D$9]*[.B19])+([.$E$9]*[.B20])+([.$F$9]*[.B21])+([.$G$9]*[.B22])+([.$H$9]*[.B23])+([.$I$9]*[.B24])+([.$J$9]*[.B25])+([.$K$9]*[.B26])" office:value-type="float" office:value="21" calcext:value-type="float">
            <text:p>21</text:p>
          </table:table-cell>
          <table:table-cell table:style-name="ce10" table:formula="of:=([.$B$9]*[.C17])+([.$C$9]*[.C18])+([.$D$9]*[.C19])+([.$E$9]*[.C20])+([.$F$9]*[.C21])+([.$G$9]*[.C22])+([.$H$9]*[.C23])+([.$I$9]*[.C24])+([.$J$9]*[.C25])+([.$K$9]*[.C26])" office:value-type="float" office:value="42" calcext:value-type="float">
            <text:p>42</text:p>
          </table:table-cell>
          <table:table-cell table:style-name="ce10" table:formula="of:=([.$B$9]*[.D17])+([.$C$9]*[.D18])+([.$D$9]*[.D19])+([.$E$9]*[.D20])+([.$F$9]*[.D21])+([.$G$9]*[.D22])+([.$H$9]*[.D23])+([.$I$9]*[.D24])+([.$J$9]*[.D25])+([.$K$9]*[.D26])" office:value-type="float" office:value="63" calcext:value-type="float">
            <text:p>63</text:p>
          </table:table-cell>
          <table:table-cell table:style-name="ce10" table:formula="of:=([.$B$9]*[.E17])+([.$C$9]*[.E18])+([.$D$9]*[.E19])+([.$E$9]*[.E20])+([.$F$9]*[.E21])+([.$G$9]*[.E22])+([.$H$9]*[.E23])+([.$I$9]*[.E24])+([.$J$9]*[.E25])+([.$K$9]*[.E26])" office:value-type="float" office:value="84" calcext:value-type="float">
            <text:p>84</text:p>
          </table:table-cell>
          <table:table-cell table:style-name="ce10" table:formula="of:=([.$B$9]*[.F17])+([.$C$9]*[.F18])+([.$D$9]*[.F19])+([.$E$9]*[.F20])+([.$F$9]*[.F21])+([.$G$9]*[.F22])+([.$H$9]*[.F23])+([.$I$9]*[.F24])+([.$J$9]*[.F25])+([.$K$9]*[.F26])" office:value-type="float" office:value="105" calcext:value-type="float">
            <text:p>105</text:p>
          </table:table-cell>
          <table:table-cell table:style-name="ce10" table:formula="of:=([.$B$9]*[.G17])+([.$C$9]*[.G18])+([.$D$9]*[.G19])+([.$E$9]*[.G20])+([.$F$9]*[.G21])+([.$G$9]*[.G22])+([.$H$9]*[.G23])+([.$I$9]*[.G24])+([.$J$9]*[.G25])+([.$K$9]*[.G26])" office:value-type="float" office:value="126" calcext:value-type="float">
            <text:p>126</text:p>
          </table:table-cell>
          <table:table-cell table:style-name="ce10" table:formula="of:=([.$B$9]*[.H17])+([.$C$9]*[.H18])+([.$D$9]*[.H19])+([.$E$9]*[.H20])+([.$F$9]*[.H21])+([.$G$9]*[.H22])+([.$H$9]*[.H23])+([.$I$9]*[.H24])+([.$J$9]*[.H25])+([.$K$9]*[.H26])" office:value-type="float" office:value="0" calcext:value-type="float">
            <text:p>0</text:p>
          </table:table-cell>
          <table:table-cell table:style-name="ce10" table:formula="of:=([.$B$9]*[.I17])+([.$C$9]*[.I18])+([.$D$9]*[.I19])+([.$E$9]*[.I20])+([.$F$9]*[.I21])+([.$G$9]*[.I22])+([.$H$9]*[.I23])+([.$I$9]*[.I24])+([.$J$9]*[.I25])+([.$K$9]*[.I26])" office:value-type="float" office:value="0" calcext:value-type="float">
            <text:p>0</text:p>
          </table:table-cell>
          <table:table-cell table:style-name="ce10" table:formula="of:=([.$B$9]*[.J17])+([.$C$9]*[.J18])+([.$D$9]*[.J19])+([.$E$9]*[.J20])+([.$F$9]*[.J21])+([.$G$9]*[.J22])+([.$H$9]*[.J23])+([.$I$9]*[.J24])+([.$J$9]*[.J25])+([.$K$9]*[.J26])" office:value-type="float" office:value="0" calcext:value-type="float">
            <text:p>0</text:p>
          </table:table-cell>
          <table:table-cell table:style-name="ce16" table:formula="of:=([.$B$9]*[.K17])+([.$C$9]*[.K18])+([.$D$9]*[.K19])+([.$E$9]*[.K20])+([.$F$9]*[.K21])+([.$G$9]*[.K22])+([.$H$9]*[.K23])+([.$I$9]*[.K24])+([.$J$9]*[.K25])+([.$K$9]*[.K26])" office:value-type="float" office:value="0" calcext:value-type="float">
            <text:p>0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M9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.$I$10]*[.B24])+([.$J$10]*[.B25])+([.$K$10]*[.B26])" office:value-type="float" office:value="0" calcext:value-type="float">
            <text:p>0</text:p>
          </table:table-cell>
          <table:table-cell table:style-name="ce10" table:formula="of:=([.$B$10]*[.C17])+([.$C$10]*[.C18])+([.$D$10]*[.C19])+([.$E$10]*[.C20])+([.$F$10]*[.C21])+([.$G$10]*[.C22])+([.$H$10]*[.C23])+([.$I$10]*[.C24])+([.$J$10]*[.C25])+([.$K$10]*[.C26])" office:value-type="float" office:value="0" calcext:value-type="float">
            <text:p>0</text:p>
          </table:table-cell>
          <table:table-cell table:style-name="ce10" table:formula="of:=([.$B$10]*[.D17])+([.$C$10]*[.D18])+([.$D$10]*[.D19])+([.$E$10]*[.D20])+([.$F$10]*[.D21])+([.$G$10]*[.D22])+([.$H$10]*[.D23])+([.$I$10]*[.D24])+([.$J$10]*[.D25])+([.$K$10]*[.D26])" office:value-type="float" office:value="0" calcext:value-type="float">
            <text:p>0</text:p>
          </table:table-cell>
          <table:table-cell table:style-name="ce10" table:formula="of:=([.$B$10]*[.E17])+([.$C$10]*[.E18])+([.$D$10]*[.E19])+([.$E$10]*[.E20])+([.$F$10]*[.E21])+([.$G$10]*[.E22])+([.$H$10]*[.E23])+([.$I$10]*[.E24])+([.$J$10]*[.E25])+([.$K$10]*[.E26])" office:value-type="float" office:value="0" calcext:value-type="float">
            <text:p>0</text:p>
          </table:table-cell>
          <table:table-cell table:style-name="ce10" table:formula="of:=([.$B$10]*[.F17])+([.$C$10]*[.F18])+([.$D$10]*[.F19])+([.$E$10]*[.F20])+([.$F$10]*[.F21])+([.$G$10]*[.F22])+([.$H$10]*[.F23])+([.$I$10]*[.F24])+([.$J$10]*[.F25])+([.$K$10]*[.F26])" office:value-type="float" office:value="0" calcext:value-type="float">
            <text:p>0</text:p>
          </table:table-cell>
          <table:table-cell table:style-name="ce10" table:formula="of:=([.$B$10]*[.G17])+([.$C$10]*[.G18])+([.$D$10]*[.G19])+([.$E$10]*[.G20])+([.$F$10]*[.G21])+([.$G$10]*[.G22])+([.$H$10]*[.G23])+([.$I$10]*[.G24])+([.$J$10]*[.G25])+([.$K$10]*[.G26])" office:value-type="float" office:value="0" calcext:value-type="float">
            <text:p>0</text:p>
          </table:table-cell>
          <table:table-cell table:style-name="ce10" table:formula="of:=([.$B$10]*[.H17])+([.$C$10]*[.H18])+([.$D$10]*[.H19])+([.$E$10]*[.H20])+([.$F$10]*[.H21])+([.$G$10]*[.H22])+([.$H$10]*[.H23])+([.$I$10]*[.H24])+([.$J$10]*[.H25])+([.$K$10]*[.H26])" office:value-type="float" office:value="0" calcext:value-type="float">
            <text:p>0</text:p>
          </table:table-cell>
          <table:table-cell table:style-name="ce10" table:formula="of:=([.$B$10]*[.I17])+([.$C$10]*[.I18])+([.$D$10]*[.I19])+([.$E$10]*[.I20])+([.$F$10]*[.I21])+([.$G$10]*[.I22])+([.$H$10]*[.I23])+([.$I$10]*[.I24])+([.$J$10]*[.I25])+([.$K$10]*[.I26])" office:value-type="float" office:value="0" calcext:value-type="float">
            <text:p>0</text:p>
          </table:table-cell>
          <table:table-cell table:style-name="ce10" table:formula="of:=([.$B$10]*[.J17])+([.$C$10]*[.J18])+([.$D$10]*[.J19])+([.$E$10]*[.J20])+([.$F$10]*[.J21])+([.$G$10]*[.J22])+([.$H$10]*[.J23])+([.$I$10]*[.J24])+([.$J$10]*[.J25])+([.$K$10]*[.J26])" office:value-type="float" office:value="0" calcext:value-type="float">
            <text:p>0</text:p>
          </table:table-cell>
          <table:table-cell table:style-name="ce16" table:formula="of:=([.$B$10]*[.K17])+([.$C$10]*[.K18])+([.$D$10]*[.K19])+([.$E$10]*[.K20])+([.$F$10]*[.K21])+([.$G$10]*[.K22])+([.$H$10]*[.K23])+([.$I$10]*[.K24])+([.$J$10]*[.K25])+([.$K$10]*[.K26])" office:value-type="float" office:value="0" calcext:value-type="float">
            <text:p>0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M10]+1" office:value-type="float" office:value="7" calcext:value-type="float">
            <text:p>7</text:p>
          </table:table-cell>
          <table:table-cell table:style-name="ce10" table:formula="of:=([.$B$11]*[.B17])+([.$C$11]*[.B18])+([.$D$11]*[.B19])+([.$E$11]*[.B20])+([.$F$11]*[.B21])+([.$G$11]*[.B22])+([.$H$11]*[.B23])+([.$I$11]*[.B24])+([.$J$11]*[.B25])+([.$K$11]*[.B26])" office:value-type="float" office:value="0" calcext:value-type="float">
            <text:p>0</text:p>
          </table:table-cell>
          <table:table-cell table:style-name="ce10" table:formula="of:=([.$B$11]*[.C17])+([.$C$11]*[.C18])+([.$D$11]*[.C19])+([.$E$11]*[.C20])+([.$F$11]*[.C21])+([.$G$11]*[.C22])+([.$H$11]*[.C23])+([.$I$11]*[.C24])+([.$J$11]*[.C25])+([.$K$11]*[.C26])" office:value-type="float" office:value="0" calcext:value-type="float">
            <text:p>0</text:p>
          </table:table-cell>
          <table:table-cell table:style-name="ce10" table:formula="of:=([.$B$11]*[.D17])+([.$C$11]*[.D18])+([.$D$11]*[.D19])+([.$E$11]*[.D20])+([.$F$11]*[.D21])+([.$G$11]*[.D22])+([.$H$11]*[.D23])+([.$I$11]*[.D24])+([.$J$11]*[.D25])+([.$K$11]*[.D26])" office:value-type="float" office:value="0" calcext:value-type="float">
            <text:p>0</text:p>
          </table:table-cell>
          <table:table-cell table:style-name="ce10" table:formula="of:=([.$B$11]*[.E17])+([.$C$11]*[.E18])+([.$D$11]*[.E19])+([.$E$11]*[.E20])+([.$F$11]*[.E21])+([.$G$11]*[.E22])+([.$H$11]*[.E23])+([.$I$11]*[.E24])+([.$J$11]*[.E25])+([.$K$11]*[.E26])" office:value-type="float" office:value="0" calcext:value-type="float">
            <text:p>0</text:p>
          </table:table-cell>
          <table:table-cell table:style-name="ce10" table:formula="of:=([.$B$11]*[.F17])+([.$C$11]*[.F18])+([.$D$11]*[.F19])+([.$E$11]*[.F20])+([.$F$11]*[.F21])+([.$G$11]*[.F22])+([.$H$11]*[.F23])+([.$I$11]*[.F24])+([.$J$11]*[.F25])+([.$K$11]*[.F26])" office:value-type="float" office:value="0" calcext:value-type="float">
            <text:p>0</text:p>
          </table:table-cell>
          <table:table-cell table:style-name="ce10" table:formula="of:=([.$B$11]*[.G17])+([.$C$11]*[.G18])+([.$D$11]*[.G19])+([.$E$11]*[.G20])+([.$F$11]*[.G21])+([.$G$11]*[.G22])+([.$H$11]*[.G23])+([.$I$11]*[.G24])+([.$J$11]*[.G25])+([.$K$11]*[.G26])" office:value-type="float" office:value="0" calcext:value-type="float">
            <text:p>0</text:p>
          </table:table-cell>
          <table:table-cell table:style-name="ce10" table:formula="of:=([.$B$11]*[.H17])+([.$C$11]*[.H18])+([.$D$11]*[.H19])+([.$E$11]*[.H20])+([.$F$11]*[.H21])+([.$G$11]*[.H22])+([.$H$11]*[.H23])+([.$I$11]*[.H24])+([.$J$11]*[.H25])+([.$K$11]*[.H26])" office:value-type="float" office:value="0" calcext:value-type="float">
            <text:p>0</text:p>
          </table:table-cell>
          <table:table-cell table:style-name="ce10" table:formula="of:=([.$B$11]*[.I17])+([.$C$11]*[.I18])+([.$D$11]*[.I19])+([.$E$11]*[.I20])+([.$F$11]*[.I21])+([.$G$11]*[.I22])+([.$H$11]*[.I23])+([.$I$11]*[.I24])+([.$J$11]*[.I25])+([.$K$11]*[.I26])" office:value-type="float" office:value="0" calcext:value-type="float">
            <text:p>0</text:p>
          </table:table-cell>
          <table:table-cell table:style-name="ce10" table:formula="of:=([.$B$11]*[.J17])+([.$C$11]*[.J18])+([.$D$11]*[.J19])+([.$E$11]*[.J20])+([.$F$11]*[.J21])+([.$G$11]*[.J22])+([.$H$11]*[.J23])+([.$I$11]*[.J24])+([.$J$11]*[.J25])+([.$K$11]*[.J26])" office:value-type="float" office:value="0" calcext:value-type="float">
            <text:p>0</text:p>
          </table:table-cell>
          <table:table-cell table:style-name="ce16" table:formula="of:=([.$B$11]*[.K17])+([.$C$11]*[.K18])+([.$D$11]*[.K19])+([.$E$11]*[.K20])+([.$F$11]*[.K21])+([.$G$11]*[.K22])+([.$H$11]*[.K23])+([.$I$11]*[.K24])+([.$J$11]*[.K25])+([.$K$11]*[.K26])" office:value-type="float" office:value="0" calcext:value-type="float">
            <text:p>0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5" table:formula="of:=[.M11]+1" office:value-type="float" office:value="8" calcext:value-type="float">
            <text:p>8</text:p>
          </table:table-cell>
          <table:table-cell table:style-name="ce11" table:formula="of:=([.$B$12]*[.B17])+([.$C$12]*[.B18])+([.$D$12]*[.B19])+([.$E$12]*[.B20])+([.$F$12]*[.B21])+([.$G$12]*[.B22])+([.$H$12]*[.B23])+([.$I$12]*[.B24])+([.$J$12]*[.B25])+([.$K$12]*[.B26])" office:value-type="float" office:value="0" calcext:value-type="float">
            <text:p>0</text:p>
          </table:table-cell>
          <table:table-cell table:style-name="ce11" table:formula="of:=([.$B$12]*[.C17])+([.$C$12]*[.C18])+([.$D$12]*[.C19])+([.$E$12]*[.C20])+([.$F$12]*[.C21])+([.$G$12]*[.C22])+([.$H$12]*[.C23])+([.$I$12]*[.C24])+([.$J$12]*[.C25])+([.$K$12]*[.C26])" office:value-type="float" office:value="0" calcext:value-type="float">
            <text:p>0</text:p>
          </table:table-cell>
          <table:table-cell table:style-name="ce11" table:formula="of:=([.$B$12]*[.D17])+([.$C$12]*[.D18])+([.$D$12]*[.D19])+([.$E$12]*[.D20])+([.$F$12]*[.D21])+([.$G$12]*[.D22])+([.$H$12]*[.D23])+([.$I$12]*[.D24])+([.$J$12]*[.D25])+([.$K$12]*[.D26])" office:value-type="float" office:value="0" calcext:value-type="float">
            <text:p>0</text:p>
          </table:table-cell>
          <table:table-cell table:style-name="ce11" table:formula="of:=([.$B$12]*[.E17])+([.$C$12]*[.E18])+([.$D$12]*[.E19])+([.$E$12]*[.E20])+([.$F$12]*[.E21])+([.$G$12]*[.E22])+([.$H$12]*[.E23])+([.$I$12]*[.E24])+([.$J$12]*[.E25])+([.$K$12]*[.E26])" office:value-type="float" office:value="0" calcext:value-type="float">
            <text:p>0</text:p>
          </table:table-cell>
          <table:table-cell table:style-name="ce11" table:formula="of:=([.$B$12]*[.F17])+([.$C$12]*[.F18])+([.$D$12]*[.F19])+([.$E$12]*[.F20])+([.$F$12]*[.F21])+([.$G$12]*[.F22])+([.$H$12]*[.F23])+([.$I$12]*[.F24])+([.$J$12]*[.F25])+([.$K$12]*[.F26])" office:value-type="float" office:value="0" calcext:value-type="float">
            <text:p>0</text:p>
          </table:table-cell>
          <table:table-cell table:style-name="ce11" table:formula="of:=([.$B$12]*[.G17])+([.$C$12]*[.G18])+([.$D$12]*[.G19])+([.$E$12]*[.G20])+([.$F$12]*[.G21])+([.$G$12]*[.G22])+([.$H$12]*[.G23])+([.$I$12]*[.G24])+([.$J$12]*[.G25])+([.$K$12]*[.G26])" office:value-type="float" office:value="0" calcext:value-type="float">
            <text:p>0</text:p>
          </table:table-cell>
          <table:table-cell table:style-name="ce11" table:formula="of:=([.$B$12]*[.H17])+([.$C$12]*[.H18])+([.$D$12]*[.H19])+([.$E$12]*[.H20])+([.$F$12]*[.H21])+([.$G$12]*[.H22])+([.$H$12]*[.H23])+([.$I$12]*[.H24])+([.$J$12]*[.H25])+([.$K$12]*[.H26])" office:value-type="float" office:value="0" calcext:value-type="float">
            <text:p>0</text:p>
          </table:table-cell>
          <table:table-cell table:style-name="ce11" table:formula="of:=([.$B$12]*[.I17])+([.$C$12]*[.I18])+([.$D$12]*[.I19])+([.$E$12]*[.I20])+([.$F$12]*[.I21])+([.$G$12]*[.I22])+([.$H$12]*[.I23])+([.$I$12]*[.I24])+([.$J$12]*[.I25])+([.$K$12]*[.I26])" office:value-type="float" office:value="0" calcext:value-type="float">
            <text:p>0</text:p>
          </table:table-cell>
          <table:table-cell table:style-name="ce11" table:formula="of:=([.$B$12]*[.J17])+([.$C$12]*[.J18])+([.$D$12]*[.J19])+([.$E$12]*[.J20])+([.$F$12]*[.J21])+([.$G$12]*[.J22])+([.$H$12]*[.J23])+([.$I$12]*[.J24])+([.$J$12]*[.J25])+([.$K$12]*[.J26])" office:value-type="float" office:value="0" calcext:value-type="float">
            <text:p>0</text:p>
          </table:table-cell>
          <table:table-cell table:style-name="ce17" table:formula="of:=([.$B$12]*[.K17])+([.$C$12]*[.K18])+([.$D$12]*[.K19])+([.$E$12]*[.K20])+([.$F$12]*[.K21])+([.$G$12]*[.K22])+([.$H$12]*[.K23])+([.$I$12]*[.K24])+([.$J$12]*[.K25])+([.$K$12]*[.K26])" office:value-type="float" office:value="0" calcext:value-type="float">
            <text:p>0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6"/>
          <table:table-cell table:style-name="ce5" table:formula="of:=[.M12]+1" office:value-type="float" office:value="9" calcext:value-type="float">
            <text:p>9</text:p>
          </table:table-cell>
          <table:table-cell table:style-name="ce11" table:formula="of:=([.$B$13]*[.B17])+([.$C$13]*[.B18])+([.$D$13]*[.B19])+([.$E$13]*[.B20])+([.$F$13]*[.B21])+([.$G$13]*[.B22])+([.$H$13]*[.B23])+([.$I$13]*[.B24])+([.$J$13]*[.B25])+([.$K$13]*[.B26])" office:value-type="float" office:value="0" calcext:value-type="float">
            <text:p>0</text:p>
          </table:table-cell>
          <table:table-cell table:style-name="ce11" table:formula="of:=([.$B$13]*[.C17])+([.$C$13]*[.C18])+([.$D$13]*[.C19])+([.$E$13]*[.C20])+([.$F$13]*[.C21])+([.$G$13]*[.C22])+([.$H$13]*[.C23])+([.$I$13]*[.C24])+([.$J$13]*[.C25])+([.$K$13]*[.C26])" office:value-type="float" office:value="0" calcext:value-type="float">
            <text:p>0</text:p>
          </table:table-cell>
          <table:table-cell table:style-name="ce11" table:formula="of:=([.$B$13]*[.D17])+([.$C$13]*[.D18])+([.$D$13]*[.D19])+([.$E$13]*[.D20])+([.$F$13]*[.D21])+([.$G$13]*[.D22])+([.$H$13]*[.D23])+([.$I$13]*[.D24])+([.$J$13]*[.D25])+([.$K$13]*[.D26])" office:value-type="float" office:value="0" calcext:value-type="float">
            <text:p>0</text:p>
          </table:table-cell>
          <table:table-cell table:style-name="ce11" table:formula="of:=([.$B$13]*[.E17])+([.$C$13]*[.E18])+([.$D$13]*[.E19])+([.$E$13]*[.E20])+([.$F$13]*[.E21])+([.$G$13]*[.E22])+([.$H$13]*[.E23])+([.$I$13]*[.E24])+([.$J$13]*[.E25])+([.$K$13]*[.E26])" office:value-type="float" office:value="0" calcext:value-type="float">
            <text:p>0</text:p>
          </table:table-cell>
          <table:table-cell table:style-name="ce11" table:formula="of:=([.$B$13]*[.F17])+([.$C$13]*[.F18])+([.$D$13]*[.F19])+([.$E$13]*[.F20])+([.$F$13]*[.F21])+([.$G$13]*[.F22])+([.$H$13]*[.F23])+([.$I$13]*[.F24])+([.$J$13]*[.F25])+([.$K$13]*[.F26])" office:value-type="float" office:value="0" calcext:value-type="float">
            <text:p>0</text:p>
          </table:table-cell>
          <table:table-cell table:style-name="ce11" table:formula="of:=([.$B$13]*[.G17])+([.$C$13]*[.G18])+([.$D$13]*[.G19])+([.$E$13]*[.G20])+([.$F$13]*[.G21])+([.$G$13]*[.G22])+([.$H$13]*[.G23])+([.$I$13]*[.G24])+([.$J$13]*[.G25])+([.$K$13]*[.G26])" office:value-type="float" office:value="0" calcext:value-type="float">
            <text:p>0</text:p>
          </table:table-cell>
          <table:table-cell table:style-name="ce11" table:formula="of:=([.$B$13]*[.H17])+([.$C$13]*[.H18])+([.$D$13]*[.H19])+([.$E$13]*[.H20])+([.$F$13]*[.H21])+([.$G$13]*[.H22])+([.$H$13]*[.H23])+([.$I$13]*[.H24])+([.$J$13]*[.H25])+([.$K$13]*[.H26])" office:value-type="float" office:value="0" calcext:value-type="float">
            <text:p>0</text:p>
          </table:table-cell>
          <table:table-cell table:style-name="ce11" table:formula="of:=([.$B$13]*[.I17])+([.$C$13]*[.I18])+([.$D$13]*[.I19])+([.$E$13]*[.I20])+([.$F$13]*[.I21])+([.$G$13]*[.I22])+([.$H$13]*[.I23])+([.$I$13]*[.I24])+([.$J$13]*[.I25])+([.$K$13]*[.I26])" office:value-type="float" office:value="0" calcext:value-type="float">
            <text:p>0</text:p>
          </table:table-cell>
          <table:table-cell table:style-name="ce11" table:formula="of:=([.$B$13]*[.J17])+([.$C$13]*[.J18])+([.$D$13]*[.J19])+([.$E$13]*[.J20])+([.$F$13]*[.J21])+([.$G$13]*[.J22])+([.$H$13]*[.J23])+([.$I$13]*[.J24])+([.$J$13]*[.J25])+([.$K$13]*[.J26])" office:value-type="float" office:value="0" calcext:value-type="float">
            <text:p>0</text:p>
          </table:table-cell>
          <table:table-cell table:style-name="ce17" table:formula="of:=([.$B$13]*[.K17])+([.$C$13]*[.K18])+([.$D$13]*[.K19])+([.$E$13]*[.K20])+([.$F$13]*[.K21])+([.$G$13]*[.K22])+([.$H$13]*[.K23])+([.$I$13]*[.K24])+([.$J$13]*[.K25])+([.$K$13]*[.K26])" office:value-type="float" office:value="0" calcext:value-type="float">
            <text:p>0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 table:number-columns-repeated="11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18"/>
          <table:table-cell table:style-name="Default" table:number-columns-repeated="11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-6" calcext:value-type="float">
            <text:p>-6</text:p>
          </table:table-cell>
          <table:table-cell table:style-name="ce10" table:formula="of:=[.AA4]-[.O4]" office:value-type="float" office:value="-12" calcext:value-type="float">
            <text:p>-12</text:p>
          </table:table-cell>
          <table:table-cell table:style-name="ce10" table:formula="of:=[.AB4]-[.P4]" office:value-type="float" office:value="-18" calcext:value-type="float">
            <text:p>-18</text:p>
          </table:table-cell>
          <table:table-cell table:style-name="ce10" table:formula="of:=[.AC4]-[.Q4]" office:value-type="float" office:value="-24" calcext:value-type="float">
            <text:p>-24</text:p>
          </table:table-cell>
          <table:table-cell table:style-name="ce10" table:formula="of:=[.AD4]-[.R4]" office:value-type="float" office:value="-30" calcext:value-type="float">
            <text:p>-30</text:p>
          </table:table-cell>
          <table:table-cell table:style-name="ce10" table:formula="of:=[.AE4]-[.S4]" office:value-type="float" office:value="-126" calcext:value-type="float">
            <text:p>-126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-21" calcext:value-type="float">
            <text:p>-21</text:p>
          </table:table-cell>
          <table:table-cell table:style-name="ce10" table:formula="of:=[.AM4]-[.O4]" office:value-type="float" office:value="-42" calcext:value-type="float">
            <text:p>-42</text:p>
          </table:table-cell>
          <table:table-cell table:style-name="ce10" table:formula="of:=[.AN4]-[.P4]" office:value-type="float" office:value="-63" calcext:value-type="float">
            <text:p>-63</text:p>
          </table:table-cell>
          <table:table-cell table:style-name="ce10" table:formula="of:=[.AO4]-[.Q4]" office:value-type="float" office:value="-84" calcext:value-type="float">
            <text:p>-84</text:p>
          </table:table-cell>
          <table:table-cell table:style-name="ce10" table:formula="of:=[.AP4]-[.R4]" office:value-type="float" office:value="-105" calcext:value-type="float">
            <text:p>-105</text:p>
          </table:table-cell>
          <table:table-cell table:style-name="ce10" table:formula="of:=[.AQ4]-[.S4]" office:value-type="float" office:value="-126" calcext:value-type="float">
            <text:p>-126</text:p>
          </table:table-cell>
          <table:table-cell table:style-name="ce10" table:formula="of:=[.AR4]-[.T4]" office:value-type="float" office:value="0" calcext:value-type="float">
            <text:p>0</text:p>
          </table:table-cell>
          <table:table-cell table:style-name="ce10" table:formula="of:=[.AS4]-[.U4]" office:value-type="float" office:value="0" calcext:value-type="float">
            <text:p>0</text:p>
          </table:table-cell>
          <table:table-cell table:style-name="ce10" table:formula="of:=[.AT4]-[.V4]" office:value-type="float" office:value="0" calcext:value-type="float">
            <text:p>0</text:p>
          </table:table-cell>
          <table:table-cell table:style-name="ce16" table:formula="of:=[.AU4]-[.W4]" office:value-type="float" office:value="0" calcext:value-type="float">
            <text:p>0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.N5]" office:value-type="float" office:value="-6" calcext:value-type="float">
            <text:p>-6</text:p>
          </table:table-cell>
          <table:table-cell table:style-name="ce10" table:formula="of:=[.AA5]-[.O5]" office:value-type="float" office:value="-12" calcext:value-type="float">
            <text:p>-12</text:p>
          </table:table-cell>
          <table:table-cell table:style-name="ce10" table:formula="of:=[.AB5]-[.P5]" office:value-type="float" office:value="-18" calcext:value-type="float">
            <text:p>-18</text:p>
          </table:table-cell>
          <table:table-cell table:style-name="ce10" table:formula="of:=[.AC5]-[.Q5]" office:value-type="float" office:value="-24" calcext:value-type="float">
            <text:p>-24</text:p>
          </table:table-cell>
          <table:table-cell table:style-name="ce10" table:formula="of:=[.AD5]-[.R5]" office:value-type="float" office:value="-30" calcext:value-type="float">
            <text:p>-30</text:p>
          </table:table-cell>
          <table:table-cell table:style-name="ce10" table:formula="of:=[.AE5]-[.S5]" office:value-type="float" office:value="-126" calcext:value-type="float">
            <text:p>-126</text:p>
          </table:table-cell>
          <table:table-cell table:style-name="ce10" table:formula="of:=[.AF5]-[.T5]" office:value-type="float" office:value="0" calcext:value-type="float">
            <text:p>0</text:p>
          </table:table-cell>
          <table:table-cell table:style-name="ce10" table:formula="of:=[.AG5]-[.U5]" office:value-type="float" office:value="0" calcext:value-type="float">
            <text:p>0</text:p>
          </table:table-cell>
          <table:table-cell table:style-name="ce10" table:formula="of:=[.AH5]-[.V5]" office:value-type="float" office:value="0" calcext:value-type="float">
            <text:p>0</text:p>
          </table:table-cell>
          <table:table-cell table:style-name="ce16" table:formula="of:=[.AI5]-[.W5]" office:value-type="float" office:value="0" calcext:value-type="float">
            <text:p>0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.N5]" office:value-type="float" office:value="-21" calcext:value-type="float">
            <text:p>-21</text:p>
          </table:table-cell>
          <table:table-cell table:style-name="ce10" table:formula="of:=[.AM5]-[.O5]" office:value-type="float" office:value="-42" calcext:value-type="float">
            <text:p>-42</text:p>
          </table:table-cell>
          <table:table-cell table:style-name="ce10" table:formula="of:=[.AN5]-[.P5]" office:value-type="float" office:value="-63" calcext:value-type="float">
            <text:p>-63</text:p>
          </table:table-cell>
          <table:table-cell table:style-name="ce10" table:formula="of:=[.AO5]-[.Q5]" office:value-type="float" office:value="-84" calcext:value-type="float">
            <text:p>-84</text:p>
          </table:table-cell>
          <table:table-cell table:style-name="ce10" table:formula="of:=[.AP5]-[.R5]" office:value-type="float" office:value="-105" calcext:value-type="float">
            <text:p>-105</text:p>
          </table:table-cell>
          <table:table-cell table:style-name="ce10" table:formula="of:=[.AQ5]-[.S5]" office:value-type="float" office:value="-126" calcext:value-type="float">
            <text:p>-126</text:p>
          </table:table-cell>
          <table:table-cell table:style-name="ce10" table:formula="of:=[.AR5]-[.T5]" office:value-type="float" office:value="0" calcext:value-type="float">
            <text:p>0</text:p>
          </table:table-cell>
          <table:table-cell table:style-name="ce10" table:formula="of:=[.AS5]-[.U5]" office:value-type="float" office:value="0" calcext:value-type="float">
            <text:p>0</text:p>
          </table:table-cell>
          <table:table-cell table:style-name="ce10" table:formula="of:=[.AT5]-[.V5]" office:value-type="float" office:value="0" calcext:value-type="float">
            <text:p>0</text:p>
          </table:table-cell>
          <table:table-cell table:style-name="ce16" table:formula="of:=[.AU5]-[.W5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.N6]" office:value-type="float" office:value="-6" calcext:value-type="float">
            <text:p>-6</text:p>
          </table:table-cell>
          <table:table-cell table:style-name="ce10" table:formula="of:=[.AA6]-[.O6]" office:value-type="float" office:value="-12" calcext:value-type="float">
            <text:p>-12</text:p>
          </table:table-cell>
          <table:table-cell table:style-name="ce10" table:formula="of:=[.AB6]-[.P6]" office:value-type="float" office:value="-18" calcext:value-type="float">
            <text:p>-18</text:p>
          </table:table-cell>
          <table:table-cell table:style-name="ce10" table:formula="of:=[.AC6]-[.Q6]" office:value-type="float" office:value="-24" calcext:value-type="float">
            <text:p>-24</text:p>
          </table:table-cell>
          <table:table-cell table:style-name="ce10" table:formula="of:=[.AD6]-[.R6]" office:value-type="float" office:value="-30" calcext:value-type="float">
            <text:p>-30</text:p>
          </table:table-cell>
          <table:table-cell table:style-name="ce10" table:formula="of:=[.AE6]-[.S6]" office:value-type="float" office:value="-126" calcext:value-type="float">
            <text:p>-126</text:p>
          </table:table-cell>
          <table:table-cell table:style-name="ce10" table:formula="of:=[.AF6]-[.T6]" office:value-type="float" office:value="0" calcext:value-type="float">
            <text:p>0</text:p>
          </table:table-cell>
          <table:table-cell table:style-name="ce10" table:formula="of:=[.AG6]-[.U6]" office:value-type="float" office:value="0" calcext:value-type="float">
            <text:p>0</text:p>
          </table:table-cell>
          <table:table-cell table:style-name="ce10" table:formula="of:=[.AH6]-[.V6]" office:value-type="float" office:value="0" calcext:value-type="float">
            <text:p>0</text:p>
          </table:table-cell>
          <table:table-cell table:style-name="ce16" table:formula="of:=[.AI6]-[.W6]" office:value-type="float" office:value="0" calcext:value-type="float">
            <text:p>0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.N6]" office:value-type="float" office:value="-21" calcext:value-type="float">
            <text:p>-21</text:p>
          </table:table-cell>
          <table:table-cell table:style-name="ce10" table:formula="of:=[.AM6]-[.O6]" office:value-type="float" office:value="-42" calcext:value-type="float">
            <text:p>-42</text:p>
          </table:table-cell>
          <table:table-cell table:style-name="ce10" table:formula="of:=[.AN6]-[.P6]" office:value-type="float" office:value="-63" calcext:value-type="float">
            <text:p>-63</text:p>
          </table:table-cell>
          <table:table-cell table:style-name="ce10" table:formula="of:=[.AO6]-[.Q6]" office:value-type="float" office:value="-84" calcext:value-type="float">
            <text:p>-84</text:p>
          </table:table-cell>
          <table:table-cell table:style-name="ce10" table:formula="of:=[.AP6]-[.R6]" office:value-type="float" office:value="-105" calcext:value-type="float">
            <text:p>-105</text:p>
          </table:table-cell>
          <table:table-cell table:style-name="ce10" table:formula="of:=[.AQ6]-[.S6]" office:value-type="float" office:value="-126" calcext:value-type="float">
            <text:p>-126</text:p>
          </table:table-cell>
          <table:table-cell table:style-name="ce10" table:formula="of:=[.AR6]-[.T6]" office:value-type="float" office:value="0" calcext:value-type="float">
            <text:p>0</text:p>
          </table:table-cell>
          <table:table-cell table:style-name="ce10" table:formula="of:=[.AS6]-[.U6]" office:value-type="float" office:value="0" calcext:value-type="float">
            <text:p>0</text:p>
          </table:table-cell>
          <table:table-cell table:style-name="ce10" table:formula="of:=[.AT6]-[.V6]" office:value-type="float" office:value="0" calcext:value-type="float">
            <text:p>0</text:p>
          </table:table-cell>
          <table:table-cell table:style-name="ce16" table:formula="of:=[.AU6]-[.W6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.N7]" office:value-type="float" office:value="-6" calcext:value-type="float">
            <text:p>-6</text:p>
          </table:table-cell>
          <table:table-cell table:style-name="ce10" table:formula="of:=[.AA7]-[.O7]" office:value-type="float" office:value="-12" calcext:value-type="float">
            <text:p>-12</text:p>
          </table:table-cell>
          <table:table-cell table:style-name="ce10" table:formula="of:=[.AB7]-[.P7]" office:value-type="float" office:value="-18" calcext:value-type="float">
            <text:p>-18</text:p>
          </table:table-cell>
          <table:table-cell table:style-name="ce10" table:formula="of:=[.AC7]-[.Q7]" office:value-type="float" office:value="-24" calcext:value-type="float">
            <text:p>-24</text:p>
          </table:table-cell>
          <table:table-cell table:style-name="ce10" table:formula="of:=[.AD7]-[.R7]" office:value-type="float" office:value="-30" calcext:value-type="float">
            <text:p>-30</text:p>
          </table:table-cell>
          <table:table-cell table:style-name="ce10" table:formula="of:=[.AE7]-[.S7]" office:value-type="float" office:value="-126" calcext:value-type="float">
            <text:p>-126</text:p>
          </table:table-cell>
          <table:table-cell table:style-name="ce10" table:formula="of:=[.AF7]-[.T7]" office:value-type="float" office:value="0" calcext:value-type="float">
            <text:p>0</text:p>
          </table:table-cell>
          <table:table-cell table:style-name="ce10" table:formula="of:=[.AG7]-[.U7]" office:value-type="float" office:value="0" calcext:value-type="float">
            <text:p>0</text:p>
          </table:table-cell>
          <table:table-cell table:style-name="ce10" table:formula="of:=[.AH7]-[.V7]" office:value-type="float" office:value="0" calcext:value-type="float">
            <text:p>0</text:p>
          </table:table-cell>
          <table:table-cell table:style-name="ce16" table:formula="of:=[.AI7]-[.W7]" office:value-type="float" office:value="0" calcext:value-type="float">
            <text:p>0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.N7]" office:value-type="float" office:value="-21" calcext:value-type="float">
            <text:p>-21</text:p>
          </table:table-cell>
          <table:table-cell table:style-name="ce10" table:formula="of:=[.AM7]-[.O7]" office:value-type="float" office:value="-42" calcext:value-type="float">
            <text:p>-42</text:p>
          </table:table-cell>
          <table:table-cell table:style-name="ce10" table:formula="of:=[.AN7]-[.P7]" office:value-type="float" office:value="-63" calcext:value-type="float">
            <text:p>-63</text:p>
          </table:table-cell>
          <table:table-cell table:style-name="ce10" table:formula="of:=[.AO7]-[.Q7]" office:value-type="float" office:value="-84" calcext:value-type="float">
            <text:p>-84</text:p>
          </table:table-cell>
          <table:table-cell table:style-name="ce10" table:formula="of:=[.AP7]-[.R7]" office:value-type="float" office:value="-105" calcext:value-type="float">
            <text:p>-105</text:p>
          </table:table-cell>
          <table:table-cell table:style-name="ce10" table:formula="of:=[.AQ7]-[.S7]" office:value-type="float" office:value="-126" calcext:value-type="float">
            <text:p>-126</text:p>
          </table:table-cell>
          <table:table-cell table:style-name="ce10" table:formula="of:=[.AR7]-[.T7]" office:value-type="float" office:value="0" calcext:value-type="float">
            <text:p>0</text:p>
          </table:table-cell>
          <table:table-cell table:style-name="ce10" table:formula="of:=[.AS7]-[.U7]" office:value-type="float" office:value="0" calcext:value-type="float">
            <text:p>0</text:p>
          </table:table-cell>
          <table:table-cell table:style-name="ce10" table:formula="of:=[.AT7]-[.V7]" office:value-type="float" office:value="0" calcext:value-type="float">
            <text:p>0</text:p>
          </table:table-cell>
          <table:table-cell table:style-name="ce16" table:formula="of:=[.AU7]-[.W7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.N8]" office:value-type="float" office:value="-6" calcext:value-type="float">
            <text:p>-6</text:p>
          </table:table-cell>
          <table:table-cell table:style-name="ce10" table:formula="of:=[.AA8]-[.O8]" office:value-type="float" office:value="-12" calcext:value-type="float">
            <text:p>-12</text:p>
          </table:table-cell>
          <table:table-cell table:style-name="ce10" table:formula="of:=[.AB8]-[.P8]" office:value-type="float" office:value="-18" calcext:value-type="float">
            <text:p>-18</text:p>
          </table:table-cell>
          <table:table-cell table:style-name="ce10" table:formula="of:=[.AC8]-[.Q8]" office:value-type="float" office:value="-24" calcext:value-type="float">
            <text:p>-24</text:p>
          </table:table-cell>
          <table:table-cell table:style-name="ce10" table:formula="of:=[.AD8]-[.R8]" office:value-type="float" office:value="-30" calcext:value-type="float">
            <text:p>-30</text:p>
          </table:table-cell>
          <table:table-cell table:style-name="ce10" table:formula="of:=[.AE8]-[.S8]" office:value-type="float" office:value="-126" calcext:value-type="float">
            <text:p>-126</text:p>
          </table:table-cell>
          <table:table-cell table:style-name="ce10" table:formula="of:=[.AF8]-[.T8]" office:value-type="float" office:value="0" calcext:value-type="float">
            <text:p>0</text:p>
          </table:table-cell>
          <table:table-cell table:style-name="ce10" table:formula="of:=[.AG8]-[.U8]" office:value-type="float" office:value="0" calcext:value-type="float">
            <text:p>0</text:p>
          </table:table-cell>
          <table:table-cell table:style-name="ce10" table:formula="of:=[.AH8]-[.V8]" office:value-type="float" office:value="0" calcext:value-type="float">
            <text:p>0</text:p>
          </table:table-cell>
          <table:table-cell table:style-name="ce16" table:formula="of:=[.AI8]-[.W8]" office:value-type="float" office:value="0" calcext:value-type="float">
            <text:p>0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.N8]" office:value-type="float" office:value="-21" calcext:value-type="float">
            <text:p>-21</text:p>
          </table:table-cell>
          <table:table-cell table:style-name="ce10" table:formula="of:=[.AM8]-[.O8]" office:value-type="float" office:value="-42" calcext:value-type="float">
            <text:p>-42</text:p>
          </table:table-cell>
          <table:table-cell table:style-name="ce10" table:formula="of:=[.AN8]-[.P8]" office:value-type="float" office:value="-63" calcext:value-type="float">
            <text:p>-63</text:p>
          </table:table-cell>
          <table:table-cell table:style-name="ce10" table:formula="of:=[.AO8]-[.Q8]" office:value-type="float" office:value="-84" calcext:value-type="float">
            <text:p>-84</text:p>
          </table:table-cell>
          <table:table-cell table:style-name="ce10" table:formula="of:=[.AP8]-[.R8]" office:value-type="float" office:value="-105" calcext:value-type="float">
            <text:p>-105</text:p>
          </table:table-cell>
          <table:table-cell table:style-name="ce10" table:formula="of:=[.AQ8]-[.S8]" office:value-type="float" office:value="-126" calcext:value-type="float">
            <text:p>-126</text:p>
          </table:table-cell>
          <table:table-cell table:style-name="ce10" table:formula="of:=[.AR8]-[.T8]" office:value-type="float" office:value="0" calcext:value-type="float">
            <text:p>0</text:p>
          </table:table-cell>
          <table:table-cell table:style-name="ce10" table:formula="of:=[.AS8]-[.U8]" office:value-type="float" office:value="0" calcext:value-type="float">
            <text:p>0</text:p>
          </table:table-cell>
          <table:table-cell table:style-name="ce10" table:formula="of:=[.AT8]-[.V8]" office:value-type="float" office:value="0" calcext:value-type="float">
            <text:p>0</text:p>
          </table:table-cell>
          <table:table-cell table:style-name="ce16" table:formula="of:=[.AU8]-[.W8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.N9]" office:value-type="float" office:value="-6" calcext:value-type="float">
            <text:p>-6</text:p>
          </table:table-cell>
          <table:table-cell table:style-name="ce10" table:formula="of:=[.AA9]-[.O9]" office:value-type="float" office:value="-12" calcext:value-type="float">
            <text:p>-12</text:p>
          </table:table-cell>
          <table:table-cell table:style-name="ce10" table:formula="of:=[.AB9]-[.P9]" office:value-type="float" office:value="-18" calcext:value-type="float">
            <text:p>-18</text:p>
          </table:table-cell>
          <table:table-cell table:style-name="ce10" table:formula="of:=[.AC9]-[.Q9]" office:value-type="float" office:value="-24" calcext:value-type="float">
            <text:p>-24</text:p>
          </table:table-cell>
          <table:table-cell table:style-name="ce10" table:formula="of:=[.AD9]-[.R9]" office:value-type="float" office:value="-30" calcext:value-type="float">
            <text:p>-30</text:p>
          </table:table-cell>
          <table:table-cell table:style-name="ce10" table:formula="of:=[.AE9]-[.S9]" office:value-type="float" office:value="-126" calcext:value-type="float">
            <text:p>-126</text:p>
          </table:table-cell>
          <table:table-cell table:style-name="ce10" table:formula="of:=[.AF9]-[.T9]" office:value-type="float" office:value="0" calcext:value-type="float">
            <text:p>0</text:p>
          </table:table-cell>
          <table:table-cell table:style-name="ce10" table:formula="of:=[.AG9]-[.U9]" office:value-type="float" office:value="0" calcext:value-type="float">
            <text:p>0</text:p>
          </table:table-cell>
          <table:table-cell table:style-name="ce10" table:formula="of:=[.AH9]-[.V9]" office:value-type="float" office:value="0" calcext:value-type="float">
            <text:p>0</text:p>
          </table:table-cell>
          <table:table-cell table:style-name="ce16" table:formula="of:=[.AI9]-[.W9]" office:value-type="float" office:value="0" calcext:value-type="float">
            <text:p>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.N9]" office:value-type="float" office:value="-21" calcext:value-type="float">
            <text:p>-21</text:p>
          </table:table-cell>
          <table:table-cell table:style-name="ce10" table:formula="of:=[.AM9]-[.O9]" office:value-type="float" office:value="-42" calcext:value-type="float">
            <text:p>-42</text:p>
          </table:table-cell>
          <table:table-cell table:style-name="ce10" table:formula="of:=[.AN9]-[.P9]" office:value-type="float" office:value="-63" calcext:value-type="float">
            <text:p>-63</text:p>
          </table:table-cell>
          <table:table-cell table:style-name="ce10" table:formula="of:=[.AO9]-[.Q9]" office:value-type="float" office:value="-84" calcext:value-type="float">
            <text:p>-84</text:p>
          </table:table-cell>
          <table:table-cell table:style-name="ce10" table:formula="of:=[.AP9]-[.R9]" office:value-type="float" office:value="-105" calcext:value-type="float">
            <text:p>-105</text:p>
          </table:table-cell>
          <table:table-cell table:style-name="ce10" table:formula="of:=[.AQ9]-[.S9]" office:value-type="float" office:value="-126" calcext:value-type="float">
            <text:p>-126</text:p>
          </table:table-cell>
          <table:table-cell table:style-name="ce10" table:formula="of:=[.AR9]-[.T9]" office:value-type="float" office:value="0" calcext:value-type="float">
            <text:p>0</text:p>
          </table:table-cell>
          <table:table-cell table:style-name="ce10" table:formula="of:=[.AS9]-[.U9]" office:value-type="float" office:value="0" calcext:value-type="float">
            <text:p>0</text:p>
          </table:table-cell>
          <table:table-cell table:style-name="ce10" table:formula="of:=[.AT9]-[.V9]" office:value-type="float" office:value="0" calcext:value-type="float">
            <text:p>0</text:p>
          </table:table-cell>
          <table:table-cell table:style-name="ce16" table:formula="of:=[.AU9]-[.W9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.N10]" office:value-type="float" office:value="0" calcext:value-type="float">
            <text:p>0</text:p>
          </table:table-cell>
          <table:table-cell table:style-name="ce10" table:formula="of:=[.AA10]-[.O10]" office:value-type="float" office:value="0" calcext:value-type="float">
            <text:p>0</text:p>
          </table:table-cell>
          <table:table-cell table:style-name="ce10" table:formula="of:=[.AB10]-[.P10]" office:value-type="float" office:value="0" calcext:value-type="float">
            <text:p>0</text:p>
          </table:table-cell>
          <table:table-cell table:style-name="ce10" table:formula="of:=[.AC10]-[.Q10]" office:value-type="float" office:value="0" calcext:value-type="float">
            <text:p>0</text:p>
          </table:table-cell>
          <table:table-cell table:style-name="ce10" table:formula="of:=[.AD10]-[.R10]" office:value-type="float" office:value="0" calcext:value-type="float">
            <text:p>0</text:p>
          </table:table-cell>
          <table:table-cell table:style-name="ce10" table:formula="of:=[.AE10]-[.S10]" office:value-type="float" office:value="0" calcext:value-type="float">
            <text:p>0</text:p>
          </table:table-cell>
          <table:table-cell table:style-name="ce10" table:formula="of:=[.AF10]-[.T10]" office:value-type="float" office:value="0" calcext:value-type="float">
            <text:p>0</text:p>
          </table:table-cell>
          <table:table-cell table:style-name="ce10" table:formula="of:=[.AG10]-[.U10]" office:value-type="float" office:value="0" calcext:value-type="float">
            <text:p>0</text:p>
          </table:table-cell>
          <table:table-cell table:style-name="ce10" table:formula="of:=[.AH10]-[.V10]" office:value-type="float" office:value="0" calcext:value-type="float">
            <text:p>0</text:p>
          </table:table-cell>
          <table:table-cell table:style-name="ce16" table:formula="of:=[.AI10]-[.W10]" office:value-type="float" office:value="0" calcext:value-type="float">
            <text:p>0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.N10]" office:value-type="float" office:value="0" calcext:value-type="float">
            <text:p>0</text:p>
          </table:table-cell>
          <table:table-cell table:style-name="ce10" table:formula="of:=[.AM10]-[.O10]" office:value-type="float" office:value="0" calcext:value-type="float">
            <text:p>0</text:p>
          </table:table-cell>
          <table:table-cell table:style-name="ce10" table:formula="of:=[.AN10]-[.P10]" office:value-type="float" office:value="0" calcext:value-type="float">
            <text:p>0</text:p>
          </table:table-cell>
          <table:table-cell table:style-name="ce10" table:formula="of:=[.AO10]-[.Q10]" office:value-type="float" office:value="0" calcext:value-type="float">
            <text:p>0</text:p>
          </table:table-cell>
          <table:table-cell table:style-name="ce10" table:formula="of:=[.AP10]-[.R10]" office:value-type="float" office:value="0" calcext:value-type="float">
            <text:p>0</text:p>
          </table:table-cell>
          <table:table-cell table:style-name="ce10" table:formula="of:=[.AQ10]-[.S10]" office:value-type="float" office:value="0" calcext:value-type="float">
            <text:p>0</text:p>
          </table:table-cell>
          <table:table-cell table:style-name="ce10" table:formula="of:=[.AR10]-[.T10]" office:value-type="float" office:value="0" calcext:value-type="float">
            <text:p>0</text:p>
          </table:table-cell>
          <table:table-cell table:style-name="ce10" table:formula="of:=[.AS10]-[.U10]" office:value-type="float" office:value="0" calcext:value-type="float">
            <text:p>0</text:p>
          </table:table-cell>
          <table:table-cell table:style-name="ce10" table:formula="of:=[.AT10]-[.V10]" office:value-type="float" office:value="0" calcext:value-type="float">
            <text:p>0</text:p>
          </table:table-cell>
          <table:table-cell table:style-name="ce16" table:formula="of:=[.AU10]-[.W10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.N11]" office:value-type="float" office:value="0" calcext:value-type="float">
            <text:p>0</text:p>
          </table:table-cell>
          <table:table-cell table:style-name="ce10" table:formula="of:=[.AA11]-[.O11]" office:value-type="float" office:value="0" calcext:value-type="float">
            <text:p>0</text:p>
          </table:table-cell>
          <table:table-cell table:style-name="ce10" table:formula="of:=[.AB11]-[.P11]" office:value-type="float" office:value="0" calcext:value-type="float">
            <text:p>0</text:p>
          </table:table-cell>
          <table:table-cell table:style-name="ce10" table:formula="of:=[.AC11]-[.Q11]" office:value-type="float" office:value="0" calcext:value-type="float">
            <text:p>0</text:p>
          </table:table-cell>
          <table:table-cell table:style-name="ce10" table:formula="of:=[.AD11]-[.R11]" office:value-type="float" office:value="0" calcext:value-type="float">
            <text:p>0</text:p>
          </table:table-cell>
          <table:table-cell table:style-name="ce10" table:formula="of:=[.AE11]-[.S11]" office:value-type="float" office:value="0" calcext:value-type="float">
            <text:p>0</text:p>
          </table:table-cell>
          <table:table-cell table:style-name="ce10" table:formula="of:=[.AF11]-[.T11]" office:value-type="float" office:value="0" calcext:value-type="float">
            <text:p>0</text:p>
          </table:table-cell>
          <table:table-cell table:style-name="ce10" table:formula="of:=[.AG11]-[.U11]" office:value-type="float" office:value="0" calcext:value-type="float">
            <text:p>0</text:p>
          </table:table-cell>
          <table:table-cell table:style-name="ce10" table:formula="of:=[.AH11]-[.V11]" office:value-type="float" office:value="0" calcext:value-type="float">
            <text:p>0</text:p>
          </table:table-cell>
          <table:table-cell table:style-name="ce16" table:formula="of:=[.AI11]-[.W11]" office:value-type="float" office:value="0" calcext:value-type="float">
            <text:p>0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.N11]" office:value-type="float" office:value="0" calcext:value-type="float">
            <text:p>0</text:p>
          </table:table-cell>
          <table:table-cell table:style-name="ce10" table:formula="of:=[.AM11]-[.O11]" office:value-type="float" office:value="0" calcext:value-type="float">
            <text:p>0</text:p>
          </table:table-cell>
          <table:table-cell table:style-name="ce10" table:formula="of:=[.AN11]-[.P11]" office:value-type="float" office:value="0" calcext:value-type="float">
            <text:p>0</text:p>
          </table:table-cell>
          <table:table-cell table:style-name="ce10" table:formula="of:=[.AO11]-[.Q11]" office:value-type="float" office:value="0" calcext:value-type="float">
            <text:p>0</text:p>
          </table:table-cell>
          <table:table-cell table:style-name="ce10" table:formula="of:=[.AP11]-[.R11]" office:value-type="float" office:value="0" calcext:value-type="float">
            <text:p>0</text:p>
          </table:table-cell>
          <table:table-cell table:style-name="ce10" table:formula="of:=[.AQ11]-[.S11]" office:value-type="float" office:value="0" calcext:value-type="float">
            <text:p>0</text:p>
          </table:table-cell>
          <table:table-cell table:style-name="ce10" table:formula="of:=[.AR11]-[.T11]" office:value-type="float" office:value="0" calcext:value-type="float">
            <text:p>0</text:p>
          </table:table-cell>
          <table:table-cell table:style-name="ce10" table:formula="of:=[.AS11]-[.U11]" office:value-type="float" office:value="0" calcext:value-type="float">
            <text:p>0</text:p>
          </table:table-cell>
          <table:table-cell table:style-name="ce10" table:formula="of:=[.AT11]-[.V11]" office:value-type="float" office:value="0" calcext:value-type="float">
            <text:p>0</text:p>
          </table:table-cell>
          <table:table-cell table:style-name="ce16" table:formula="of:=[.AU11]-[.W11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.N12]" office:value-type="float" office:value="0" calcext:value-type="float">
            <text:p>0</text:p>
          </table:table-cell>
          <table:table-cell table:style-name="ce10" table:formula="of:=[.AA12]-[.O12]" office:value-type="float" office:value="0" calcext:value-type="float">
            <text:p>0</text:p>
          </table:table-cell>
          <table:table-cell table:style-name="ce10" table:formula="of:=[.AB12]-[.P12]" office:value-type="float" office:value="0" calcext:value-type="float">
            <text:p>0</text:p>
          </table:table-cell>
          <table:table-cell table:style-name="ce10" table:formula="of:=[.AC12]-[.Q12]" office:value-type="float" office:value="0" calcext:value-type="float">
            <text:p>0</text:p>
          </table:table-cell>
          <table:table-cell table:style-name="ce10" table:formula="of:=[.AD12]-[.R12]" office:value-type="float" office:value="0" calcext:value-type="float">
            <text:p>0</text:p>
          </table:table-cell>
          <table:table-cell table:style-name="ce10" table:formula="of:=[.AE12]-[.S12]" office:value-type="float" office:value="0" calcext:value-type="float">
            <text:p>0</text:p>
          </table:table-cell>
          <table:table-cell table:style-name="ce10" table:formula="of:=[.AF12]-[.T12]" office:value-type="float" office:value="0" calcext:value-type="float">
            <text:p>0</text:p>
          </table:table-cell>
          <table:table-cell table:style-name="ce10" table:formula="of:=[.AG12]-[.U12]" office:value-type="float" office:value="0" calcext:value-type="float">
            <text:p>0</text:p>
          </table:table-cell>
          <table:table-cell table:style-name="ce10" table:formula="of:=[.AH12]-[.V12]" office:value-type="float" office:value="0" calcext:value-type="float">
            <text:p>0</text:p>
          </table:table-cell>
          <table:table-cell table:style-name="ce16" table:formula="of:=[.AI12]-[.W12]" office:value-type="float" office:value="0" calcext:value-type="float">
            <text:p>0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.N12]" office:value-type="float" office:value="0" calcext:value-type="float">
            <text:p>0</text:p>
          </table:table-cell>
          <table:table-cell table:style-name="ce10" table:formula="of:=[.AM12]-[.O12]" office:value-type="float" office:value="0" calcext:value-type="float">
            <text:p>0</text:p>
          </table:table-cell>
          <table:table-cell table:style-name="ce10" table:formula="of:=[.AN12]-[.P12]" office:value-type="float" office:value="0" calcext:value-type="float">
            <text:p>0</text:p>
          </table:table-cell>
          <table:table-cell table:style-name="ce10" table:formula="of:=[.AO12]-[.Q12]" office:value-type="float" office:value="0" calcext:value-type="float">
            <text:p>0</text:p>
          </table:table-cell>
          <table:table-cell table:style-name="ce10" table:formula="of:=[.AP12]-[.R12]" office:value-type="float" office:value="0" calcext:value-type="float">
            <text:p>0</text:p>
          </table:table-cell>
          <table:table-cell table:style-name="ce10" table:formula="of:=[.AQ12]-[.S12]" office:value-type="float" office:value="0" calcext:value-type="float">
            <text:p>0</text:p>
          </table:table-cell>
          <table:table-cell table:style-name="ce10" table:formula="of:=[.AR12]-[.T12]" office:value-type="float" office:value="0" calcext:value-type="float">
            <text:p>0</text:p>
          </table:table-cell>
          <table:table-cell table:style-name="ce10" table:formula="of:=[.AS12]-[.U12]" office:value-type="float" office:value="0" calcext:value-type="float">
            <text:p>0</text:p>
          </table:table-cell>
          <table:table-cell table:style-name="ce10" table:formula="of:=[.AT12]-[.V12]" office:value-type="float" office:value="0" calcext:value-type="float">
            <text:p>0</text:p>
          </table:table-cell>
          <table:table-cell table:style-name="ce16" table:formula="of:=[.AU12]-[.W12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6"/>
          <table:table-cell table:style-name="Default" table:number-columns-repeated="11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.N13]" office:value-type="float" office:value="0" calcext:value-type="float">
            <text:p>0</text:p>
          </table:table-cell>
          <table:table-cell table:style-name="ce11" table:formula="of:=[.AA13]-[.O13]" office:value-type="float" office:value="0" calcext:value-type="float">
            <text:p>0</text:p>
          </table:table-cell>
          <table:table-cell table:style-name="ce11" table:formula="of:=[.AB13]-[.P13]" office:value-type="float" office:value="0" calcext:value-type="float">
            <text:p>0</text:p>
          </table:table-cell>
          <table:table-cell table:style-name="ce11" table:formula="of:=[.AC13]-[.Q13]" office:value-type="float" office:value="0" calcext:value-type="float">
            <text:p>0</text:p>
          </table:table-cell>
          <table:table-cell table:style-name="ce11" table:formula="of:=[.AD13]-[.R13]" office:value-type="float" office:value="0" calcext:value-type="float">
            <text:p>0</text:p>
          </table:table-cell>
          <table:table-cell table:style-name="ce11" table:formula="of:=[.AE13]-[.S13]" office:value-type="float" office:value="0" calcext:value-type="float">
            <text:p>0</text:p>
          </table:table-cell>
          <table:table-cell table:style-name="ce11" table:formula="of:=[.AF13]-[.T13]" office:value-type="float" office:value="0" calcext:value-type="float">
            <text:p>0</text:p>
          </table:table-cell>
          <table:table-cell table:style-name="ce11" table:formula="of:=[.AG13]-[.U13]" office:value-type="float" office:value="0" calcext:value-type="float">
            <text:p>0</text:p>
          </table:table-cell>
          <table:table-cell table:style-name="ce11" table:formula="of:=[.AH13]-[.V13]" office:value-type="float" office:value="0" calcext:value-type="float">
            <text:p>0</text:p>
          </table:table-cell>
          <table:table-cell table:style-name="ce17" table:formula="of:=[.AI13]-[.W13]" office:value-type="float" office:value="0" calcext:value-type="float">
            <text:p>0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.N13]" office:value-type="float" office:value="0" calcext:value-type="float">
            <text:p>0</text:p>
          </table:table-cell>
          <table:table-cell table:style-name="ce11" table:formula="of:=[.AM13]-[.O13]" office:value-type="float" office:value="0" calcext:value-type="float">
            <text:p>0</text:p>
          </table:table-cell>
          <table:table-cell table:style-name="ce11" table:formula="of:=[.AN13]-[.P13]" office:value-type="float" office:value="0" calcext:value-type="float">
            <text:p>0</text:p>
          </table:table-cell>
          <table:table-cell table:style-name="ce11" table:formula="of:=[.AO13]-[.Q13]" office:value-type="float" office:value="0" calcext:value-type="float">
            <text:p>0</text:p>
          </table:table-cell>
          <table:table-cell table:style-name="ce11" table:formula="of:=[.AP13]-[.R13]" office:value-type="float" office:value="0" calcext:value-type="float">
            <text:p>0</text:p>
          </table:table-cell>
          <table:table-cell table:style-name="ce11" table:formula="of:=[.AQ13]-[.S13]" office:value-type="float" office:value="0" calcext:value-type="float">
            <text:p>0</text:p>
          </table:table-cell>
          <table:table-cell table:style-name="ce11" table:formula="of:=[.AR13]-[.T13]" office:value-type="float" office:value="0" calcext:value-type="float">
            <text:p>0</text:p>
          </table:table-cell>
          <table:table-cell table:style-name="ce11" table:formula="of:=[.AS13]-[.U13]" office:value-type="float" office:value="0" calcext:value-type="float">
            <text:p>0</text:p>
          </table:table-cell>
          <table:table-cell table:style-name="ce11" table:formula="of:=[.AT13]-[.V13]" office:value-type="float" office:value="0" calcext:value-type="float">
            <text:p>0</text:p>
          </table:table-cell>
          <table:table-cell table:style-name="ce17" table:formula="of:=[.AU13]-[.W13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calc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1001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278" calcext:value-type="float">
            <text:p>278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357" calcext:value-type="float">
            <text:p>357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303" calcext:value-type="float">
            <text:p>303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377" calcext:value-type="float">
            <text:p>377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361" calcext:value-type="float">
            <text:p>361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261" calcext:value-type="float">
            <text:p>261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288" calcext:value-type="float">
            <text:p>288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251" calcext:value-type="float">
            <text:p>251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428" calcext:value-type="float">
            <text:p>428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372" calcext:value-type="float">
            <text:p>37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428" calcext:value-type="float">
            <text:p>428</text:p>
          </table:table-cell>
          <table:table-cell table:style-name="ce16" office:value-type="float" office:value="372" calcext:value-type="float">
            <text:p>37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428" calcext:value-type="float">
            <text:p>428</text:p>
          </table:table-cell>
          <table:table-cell table:style-name="ce16" office:value-type="float" office:value="372" calcext:value-type="float">
            <text:p>372</text:p>
          </table:table-cell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.$I$5]*[.B24])+([.$J$5]*[.B25])+([.$K$5]*[.B26])" office:value-type="float" office:value="290" calcext:value-type="float">
            <text:p>290</text:p>
          </table:table-cell>
          <table:table-cell table:style-name="ce10" table:formula="of:=([.$B$5]*[.C17])+([.$C$5]*[.C18])+([.$D$5]*[.C19])+([.$E$5]*[.C20])+([.$F$5]*[.C21])+([.$G$5]*[.C22])+([.$H$5]*[.C23])+([.$I$5]*[.C24])+([.$J$5]*[.C25])+([.$K$5]*[.C26])" office:value-type="float" office:value="323" calcext:value-type="float">
            <text:p>323</text:p>
          </table:table-cell>
          <table:table-cell table:style-name="ce10" table:formula="of:=([.$B$5]*[.D17])+([.$C$5]*[.D18])+([.$D$5]*[.D19])+([.$E$5]*[.D20])+([.$F$5]*[.D21])+([.$G$5]*[.D22])+([.$H$5]*[.D23])+([.$I$5]*[.D24])+([.$J$5]*[.D25])+([.$K$5]*[.D26])" office:value-type="float" office:value="301" calcext:value-type="float">
            <text:p>301</text:p>
          </table:table-cell>
          <table:table-cell table:style-name="ce10" table:formula="of:=([.$B$5]*[.E17])+([.$C$5]*[.E18])+([.$D$5]*[.E19])+([.$E$5]*[.E20])+([.$F$5]*[.E21])+([.$G$5]*[.E22])+([.$H$5]*[.E23])+([.$I$5]*[.E24])+([.$J$5]*[.E25])+([.$K$5]*[.E26])" office:value-type="float" office:value="264" calcext:value-type="float">
            <text:p>264</text:p>
          </table:table-cell>
          <table:table-cell table:style-name="ce10" table:formula="of:=([.$B$5]*[.F17])+([.$C$5]*[.F18])+([.$D$5]*[.F19])+([.$E$5]*[.F20])+([.$F$5]*[.F21])+([.$G$5]*[.F22])+([.$H$5]*[.F23])+([.$I$5]*[.F24])+([.$J$5]*[.F25])+([.$K$5]*[.F26])" office:value-type="float" office:value="348" calcext:value-type="float">
            <text:p>348</text:p>
          </table:table-cell>
          <table:table-cell table:style-name="ce10" table:formula="of:=([.$B$5]*[.G17])+([.$C$5]*[.G18])+([.$D$5]*[.G19])+([.$E$5]*[.G20])+([.$F$5]*[.G21])+([.$G$5]*[.G22])+([.$H$5]*[.G23])+([.$I$5]*[.G24])+([.$J$5]*[.G25])+([.$K$5]*[.G26])" office:value-type="float" office:value="268" calcext:value-type="float">
            <text:p>268</text:p>
          </table:table-cell>
          <table:table-cell table:style-name="ce10" table:formula="of:=([.$B$5]*[.H17])+([.$C$5]*[.H18])+([.$D$5]*[.H19])+([.$E$5]*[.H20])+([.$F$5]*[.H21])+([.$G$5]*[.H22])+([.$H$5]*[.H23])+([.$I$5]*[.H24])+([.$J$5]*[.H25])+([.$K$5]*[.H26])" office:value-type="float" office:value="300" calcext:value-type="float">
            <text:p>300</text:p>
          </table:table-cell>
          <table:table-cell table:style-name="ce10" table:formula="of:=([.$B$5]*[.I17])+([.$C$5]*[.I18])+([.$D$5]*[.I19])+([.$E$5]*[.I20])+([.$F$5]*[.I21])+([.$G$5]*[.I22])+([.$H$5]*[.I23])+([.$I$5]*[.I24])+([.$J$5]*[.I25])+([.$K$5]*[.I26])" office:value-type="float" office:value="248" calcext:value-type="float">
            <text:p>248</text:p>
          </table:table-cell>
          <table:table-cell table:style-name="ce10" table:formula="of:=([.$B$5]*[.J17])+([.$C$5]*[.J18])+([.$D$5]*[.J19])+([.$E$5]*[.J20])+([.$F$5]*[.J21])+([.$G$5]*[.J22])+([.$H$5]*[.J23])+([.$I$5]*[.J24])+([.$J$5]*[.J25])+([.$K$5]*[.J26])" office:value-type="float" office:value="389" calcext:value-type="float">
            <text:p>389</text:p>
          </table:table-cell>
          <table:table-cell table:style-name="ce16" table:formula="of:=([.$B$5]*[.K17])+([.$C$5]*[.K18])+([.$D$5]*[.K19])+([.$E$5]*[.K20])+([.$F$5]*[.K21])+([.$G$5]*[.K22])+([.$H$5]*[.K23])+([.$I$5]*[.K24])+([.$J$5]*[.K25])+([.$K$5]*[.K26])" office:value-type="float" office:value="355" calcext:value-type="float">
            <text:p>355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389" calcext:value-type="float">
            <text:p>389</text:p>
          </table:table-cell>
          <table:table-cell table:style-name="ce16" office:value-type="float" office:value="355" calcext:value-type="float">
            <text:p>355</text:p>
          </table:table-cell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389" calcext:value-type="float">
            <text:p>389</text:p>
          </table:table-cell>
          <table:table-cell table:style-name="ce16" office:value-type="float" office:value="355" calcext:value-type="float">
            <text:p>355</text:p>
          </table:table-cell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ce4" table:formula="of:=[.M5]+1" office:value-type="float" office:value="2" calcext:value-type="float">
            <text:p>2</text:p>
          </table:table-cell>
          <table:table-cell table:style-name="ce10" table:formula="of:=([.$B$6]*[.B17])+([.$C$6]*[.B18])+([.$D$6]*[.B19])+([.$E$6]*[.B20])+([.$F$6]*[.B21])+([.$G$6]*[.B22])+([.$H$6]*[.B23])+([.$I$6]*[.B24])+([.$J$6]*[.B25])+([.$K$6]*[.B26])" office:value-type="float" office:value="289" calcext:value-type="float">
            <text:p>289</text:p>
          </table:table-cell>
          <table:table-cell table:style-name="ce10" table:formula="of:=([.$B$6]*[.C17])+([.$C$6]*[.C18])+([.$D$6]*[.C19])+([.$E$6]*[.C20])+([.$F$6]*[.C21])+([.$G$6]*[.C22])+([.$H$6]*[.C23])+([.$I$6]*[.C24])+([.$J$6]*[.C25])+([.$K$6]*[.C26])" office:value-type="float" office:value="342" calcext:value-type="float">
            <text:p>342</text:p>
          </table:table-cell>
          <table:table-cell table:style-name="ce10" table:formula="of:=([.$B$6]*[.D17])+([.$C$6]*[.D18])+([.$D$6]*[.D19])+([.$E$6]*[.D20])+([.$F$6]*[.D21])+([.$G$6]*[.D22])+([.$H$6]*[.D23])+([.$I$6]*[.D24])+([.$J$6]*[.D25])+([.$K$6]*[.D26])" office:value-type="float" office:value="287" calcext:value-type="float">
            <text:p>287</text:p>
          </table:table-cell>
          <table:table-cell table:style-name="ce10" table:formula="of:=([.$B$6]*[.E17])+([.$C$6]*[.E18])+([.$D$6]*[.E19])+([.$E$6]*[.E20])+([.$F$6]*[.E21])+([.$G$6]*[.E22])+([.$H$6]*[.E23])+([.$I$6]*[.E24])+([.$J$6]*[.E25])+([.$K$6]*[.E26])" office:value-type="float" office:value="316" calcext:value-type="float">
            <text:p>316</text:p>
          </table:table-cell>
          <table:table-cell table:style-name="ce10" table:formula="of:=([.$B$6]*[.F17])+([.$C$6]*[.F18])+([.$D$6]*[.F19])+([.$E$6]*[.F20])+([.$F$6]*[.F21])+([.$G$6]*[.F22])+([.$H$6]*[.F23])+([.$I$6]*[.F24])+([.$J$6]*[.F25])+([.$K$6]*[.F26])" office:value-type="float" office:value="358" calcext:value-type="float">
            <text:p>358</text:p>
          </table:table-cell>
          <table:table-cell table:style-name="ce10" table:formula="of:=([.$B$6]*[.G17])+([.$C$6]*[.G18])+([.$D$6]*[.G19])+([.$E$6]*[.G20])+([.$F$6]*[.G21])+([.$G$6]*[.G22])+([.$H$6]*[.G23])+([.$I$6]*[.G24])+([.$J$6]*[.G25])+([.$K$6]*[.G26])" office:value-type="float" office:value="263" calcext:value-type="float">
            <text:p>263</text:p>
          </table:table-cell>
          <table:table-cell table:style-name="ce10" table:formula="of:=([.$B$6]*[.H17])+([.$C$6]*[.H18])+([.$D$6]*[.H19])+([.$E$6]*[.H20])+([.$F$6]*[.H21])+([.$G$6]*[.H22])+([.$H$6]*[.H23])+([.$I$6]*[.H24])+([.$J$6]*[.H25])+([.$K$6]*[.H26])" office:value-type="float" office:value="274" calcext:value-type="float">
            <text:p>274</text:p>
          </table:table-cell>
          <table:table-cell table:style-name="ce10" table:formula="of:=([.$B$6]*[.I17])+([.$C$6]*[.I18])+([.$D$6]*[.I19])+([.$E$6]*[.I20])+([.$F$6]*[.I21])+([.$G$6]*[.I22])+([.$H$6]*[.I23])+([.$I$6]*[.I24])+([.$J$6]*[.I25])+([.$K$6]*[.I26])" office:value-type="float" office:value="268" calcext:value-type="float">
            <text:p>268</text:p>
          </table:table-cell>
          <table:table-cell table:style-name="ce10" table:formula="of:=([.$B$6]*[.J17])+([.$C$6]*[.J18])+([.$D$6]*[.J19])+([.$E$6]*[.J20])+([.$F$6]*[.J21])+([.$G$6]*[.J22])+([.$H$6]*[.J23])+([.$I$6]*[.J24])+([.$J$6]*[.J25])+([.$K$6]*[.J26])" office:value-type="float" office:value="451" calcext:value-type="float">
            <text:p>451</text:p>
          </table:table-cell>
          <table:table-cell table:style-name="ce16" table:formula="of:=([.$B$6]*[.K17])+([.$C$6]*[.K18])+([.$D$6]*[.K19])+([.$E$6]*[.K20])+([.$F$6]*[.K21])+([.$G$6]*[.K22])+([.$H$6]*[.K23])+([.$I$6]*[.K24])+([.$J$6]*[.K25])+([.$K$6]*[.K26])" office:value-type="float" office:value="385" calcext:value-type="float">
            <text:p>385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451" calcext:value-type="float">
            <text:p>451</text:p>
          </table:table-cell>
          <table:table-cell table:style-name="ce16" office:value-type="float" office:value="385" calcext:value-type="float">
            <text:p>385</text:p>
          </table:table-cell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451" calcext:value-type="float">
            <text:p>451</text:p>
          </table:table-cell>
          <table:table-cell table:style-name="ce16" office:value-type="float" office:value="385" calcext:value-type="float">
            <text:p>385</text:p>
          </table:table-cell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/>
          <table:table-cell table:style-name="ce4" table:formula="of:=[.M6]+1" office:value-type="float" office:value="3" calcext:value-type="float">
            <text:p>3</text:p>
          </table:table-cell>
          <table:table-cell table:style-name="ce10" table:formula="of:=([.$B$7]*[.B17])+([.$C$7]*[.B18])+([.$D$7]*[.B19])+([.$E$7]*[.B20])+([.$F$7]*[.B21])+([.$G$7]*[.B22])+([.$H$7]*[.B23])+([.$I$7]*[.B24])+([.$J$7]*[.B25])+([.$K$7]*[.B26])" office:value-type="float" office:value="353" calcext:value-type="float">
            <text:p>353</text:p>
          </table:table-cell>
          <table:table-cell table:style-name="ce10" table:formula="of:=([.$B$7]*[.C17])+([.$C$7]*[.C18])+([.$D$7]*[.C19])+([.$E$7]*[.C20])+([.$F$7]*[.C21])+([.$G$7]*[.C22])+([.$H$7]*[.C23])+([.$I$7]*[.C24])+([.$J$7]*[.C25])+([.$K$7]*[.C26])" office:value-type="float" office:value="323" calcext:value-type="float">
            <text:p>323</text:p>
          </table:table-cell>
          <table:table-cell table:style-name="ce10" table:formula="of:=([.$B$7]*[.D17])+([.$C$7]*[.D18])+([.$D$7]*[.D19])+([.$E$7]*[.D20])+([.$F$7]*[.D21])+([.$G$7]*[.D22])+([.$H$7]*[.D23])+([.$I$7]*[.D24])+([.$J$7]*[.D25])+([.$K$7]*[.D26])" office:value-type="float" office:value="330" calcext:value-type="float">
            <text:p>330</text:p>
          </table:table-cell>
          <table:table-cell table:style-name="ce10" table:formula="of:=([.$B$7]*[.E17])+([.$C$7]*[.E18])+([.$D$7]*[.E19])+([.$E$7]*[.E20])+([.$F$7]*[.E21])+([.$G$7]*[.E22])+([.$H$7]*[.E23])+([.$I$7]*[.E24])+([.$J$7]*[.E25])+([.$K$7]*[.E26])" office:value-type="float" office:value="400" calcext:value-type="float">
            <text:p>400</text:p>
          </table:table-cell>
          <table:table-cell table:style-name="ce10" table:formula="of:=([.$B$7]*[.F17])+([.$C$7]*[.F18])+([.$D$7]*[.F19])+([.$E$7]*[.F20])+([.$F$7]*[.F21])+([.$G$7]*[.F22])+([.$H$7]*[.F23])+([.$I$7]*[.F24])+([.$J$7]*[.F25])+([.$K$7]*[.F26])" office:value-type="float" office:value="375" calcext:value-type="float">
            <text:p>375</text:p>
          </table:table-cell>
          <table:table-cell table:style-name="ce10" table:formula="of:=([.$B$7]*[.G17])+([.$C$7]*[.G18])+([.$D$7]*[.G19])+([.$E$7]*[.G20])+([.$F$7]*[.G21])+([.$G$7]*[.G22])+([.$H$7]*[.G23])+([.$I$7]*[.G24])+([.$J$7]*[.G25])+([.$K$7]*[.G26])" office:value-type="float" office:value="295" calcext:value-type="float">
            <text:p>295</text:p>
          </table:table-cell>
          <table:table-cell table:style-name="ce10" table:formula="of:=([.$B$7]*[.H17])+([.$C$7]*[.H18])+([.$D$7]*[.H19])+([.$E$7]*[.H20])+([.$F$7]*[.H21])+([.$G$7]*[.H22])+([.$H$7]*[.H23])+([.$I$7]*[.H24])+([.$J$7]*[.H25])+([.$K$7]*[.H26])" office:value-type="float" office:value="327" calcext:value-type="float">
            <text:p>327</text:p>
          </table:table-cell>
          <table:table-cell table:style-name="ce10" table:formula="of:=([.$B$7]*[.I17])+([.$C$7]*[.I18])+([.$D$7]*[.I19])+([.$E$7]*[.I20])+([.$F$7]*[.I21])+([.$G$7]*[.I22])+([.$H$7]*[.I23])+([.$I$7]*[.I24])+([.$J$7]*[.I25])+([.$K$7]*[.I26])" office:value-type="float" office:value="276" calcext:value-type="float">
            <text:p>276</text:p>
          </table:table-cell>
          <table:table-cell table:style-name="ce10" table:formula="of:=([.$B$7]*[.J17])+([.$C$7]*[.J18])+([.$D$7]*[.J19])+([.$E$7]*[.J20])+([.$F$7]*[.J21])+([.$G$7]*[.J22])+([.$H$7]*[.J23])+([.$I$7]*[.J24])+([.$J$7]*[.J25])+([.$K$7]*[.J26])" office:value-type="float" office:value="456" calcext:value-type="float">
            <text:p>456</text:p>
          </table:table-cell>
          <table:table-cell table:style-name="ce16" table:formula="of:=([.$B$7]*[.K17])+([.$C$7]*[.K18])+([.$D$7]*[.K19])+([.$E$7]*[.K20])+([.$F$7]*[.K21])+([.$G$7]*[.K22])+([.$H$7]*[.K23])+([.$I$7]*[.K24])+([.$J$7]*[.K25])+([.$K$7]*[.K26])" office:value-type="float" office:value="348" calcext:value-type="float">
            <text:p>348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56" calcext:value-type="float">
            <text:p>456</text:p>
          </table:table-cell>
          <table:table-cell table:style-name="ce16" office:value-type="float" office:value="348" calcext:value-type="float">
            <text:p>348</text:p>
          </table:table-cell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56" calcext:value-type="float">
            <text:p>456</text:p>
          </table:table-cell>
          <table:table-cell table:style-name="ce16" office:value-type="float" office:value="348" calcext:value-type="float">
            <text:p>348</text:p>
          </table:table-cell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4" table:formula="of:=[.M7]+1" office:value-type="float" office:value="4" calcext:value-type="float">
            <text:p>4</text:p>
          </table:table-cell>
          <table:table-cell table:style-name="ce10" table:formula="of:=([.$B$8]*[.B17])+([.$C$8]*[.B18])+([.$D$8]*[.B19])+([.$E$8]*[.B20])+([.$F$8]*[.B21])+([.$G$8]*[.B22])+([.$H$8]*[.B23])+([.$I$8]*[.B24])+([.$J$8]*[.B25])+([.$K$8]*[.B26])" office:value-type="float" office:value="350" calcext:value-type="float">
            <text:p>350</text:p>
          </table:table-cell>
          <table:table-cell table:style-name="ce10" table:formula="of:=([.$B$8]*[.C17])+([.$C$8]*[.C18])+([.$D$8]*[.C19])+([.$E$8]*[.C20])+([.$F$8]*[.C21])+([.$G$8]*[.C22])+([.$H$8]*[.C23])+([.$I$8]*[.C24])+([.$J$8]*[.C25])+([.$K$8]*[.C26])" office:value-type="float" office:value="344" calcext:value-type="float">
            <text:p>344</text:p>
          </table:table-cell>
          <table:table-cell table:style-name="ce10" table:formula="of:=([.$B$8]*[.D17])+([.$C$8]*[.D18])+([.$D$8]*[.D19])+([.$E$8]*[.D20])+([.$F$8]*[.D21])+([.$G$8]*[.D22])+([.$H$8]*[.D23])+([.$I$8]*[.D24])+([.$J$8]*[.D25])+([.$K$8]*[.D26])" office:value-type="float" office:value="352" calcext:value-type="float">
            <text:p>352</text:p>
          </table:table-cell>
          <table:table-cell table:style-name="ce10" table:formula="of:=([.$B$8]*[.E17])+([.$C$8]*[.E18])+([.$D$8]*[.E19])+([.$E$8]*[.E20])+([.$F$8]*[.E21])+([.$G$8]*[.E22])+([.$H$8]*[.E23])+([.$I$8]*[.E24])+([.$J$8]*[.E25])+([.$K$8]*[.E26])" office:value-type="float" office:value="406" calcext:value-type="float">
            <text:p>406</text:p>
          </table:table-cell>
          <table:table-cell table:style-name="ce10" table:formula="of:=([.$B$8]*[.F17])+([.$C$8]*[.F18])+([.$D$8]*[.F19])+([.$E$8]*[.F20])+([.$F$8]*[.F21])+([.$G$8]*[.F22])+([.$H$8]*[.F23])+([.$I$8]*[.F24])+([.$J$8]*[.F25])+([.$K$8]*[.F26])" office:value-type="float" office:value="369" calcext:value-type="float">
            <text:p>369</text:p>
          </table:table-cell>
          <table:table-cell table:style-name="ce10" table:formula="of:=([.$B$8]*[.G17])+([.$C$8]*[.G18])+([.$D$8]*[.G19])+([.$E$8]*[.G20])+([.$F$8]*[.G21])+([.$G$8]*[.G22])+([.$H$8]*[.G23])+([.$I$8]*[.G24])+([.$J$8]*[.G25])+([.$K$8]*[.G26])" office:value-type="float" office:value="266" calcext:value-type="float">
            <text:p>266</text:p>
          </table:table-cell>
          <table:table-cell table:style-name="ce10" table:formula="of:=([.$B$8]*[.H17])+([.$C$8]*[.H18])+([.$D$8]*[.H19])+([.$E$8]*[.H20])+([.$F$8]*[.H21])+([.$G$8]*[.H22])+([.$H$8]*[.H23])+([.$I$8]*[.H24])+([.$J$8]*[.H25])+([.$K$8]*[.H26])" office:value-type="float" office:value="349" calcext:value-type="float">
            <text:p>349</text:p>
          </table:table-cell>
          <table:table-cell table:style-name="ce10" table:formula="of:=([.$B$8]*[.I17])+([.$C$8]*[.I18])+([.$D$8]*[.I19])+([.$E$8]*[.I20])+([.$F$8]*[.I21])+([.$G$8]*[.I22])+([.$H$8]*[.I23])+([.$I$8]*[.I24])+([.$J$8]*[.I25])+([.$K$8]*[.I26])" office:value-type="float" office:value="236" calcext:value-type="float">
            <text:p>236</text:p>
          </table:table-cell>
          <table:table-cell table:style-name="ce10" table:formula="of:=([.$B$8]*[.J17])+([.$C$8]*[.J18])+([.$D$8]*[.J19])+([.$E$8]*[.J20])+([.$F$8]*[.J21])+([.$G$8]*[.J22])+([.$H$8]*[.J23])+([.$I$8]*[.J24])+([.$J$8]*[.J25])+([.$K$8]*[.J26])" office:value-type="float" office:value="439" calcext:value-type="float">
            <text:p>439</text:p>
          </table:table-cell>
          <table:table-cell table:style-name="ce16" table:formula="of:=([.$B$8]*[.K17])+([.$C$8]*[.K18])+([.$D$8]*[.K19])+([.$E$8]*[.K20])+([.$F$8]*[.K21])+([.$G$8]*[.K22])+([.$H$8]*[.K23])+([.$I$8]*[.K24])+([.$J$8]*[.K25])+([.$K$8]*[.K26])" office:value-type="float" office:value="340" calcext:value-type="float">
            <text:p>340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439" calcext:value-type="float">
            <text:p>439</text:p>
          </table:table-cell>
          <table:table-cell table:style-name="ce16" office:value-type="float" office:value="340" calcext:value-type="float">
            <text:p>340</text:p>
          </table:table-cell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439" calcext:value-type="float">
            <text:p>439</text:p>
          </table:table-cell>
          <table:table-cell table:style-name="ce16" office:value-type="float" office:value="340" calcext:value-type="float">
            <text:p>340</text:p>
          </table:table-cell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4" table:formula="of:=[.M8]+1" office:value-type="float" office:value="5" calcext:value-type="float">
            <text:p>5</text:p>
          </table:table-cell>
          <table:table-cell table:style-name="ce10" table:formula="of:=([.$B$9]*[.B17])+([.$C$9]*[.B18])+([.$D$9]*[.B19])+([.$E$9]*[.B20])+([.$F$9]*[.B21])+([.$G$9]*[.B22])+([.$H$9]*[.B23])+([.$I$9]*[.B24])+([.$J$9]*[.B25])+([.$K$9]*[.B26])" office:value-type="float" office:value="198" calcext:value-type="float">
            <text:p>198</text:p>
          </table:table-cell>
          <table:table-cell table:style-name="ce10" table:formula="of:=([.$B$9]*[.C17])+([.$C$9]*[.C18])+([.$D$9]*[.C19])+([.$E$9]*[.C20])+([.$F$9]*[.C21])+([.$G$9]*[.C22])+([.$H$9]*[.C23])+([.$I$9]*[.C24])+([.$J$9]*[.C25])+([.$K$9]*[.C26])" office:value-type="float" office:value="196" calcext:value-type="float">
            <text:p>196</text:p>
          </table:table-cell>
          <table:table-cell table:style-name="ce10" table:formula="of:=([.$B$9]*[.D17])+([.$C$9]*[.D18])+([.$D$9]*[.D19])+([.$E$9]*[.D20])+([.$F$9]*[.D21])+([.$G$9]*[.D22])+([.$H$9]*[.D23])+([.$I$9]*[.D24])+([.$J$9]*[.D25])+([.$K$9]*[.D26])" office:value-type="float" office:value="186" calcext:value-type="float">
            <text:p>186</text:p>
          </table:table-cell>
          <table:table-cell table:style-name="ce10" table:formula="of:=([.$B$9]*[.E17])+([.$C$9]*[.E18])+([.$D$9]*[.E19])+([.$E$9]*[.E20])+([.$F$9]*[.E21])+([.$G$9]*[.E22])+([.$H$9]*[.E23])+([.$I$9]*[.E24])+([.$J$9]*[.E25])+([.$K$9]*[.E26])" office:value-type="float" office:value="254" calcext:value-type="float">
            <text:p>254</text:p>
          </table:table-cell>
          <table:table-cell table:style-name="ce10" table:formula="of:=([.$B$9]*[.F17])+([.$C$9]*[.F18])+([.$D$9]*[.F19])+([.$E$9]*[.F20])+([.$F$9]*[.F21])+([.$G$9]*[.F22])+([.$H$9]*[.F23])+([.$I$9]*[.F24])+([.$J$9]*[.F25])+([.$K$9]*[.F26])" office:value-type="float" office:value="238" calcext:value-type="float">
            <text:p>238</text:p>
          </table:table-cell>
          <table:table-cell table:style-name="ce10" table:formula="of:=([.$B$9]*[.G17])+([.$C$9]*[.G18])+([.$D$9]*[.G19])+([.$E$9]*[.G20])+([.$F$9]*[.G21])+([.$G$9]*[.G22])+([.$H$9]*[.G23])+([.$I$9]*[.G24])+([.$J$9]*[.G25])+([.$K$9]*[.G26])" office:value-type="float" office:value="205" calcext:value-type="float">
            <text:p>205</text:p>
          </table:table-cell>
          <table:table-cell table:style-name="ce10" table:formula="of:=([.$B$9]*[.H17])+([.$C$9]*[.H18])+([.$D$9]*[.H19])+([.$E$9]*[.H20])+([.$F$9]*[.H21])+([.$G$9]*[.H22])+([.$H$9]*[.H23])+([.$I$9]*[.H24])+([.$J$9]*[.H25])+([.$K$9]*[.H26])" office:value-type="float" office:value="183" calcext:value-type="float">
            <text:p>183</text:p>
          </table:table-cell>
          <table:table-cell table:style-name="ce10" table:formula="of:=([.$B$9]*[.I17])+([.$C$9]*[.I18])+([.$D$9]*[.I19])+([.$E$9]*[.I20])+([.$F$9]*[.I21])+([.$G$9]*[.I22])+([.$H$9]*[.I23])+([.$I$9]*[.I24])+([.$J$9]*[.I25])+([.$K$9]*[.I26])" office:value-type="float" office:value="196" calcext:value-type="float">
            <text:p>196</text:p>
          </table:table-cell>
          <table:table-cell table:style-name="ce10" table:formula="of:=([.$B$9]*[.J17])+([.$C$9]*[.J18])+([.$D$9]*[.J19])+([.$E$9]*[.J20])+([.$F$9]*[.J21])+([.$G$9]*[.J22])+([.$H$9]*[.J23])+([.$I$9]*[.J24])+([.$J$9]*[.J25])+([.$K$9]*[.J26])" office:value-type="float" office:value="274" calcext:value-type="float">
            <text:p>274</text:p>
          </table:table-cell>
          <table:table-cell table:style-name="ce16" table:formula="of:=([.$B$9]*[.K17])+([.$C$9]*[.K18])+([.$D$9]*[.K19])+([.$E$9]*[.K20])+([.$F$9]*[.K21])+([.$G$9]*[.K22])+([.$H$9]*[.K23])+([.$I$9]*[.K24])+([.$J$9]*[.K25])+([.$K$9]*[.K26])" office:value-type="float" office:value="253" calcext:value-type="float">
            <text:p>253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74" calcext:value-type="float">
            <text:p>274</text:p>
          </table:table-cell>
          <table:table-cell table:style-name="ce16" office:value-type="float" office:value="253" calcext:value-type="float">
            <text:p>253</text:p>
          </table:table-cell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74" calcext:value-type="float">
            <text:p>274</text:p>
          </table:table-cell>
          <table:table-cell table:style-name="ce16" office:value-type="float" office:value="253" calcext:value-type="float">
            <text:p>253</text:p>
          </table:table-cell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4" table:formula="of:=[.M9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.$I$10]*[.B24])+([.$J$10]*[.B25])+([.$K$10]*[.B26])" office:value-type="float" office:value="404" calcext:value-type="float">
            <text:p>404</text:p>
          </table:table-cell>
          <table:table-cell table:style-name="ce10" table:formula="of:=([.$B$10]*[.C17])+([.$C$10]*[.C18])+([.$D$10]*[.C19])+([.$E$10]*[.C20])+([.$F$10]*[.C21])+([.$G$10]*[.C22])+([.$H$10]*[.C23])+([.$I$10]*[.C24])+([.$J$10]*[.C25])+([.$K$10]*[.C26])" office:value-type="float" office:value="413" calcext:value-type="float">
            <text:p>413</text:p>
          </table:table-cell>
          <table:table-cell table:style-name="ce10" table:formula="of:=([.$B$10]*[.D17])+([.$C$10]*[.D18])+([.$D$10]*[.D19])+([.$E$10]*[.D20])+([.$F$10]*[.D21])+([.$G$10]*[.D22])+([.$H$10]*[.D23])+([.$I$10]*[.D24])+([.$J$10]*[.D25])+([.$K$10]*[.D26])" office:value-type="float" office:value="374" calcext:value-type="float">
            <text:p>374</text:p>
          </table:table-cell>
          <table:table-cell table:style-name="ce10" table:formula="of:=([.$B$10]*[.E17])+([.$C$10]*[.E18])+([.$D$10]*[.E19])+([.$E$10]*[.E20])+([.$F$10]*[.E21])+([.$G$10]*[.E22])+([.$H$10]*[.E23])+([.$I$10]*[.E24])+([.$J$10]*[.E25])+([.$K$10]*[.E26])" office:value-type="float" office:value="427" calcext:value-type="float">
            <text:p>427</text:p>
          </table:table-cell>
          <table:table-cell table:style-name="ce10" table:formula="of:=([.$B$10]*[.F17])+([.$C$10]*[.F18])+([.$D$10]*[.F19])+([.$E$10]*[.F20])+([.$F$10]*[.F21])+([.$G$10]*[.F22])+([.$H$10]*[.F23])+([.$I$10]*[.F24])+([.$J$10]*[.F25])+([.$K$10]*[.F26])" office:value-type="float" office:value="418" calcext:value-type="float">
            <text:p>418</text:p>
          </table:table-cell>
          <table:table-cell table:style-name="ce10" table:formula="of:=([.$B$10]*[.G17])+([.$C$10]*[.G18])+([.$D$10]*[.G19])+([.$E$10]*[.G20])+([.$F$10]*[.G21])+([.$G$10]*[.G22])+([.$H$10]*[.G23])+([.$I$10]*[.G24])+([.$J$10]*[.G25])+([.$K$10]*[.G26])" office:value-type="float" office:value="319" calcext:value-type="float">
            <text:p>319</text:p>
          </table:table-cell>
          <table:table-cell table:style-name="ce10" table:formula="of:=([.$B$10]*[.H17])+([.$C$10]*[.H18])+([.$D$10]*[.H19])+([.$E$10]*[.H20])+([.$F$10]*[.H21])+([.$G$10]*[.H22])+([.$H$10]*[.H23])+([.$I$10]*[.H24])+([.$J$10]*[.H25])+([.$K$10]*[.H26])" office:value-type="float" office:value="359" calcext:value-type="float">
            <text:p>359</text:p>
          </table:table-cell>
          <table:table-cell table:style-name="ce10" table:formula="of:=([.$B$10]*[.I17])+([.$C$10]*[.I18])+([.$D$10]*[.I19])+([.$E$10]*[.I20])+([.$F$10]*[.I21])+([.$G$10]*[.I22])+([.$H$10]*[.I23])+([.$I$10]*[.I24])+([.$J$10]*[.I25])+([.$K$10]*[.I26])" office:value-type="float" office:value="306" calcext:value-type="float">
            <text:p>306</text:p>
          </table:table-cell>
          <table:table-cell table:style-name="ce10" table:formula="of:=([.$B$10]*[.J17])+([.$C$10]*[.J18])+([.$D$10]*[.J19])+([.$E$10]*[.J20])+([.$F$10]*[.J21])+([.$G$10]*[.J22])+([.$H$10]*[.J23])+([.$I$10]*[.J24])+([.$J$10]*[.J25])+([.$K$10]*[.J26])" office:value-type="float" office:value="526" calcext:value-type="float">
            <text:p>526</text:p>
          </table:table-cell>
          <table:table-cell table:style-name="ce16" table:formula="of:=([.$B$10]*[.K17])+([.$C$10]*[.K18])+([.$D$10]*[.K19])+([.$E$10]*[.K20])+([.$F$10]*[.K21])+([.$G$10]*[.K22])+([.$H$10]*[.K23])+([.$I$10]*[.K24])+([.$J$10]*[.K25])+([.$K$10]*[.K26])" office:value-type="float" office:value="445" calcext:value-type="float">
            <text:p>445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526" calcext:value-type="float">
            <text:p>526</text:p>
          </table:table-cell>
          <table:table-cell table:style-name="ce16" office:value-type="float" office:value="445" calcext:value-type="float">
            <text:p>445</text:p>
          </table:table-cell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526" calcext:value-type="float">
            <text:p>526</text:p>
          </table:table-cell>
          <table:table-cell table:style-name="ce16" office:value-type="float" office:value="445" calcext:value-type="float">
            <text:p>445</text:p>
          </table:table-cell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4" table:formula="of:=[.M10]+1" office:value-type="float" office:value="7" calcext:value-type="float">
            <text:p>7</text:p>
          </table:table-cell>
          <table:table-cell table:style-name="ce10" table:formula="of:=([.$B$11]*[.B17])+([.$C$11]*[.B18])+([.$D$11]*[.B19])+([.$E$11]*[.B20])+([.$F$11]*[.B21])+([.$G$11]*[.B22])+([.$H$11]*[.B23])+([.$I$11]*[.B24])+([.$J$11]*[.B25])+([.$K$11]*[.B26])" office:value-type="float" office:value="249" calcext:value-type="float">
            <text:p>249</text:p>
          </table:table-cell>
          <table:table-cell table:style-name="ce10" table:formula="of:=([.$B$11]*[.C17])+([.$C$11]*[.C18])+([.$D$11]*[.C19])+([.$E$11]*[.C20])+([.$F$11]*[.C21])+([.$G$11]*[.C22])+([.$H$11]*[.C23])+([.$I$11]*[.C24])+([.$J$11]*[.C25])+([.$K$11]*[.C26])" office:value-type="float" office:value="295" calcext:value-type="float">
            <text:p>295</text:p>
          </table:table-cell>
          <table:table-cell table:style-name="ce10" table:formula="of:=([.$B$11]*[.D17])+([.$C$11]*[.D18])+([.$D$11]*[.D19])+([.$E$11]*[.D20])+([.$F$11]*[.D21])+([.$G$11]*[.D22])+([.$H$11]*[.D23])+([.$I$11]*[.D24])+([.$J$11]*[.D25])+([.$K$11]*[.D26])" office:value-type="float" office:value="265" calcext:value-type="float">
            <text:p>265</text:p>
          </table:table-cell>
          <table:table-cell table:style-name="ce10" table:formula="of:=([.$B$11]*[.E17])+([.$C$11]*[.E18])+([.$D$11]*[.E19])+([.$E$11]*[.E20])+([.$F$11]*[.E21])+([.$G$11]*[.E22])+([.$H$11]*[.E23])+([.$I$11]*[.E24])+([.$J$11]*[.E25])+([.$K$11]*[.E26])" office:value-type="float" office:value="301" calcext:value-type="float">
            <text:p>301</text:p>
          </table:table-cell>
          <table:table-cell table:style-name="ce10" table:formula="of:=([.$B$11]*[.F17])+([.$C$11]*[.F18])+([.$D$11]*[.F19])+([.$E$11]*[.F20])+([.$F$11]*[.F21])+([.$G$11]*[.F22])+([.$H$11]*[.F23])+([.$I$11]*[.F24])+([.$J$11]*[.F25])+([.$K$11]*[.F26])" office:value-type="float" office:value="303" calcext:value-type="float">
            <text:p>303</text:p>
          </table:table-cell>
          <table:table-cell table:style-name="ce10" table:formula="of:=([.$B$11]*[.G17])+([.$C$11]*[.G18])+([.$D$11]*[.G19])+([.$E$11]*[.G20])+([.$F$11]*[.G21])+([.$G$11]*[.G22])+([.$H$11]*[.G23])+([.$I$11]*[.G24])+([.$J$11]*[.G25])+([.$K$11]*[.G26])" office:value-type="float" office:value="218" calcext:value-type="float">
            <text:p>218</text:p>
          </table:table-cell>
          <table:table-cell table:style-name="ce10" table:formula="of:=([.$B$11]*[.H17])+([.$C$11]*[.H18])+([.$D$11]*[.H19])+([.$E$11]*[.H20])+([.$F$11]*[.H21])+([.$G$11]*[.H22])+([.$H$11]*[.H23])+([.$I$11]*[.H24])+([.$J$11]*[.H25])+([.$K$11]*[.H26])" office:value-type="float" office:value="269" calcext:value-type="float">
            <text:p>269</text:p>
          </table:table-cell>
          <table:table-cell table:style-name="ce10" table:formula="of:=([.$B$11]*[.I17])+([.$C$11]*[.I18])+([.$D$11]*[.I19])+([.$E$11]*[.I20])+([.$F$11]*[.I21])+([.$G$11]*[.I22])+([.$H$11]*[.I23])+([.$I$11]*[.I24])+([.$J$11]*[.I25])+([.$K$11]*[.I26])" office:value-type="float" office:value="223" calcext:value-type="float">
            <text:p>223</text:p>
          </table:table-cell>
          <table:table-cell table:style-name="ce10" table:formula="of:=([.$B$11]*[.J17])+([.$C$11]*[.J18])+([.$D$11]*[.J19])+([.$E$11]*[.J20])+([.$F$11]*[.J21])+([.$G$11]*[.J22])+([.$H$11]*[.J23])+([.$I$11]*[.J24])+([.$J$11]*[.J25])+([.$K$11]*[.J26])" office:value-type="float" office:value="341" calcext:value-type="float">
            <text:p>341</text:p>
          </table:table-cell>
          <table:table-cell table:style-name="ce16" table:formula="of:=([.$B$11]*[.K17])+([.$C$11]*[.K18])+([.$D$11]*[.K19])+([.$E$11]*[.K20])+([.$F$11]*[.K21])+([.$G$11]*[.K22])+([.$H$11]*[.K23])+([.$I$11]*[.K24])+([.$J$11]*[.K25])+([.$K$11]*[.K26])" office:value-type="float" office:value="301" calcext:value-type="float">
            <text:p>301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41" calcext:value-type="float">
            <text:p>341</text:p>
          </table:table-cell>
          <table:table-cell table:style-name="ce16" office:value-type="float" office:value="301" calcext:value-type="float">
            <text:p>301</text:p>
          </table:table-cell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41" calcext:value-type="float">
            <text:p>341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5" table:formula="of:=[.M11]+1" office:value-type="float" office:value="8" calcext:value-type="float">
            <text:p>8</text:p>
          </table:table-cell>
          <table:table-cell table:style-name="ce11" table:formula="of:=([.$B$12]*[.B17])+([.$C$12]*[.B18])+([.$D$12]*[.B19])+([.$E$12]*[.B20])+([.$F$12]*[.B21])+([.$G$12]*[.B22])+([.$H$12]*[.B23])+([.$I$12]*[.B24])+([.$J$12]*[.B25])+([.$K$12]*[.B26])" office:value-type="float" office:value="405" calcext:value-type="float">
            <text:p>405</text:p>
          </table:table-cell>
          <table:table-cell table:style-name="ce11" table:formula="of:=([.$B$12]*[.C17])+([.$C$12]*[.C18])+([.$D$12]*[.C19])+([.$E$12]*[.C20])+([.$F$12]*[.C21])+([.$G$12]*[.C22])+([.$H$12]*[.C23])+([.$I$12]*[.C24])+([.$J$12]*[.C25])+([.$K$12]*[.C26])" office:value-type="float" office:value="408" calcext:value-type="float">
            <text:p>408</text:p>
          </table:table-cell>
          <table:table-cell table:style-name="ce11" table:formula="of:=([.$B$12]*[.D17])+([.$C$12]*[.D18])+([.$D$12]*[.D19])+([.$E$12]*[.D20])+([.$F$12]*[.D21])+([.$G$12]*[.D22])+([.$H$12]*[.D23])+([.$I$12]*[.D24])+([.$J$12]*[.D25])+([.$K$12]*[.D26])" office:value-type="float" office:value="342" calcext:value-type="float">
            <text:p>342</text:p>
          </table:table-cell>
          <table:table-cell table:style-name="ce11" table:formula="of:=([.$B$12]*[.E17])+([.$C$12]*[.E18])+([.$D$12]*[.E19])+([.$E$12]*[.E20])+([.$F$12]*[.E21])+([.$G$12]*[.E22])+([.$H$12]*[.E23])+([.$I$12]*[.E24])+([.$J$12]*[.E25])+([.$K$12]*[.E26])" office:value-type="float" office:value="418" calcext:value-type="float">
            <text:p>418</text:p>
          </table:table-cell>
          <table:table-cell table:style-name="ce11" table:formula="of:=([.$B$12]*[.F17])+([.$C$12]*[.F18])+([.$D$12]*[.F19])+([.$E$12]*[.F20])+([.$F$12]*[.F21])+([.$G$12]*[.F22])+([.$H$12]*[.F23])+([.$I$12]*[.F24])+([.$J$12]*[.F25])+([.$K$12]*[.F26])" office:value-type="float" office:value="463" calcext:value-type="float">
            <text:p>463</text:p>
          </table:table-cell>
          <table:table-cell table:style-name="ce11" table:formula="of:=([.$B$12]*[.G17])+([.$C$12]*[.G18])+([.$D$12]*[.G19])+([.$E$12]*[.G20])+([.$F$12]*[.G21])+([.$G$12]*[.G22])+([.$H$12]*[.G23])+([.$I$12]*[.G24])+([.$J$12]*[.G25])+([.$K$12]*[.G26])" office:value-type="float" office:value="360" calcext:value-type="float">
            <text:p>360</text:p>
          </table:table-cell>
          <table:table-cell table:style-name="ce11" table:formula="of:=([.$B$12]*[.H17])+([.$C$12]*[.H18])+([.$D$12]*[.H19])+([.$E$12]*[.H20])+([.$F$12]*[.H21])+([.$G$12]*[.H22])+([.$H$12]*[.H23])+([.$I$12]*[.H24])+([.$J$12]*[.H25])+([.$K$12]*[.H26])" office:value-type="float" office:value="336" calcext:value-type="float">
            <text:p>336</text:p>
          </table:table-cell>
          <table:table-cell table:style-name="ce11" table:formula="of:=([.$B$12]*[.I17])+([.$C$12]*[.I18])+([.$D$12]*[.I19])+([.$E$12]*[.I20])+([.$F$12]*[.I21])+([.$G$12]*[.I22])+([.$H$12]*[.I23])+([.$I$12]*[.I24])+([.$J$12]*[.I25])+([.$K$12]*[.I26])" office:value-type="float" office:value="329" calcext:value-type="float">
            <text:p>329</text:p>
          </table:table-cell>
          <table:table-cell table:style-name="ce11" table:formula="of:=([.$B$12]*[.J17])+([.$C$12]*[.J18])+([.$D$12]*[.J19])+([.$E$12]*[.J20])+([.$F$12]*[.J21])+([.$G$12]*[.J22])+([.$H$12]*[.J23])+([.$I$12]*[.J24])+([.$J$12]*[.J25])+([.$K$12]*[.J26])" office:value-type="float" office:value="535" calcext:value-type="float">
            <text:p>535</text:p>
          </table:table-cell>
          <table:table-cell table:style-name="ce17" table:formula="of:=([.$B$12]*[.K17])+([.$C$12]*[.K18])+([.$D$12]*[.K19])+([.$E$12]*[.K20])+([.$F$12]*[.K21])+([.$G$12]*[.K22])+([.$H$12]*[.K23])+([.$I$12]*[.K24])+([.$J$12]*[.K25])+([.$K$12]*[.K26])" office:value-type="float" office:value="463" calcext:value-type="float">
            <text:p>463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535" calcext:value-type="float">
            <text:p>535</text:p>
          </table:table-cell>
          <table:table-cell table:style-name="ce16" office:value-type="float" office:value="463" calcext:value-type="float">
            <text:p>463</text:p>
          </table:table-cell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535" calcext:value-type="float">
            <text:p>535</text:p>
          </table:table-cell>
          <table:table-cell table:style-name="ce16" office:value-type="float" office:value="463" calcext:value-type="float">
            <text:p>463</text:p>
          </table:table-cell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ce5" table:formula="of:=[.M12]+1" office:value-type="float" office:value="9" calcext:value-type="float">
            <text:p>9</text:p>
          </table:table-cell>
          <table:table-cell table:style-name="ce11" table:formula="of:=([.$B$13]*[.B17])+([.$C$13]*[.B18])+([.$D$13]*[.B19])+([.$E$13]*[.B20])+([.$F$13]*[.B21])+([.$G$13]*[.B22])+([.$H$13]*[.B23])+([.$I$13]*[.B24])+([.$J$13]*[.B25])+([.$K$13]*[.B26])" office:value-type="float" office:value="413" calcext:value-type="float">
            <text:p>413</text:p>
          </table:table-cell>
          <table:table-cell table:style-name="ce11" table:formula="of:=([.$B$13]*[.C17])+([.$C$13]*[.C18])+([.$D$13]*[.C19])+([.$E$13]*[.C20])+([.$F$13]*[.C21])+([.$G$13]*[.C22])+([.$H$13]*[.C23])+([.$I$13]*[.C24])+([.$J$13]*[.C25])+([.$K$13]*[.C26])" office:value-type="float" office:value="381" calcext:value-type="float">
            <text:p>381</text:p>
          </table:table-cell>
          <table:table-cell table:style-name="ce11" table:formula="of:=([.$B$13]*[.D17])+([.$C$13]*[.D18])+([.$D$13]*[.D19])+([.$E$13]*[.D20])+([.$F$13]*[.D21])+([.$G$13]*[.D22])+([.$H$13]*[.D23])+([.$I$13]*[.D24])+([.$J$13]*[.D25])+([.$K$13]*[.D26])" office:value-type="float" office:value="345" calcext:value-type="float">
            <text:p>345</text:p>
          </table:table-cell>
          <table:table-cell table:style-name="ce11" table:formula="of:=([.$B$13]*[.E17])+([.$C$13]*[.E18])+([.$D$13]*[.E19])+([.$E$13]*[.E20])+([.$F$13]*[.E21])+([.$G$13]*[.E22])+([.$H$13]*[.E23])+([.$I$13]*[.E24])+([.$J$13]*[.E25])+([.$K$13]*[.E26])" office:value-type="float" office:value="429" calcext:value-type="float">
            <text:p>429</text:p>
          </table:table-cell>
          <table:table-cell table:style-name="ce11" table:formula="of:=([.$B$13]*[.F17])+([.$C$13]*[.F18])+([.$D$13]*[.F19])+([.$E$13]*[.F20])+([.$F$13]*[.F21])+([.$G$13]*[.F22])+([.$H$13]*[.F23])+([.$I$13]*[.F24])+([.$J$13]*[.F25])+([.$K$13]*[.F26])" office:value-type="float" office:value="379" calcext:value-type="float">
            <text:p>379</text:p>
          </table:table-cell>
          <table:table-cell table:style-name="ce11" table:formula="of:=([.$B$13]*[.G17])+([.$C$13]*[.G18])+([.$D$13]*[.G19])+([.$E$13]*[.G20])+([.$F$13]*[.G21])+([.$G$13]*[.G22])+([.$H$13]*[.G23])+([.$I$13]*[.G24])+([.$J$13]*[.G25])+([.$K$13]*[.G26])" office:value-type="float" office:value="345" calcext:value-type="float">
            <text:p>345</text:p>
          </table:table-cell>
          <table:table-cell table:style-name="ce11" table:formula="of:=([.$B$13]*[.H17])+([.$C$13]*[.H18])+([.$D$13]*[.H19])+([.$E$13]*[.H20])+([.$F$13]*[.H21])+([.$G$13]*[.H22])+([.$H$13]*[.H23])+([.$I$13]*[.H24])+([.$J$13]*[.H25])+([.$K$13]*[.H26])" office:value-type="float" office:value="287" calcext:value-type="float">
            <text:p>287</text:p>
          </table:table-cell>
          <table:table-cell table:style-name="ce11" table:formula="of:=([.$B$13]*[.I17])+([.$C$13]*[.I18])+([.$D$13]*[.I19])+([.$E$13]*[.I20])+([.$F$13]*[.I21])+([.$G$13]*[.I22])+([.$H$13]*[.I23])+([.$I$13]*[.I24])+([.$J$13]*[.I25])+([.$K$13]*[.I26])" office:value-type="float" office:value="272" calcext:value-type="float">
            <text:p>272</text:p>
          </table:table-cell>
          <table:table-cell table:style-name="ce11" table:formula="of:=([.$B$13]*[.J17])+([.$C$13]*[.J18])+([.$D$13]*[.J19])+([.$E$13]*[.J20])+([.$F$13]*[.J21])+([.$G$13]*[.J22])+([.$H$13]*[.J23])+([.$I$13]*[.J24])+([.$J$13]*[.J25])+([.$K$13]*[.J26])" office:value-type="float" office:value="525" calcext:value-type="float">
            <text:p>525</text:p>
          </table:table-cell>
          <table:table-cell table:style-name="ce17" table:formula="of:=([.$B$13]*[.K17])+([.$C$13]*[.K18])+([.$D$13]*[.K19])+([.$E$13]*[.K20])+([.$F$13]*[.K21])+([.$G$13]*[.K22])+([.$H$13]*[.K23])+([.$I$13]*[.K24])+([.$J$13]*[.K25])+([.$K$13]*[.K26])" office:value-type="float" office:value="412" calcext:value-type="float">
            <text:p>412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25" calcext:value-type="float">
            <text:p>525</text:p>
          </table:table-cell>
          <table:table-cell table:style-name="ce17" office:value-type="float" office:value="412" calcext:value-type="float">
            <text:p>412</text:p>
          </table:table-cell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25" calcext:value-type="float">
            <text:p>525</text:p>
          </table:table-cell>
          <table:table-cell table:style-name="ce17" office:value-type="float" office:value="412" calcext:value-type="float">
            <text:p>412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 table:number-columns-repeated="11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8"/>
          <table:table-cell table:style-name="Default" table:number-columns-repeated="11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0" calcext:value-type="float">
            <text:p>0</text:p>
          </table:table-cell>
          <table:table-cell table:style-name="ce10" table:formula="of:=[.AA4]-[.O4]" office:value-type="float" office:value="0" calcext:value-type="float">
            <text:p>0</text:p>
          </table:table-cell>
          <table:table-cell table:style-name="ce10" table:formula="of:=[.AB4]-[.P4]" office:value-type="float" office:value="0" calcext:value-type="float">
            <text:p>0</text:p>
          </table:table-cell>
          <table:table-cell table:style-name="ce10" table:formula="of:=[.AC4]-[.Q4]" office:value-type="float" office:value="0" calcext:value-type="float">
            <text:p>0</text:p>
          </table:table-cell>
          <table:table-cell table:style-name="ce10" table:formula="of:=[.AD4]-[.R4]" office:value-type="float" office:value="0" calcext:value-type="float">
            <text:p>0</text:p>
          </table:table-cell>
          <table:table-cell table:style-name="ce10" table:formula="of:=[.AE4]-[.S4]" office:value-type="float" office:value="0" calcext:value-type="float">
            <text:p>0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0" calcext:value-type="float">
            <text:p>0</text:p>
          </table:table-cell>
          <table:table-cell table:style-name="ce10" table:formula="of:=[.AM4]-[.O4]" office:value-type="float" office:value="0" calcext:value-type="float">
            <text:p>0</text:p>
          </table:table-cell>
          <table:table-cell table:style-name="ce10" table:formula="of:=[.AN4]-[.P4]" office:value-type="float" office:value="0" calcext:value-type="float">
            <text:p>0</text:p>
          </table:table-cell>
          <table:table-cell table:style-name="ce10" table:formula="of:=[.AO4]-[.Q4]" office:value-type="float" office:value="0" calcext:value-type="float">
            <text:p>0</text:p>
          </table:table-cell>
          <table:table-cell table:style-name="ce10" table:formula="of:=[.AP4]-[.R4]" office:value-type="float" office:value="0" calcext:value-type="float">
            <text:p>0</text:p>
          </table:table-cell>
          <table:table-cell table:style-name="ce10" table:formula="of:=[.AQ4]-[.S4]" office:value-type="float" office:value="0" calcext:value-type="float">
            <text:p>0</text:p>
          </table:table-cell>
          <table:table-cell table:style-name="ce10" table:formula="of:=[.AR4]-[.T4]" office:value-type="float" office:value="0" calcext:value-type="float">
            <text:p>0</text:p>
          </table:table-cell>
          <table:table-cell table:style-name="ce10" table:formula="of:=[.AS4]-[.U4]" office:value-type="float" office:value="0" calcext:value-type="float">
            <text:p>0</text:p>
          </table:table-cell>
          <table:table-cell table:style-name="ce10" table:formula="of:=[.AT4]-[.V4]" office:value-type="float" office:value="0" calcext:value-type="float">
            <text:p>0</text:p>
          </table:table-cell>
          <table:table-cell table:style-name="ce16" table:formula="of:=[.AU4]-[.W4]" office:value-type="float" office:value="0" calcext:value-type="float">
            <text:p>0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.N5]" office:value-type="float" office:value="0" calcext:value-type="float">
            <text:p>0</text:p>
          </table:table-cell>
          <table:table-cell table:style-name="ce10" table:formula="of:=[.AA5]-[.O5]" office:value-type="float" office:value="0" calcext:value-type="float">
            <text:p>0</text:p>
          </table:table-cell>
          <table:table-cell table:style-name="ce10" table:formula="of:=[.AB5]-[.P5]" office:value-type="float" office:value="0" calcext:value-type="float">
            <text:p>0</text:p>
          </table:table-cell>
          <table:table-cell table:style-name="ce10" table:formula="of:=[.AC5]-[.Q5]" office:value-type="float" office:value="0" calcext:value-type="float">
            <text:p>0</text:p>
          </table:table-cell>
          <table:table-cell table:style-name="ce10" table:formula="of:=[.AD5]-[.R5]" office:value-type="float" office:value="0" calcext:value-type="float">
            <text:p>0</text:p>
          </table:table-cell>
          <table:table-cell table:style-name="ce10" table:formula="of:=[.AE5]-[.S5]" office:value-type="float" office:value="0" calcext:value-type="float">
            <text:p>0</text:p>
          </table:table-cell>
          <table:table-cell table:style-name="ce10" table:formula="of:=[.AF5]-[.T5]" office:value-type="float" office:value="0" calcext:value-type="float">
            <text:p>0</text:p>
          </table:table-cell>
          <table:table-cell table:style-name="ce10" table:formula="of:=[.AG5]-[.U5]" office:value-type="float" office:value="0" calcext:value-type="float">
            <text:p>0</text:p>
          </table:table-cell>
          <table:table-cell table:style-name="ce10" table:formula="of:=[.AH5]-[.V5]" office:value-type="float" office:value="0" calcext:value-type="float">
            <text:p>0</text:p>
          </table:table-cell>
          <table:table-cell table:style-name="ce16" table:formula="of:=[.AI5]-[.W5]" office:value-type="float" office:value="0" calcext:value-type="float">
            <text:p>0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.N5]" office:value-type="float" office:value="0" calcext:value-type="float">
            <text:p>0</text:p>
          </table:table-cell>
          <table:table-cell table:style-name="ce10" table:formula="of:=[.AM5]-[.O5]" office:value-type="float" office:value="0" calcext:value-type="float">
            <text:p>0</text:p>
          </table:table-cell>
          <table:table-cell table:style-name="ce10" table:formula="of:=[.AN5]-[.P5]" office:value-type="float" office:value="0" calcext:value-type="float">
            <text:p>0</text:p>
          </table:table-cell>
          <table:table-cell table:style-name="ce10" table:formula="of:=[.AO5]-[.Q5]" office:value-type="float" office:value="0" calcext:value-type="float">
            <text:p>0</text:p>
          </table:table-cell>
          <table:table-cell table:style-name="ce10" table:formula="of:=[.AP5]-[.R5]" office:value-type="float" office:value="0" calcext:value-type="float">
            <text:p>0</text:p>
          </table:table-cell>
          <table:table-cell table:style-name="ce10" table:formula="of:=[.AQ5]-[.S5]" office:value-type="float" office:value="0" calcext:value-type="float">
            <text:p>0</text:p>
          </table:table-cell>
          <table:table-cell table:style-name="ce10" table:formula="of:=[.AR5]-[.T5]" office:value-type="float" office:value="0" calcext:value-type="float">
            <text:p>0</text:p>
          </table:table-cell>
          <table:table-cell table:style-name="ce10" table:formula="of:=[.AS5]-[.U5]" office:value-type="float" office:value="0" calcext:value-type="float">
            <text:p>0</text:p>
          </table:table-cell>
          <table:table-cell table:style-name="ce10" table:formula="of:=[.AT5]-[.V5]" office:value-type="float" office:value="0" calcext:value-type="float">
            <text:p>0</text:p>
          </table:table-cell>
          <table:table-cell table:style-name="ce16" table:formula="of:=[.AU5]-[.W5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.N6]" office:value-type="float" office:value="0" calcext:value-type="float">
            <text:p>0</text:p>
          </table:table-cell>
          <table:table-cell table:style-name="ce10" table:formula="of:=[.AA6]-[.O6]" office:value-type="float" office:value="0" calcext:value-type="float">
            <text:p>0</text:p>
          </table:table-cell>
          <table:table-cell table:style-name="ce10" table:formula="of:=[.AB6]-[.P6]" office:value-type="float" office:value="0" calcext:value-type="float">
            <text:p>0</text:p>
          </table:table-cell>
          <table:table-cell table:style-name="ce10" table:formula="of:=[.AC6]-[.Q6]" office:value-type="float" office:value="0" calcext:value-type="float">
            <text:p>0</text:p>
          </table:table-cell>
          <table:table-cell table:style-name="ce10" table:formula="of:=[.AD6]-[.R6]" office:value-type="float" office:value="0" calcext:value-type="float">
            <text:p>0</text:p>
          </table:table-cell>
          <table:table-cell table:style-name="ce10" table:formula="of:=[.AE6]-[.S6]" office:value-type="float" office:value="0" calcext:value-type="float">
            <text:p>0</text:p>
          </table:table-cell>
          <table:table-cell table:style-name="ce10" table:formula="of:=[.AF6]-[.T6]" office:value-type="float" office:value="0" calcext:value-type="float">
            <text:p>0</text:p>
          </table:table-cell>
          <table:table-cell table:style-name="ce10" table:formula="of:=[.AG6]-[.U6]" office:value-type="float" office:value="0" calcext:value-type="float">
            <text:p>0</text:p>
          </table:table-cell>
          <table:table-cell table:style-name="ce10" table:formula="of:=[.AH6]-[.V6]" office:value-type="float" office:value="0" calcext:value-type="float">
            <text:p>0</text:p>
          </table:table-cell>
          <table:table-cell table:style-name="ce16" table:formula="of:=[.AI6]-[.W6]" office:value-type="float" office:value="0" calcext:value-type="float">
            <text:p>0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.N6]" office:value-type="float" office:value="0" calcext:value-type="float">
            <text:p>0</text:p>
          </table:table-cell>
          <table:table-cell table:style-name="ce10" table:formula="of:=[.AM6]-[.O6]" office:value-type="float" office:value="0" calcext:value-type="float">
            <text:p>0</text:p>
          </table:table-cell>
          <table:table-cell table:style-name="ce10" table:formula="of:=[.AN6]-[.P6]" office:value-type="float" office:value="0" calcext:value-type="float">
            <text:p>0</text:p>
          </table:table-cell>
          <table:table-cell table:style-name="ce10" table:formula="of:=[.AO6]-[.Q6]" office:value-type="float" office:value="0" calcext:value-type="float">
            <text:p>0</text:p>
          </table:table-cell>
          <table:table-cell table:style-name="ce10" table:formula="of:=[.AP6]-[.R6]" office:value-type="float" office:value="0" calcext:value-type="float">
            <text:p>0</text:p>
          </table:table-cell>
          <table:table-cell table:style-name="ce10" table:formula="of:=[.AQ6]-[.S6]" office:value-type="float" office:value="0" calcext:value-type="float">
            <text:p>0</text:p>
          </table:table-cell>
          <table:table-cell table:style-name="ce10" table:formula="of:=[.AR6]-[.T6]" office:value-type="float" office:value="0" calcext:value-type="float">
            <text:p>0</text:p>
          </table:table-cell>
          <table:table-cell table:style-name="ce10" table:formula="of:=[.AS6]-[.U6]" office:value-type="float" office:value="0" calcext:value-type="float">
            <text:p>0</text:p>
          </table:table-cell>
          <table:table-cell table:style-name="ce10" table:formula="of:=[.AT6]-[.V6]" office:value-type="float" office:value="0" calcext:value-type="float">
            <text:p>0</text:p>
          </table:table-cell>
          <table:table-cell table:style-name="ce16" table:formula="of:=[.AU6]-[.W6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.N7]" office:value-type="float" office:value="0" calcext:value-type="float">
            <text:p>0</text:p>
          </table:table-cell>
          <table:table-cell table:style-name="ce10" table:formula="of:=[.AA7]-[.O7]" office:value-type="float" office:value="0" calcext:value-type="float">
            <text:p>0</text:p>
          </table:table-cell>
          <table:table-cell table:style-name="ce10" table:formula="of:=[.AB7]-[.P7]" office:value-type="float" office:value="0" calcext:value-type="float">
            <text:p>0</text:p>
          </table:table-cell>
          <table:table-cell table:style-name="ce10" table:formula="of:=[.AC7]-[.Q7]" office:value-type="float" office:value="0" calcext:value-type="float">
            <text:p>0</text:p>
          </table:table-cell>
          <table:table-cell table:style-name="ce10" table:formula="of:=[.AD7]-[.R7]" office:value-type="float" office:value="0" calcext:value-type="float">
            <text:p>0</text:p>
          </table:table-cell>
          <table:table-cell table:style-name="ce10" table:formula="of:=[.AE7]-[.S7]" office:value-type="float" office:value="0" calcext:value-type="float">
            <text:p>0</text:p>
          </table:table-cell>
          <table:table-cell table:style-name="ce10" table:formula="of:=[.AF7]-[.T7]" office:value-type="float" office:value="0" calcext:value-type="float">
            <text:p>0</text:p>
          </table:table-cell>
          <table:table-cell table:style-name="ce10" table:formula="of:=[.AG7]-[.U7]" office:value-type="float" office:value="0" calcext:value-type="float">
            <text:p>0</text:p>
          </table:table-cell>
          <table:table-cell table:style-name="ce10" table:formula="of:=[.AH7]-[.V7]" office:value-type="float" office:value="0" calcext:value-type="float">
            <text:p>0</text:p>
          </table:table-cell>
          <table:table-cell table:style-name="ce16" table:formula="of:=[.AI7]-[.W7]" office:value-type="float" office:value="0" calcext:value-type="float">
            <text:p>0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.N7]" office:value-type="float" office:value="0" calcext:value-type="float">
            <text:p>0</text:p>
          </table:table-cell>
          <table:table-cell table:style-name="ce10" table:formula="of:=[.AM7]-[.O7]" office:value-type="float" office:value="0" calcext:value-type="float">
            <text:p>0</text:p>
          </table:table-cell>
          <table:table-cell table:style-name="ce10" table:formula="of:=[.AN7]-[.P7]" office:value-type="float" office:value="0" calcext:value-type="float">
            <text:p>0</text:p>
          </table:table-cell>
          <table:table-cell table:style-name="ce10" table:formula="of:=[.AO7]-[.Q7]" office:value-type="float" office:value="0" calcext:value-type="float">
            <text:p>0</text:p>
          </table:table-cell>
          <table:table-cell table:style-name="ce10" table:formula="of:=[.AP7]-[.R7]" office:value-type="float" office:value="0" calcext:value-type="float">
            <text:p>0</text:p>
          </table:table-cell>
          <table:table-cell table:style-name="ce10" table:formula="of:=[.AQ7]-[.S7]" office:value-type="float" office:value="0" calcext:value-type="float">
            <text:p>0</text:p>
          </table:table-cell>
          <table:table-cell table:style-name="ce10" table:formula="of:=[.AR7]-[.T7]" office:value-type="float" office:value="0" calcext:value-type="float">
            <text:p>0</text:p>
          </table:table-cell>
          <table:table-cell table:style-name="ce10" table:formula="of:=[.AS7]-[.U7]" office:value-type="float" office:value="0" calcext:value-type="float">
            <text:p>0</text:p>
          </table:table-cell>
          <table:table-cell table:style-name="ce10" table:formula="of:=[.AT7]-[.V7]" office:value-type="float" office:value="0" calcext:value-type="float">
            <text:p>0</text:p>
          </table:table-cell>
          <table:table-cell table:style-name="ce16" table:formula="of:=[.AU7]-[.W7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.N8]" office:value-type="float" office:value="0" calcext:value-type="float">
            <text:p>0</text:p>
          </table:table-cell>
          <table:table-cell table:style-name="ce10" table:formula="of:=[.AA8]-[.O8]" office:value-type="float" office:value="0" calcext:value-type="float">
            <text:p>0</text:p>
          </table:table-cell>
          <table:table-cell table:style-name="ce10" table:formula="of:=[.AB8]-[.P8]" office:value-type="float" office:value="0" calcext:value-type="float">
            <text:p>0</text:p>
          </table:table-cell>
          <table:table-cell table:style-name="ce10" table:formula="of:=[.AC8]-[.Q8]" office:value-type="float" office:value="0" calcext:value-type="float">
            <text:p>0</text:p>
          </table:table-cell>
          <table:table-cell table:style-name="ce10" table:formula="of:=[.AD8]-[.R8]" office:value-type="float" office:value="0" calcext:value-type="float">
            <text:p>0</text:p>
          </table:table-cell>
          <table:table-cell table:style-name="ce10" table:formula="of:=[.AE8]-[.S8]" office:value-type="float" office:value="0" calcext:value-type="float">
            <text:p>0</text:p>
          </table:table-cell>
          <table:table-cell table:style-name="ce10" table:formula="of:=[.AF8]-[.T8]" office:value-type="float" office:value="0" calcext:value-type="float">
            <text:p>0</text:p>
          </table:table-cell>
          <table:table-cell table:style-name="ce10" table:formula="of:=[.AG8]-[.U8]" office:value-type="float" office:value="0" calcext:value-type="float">
            <text:p>0</text:p>
          </table:table-cell>
          <table:table-cell table:style-name="ce10" table:formula="of:=[.AH8]-[.V8]" office:value-type="float" office:value="0" calcext:value-type="float">
            <text:p>0</text:p>
          </table:table-cell>
          <table:table-cell table:style-name="ce16" table:formula="of:=[.AI8]-[.W8]" office:value-type="float" office:value="0" calcext:value-type="float">
            <text:p>0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.N8]" office:value-type="float" office:value="0" calcext:value-type="float">
            <text:p>0</text:p>
          </table:table-cell>
          <table:table-cell table:style-name="ce10" table:formula="of:=[.AM8]-[.O8]" office:value-type="float" office:value="0" calcext:value-type="float">
            <text:p>0</text:p>
          </table:table-cell>
          <table:table-cell table:style-name="ce10" table:formula="of:=[.AN8]-[.P8]" office:value-type="float" office:value="0" calcext:value-type="float">
            <text:p>0</text:p>
          </table:table-cell>
          <table:table-cell table:style-name="ce10" table:formula="of:=[.AO8]-[.Q8]" office:value-type="float" office:value="0" calcext:value-type="float">
            <text:p>0</text:p>
          </table:table-cell>
          <table:table-cell table:style-name="ce10" table:formula="of:=[.AP8]-[.R8]" office:value-type="float" office:value="0" calcext:value-type="float">
            <text:p>0</text:p>
          </table:table-cell>
          <table:table-cell table:style-name="ce10" table:formula="of:=[.AQ8]-[.S8]" office:value-type="float" office:value="0" calcext:value-type="float">
            <text:p>0</text:p>
          </table:table-cell>
          <table:table-cell table:style-name="ce10" table:formula="of:=[.AR8]-[.T8]" office:value-type="float" office:value="0" calcext:value-type="float">
            <text:p>0</text:p>
          </table:table-cell>
          <table:table-cell table:style-name="ce10" table:formula="of:=[.AS8]-[.U8]" office:value-type="float" office:value="0" calcext:value-type="float">
            <text:p>0</text:p>
          </table:table-cell>
          <table:table-cell table:style-name="ce10" table:formula="of:=[.AT8]-[.V8]" office:value-type="float" office:value="0" calcext:value-type="float">
            <text:p>0</text:p>
          </table:table-cell>
          <table:table-cell table:style-name="ce16" table:formula="of:=[.AU8]-[.W8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.N9]" office:value-type="float" office:value="0" calcext:value-type="float">
            <text:p>0</text:p>
          </table:table-cell>
          <table:table-cell table:style-name="ce10" table:formula="of:=[.AA9]-[.O9]" office:value-type="float" office:value="0" calcext:value-type="float">
            <text:p>0</text:p>
          </table:table-cell>
          <table:table-cell table:style-name="ce10" table:formula="of:=[.AB9]-[.P9]" office:value-type="float" office:value="0" calcext:value-type="float">
            <text:p>0</text:p>
          </table:table-cell>
          <table:table-cell table:style-name="ce10" table:formula="of:=[.AC9]-[.Q9]" office:value-type="float" office:value="0" calcext:value-type="float">
            <text:p>0</text:p>
          </table:table-cell>
          <table:table-cell table:style-name="ce10" table:formula="of:=[.AD9]-[.R9]" office:value-type="float" office:value="0" calcext:value-type="float">
            <text:p>0</text:p>
          </table:table-cell>
          <table:table-cell table:style-name="ce10" table:formula="of:=[.AE9]-[.S9]" office:value-type="float" office:value="0" calcext:value-type="float">
            <text:p>0</text:p>
          </table:table-cell>
          <table:table-cell table:style-name="ce10" table:formula="of:=[.AF9]-[.T9]" office:value-type="float" office:value="0" calcext:value-type="float">
            <text:p>0</text:p>
          </table:table-cell>
          <table:table-cell table:style-name="ce10" table:formula="of:=[.AG9]-[.U9]" office:value-type="float" office:value="0" calcext:value-type="float">
            <text:p>0</text:p>
          </table:table-cell>
          <table:table-cell table:style-name="ce10" table:formula="of:=[.AH9]-[.V9]" office:value-type="float" office:value="0" calcext:value-type="float">
            <text:p>0</text:p>
          </table:table-cell>
          <table:table-cell table:style-name="ce16" table:formula="of:=[.AI9]-[.W9]" office:value-type="float" office:value="0" calcext:value-type="float">
            <text:p>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.N9]" office:value-type="float" office:value="0" calcext:value-type="float">
            <text:p>0</text:p>
          </table:table-cell>
          <table:table-cell table:style-name="ce10" table:formula="of:=[.AM9]-[.O9]" office:value-type="float" office:value="0" calcext:value-type="float">
            <text:p>0</text:p>
          </table:table-cell>
          <table:table-cell table:style-name="ce10" table:formula="of:=[.AN9]-[.P9]" office:value-type="float" office:value="0" calcext:value-type="float">
            <text:p>0</text:p>
          </table:table-cell>
          <table:table-cell table:style-name="ce10" table:formula="of:=[.AO9]-[.Q9]" office:value-type="float" office:value="0" calcext:value-type="float">
            <text:p>0</text:p>
          </table:table-cell>
          <table:table-cell table:style-name="ce10" table:formula="of:=[.AP9]-[.R9]" office:value-type="float" office:value="0" calcext:value-type="float">
            <text:p>0</text:p>
          </table:table-cell>
          <table:table-cell table:style-name="ce10" table:formula="of:=[.AQ9]-[.S9]" office:value-type="float" office:value="0" calcext:value-type="float">
            <text:p>0</text:p>
          </table:table-cell>
          <table:table-cell table:style-name="ce10" table:formula="of:=[.AR9]-[.T9]" office:value-type="float" office:value="0" calcext:value-type="float">
            <text:p>0</text:p>
          </table:table-cell>
          <table:table-cell table:style-name="ce10" table:formula="of:=[.AS9]-[.U9]" office:value-type="float" office:value="0" calcext:value-type="float">
            <text:p>0</text:p>
          </table:table-cell>
          <table:table-cell table:style-name="ce10" table:formula="of:=[.AT9]-[.V9]" office:value-type="float" office:value="0" calcext:value-type="float">
            <text:p>0</text:p>
          </table:table-cell>
          <table:table-cell table:style-name="ce16" table:formula="of:=[.AU9]-[.W9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.N10]" office:value-type="float" office:value="0" calcext:value-type="float">
            <text:p>0</text:p>
          </table:table-cell>
          <table:table-cell table:style-name="ce10" table:formula="of:=[.AA10]-[.O10]" office:value-type="float" office:value="0" calcext:value-type="float">
            <text:p>0</text:p>
          </table:table-cell>
          <table:table-cell table:style-name="ce10" table:formula="of:=[.AB10]-[.P10]" office:value-type="float" office:value="0" calcext:value-type="float">
            <text:p>0</text:p>
          </table:table-cell>
          <table:table-cell table:style-name="ce10" table:formula="of:=[.AC10]-[.Q10]" office:value-type="float" office:value="0" calcext:value-type="float">
            <text:p>0</text:p>
          </table:table-cell>
          <table:table-cell table:style-name="ce10" table:formula="of:=[.AD10]-[.R10]" office:value-type="float" office:value="0" calcext:value-type="float">
            <text:p>0</text:p>
          </table:table-cell>
          <table:table-cell table:style-name="ce10" table:formula="of:=[.AE10]-[.S10]" office:value-type="float" office:value="0" calcext:value-type="float">
            <text:p>0</text:p>
          </table:table-cell>
          <table:table-cell table:style-name="ce10" table:formula="of:=[.AF10]-[.T10]" office:value-type="float" office:value="0" calcext:value-type="float">
            <text:p>0</text:p>
          </table:table-cell>
          <table:table-cell table:style-name="ce10" table:formula="of:=[.AG10]-[.U10]" office:value-type="float" office:value="0" calcext:value-type="float">
            <text:p>0</text:p>
          </table:table-cell>
          <table:table-cell table:style-name="ce10" table:formula="of:=[.AH10]-[.V10]" office:value-type="float" office:value="0" calcext:value-type="float">
            <text:p>0</text:p>
          </table:table-cell>
          <table:table-cell table:style-name="ce16" table:formula="of:=[.AI10]-[.W10]" office:value-type="float" office:value="0" calcext:value-type="float">
            <text:p>0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.N10]" office:value-type="float" office:value="0" calcext:value-type="float">
            <text:p>0</text:p>
          </table:table-cell>
          <table:table-cell table:style-name="ce10" table:formula="of:=[.AM10]-[.O10]" office:value-type="float" office:value="0" calcext:value-type="float">
            <text:p>0</text:p>
          </table:table-cell>
          <table:table-cell table:style-name="ce10" table:formula="of:=[.AN10]-[.P10]" office:value-type="float" office:value="0" calcext:value-type="float">
            <text:p>0</text:p>
          </table:table-cell>
          <table:table-cell table:style-name="ce10" table:formula="of:=[.AO10]-[.Q10]" office:value-type="float" office:value="0" calcext:value-type="float">
            <text:p>0</text:p>
          </table:table-cell>
          <table:table-cell table:style-name="ce10" table:formula="of:=[.AP10]-[.R10]" office:value-type="float" office:value="0" calcext:value-type="float">
            <text:p>0</text:p>
          </table:table-cell>
          <table:table-cell table:style-name="ce10" table:formula="of:=[.AQ10]-[.S10]" office:value-type="float" office:value="0" calcext:value-type="float">
            <text:p>0</text:p>
          </table:table-cell>
          <table:table-cell table:style-name="ce10" table:formula="of:=[.AR10]-[.T10]" office:value-type="float" office:value="0" calcext:value-type="float">
            <text:p>0</text:p>
          </table:table-cell>
          <table:table-cell table:style-name="ce10" table:formula="of:=[.AS10]-[.U10]" office:value-type="float" office:value="0" calcext:value-type="float">
            <text:p>0</text:p>
          </table:table-cell>
          <table:table-cell table:style-name="ce10" table:formula="of:=[.AT10]-[.V10]" office:value-type="float" office:value="0" calcext:value-type="float">
            <text:p>0</text:p>
          </table:table-cell>
          <table:table-cell table:style-name="ce16" table:formula="of:=[.AU10]-[.W10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.N11]" office:value-type="float" office:value="0" calcext:value-type="float">
            <text:p>0</text:p>
          </table:table-cell>
          <table:table-cell table:style-name="ce10" table:formula="of:=[.AA11]-[.O11]" office:value-type="float" office:value="0" calcext:value-type="float">
            <text:p>0</text:p>
          </table:table-cell>
          <table:table-cell table:style-name="ce10" table:formula="of:=[.AB11]-[.P11]" office:value-type="float" office:value="0" calcext:value-type="float">
            <text:p>0</text:p>
          </table:table-cell>
          <table:table-cell table:style-name="ce10" table:formula="of:=[.AC11]-[.Q11]" office:value-type="float" office:value="0" calcext:value-type="float">
            <text:p>0</text:p>
          </table:table-cell>
          <table:table-cell table:style-name="ce10" table:formula="of:=[.AD11]-[.R11]" office:value-type="float" office:value="0" calcext:value-type="float">
            <text:p>0</text:p>
          </table:table-cell>
          <table:table-cell table:style-name="ce10" table:formula="of:=[.AE11]-[.S11]" office:value-type="float" office:value="0" calcext:value-type="float">
            <text:p>0</text:p>
          </table:table-cell>
          <table:table-cell table:style-name="ce10" table:formula="of:=[.AF11]-[.T11]" office:value-type="float" office:value="0" calcext:value-type="float">
            <text:p>0</text:p>
          </table:table-cell>
          <table:table-cell table:style-name="ce10" table:formula="of:=[.AG11]-[.U11]" office:value-type="float" office:value="0" calcext:value-type="float">
            <text:p>0</text:p>
          </table:table-cell>
          <table:table-cell table:style-name="ce10" table:formula="of:=[.AH11]-[.V11]" office:value-type="float" office:value="0" calcext:value-type="float">
            <text:p>0</text:p>
          </table:table-cell>
          <table:table-cell table:style-name="ce16" table:formula="of:=[.AI11]-[.W11]" office:value-type="float" office:value="0" calcext:value-type="float">
            <text:p>0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.N11]" office:value-type="float" office:value="0" calcext:value-type="float">
            <text:p>0</text:p>
          </table:table-cell>
          <table:table-cell table:style-name="ce10" table:formula="of:=[.AM11]-[.O11]" office:value-type="float" office:value="0" calcext:value-type="float">
            <text:p>0</text:p>
          </table:table-cell>
          <table:table-cell table:style-name="ce10" table:formula="of:=[.AN11]-[.P11]" office:value-type="float" office:value="0" calcext:value-type="float">
            <text:p>0</text:p>
          </table:table-cell>
          <table:table-cell table:style-name="ce10" table:formula="of:=[.AO11]-[.Q11]" office:value-type="float" office:value="0" calcext:value-type="float">
            <text:p>0</text:p>
          </table:table-cell>
          <table:table-cell table:style-name="ce10" table:formula="of:=[.AP11]-[.R11]" office:value-type="float" office:value="0" calcext:value-type="float">
            <text:p>0</text:p>
          </table:table-cell>
          <table:table-cell table:style-name="ce10" table:formula="of:=[.AQ11]-[.S11]" office:value-type="float" office:value="0" calcext:value-type="float">
            <text:p>0</text:p>
          </table:table-cell>
          <table:table-cell table:style-name="ce10" table:formula="of:=[.AR11]-[.T11]" office:value-type="float" office:value="0" calcext:value-type="float">
            <text:p>0</text:p>
          </table:table-cell>
          <table:table-cell table:style-name="ce10" table:formula="of:=[.AS11]-[.U11]" office:value-type="float" office:value="0" calcext:value-type="float">
            <text:p>0</text:p>
          </table:table-cell>
          <table:table-cell table:style-name="ce10" table:formula="of:=[.AT11]-[.V11]" office:value-type="float" office:value="0" calcext:value-type="float">
            <text:p>0</text:p>
          </table:table-cell>
          <table:table-cell table:style-name="ce16" table:formula="of:=[.AU11]-[.W11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.N12]" office:value-type="float" office:value="0" calcext:value-type="float">
            <text:p>0</text:p>
          </table:table-cell>
          <table:table-cell table:style-name="ce10" table:formula="of:=[.AA12]-[.O12]" office:value-type="float" office:value="0" calcext:value-type="float">
            <text:p>0</text:p>
          </table:table-cell>
          <table:table-cell table:style-name="ce10" table:formula="of:=[.AB12]-[.P12]" office:value-type="float" office:value="0" calcext:value-type="float">
            <text:p>0</text:p>
          </table:table-cell>
          <table:table-cell table:style-name="ce10" table:formula="of:=[.AC12]-[.Q12]" office:value-type="float" office:value="0" calcext:value-type="float">
            <text:p>0</text:p>
          </table:table-cell>
          <table:table-cell table:style-name="ce10" table:formula="of:=[.AD12]-[.R12]" office:value-type="float" office:value="0" calcext:value-type="float">
            <text:p>0</text:p>
          </table:table-cell>
          <table:table-cell table:style-name="ce10" table:formula="of:=[.AE12]-[.S12]" office:value-type="float" office:value="0" calcext:value-type="float">
            <text:p>0</text:p>
          </table:table-cell>
          <table:table-cell table:style-name="ce10" table:formula="of:=[.AF12]-[.T12]" office:value-type="float" office:value="0" calcext:value-type="float">
            <text:p>0</text:p>
          </table:table-cell>
          <table:table-cell table:style-name="ce10" table:formula="of:=[.AG12]-[.U12]" office:value-type="float" office:value="0" calcext:value-type="float">
            <text:p>0</text:p>
          </table:table-cell>
          <table:table-cell table:style-name="ce10" table:formula="of:=[.AH12]-[.V12]" office:value-type="float" office:value="0" calcext:value-type="float">
            <text:p>0</text:p>
          </table:table-cell>
          <table:table-cell table:style-name="ce16" table:formula="of:=[.AI12]-[.W12]" office:value-type="float" office:value="0" calcext:value-type="float">
            <text:p>0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.N12]" office:value-type="float" office:value="0" calcext:value-type="float">
            <text:p>0</text:p>
          </table:table-cell>
          <table:table-cell table:style-name="ce10" table:formula="of:=[.AM12]-[.O12]" office:value-type="float" office:value="0" calcext:value-type="float">
            <text:p>0</text:p>
          </table:table-cell>
          <table:table-cell table:style-name="ce10" table:formula="of:=[.AN12]-[.P12]" office:value-type="float" office:value="0" calcext:value-type="float">
            <text:p>0</text:p>
          </table:table-cell>
          <table:table-cell table:style-name="ce10" table:formula="of:=[.AO12]-[.Q12]" office:value-type="float" office:value="0" calcext:value-type="float">
            <text:p>0</text:p>
          </table:table-cell>
          <table:table-cell table:style-name="ce10" table:formula="of:=[.AP12]-[.R12]" office:value-type="float" office:value="0" calcext:value-type="float">
            <text:p>0</text:p>
          </table:table-cell>
          <table:table-cell table:style-name="ce10" table:formula="of:=[.AQ12]-[.S12]" office:value-type="float" office:value="0" calcext:value-type="float">
            <text:p>0</text:p>
          </table:table-cell>
          <table:table-cell table:style-name="ce10" table:formula="of:=[.AR12]-[.T12]" office:value-type="float" office:value="0" calcext:value-type="float">
            <text:p>0</text:p>
          </table:table-cell>
          <table:table-cell table:style-name="ce10" table:formula="of:=[.AS12]-[.U12]" office:value-type="float" office:value="0" calcext:value-type="float">
            <text:p>0</text:p>
          </table:table-cell>
          <table:table-cell table:style-name="ce10" table:formula="of:=[.AT12]-[.V12]" office:value-type="float" office:value="0" calcext:value-type="float">
            <text:p>0</text:p>
          </table:table-cell>
          <table:table-cell table:style-name="ce16" table:formula="of:=[.AU12]-[.W12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.N13]" office:value-type="float" office:value="0" calcext:value-type="float">
            <text:p>0</text:p>
          </table:table-cell>
          <table:table-cell table:style-name="ce11" table:formula="of:=[.AA13]-[.O13]" office:value-type="float" office:value="0" calcext:value-type="float">
            <text:p>0</text:p>
          </table:table-cell>
          <table:table-cell table:style-name="ce11" table:formula="of:=[.AB13]-[.P13]" office:value-type="float" office:value="0" calcext:value-type="float">
            <text:p>0</text:p>
          </table:table-cell>
          <table:table-cell table:style-name="ce11" table:formula="of:=[.AC13]-[.Q13]" office:value-type="float" office:value="0" calcext:value-type="float">
            <text:p>0</text:p>
          </table:table-cell>
          <table:table-cell table:style-name="ce11" table:formula="of:=[.AD13]-[.R13]" office:value-type="float" office:value="0" calcext:value-type="float">
            <text:p>0</text:p>
          </table:table-cell>
          <table:table-cell table:style-name="ce11" table:formula="of:=[.AE13]-[.S13]" office:value-type="float" office:value="0" calcext:value-type="float">
            <text:p>0</text:p>
          </table:table-cell>
          <table:table-cell table:style-name="ce11" table:formula="of:=[.AF13]-[.T13]" office:value-type="float" office:value="0" calcext:value-type="float">
            <text:p>0</text:p>
          </table:table-cell>
          <table:table-cell table:style-name="ce11" table:formula="of:=[.AG13]-[.U13]" office:value-type="float" office:value="0" calcext:value-type="float">
            <text:p>0</text:p>
          </table:table-cell>
          <table:table-cell table:style-name="ce11" table:formula="of:=[.AH13]-[.V13]" office:value-type="float" office:value="0" calcext:value-type="float">
            <text:p>0</text:p>
          </table:table-cell>
          <table:table-cell table:style-name="ce17" table:formula="of:=[.AI13]-[.W13]" office:value-type="float" office:value="0" calcext:value-type="float">
            <text:p>0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.N13]" office:value-type="float" office:value="0" calcext:value-type="float">
            <text:p>0</text:p>
          </table:table-cell>
          <table:table-cell table:style-name="ce11" table:formula="of:=[.AM13]-[.O13]" office:value-type="float" office:value="0" calcext:value-type="float">
            <text:p>0</text:p>
          </table:table-cell>
          <table:table-cell table:style-name="ce11" table:formula="of:=[.AN13]-[.P13]" office:value-type="float" office:value="0" calcext:value-type="float">
            <text:p>0</text:p>
          </table:table-cell>
          <table:table-cell table:style-name="ce11" table:formula="of:=[.AO13]-[.Q13]" office:value-type="float" office:value="0" calcext:value-type="float">
            <text:p>0</text:p>
          </table:table-cell>
          <table:table-cell table:style-name="ce11" table:formula="of:=[.AP13]-[.R13]" office:value-type="float" office:value="0" calcext:value-type="float">
            <text:p>0</text:p>
          </table:table-cell>
          <table:table-cell table:style-name="ce11" table:formula="of:=[.AQ13]-[.S13]" office:value-type="float" office:value="0" calcext:value-type="float">
            <text:p>0</text:p>
          </table:table-cell>
          <table:table-cell table:style-name="ce11" table:formula="of:=[.AR13]-[.T13]" office:value-type="float" office:value="0" calcext:value-type="float">
            <text:p>0</text:p>
          </table:table-cell>
          <table:table-cell table:style-name="ce11" table:formula="of:=[.AS13]-[.U13]" office:value-type="float" office:value="0" calcext:value-type="float">
            <text:p>0</text:p>
          </table:table-cell>
          <table:table-cell table:style-name="ce11" table:formula="of:=[.AT13]-[.V13]" office:value-type="float" office:value="0" calcext:value-type="float">
            <text:p>0</text:p>
          </table:table-cell>
          <table:table-cell table:style-name="ce17" table:formula="of:=[.AU13]-[.W13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jk-random" table:style-name="ta1">
        <table:table-column table:style-name="co4" table:default-cell-style-name="Default"/>
        <table:table-column table:style-name="co1" table:default-cell-style-name="ce66"/>
        <table:table-column table:style-name="co1" table:number-columns-repeated="10" table:default-cell-style-name="ce71"/>
        <table:table-column table:style-name="co7" table:default-cell-style-name="ce78"/>
        <table:table-column table:style-name="co1" table:number-columns-repeated="11" table:default-cell-style-name="ce78"/>
        <table:table-column table:style-name="co7" table:default-cell-style-name="ce78"/>
        <table:table-column table:style-name="co1" table:number-columns-repeated="11" table:default-cell-style-name="ce78"/>
        <table:table-column table:style-name="co7" table:default-cell-style-name="ce78"/>
        <table:table-column table:style-name="co1" table:number-columns-repeated="11" table:default-cell-style-name="ce78"/>
        <table:table-column table:style-name="co7" table:default-cell-style-name="ce78"/>
        <table:table-column table:style-name="co1" table:number-columns-repeated="964" table:default-cell-style-name="ce78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71"/>
          <table:table-cell table:style-name="ce82" table:number-columns-repeated="941"/>
          <table:table-cell table:number-columns-repeated="11"/>
        </table:table-row>
        <table:table-row table:style-name="ro1">
          <table:table-cell/>
          <table:table-cell table:style-name="Default" table:number-columns-repeated="23"/>
          <table:table-cell table:style-name="ce77"/>
          <table:table-cell table:style-name="ce83" office:value-type="string" calcext:value-type="string">
            <text:p>MANUAL</text:p>
          </table:table-cell>
          <table:table-cell table:style-name="ce84" table:number-columns-repeated="9"/>
          <table:table-cell table:style-name="ce87"/>
          <table:table-cell table:style-name="ce77"/>
          <table:table-cell table:style-name="ce89" office:value-type="string" calcext:value-type="string">
            <text:p>CBLAS</text:p>
          </table:table-cell>
          <table:table-cell table:style-name="ce90" table:number-columns-repeated="9"/>
          <table:table-cell table:style-name="ce92"/>
          <table:table-cell table:style-name="ce82"/>
          <table:table-cell table:style-name="ce112" office:value-type="string" calcext:value-type="string">
            <text:p>MPI</text:p>
          </table:table-cell>
          <table:table-cell table:style-name="ce113" table:number-columns-repeated="9"/>
          <table:table-cell table:style-name="ce115"/>
          <table:table-cell table:style-name="ce82" table:number-columns-repeated="953"/>
          <table:table-cell table:number-columns-repeated="11"/>
        </table:table-row>
        <table:table-row table:style-name="ro2">
          <table:table-cell/>
          <table:table-cell table:style-name="ce60" office:value-type="string" calcext:value-type="string">
            <text:p>Source matrix initialized to value of row for each column</text:p>
          </table:table-cell>
          <table:table-cell table:style-name="ce67" table:number-columns-repeated="9"/>
          <table:table-cell table:style-name="ce73"/>
          <table:table-cell table:style-name="ce77"/>
          <table:table-cell table:style-name="ce79" office:value-type="string" calcext:value-type="string">
            <text:p>Program – calculate results using dot product </text:p>
          </table:table-cell>
          <table:table-cell table:style-name="ce80" table:number-columns-repeated="9"/>
          <table:table-cell table:style-name="ce81"/>
          <table:table-cell table:style-name="ce77"/>
          <table:table-cell table:style-name="ce83" office:value-type="string" calcext:value-type="string">
            <text:p>Program – calculate results using for loops</text:p>
          </table:table-cell>
          <table:table-cell table:style-name="ce84" table:number-columns-repeated="9"/>
          <table:table-cell table:style-name="ce87"/>
          <table:table-cell table:style-name="ce65"/>
          <table:table-cell table:style-name="ce89" office:value-type="string" calcext:value-type="string">
            <text:p>Program – calculate results using clas</text:p>
          </table:table-cell>
          <table:table-cell table:style-name="ce90" table:number-columns-repeated="9"/>
          <table:table-cell table:style-name="ce92"/>
          <table:table-cell/>
          <table:table-cell table:style-name="ce112" office:value-type="string" calcext:value-type="string">
            <text:p>Program – calculate results using clas</text:p>
          </table:table-cell>
          <table:table-cell table:style-name="ce113" table:number-columns-repeated="9"/>
          <table:table-cell table:style-name="ce115"/>
          <table:table-cell table:style-name="ce82" table:number-columns-repeated="953"/>
          <table:table-cell table:number-columns-repeated="11"/>
        </table:table-row>
        <table:table-row table:style-name="ro2">
          <table:table-cell/>
          <table:table-cell table:style-name="ce94" office:value-type="string" calcext:value-type="string">
            <text:p>A</text:p>
          </table:table-cell>
          <table:table-cell table:style-name="ce97" office:value-type="float" office:value="0" calcext:value-type="float">
            <text:p>0</text:p>
          </table:table-cell>
          <table:table-cell table:style-name="ce97" table:formula="of:=[.C4]+1" office:value-type="float" office:value="1" calcext:value-type="float">
            <text:p>1</text:p>
          </table:table-cell>
          <table:table-cell table:style-name="ce97" table:formula="of:=[.D4]+1" office:value-type="float" office:value="2" calcext:value-type="float">
            <text:p>2</text:p>
          </table:table-cell>
          <table:table-cell table:style-name="ce97" table:formula="of:=[.E4]+1" office:value-type="float" office:value="3" calcext:value-type="float">
            <text:p>3</text:p>
          </table:table-cell>
          <table:table-cell table:style-name="ce97" table:formula="of:=[.F4]+1" office:value-type="float" office:value="4" calcext:value-type="float">
            <text:p>4</text:p>
          </table:table-cell>
          <table:table-cell table:style-name="ce97" table:formula="of:=[.G4]+1" office:value-type="float" office:value="5" calcext:value-type="float">
            <text:p>5</text:p>
          </table:table-cell>
          <table:table-cell table:style-name="ce97" table:formula="of:=[.H4]+1" office:value-type="float" office:value="6" calcext:value-type="float">
            <text:p>6</text:p>
          </table:table-cell>
          <table:table-cell table:style-name="ce97" table:formula="of:=[.I4]+1" office:value-type="float" office:value="7" calcext:value-type="float">
            <text:p>7</text:p>
          </table:table-cell>
          <table:table-cell table:style-name="ce97" table:formula="of:=[.J4]+1" office:value-type="float" office:value="8" calcext:value-type="float">
            <text:p>8</text:p>
          </table:table-cell>
          <table:table-cell table:style-name="ce100" table:formula="of:=[.K4]+1" office:value-type="float" office:value="9" calcext:value-type="float">
            <text:p>9</text:p>
          </table:table-cell>
          <table:table-cell table:style-name="ce77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O4]+1" office:value-type="float" office:value="1" calcext:value-type="float">
            <text:p>1</text:p>
          </table:table-cell>
          <table:table-cell table:style-name="ce72" table:formula="of:=[.P4]+1" office:value-type="float" office:value="2" calcext:value-type="float">
            <text:p>2</text:p>
          </table:table-cell>
          <table:table-cell table:style-name="ce72" table:formula="of:=[.Q4]+1" office:value-type="float" office:value="3" calcext:value-type="float">
            <text:p>3</text:p>
          </table:table-cell>
          <table:table-cell table:style-name="ce72" table:formula="of:=[.R4]+1" office:value-type="float" office:value="4" calcext:value-type="float">
            <text:p>4</text:p>
          </table:table-cell>
          <table:table-cell table:style-name="ce72" table:formula="of:=[.S4]+1" office:value-type="float" office:value="5" calcext:value-type="float">
            <text:p>5</text:p>
          </table:table-cell>
          <table:table-cell table:style-name="ce72" table:formula="of:=[.T4]+1" office:value-type="float" office:value="6" calcext:value-type="float">
            <text:p>6</text:p>
          </table:table-cell>
          <table:table-cell table:style-name="ce72" table:formula="of:=[.U4]+1" office:value-type="float" office:value="7" calcext:value-type="float">
            <text:p>7</text:p>
          </table:table-cell>
          <table:table-cell table:style-name="ce72" table:formula="of:=[.V4]+1" office:value-type="float" office:value="8" calcext:value-type="float">
            <text:p>8</text:p>
          </table:table-cell>
          <table:table-cell table:style-name="ce74" table:formula="of:=[.W4]+1" office:value-type="float" office:value="9" calcext:value-type="float">
            <text:p>9</text:p>
          </table:table-cell>
          <table:table-cell table:style-name="ce65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A4]+1" office:value-type="float" office:value="1" calcext:value-type="float">
            <text:p>1</text:p>
          </table:table-cell>
          <table:table-cell table:style-name="ce72" table:formula="of:=[.AB4]+1" office:value-type="float" office:value="2" calcext:value-type="float">
            <text:p>2</text:p>
          </table:table-cell>
          <table:table-cell table:style-name="ce72" table:formula="of:=[.AC4]+1" office:value-type="float" office:value="3" calcext:value-type="float">
            <text:p>3</text:p>
          </table:table-cell>
          <table:table-cell table:style-name="ce72" table:formula="of:=[.AD4]+1" office:value-type="float" office:value="4" calcext:value-type="float">
            <text:p>4</text:p>
          </table:table-cell>
          <table:table-cell table:style-name="ce72" table:formula="of:=[.AE4]+1" office:value-type="float" office:value="5" calcext:value-type="float">
            <text:p>5</text:p>
          </table:table-cell>
          <table:table-cell table:style-name="ce72" table:formula="of:=[.AF4]+1" office:value-type="float" office:value="6" calcext:value-type="float">
            <text:p>6</text:p>
          </table:table-cell>
          <table:table-cell table:style-name="ce72" table:formula="of:=[.AG4]+1" office:value-type="float" office:value="7" calcext:value-type="float">
            <text:p>7</text:p>
          </table:table-cell>
          <table:table-cell table:style-name="ce72" table:formula="of:=[.AH4]+1" office:value-type="float" office:value="8" calcext:value-type="float">
            <text:p>8</text:p>
          </table:table-cell>
          <table:table-cell table:style-name="ce74" table:formula="of:=[.AI4]+1" office:value-type="float" office:value="9" calcext:value-type="float">
            <text:p>9</text:p>
          </table:table-cell>
          <table:table-cell table:style-name="ce65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M4]+1" office:value-type="float" office:value="1" calcext:value-type="float">
            <text:p>1</text:p>
          </table:table-cell>
          <table:table-cell table:style-name="ce72" table:formula="of:=[.AN4]+1" office:value-type="float" office:value="2" calcext:value-type="float">
            <text:p>2</text:p>
          </table:table-cell>
          <table:table-cell table:style-name="ce72" table:formula="of:=[.AO4]+1" office:value-type="float" office:value="3" calcext:value-type="float">
            <text:p>3</text:p>
          </table:table-cell>
          <table:table-cell table:style-name="ce72" table:formula="of:=[.AP4]+1" office:value-type="float" office:value="4" calcext:value-type="float">
            <text:p>4</text:p>
          </table:table-cell>
          <table:table-cell table:style-name="ce72" table:formula="of:=[.AQ4]+1" office:value-type="float" office:value="5" calcext:value-type="float">
            <text:p>5</text:p>
          </table:table-cell>
          <table:table-cell table:style-name="ce72" table:formula="of:=[.AR4]+1" office:value-type="float" office:value="6" calcext:value-type="float">
            <text:p>6</text:p>
          </table:table-cell>
          <table:table-cell table:style-name="ce72" table:formula="of:=[.AS4]+1" office:value-type="float" office:value="7" calcext:value-type="float">
            <text:p>7</text:p>
          </table:table-cell>
          <table:table-cell table:style-name="ce72" table:formula="of:=[.AT4]+1" office:value-type="float" office:value="8" calcext:value-type="float">
            <text:p>8</text:p>
          </table:table-cell>
          <table:table-cell table:style-name="ce74" table:formula="of:=[.AU4]+1" office:value-type="float" office:value="9" calcext:value-type="float">
            <text:p>9</text:p>
          </table:table-cell>
          <table:table-cell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Y4]+1" office:value-type="float" office:value="1" calcext:value-type="float">
            <text:p>1</text:p>
          </table:table-cell>
          <table:table-cell table:style-name="ce72" table:formula="of:=[.AZ4]+1" office:value-type="float" office:value="2" calcext:value-type="float">
            <text:p>2</text:p>
          </table:table-cell>
          <table:table-cell table:style-name="ce72" table:formula="of:=[.BA4]+1" office:value-type="float" office:value="3" calcext:value-type="float">
            <text:p>3</text:p>
          </table:table-cell>
          <table:table-cell table:style-name="ce72" table:formula="of:=[.BB4]+1" office:value-type="float" office:value="4" calcext:value-type="float">
            <text:p>4</text:p>
          </table:table-cell>
          <table:table-cell table:style-name="ce72" table:formula="of:=[.BC4]+1" office:value-type="float" office:value="5" calcext:value-type="float">
            <text:p>5</text:p>
          </table:table-cell>
          <table:table-cell table:style-name="ce72" table:formula="of:=[.BD4]+1" office:value-type="float" office:value="6" calcext:value-type="float">
            <text:p>6</text:p>
          </table:table-cell>
          <table:table-cell table:style-name="ce72" table:formula="of:=[.BE4]+1" office:value-type="float" office:value="7" calcext:value-type="float">
            <text:p>7</text:p>
          </table:table-cell>
          <table:table-cell table:style-name="ce72" table:formula="of:=[.BF4]+1" office:value-type="float" office:value="8" calcext:value-type="float">
            <text:p>8</text:p>
          </table:table-cell>
          <table:table-cell table:style-name="ce74" table:formula="of:=[.BG4]+1" office:value-type="float" office:value="9" calcext:value-type="float">
            <text:p>9</text:p>
          </table:table-cell>
          <table:table-cell table:number-columns-repeated="964"/>
        </table:table-row>
        <table:table-row table:style-name="ro2">
          <table:table-cell/>
          <table:table-cell table:style-name="ce95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style-name="ce69" table:formula="of:=([.$C$5]*[.C18])+([.$D$5]*[.C19])+([.$E$5]*[.C20])+([.$F$5]*[.C21])+([.$G$5]*[.C22])+([.$H$5]*[.C23])+([.$I$5]*[.C24])+([.$J$5]*[.C25])+([.$K$5]*[.C26])+([.$L$5]*[.C27])" office:value-type="float" office:value="55" calcext:value-type="float">
            <text:p>55</text:p>
          </table:table-cell>
          <table:table-cell table:style-name="ce69" table:formula="of:=([.$C$5]*[.D18])+([.$D$5]*[.D19])+([.$E$5]*[.D20])+([.$F$5]*[.D21])+([.$G$5]*[.D22])+([.$H$5]*[.D23])+([.$I$5]*[.D24])+([.$J$5]*[.D25])+([.$K$5]*[.D26])+([.$L$5]*[.D27])" office:value-type="float" office:value="110" calcext:value-type="float">
            <text:p>110</text:p>
          </table:table-cell>
          <table:table-cell table:style-name="ce69" table:formula="of:=([.$C$5]*[.E18])+([.$D$5]*[.E19])+([.$E$5]*[.E20])+([.$F$5]*[.E21])+([.$G$5]*[.E22])+([.$H$5]*[.E23])+([.$I$5]*[.E24])+([.$J$5]*[.E25])+([.$K$5]*[.E26])+([.$L$5]*[.E27])" office:value-type="float" office:value="165" calcext:value-type="float">
            <text:p>165</text:p>
          </table:table-cell>
          <table:table-cell table:style-name="ce69" table:formula="of:=([.$C$5]*[.F18])+([.$D$5]*[.F19])+([.$E$5]*[.F20])+([.$F$5]*[.F21])+([.$G$5]*[.F22])+([.$H$5]*[.F23])+([.$I$5]*[.F24])+([.$J$5]*[.F25])+([.$K$5]*[.F26])+([.$L$5]*[.F27])" office:value-type="float" office:value="220" calcext:value-type="float">
            <text:p>220</text:p>
          </table:table-cell>
          <table:table-cell table:style-name="ce69" table:formula="of:=([.$C$5]*[.G18])+([.$D$5]*[.G19])+([.$E$5]*[.G20])+([.$F$5]*[.G21])+([.$G$5]*[.G22])+([.$H$5]*[.G23])+([.$I$5]*[.G24])+([.$J$5]*[.G25])+([.$K$5]*[.G26])+([.$L$5]*[.G27])" office:value-type="float" office:value="275" calcext:value-type="float">
            <text:p>275</text:p>
          </table:table-cell>
          <table:table-cell table:style-name="ce69" table:formula="of:=([.$C$5]*[.H18])+([.$D$5]*[.H19])+([.$E$5]*[.H20])+([.$F$5]*[.H21])+([.$G$5]*[.H22])+([.$H$5]*[.H23])+([.$I$5]*[.H24])+([.$J$5]*[.H25])+([.$K$5]*[.H26])+([.$L$5]*[.H27])" office:value-type="float" office:value="330" calcext:value-type="float">
            <text:p>330</text:p>
          </table:table-cell>
          <table:table-cell table:style-name="ce69" table:formula="of:=([.$C$5]*[.I18])+([.$D$5]*[.I19])+([.$E$5]*[.I20])+([.$F$5]*[.I21])+([.$G$5]*[.I22])+([.$H$5]*[.I23])+([.$I$5]*[.I24])+([.$J$5]*[.I25])+([.$K$5]*[.I26])+([.$L$5]*[.I27])" office:value-type="float" office:value="385" calcext:value-type="float">
            <text:p>385</text:p>
          </table:table-cell>
          <table:table-cell table:style-name="ce69" table:formula="of:=([.$C$5]*[.J18])+([.$D$5]*[.J19])+([.$E$5]*[.J20])+([.$F$5]*[.J21])+([.$G$5]*[.J22])+([.$H$5]*[.J23])+([.$I$5]*[.J24])+([.$J$5]*[.J25])+([.$K$5]*[.J26])+([.$L$5]*[.J27])" office:value-type="float" office:value="440" calcext:value-type="float">
            <text:p>440</text:p>
          </table:table-cell>
          <table:table-cell table:style-name="ce69" table:formula="of:=([.$C$5]*[.K18])+([.$D$5]*[.K19])+([.$E$5]*[.K20])+([.$F$5]*[.K21])+([.$G$5]*[.K22])+([.$H$5]*[.K23])+([.$I$5]*[.K24])+([.$J$5]*[.K25])+([.$K$5]*[.K26])+([.$L$5]*[.K27])" office:value-type="float" office:value="495" calcext:value-type="float">
            <text:p>495</text:p>
          </table:table-cell>
          <table:table-cell table:style-name="ce75" table:formula="of:=([.$C$5]*[.L18])+([.$D$5]*[.L19])+([.$E$5]*[.L20])+([.$F$5]*[.L21])+([.$G$5]*[.L22])+([.$H$5]*[.L23])+([.$I$5]*[.L24])+([.$J$5]*[.L25])+([.$K$5]*[.L26])+([.$L$5]*[.L27])" office:value-type="float" office:value="550" calcext:value-type="float">
            <text:p>55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2" office:value-type="float" office:value="0" calcext:value-type="float">
            <text:p>0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5]+1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3" table:formula="of:=[.N5]+1" office:value-type="float" office:value="1" calcext:value-type="float">
            <text:p>1</text:p>
          </table:table-cell>
          <table:table-cell table:style-name="ce69" table:formula="of:=([.$C$6]*[.C18])+([.$D$6]*[.C19])+([.$E$6]*[.C20])+([.$F$6]*[.C21])+([.$G$6]*[.C22])+([.$H$6]*[.C23])+([.$I$6]*[.C24])+([.$J$6]*[.C25])+([.$K$6]*[.C26])+([.$L$6]*[.C27])" office:value-type="float" office:value="55" calcext:value-type="float">
            <text:p>55</text:p>
          </table:table-cell>
          <table:table-cell table:style-name="ce69" table:formula="of:=([.$C$6]*[.D18])+([.$D$6]*[.D19])+([.$E$6]*[.D20])+([.$F$6]*[.D21])+([.$G$6]*[.D22])+([.$H$6]*[.D23])+([.$I$6]*[.D24])+([.$J$6]*[.D25])+([.$K$6]*[.D26])+([.$L$6]*[.D27])" office:value-type="float" office:value="110" calcext:value-type="float">
            <text:p>110</text:p>
          </table:table-cell>
          <table:table-cell table:style-name="ce69" table:formula="of:=([.$C$6]*[.E18])+([.$D$6]*[.E19])+([.$E$6]*[.E20])+([.$F$6]*[.E21])+([.$G$6]*[.E22])+([.$H$6]*[.E23])+([.$I$6]*[.E24])+([.$J$6]*[.E25])+([.$K$6]*[.E26])+([.$L$6]*[.E27])" office:value-type="float" office:value="165" calcext:value-type="float">
            <text:p>165</text:p>
          </table:table-cell>
          <table:table-cell table:style-name="ce69" table:formula="of:=([.$C$6]*[.F18])+([.$D$6]*[.F19])+([.$E$6]*[.F20])+([.$F$6]*[.F21])+([.$G$6]*[.F22])+([.$H$6]*[.F23])+([.$I$6]*[.F24])+([.$J$6]*[.F25])+([.$K$6]*[.F26])+([.$L$6]*[.F27])" office:value-type="float" office:value="220" calcext:value-type="float">
            <text:p>220</text:p>
          </table:table-cell>
          <table:table-cell table:style-name="ce69" table:formula="of:=([.$C$6]*[.G18])+([.$D$6]*[.G19])+([.$E$6]*[.G20])+([.$F$6]*[.G21])+([.$G$6]*[.G22])+([.$H$6]*[.G23])+([.$I$6]*[.G24])+([.$J$6]*[.G25])+([.$K$6]*[.G26])+([.$L$6]*[.G27])" office:value-type="float" office:value="275" calcext:value-type="float">
            <text:p>275</text:p>
          </table:table-cell>
          <table:table-cell table:style-name="ce69" table:formula="of:=([.$C$6]*[.H18])+([.$D$6]*[.H19])+([.$E$6]*[.H20])+([.$F$6]*[.H21])+([.$G$6]*[.H22])+([.$H$6]*[.H23])+([.$I$6]*[.H24])+([.$J$6]*[.H25])+([.$K$6]*[.H26])+([.$L$6]*[.H27])" office:value-type="float" office:value="330" calcext:value-type="float">
            <text:p>330</text:p>
          </table:table-cell>
          <table:table-cell table:style-name="ce69" table:formula="of:=([.$C$6]*[.I18])+([.$D$6]*[.I19])+([.$E$6]*[.I20])+([.$F$6]*[.I21])+([.$G$6]*[.I22])+([.$H$6]*[.I23])+([.$I$6]*[.I24])+([.$J$6]*[.I25])+([.$K$6]*[.I26])+([.$L$6]*[.I27])" office:value-type="float" office:value="385" calcext:value-type="float">
            <text:p>385</text:p>
          </table:table-cell>
          <table:table-cell table:style-name="ce69" table:formula="of:=([.$C$6]*[.J18])+([.$D$6]*[.J19])+([.$E$6]*[.J20])+([.$F$6]*[.J21])+([.$G$6]*[.J22])+([.$H$6]*[.J23])+([.$I$6]*[.J24])+([.$J$6]*[.J25])+([.$K$6]*[.J26])+([.$L$6]*[.J27])" office:value-type="float" office:value="440" calcext:value-type="float">
            <text:p>440</text:p>
          </table:table-cell>
          <table:table-cell table:style-name="ce69" table:formula="of:=([.$C$6]*[.K18])+([.$D$6]*[.K19])+([.$E$6]*[.K20])+([.$F$6]*[.K21])+([.$G$6]*[.K22])+([.$H$6]*[.K23])+([.$I$6]*[.K24])+([.$J$6]*[.K25])+([.$K$6]*[.K26])+([.$L$6]*[.K27])" office:value-type="float" office:value="495" calcext:value-type="float">
            <text:p>495</text:p>
          </table:table-cell>
          <table:table-cell table:style-name="ce75" table:formula="of:=([.$C$6]*[.L18])+([.$D$6]*[.L19])+([.$E$6]*[.L20])+([.$F$6]*[.L21])+([.$G$6]*[.L22])+([.$H$6]*[.L23])+([.$I$6]*[.L24])+([.$J$6]*[.L25])+([.$K$6]*[.L26])+([.$L$6]*[.L27])" office:value-type="float" office:value="550" calcext:value-type="float">
            <text:p>550</text:p>
          </table:table-cell>
          <table:table-cell table:style-name="ce65"/>
          <table:table-cell table:style-name="ce63" table:formula="of:=[.Z5]+1" office:value-type="float" office:value="1" calcext:value-type="float">
            <text:p>1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5]+1" office:value-type="float" office:value="1" calcext:value-type="float">
            <text:p>1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5]+1" office:value-type="float" office:value="1" calcext:value-type="float">
            <text:p>1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6]+1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3" table:formula="of:=[.N6]+1" office:value-type="float" office:value="2" calcext:value-type="float">
            <text:p>2</text:p>
          </table:table-cell>
          <table:table-cell table:style-name="ce69" table:formula="of:=([.$C$7]*[.C18])+([.$D$7]*[.C19])+([.$E$7]*[.C20])+([.$F$7]*[.C21])+([.$G$7]*[.C22])+([.$H$7]*[.C23])+([.$I$7]*[.C24])+([.$J$7]*[.C25])+([.$K$7]*[.C26])+([.$L$7]*[.C27])" office:value-type="float" office:value="55" calcext:value-type="float">
            <text:p>55</text:p>
          </table:table-cell>
          <table:table-cell table:style-name="ce69" table:formula="of:=([.$C$7]*[.D18])+([.$D$7]*[.D19])+([.$E$7]*[.D20])+([.$F$7]*[.D21])+([.$G$7]*[.D22])+([.$H$7]*[.D23])+([.$I$7]*[.D24])+([.$J$7]*[.D25])+([.$K$7]*[.D26])+([.$L$7]*[.D27])" office:value-type="float" office:value="110" calcext:value-type="float">
            <text:p>110</text:p>
          </table:table-cell>
          <table:table-cell table:style-name="ce69" table:formula="of:=([.$C$7]*[.E18])+([.$D$7]*[.E19])+([.$E$7]*[.E20])+([.$F$7]*[.E21])+([.$G$7]*[.E22])+([.$H$7]*[.E23])+([.$I$7]*[.E24])+([.$J$7]*[.E25])+([.$K$7]*[.E26])+([.$L$7]*[.E27])" office:value-type="float" office:value="165" calcext:value-type="float">
            <text:p>165</text:p>
          </table:table-cell>
          <table:table-cell table:style-name="ce69" table:formula="of:=([.$C$7]*[.F18])+([.$D$7]*[.F19])+([.$E$7]*[.F20])+([.$F$7]*[.F21])+([.$G$7]*[.F22])+([.$H$7]*[.F23])+([.$I$7]*[.F24])+([.$J$7]*[.F25])+([.$K$7]*[.F26])+([.$L$7]*[.F27])" office:value-type="float" office:value="220" calcext:value-type="float">
            <text:p>220</text:p>
          </table:table-cell>
          <table:table-cell table:style-name="ce69" table:formula="of:=([.$C$7]*[.G18])+([.$D$7]*[.G19])+([.$E$7]*[.G20])+([.$F$7]*[.G21])+([.$G$7]*[.G22])+([.$H$7]*[.G23])+([.$I$7]*[.G24])+([.$J$7]*[.G25])+([.$K$7]*[.G26])+([.$L$7]*[.G27])" office:value-type="float" office:value="275" calcext:value-type="float">
            <text:p>275</text:p>
          </table:table-cell>
          <table:table-cell table:style-name="ce69" table:formula="of:=([.$C$7]*[.H18])+([.$D$7]*[.H19])+([.$E$7]*[.H20])+([.$F$7]*[.H21])+([.$G$7]*[.H22])+([.$H$7]*[.H23])+([.$I$7]*[.H24])+([.$J$7]*[.H25])+([.$K$7]*[.H26])+([.$L$7]*[.H27])" office:value-type="float" office:value="330" calcext:value-type="float">
            <text:p>330</text:p>
          </table:table-cell>
          <table:table-cell table:style-name="ce69" table:formula="of:=([.$C$7]*[.I18])+([.$D$7]*[.I19])+([.$E$7]*[.I20])+([.$F$7]*[.I21])+([.$G$7]*[.I22])+([.$H$7]*[.I23])+([.$I$7]*[.I24])+([.$J$7]*[.I25])+([.$K$7]*[.I26])+([.$L$7]*[.I27])" office:value-type="float" office:value="385" calcext:value-type="float">
            <text:p>385</text:p>
          </table:table-cell>
          <table:table-cell table:style-name="ce69" table:formula="of:=([.$C$7]*[.J18])+([.$D$7]*[.J19])+([.$E$7]*[.J20])+([.$F$7]*[.J21])+([.$G$7]*[.J22])+([.$H$7]*[.J23])+([.$I$7]*[.J24])+([.$J$7]*[.J25])+([.$K$7]*[.J26])+([.$L$7]*[.J27])" office:value-type="float" office:value="440" calcext:value-type="float">
            <text:p>440</text:p>
          </table:table-cell>
          <table:table-cell table:style-name="ce69" table:formula="of:=([.$C$7]*[.K18])+([.$D$7]*[.K19])+([.$E$7]*[.K20])+([.$F$7]*[.K21])+([.$G$7]*[.K22])+([.$H$7]*[.K23])+([.$I$7]*[.K24])+([.$J$7]*[.K25])+([.$K$7]*[.K26])+([.$L$7]*[.K27])" office:value-type="float" office:value="495" calcext:value-type="float">
            <text:p>495</text:p>
          </table:table-cell>
          <table:table-cell table:style-name="ce75" table:formula="of:=([.$C$7]*[.L18])+([.$D$7]*[.L19])+([.$E$7]*[.L20])+([.$F$7]*[.L21])+([.$G$7]*[.L22])+([.$H$7]*[.L23])+([.$I$7]*[.L24])+([.$J$7]*[.L25])+([.$K$7]*[.L26])+([.$L$7]*[.L27])" office:value-type="float" office:value="550" calcext:value-type="float">
            <text:p>550</text:p>
          </table:table-cell>
          <table:table-cell table:style-name="ce65"/>
          <table:table-cell table:style-name="ce63" table:formula="of:=[.Z6]+1" office:value-type="float" office:value="2" calcext:value-type="float">
            <text:p>2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6]+1" office:value-type="float" office:value="2" calcext:value-type="float">
            <text:p>2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6]+1" office:value-type="float" office:value="2" calcext:value-type="float">
            <text:p>2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7]+1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3" table:formula="of:=[.N7]+1" office:value-type="float" office:value="3" calcext:value-type="float">
            <text:p>3</text:p>
          </table:table-cell>
          <table:table-cell table:style-name="ce69" table:formula="of:=([.$C$8]*[.C18])+([.$D$8]*[.C19])+([.$E$8]*[.C20])+([.$F$8]*[.C21])+([.$G$8]*[.C22])+([.$H$8]*[.C23])+([.$I$8]*[.C24])+([.$J$8]*[.C25])+([.$K$8]*[.C26])+([.$L$8]*[.C27])" office:value-type="float" office:value="55" calcext:value-type="float">
            <text:p>55</text:p>
          </table:table-cell>
          <table:table-cell table:style-name="ce69" table:formula="of:=([.$C$8]*[.D18])+([.$D$8]*[.D19])+([.$E$8]*[.D20])+([.$F$8]*[.D21])+([.$G$8]*[.D22])+([.$H$8]*[.D23])+([.$I$8]*[.D24])+([.$J$8]*[.D25])+([.$K$8]*[.D26])+([.$L$8]*[.D27])" office:value-type="float" office:value="110" calcext:value-type="float">
            <text:p>110</text:p>
          </table:table-cell>
          <table:table-cell table:style-name="ce69" table:formula="of:=([.$C$8]*[.E18])+([.$D$8]*[.E19])+([.$E$8]*[.E20])+([.$F$8]*[.E21])+([.$G$8]*[.E22])+([.$H$8]*[.E23])+([.$I$8]*[.E24])+([.$J$8]*[.E25])+([.$K$8]*[.E26])+([.$L$8]*[.E27])" office:value-type="float" office:value="165" calcext:value-type="float">
            <text:p>165</text:p>
          </table:table-cell>
          <table:table-cell table:style-name="ce69" table:formula="of:=([.$C$8]*[.F18])+([.$D$8]*[.F19])+([.$E$8]*[.F20])+([.$F$8]*[.F21])+([.$G$8]*[.F22])+([.$H$8]*[.F23])+([.$I$8]*[.F24])+([.$J$8]*[.F25])+([.$K$8]*[.F26])+([.$L$8]*[.F27])" office:value-type="float" office:value="220" calcext:value-type="float">
            <text:p>220</text:p>
          </table:table-cell>
          <table:table-cell table:style-name="ce69" table:formula="of:=([.$C$8]*[.G18])+([.$D$8]*[.G19])+([.$E$8]*[.G20])+([.$F$8]*[.G21])+([.$G$8]*[.G22])+([.$H$8]*[.G23])+([.$I$8]*[.G24])+([.$J$8]*[.G25])+([.$K$8]*[.G26])+([.$L$8]*[.G27])" office:value-type="float" office:value="275" calcext:value-type="float">
            <text:p>275</text:p>
          </table:table-cell>
          <table:table-cell table:style-name="ce69" table:formula="of:=([.$C$8]*[.H18])+([.$D$8]*[.H19])+([.$E$8]*[.H20])+([.$F$8]*[.H21])+([.$G$8]*[.H22])+([.$H$8]*[.H23])+([.$I$8]*[.H24])+([.$J$8]*[.H25])+([.$K$8]*[.H26])+([.$L$8]*[.H27])" office:value-type="float" office:value="330" calcext:value-type="float">
            <text:p>330</text:p>
          </table:table-cell>
          <table:table-cell table:style-name="ce69" table:formula="of:=([.$C$8]*[.I18])+([.$D$8]*[.I19])+([.$E$8]*[.I20])+([.$F$8]*[.I21])+([.$G$8]*[.I22])+([.$H$8]*[.I23])+([.$I$8]*[.I24])+([.$J$8]*[.I25])+([.$K$8]*[.I26])+([.$L$8]*[.I27])" office:value-type="float" office:value="385" calcext:value-type="float">
            <text:p>385</text:p>
          </table:table-cell>
          <table:table-cell table:style-name="ce69" table:formula="of:=([.$C$8]*[.J18])+([.$D$8]*[.J19])+([.$E$8]*[.J20])+([.$F$8]*[.J21])+([.$G$8]*[.J22])+([.$H$8]*[.J23])+([.$I$8]*[.J24])+([.$J$8]*[.J25])+([.$K$8]*[.J26])+([.$L$8]*[.J27])" office:value-type="float" office:value="440" calcext:value-type="float">
            <text:p>440</text:p>
          </table:table-cell>
          <table:table-cell table:style-name="ce69" table:formula="of:=([.$C$8]*[.K18])+([.$D$8]*[.K19])+([.$E$8]*[.K20])+([.$F$8]*[.K21])+([.$G$8]*[.K22])+([.$H$8]*[.K23])+([.$I$8]*[.K24])+([.$J$8]*[.K25])+([.$K$8]*[.K26])+([.$L$8]*[.K27])" office:value-type="float" office:value="495" calcext:value-type="float">
            <text:p>495</text:p>
          </table:table-cell>
          <table:table-cell table:style-name="ce75" table:formula="of:=([.$C$8]*[.L18])+([.$D$8]*[.L19])+([.$E$8]*[.L20])+([.$F$8]*[.L21])+([.$G$8]*[.L22])+([.$H$8]*[.L23])+([.$I$8]*[.L24])+([.$J$8]*[.L25])+([.$K$8]*[.L26])+([.$L$8]*[.L27])" office:value-type="float" office:value="550" calcext:value-type="float">
            <text:p>550</text:p>
          </table:table-cell>
          <table:table-cell table:style-name="ce65"/>
          <table:table-cell table:style-name="ce63" table:formula="of:=[.Z7]+1" office:value-type="float" office:value="3" calcext:value-type="float">
            <text:p>3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7]+1" office:value-type="float" office:value="3" calcext:value-type="float">
            <text:p>3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7]+1" office:value-type="float" office:value="3" calcext:value-type="float">
            <text:p>3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8]+1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3" table:formula="of:=[.N8]+1" office:value-type="float" office:value="4" calcext:value-type="float">
            <text:p>4</text:p>
          </table:table-cell>
          <table:table-cell table:style-name="ce69" table:formula="of:=([.$C$9]*[.C18])+([.$D$9]*[.C19])+([.$E$9]*[.C20])+([.$F$9]*[.C21])+([.$G$9]*[.C22])+([.$H$9]*[.C23])+([.$I$9]*[.C24])+([.$J$9]*[.C25])+([.$K$9]*[.C26])+([.$L$9]*[.C27])" office:value-type="float" office:value="55" calcext:value-type="float">
            <text:p>55</text:p>
          </table:table-cell>
          <table:table-cell table:style-name="ce69" table:formula="of:=([.$C$9]*[.D18])+([.$D$9]*[.D19])+([.$E$9]*[.D20])+([.$F$9]*[.D21])+([.$G$9]*[.D22])+([.$H$9]*[.D23])+([.$I$9]*[.D24])+([.$J$9]*[.D25])+([.$K$9]*[.D26])+([.$L$9]*[.D27])" office:value-type="float" office:value="110" calcext:value-type="float">
            <text:p>110</text:p>
          </table:table-cell>
          <table:table-cell table:style-name="ce69" table:formula="of:=([.$C$9]*[.E18])+([.$D$9]*[.E19])+([.$E$9]*[.E20])+([.$F$9]*[.E21])+([.$G$9]*[.E22])+([.$H$9]*[.E23])+([.$I$9]*[.E24])+([.$J$9]*[.E25])+([.$K$9]*[.E26])+([.$L$9]*[.E27])" office:value-type="float" office:value="165" calcext:value-type="float">
            <text:p>165</text:p>
          </table:table-cell>
          <table:table-cell table:style-name="ce69" table:formula="of:=([.$C$9]*[.F18])+([.$D$9]*[.F19])+([.$E$9]*[.F20])+([.$F$9]*[.F21])+([.$G$9]*[.F22])+([.$H$9]*[.F23])+([.$I$9]*[.F24])+([.$J$9]*[.F25])+([.$K$9]*[.F26])+([.$L$9]*[.F27])" office:value-type="float" office:value="220" calcext:value-type="float">
            <text:p>220</text:p>
          </table:table-cell>
          <table:table-cell table:style-name="ce69" table:formula="of:=([.$C$9]*[.G18])+([.$D$9]*[.G19])+([.$E$9]*[.G20])+([.$F$9]*[.G21])+([.$G$9]*[.G22])+([.$H$9]*[.G23])+([.$I$9]*[.G24])+([.$J$9]*[.G25])+([.$K$9]*[.G26])+([.$L$9]*[.G27])" office:value-type="float" office:value="275" calcext:value-type="float">
            <text:p>275</text:p>
          </table:table-cell>
          <table:table-cell table:style-name="ce69" table:formula="of:=([.$C$9]*[.H18])+([.$D$9]*[.H19])+([.$E$9]*[.H20])+([.$F$9]*[.H21])+([.$G$9]*[.H22])+([.$H$9]*[.H23])+([.$I$9]*[.H24])+([.$J$9]*[.H25])+([.$K$9]*[.H26])+([.$L$9]*[.H27])" office:value-type="float" office:value="330" calcext:value-type="float">
            <text:p>330</text:p>
          </table:table-cell>
          <table:table-cell table:style-name="ce69" table:formula="of:=([.$C$9]*[.I18])+([.$D$9]*[.I19])+([.$E$9]*[.I20])+([.$F$9]*[.I21])+([.$G$9]*[.I22])+([.$H$9]*[.I23])+([.$I$9]*[.I24])+([.$J$9]*[.I25])+([.$K$9]*[.I26])+([.$L$9]*[.I27])" office:value-type="float" office:value="385" calcext:value-type="float">
            <text:p>385</text:p>
          </table:table-cell>
          <table:table-cell table:style-name="ce69" table:formula="of:=([.$C$9]*[.J18])+([.$D$9]*[.J19])+([.$E$9]*[.J20])+([.$F$9]*[.J21])+([.$G$9]*[.J22])+([.$H$9]*[.J23])+([.$I$9]*[.J24])+([.$J$9]*[.J25])+([.$K$9]*[.J26])+([.$L$9]*[.J27])" office:value-type="float" office:value="440" calcext:value-type="float">
            <text:p>440</text:p>
          </table:table-cell>
          <table:table-cell table:style-name="ce69" table:formula="of:=([.$C$9]*[.K18])+([.$D$9]*[.K19])+([.$E$9]*[.K20])+([.$F$9]*[.K21])+([.$G$9]*[.K22])+([.$H$9]*[.K23])+([.$I$9]*[.K24])+([.$J$9]*[.K25])+([.$K$9]*[.K26])+([.$L$9]*[.K27])" office:value-type="float" office:value="495" calcext:value-type="float">
            <text:p>495</text:p>
          </table:table-cell>
          <table:table-cell table:style-name="ce75" table:formula="of:=([.$C$9]*[.L18])+([.$D$9]*[.L19])+([.$E$9]*[.L20])+([.$F$9]*[.L21])+([.$G$9]*[.L22])+([.$H$9]*[.L23])+([.$I$9]*[.L24])+([.$J$9]*[.L25])+([.$K$9]*[.L26])+([.$L$9]*[.L27])" office:value-type="float" office:value="550" calcext:value-type="float">
            <text:p>550</text:p>
          </table:table-cell>
          <table:table-cell table:style-name="ce65"/>
          <table:table-cell table:style-name="ce63" table:formula="of:=[.Z8]+1" office:value-type="float" office:value="4" calcext:value-type="float">
            <text:p>4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8]+1" office:value-type="float" office:value="4" calcext:value-type="float">
            <text:p>4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8]+1" office:value-type="float" office:value="4" calcext:value-type="float">
            <text:p>4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9]+1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3" table:formula="of:=[.N9]+1" office:value-type="float" office:value="5" calcext:value-type="float">
            <text:p>5</text:p>
          </table:table-cell>
          <table:table-cell table:style-name="ce69" table:formula="of:=([.$C$10]*[.C18])+([.$D$10]*[.C19])+([.$E$10]*[.C20])+([.$F$10]*[.C21])+([.$G$10]*[.C22])+([.$H$10]*[.C23])+([.$I$10]*[.C24])+([.$J$10]*[.C25])+([.$K$10]*[.C26])+([.$L$10]*[.C27])" office:value-type="float" office:value="55" calcext:value-type="float">
            <text:p>55</text:p>
          </table:table-cell>
          <table:table-cell table:style-name="ce69" table:formula="of:=([.$C$10]*[.D18])+([.$D$10]*[.D19])+([.$E$10]*[.D20])+([.$F$10]*[.D21])+([.$G$10]*[.D22])+([.$H$10]*[.D23])+([.$I$10]*[.D24])+([.$J$10]*[.D25])+([.$K$10]*[.D26])+([.$L$10]*[.D27])" office:value-type="float" office:value="110" calcext:value-type="float">
            <text:p>110</text:p>
          </table:table-cell>
          <table:table-cell table:style-name="ce69" table:formula="of:=([.$C$10]*[.E18])+([.$D$10]*[.E19])+([.$E$10]*[.E20])+([.$F$10]*[.E21])+([.$G$10]*[.E22])+([.$H$10]*[.E23])+([.$I$10]*[.E24])+([.$J$10]*[.E25])+([.$K$10]*[.E26])+([.$L$10]*[.E27])" office:value-type="float" office:value="165" calcext:value-type="float">
            <text:p>165</text:p>
          </table:table-cell>
          <table:table-cell table:style-name="ce69" table:formula="of:=([.$C$10]*[.F18])+([.$D$10]*[.F19])+([.$E$10]*[.F20])+([.$F$10]*[.F21])+([.$G$10]*[.F22])+([.$H$10]*[.F23])+([.$I$10]*[.F24])+([.$J$10]*[.F25])+([.$K$10]*[.F26])+([.$L$10]*[.F27])" office:value-type="float" office:value="220" calcext:value-type="float">
            <text:p>220</text:p>
          </table:table-cell>
          <table:table-cell table:style-name="ce69" table:formula="of:=([.$C$10]*[.G18])+([.$D$10]*[.G19])+([.$E$10]*[.G20])+([.$F$10]*[.G21])+([.$G$10]*[.G22])+([.$H$10]*[.G23])+([.$I$10]*[.G24])+([.$J$10]*[.G25])+([.$K$10]*[.G26])+([.$L$10]*[.G27])" office:value-type="float" office:value="275" calcext:value-type="float">
            <text:p>275</text:p>
          </table:table-cell>
          <table:table-cell table:style-name="ce69" table:formula="of:=([.$C$10]*[.H18])+([.$D$10]*[.H19])+([.$E$10]*[.H20])+([.$F$10]*[.H21])+([.$G$10]*[.H22])+([.$H$10]*[.H23])+([.$I$10]*[.H24])+([.$J$10]*[.H25])+([.$K$10]*[.H26])+([.$L$10]*[.H27])" office:value-type="float" office:value="330" calcext:value-type="float">
            <text:p>330</text:p>
          </table:table-cell>
          <table:table-cell table:style-name="ce69" table:formula="of:=([.$C$10]*[.I18])+([.$D$10]*[.I19])+([.$E$10]*[.I20])+([.$F$10]*[.I21])+([.$G$10]*[.I22])+([.$H$10]*[.I23])+([.$I$10]*[.I24])+([.$J$10]*[.I25])+([.$K$10]*[.I26])+([.$L$10]*[.I27])" office:value-type="float" office:value="385" calcext:value-type="float">
            <text:p>385</text:p>
          </table:table-cell>
          <table:table-cell table:style-name="ce69" table:formula="of:=([.$C$10]*[.J18])+([.$D$10]*[.J19])+([.$E$10]*[.J20])+([.$F$10]*[.J21])+([.$G$10]*[.J22])+([.$H$10]*[.J23])+([.$I$10]*[.J24])+([.$J$10]*[.J25])+([.$K$10]*[.J26])+([.$L$10]*[.J27])" office:value-type="float" office:value="440" calcext:value-type="float">
            <text:p>440</text:p>
          </table:table-cell>
          <table:table-cell table:style-name="ce69" table:formula="of:=([.$C$10]*[.K18])+([.$D$10]*[.K19])+([.$E$10]*[.K20])+([.$F$10]*[.K21])+([.$G$10]*[.K22])+([.$H$10]*[.K23])+([.$I$10]*[.K24])+([.$J$10]*[.K25])+([.$K$10]*[.K26])+([.$L$10]*[.K27])" office:value-type="float" office:value="495" calcext:value-type="float">
            <text:p>495</text:p>
          </table:table-cell>
          <table:table-cell table:style-name="ce75" table:formula="of:=([.$C$10]*[.L18])+([.$D$10]*[.L19])+([.$E$10]*[.L20])+([.$F$10]*[.L21])+([.$G$10]*[.L22])+([.$H$10]*[.L23])+([.$I$10]*[.L24])+([.$J$10]*[.L25])+([.$K$10]*[.L26])+([.$L$10]*[.L27])" office:value-type="float" office:value="550" calcext:value-type="float">
            <text:p>550</text:p>
          </table:table-cell>
          <table:table-cell table:style-name="ce65"/>
          <table:table-cell table:style-name="ce63" table:formula="of:=[.Z9]+1" office:value-type="float" office:value="5" calcext:value-type="float">
            <text:p>5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9]+1" office:value-type="float" office:value="5" calcext:value-type="float">
            <text:p>5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9]+1" office:value-type="float" office:value="5" calcext:value-type="float">
            <text:p>5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10]+1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3" table:formula="of:=[.N10]+1" office:value-type="float" office:value="6" calcext:value-type="float">
            <text:p>6</text:p>
          </table:table-cell>
          <table:table-cell table:style-name="ce69" table:formula="of:=([.$C$11]*[.C18])+([.$D$11]*[.C19])+([.$E$11]*[.C20])+([.$F$11]*[.C21])+([.$G$11]*[.C22])+([.$H$11]*[.C23])+([.$I$11]*[.C24])+([.$J$11]*[.C25])+([.$K$11]*[.C26])+([.$L$11]*[.C27])" office:value-type="float" office:value="55" calcext:value-type="float">
            <text:p>55</text:p>
          </table:table-cell>
          <table:table-cell table:style-name="ce69" table:formula="of:=([.$C$11]*[.D18])+([.$D$11]*[.D19])+([.$E$11]*[.D20])+([.$F$11]*[.D21])+([.$G$11]*[.D22])+([.$H$11]*[.D23])+([.$I$11]*[.D24])+([.$J$11]*[.D25])+([.$K$11]*[.D26])+([.$L$11]*[.D27])" office:value-type="float" office:value="110" calcext:value-type="float">
            <text:p>110</text:p>
          </table:table-cell>
          <table:table-cell table:style-name="ce69" table:formula="of:=([.$C$11]*[.E18])+([.$D$11]*[.E19])+([.$E$11]*[.E20])+([.$F$11]*[.E21])+([.$G$11]*[.E22])+([.$H$11]*[.E23])+([.$I$11]*[.E24])+([.$J$11]*[.E25])+([.$K$11]*[.E26])+([.$L$11]*[.E27])" office:value-type="float" office:value="165" calcext:value-type="float">
            <text:p>165</text:p>
          </table:table-cell>
          <table:table-cell table:style-name="ce69" table:formula="of:=([.$C$11]*[.F18])+([.$D$11]*[.F19])+([.$E$11]*[.F20])+([.$F$11]*[.F21])+([.$G$11]*[.F22])+([.$H$11]*[.F23])+([.$I$11]*[.F24])+([.$J$11]*[.F25])+([.$K$11]*[.F26])+([.$L$11]*[.F27])" office:value-type="float" office:value="220" calcext:value-type="float">
            <text:p>220</text:p>
          </table:table-cell>
          <table:table-cell table:style-name="ce69" table:formula="of:=([.$C$11]*[.G18])+([.$D$11]*[.G19])+([.$E$11]*[.G20])+([.$F$11]*[.G21])+([.$G$11]*[.G22])+([.$H$11]*[.G23])+([.$I$11]*[.G24])+([.$J$11]*[.G25])+([.$K$11]*[.G26])+([.$L$11]*[.G27])" office:value-type="float" office:value="275" calcext:value-type="float">
            <text:p>275</text:p>
          </table:table-cell>
          <table:table-cell table:style-name="ce69" table:formula="of:=([.$C$11]*[.H18])+([.$D$11]*[.H19])+([.$E$11]*[.H20])+([.$F$11]*[.H21])+([.$G$11]*[.H22])+([.$H$11]*[.H23])+([.$I$11]*[.H24])+([.$J$11]*[.H25])+([.$K$11]*[.H26])+([.$L$11]*[.H27])" office:value-type="float" office:value="330" calcext:value-type="float">
            <text:p>330</text:p>
          </table:table-cell>
          <table:table-cell table:style-name="ce69" table:formula="of:=([.$C$11]*[.I18])+([.$D$11]*[.I19])+([.$E$11]*[.I20])+([.$F$11]*[.I21])+([.$G$11]*[.I22])+([.$H$11]*[.I23])+([.$I$11]*[.I24])+([.$J$11]*[.I25])+([.$K$11]*[.I26])+([.$L$11]*[.I27])" office:value-type="float" office:value="385" calcext:value-type="float">
            <text:p>385</text:p>
          </table:table-cell>
          <table:table-cell table:style-name="ce69" table:formula="of:=([.$C$11]*[.J18])+([.$D$11]*[.J19])+([.$E$11]*[.J20])+([.$F$11]*[.J21])+([.$G$11]*[.J22])+([.$H$11]*[.J23])+([.$I$11]*[.J24])+([.$J$11]*[.J25])+([.$K$11]*[.J26])+([.$L$11]*[.J27])" office:value-type="float" office:value="440" calcext:value-type="float">
            <text:p>440</text:p>
          </table:table-cell>
          <table:table-cell table:style-name="ce69" table:formula="of:=([.$C$11]*[.K18])+([.$D$11]*[.K19])+([.$E$11]*[.K20])+([.$F$11]*[.K21])+([.$G$11]*[.K22])+([.$H$11]*[.K23])+([.$I$11]*[.K24])+([.$J$11]*[.K25])+([.$K$11]*[.K26])+([.$L$11]*[.K27])" office:value-type="float" office:value="495" calcext:value-type="float">
            <text:p>495</text:p>
          </table:table-cell>
          <table:table-cell table:style-name="ce75" table:formula="of:=([.$C$11]*[.L18])+([.$D$11]*[.L19])+([.$E$11]*[.L20])+([.$F$11]*[.L21])+([.$G$11]*[.L22])+([.$H$11]*[.L23])+([.$I$11]*[.L24])+([.$J$11]*[.L25])+([.$K$11]*[.L26])+([.$L$11]*[.L27])" office:value-type="float" office:value="550" calcext:value-type="float">
            <text:p>550</text:p>
          </table:table-cell>
          <table:table-cell table:style-name="ce65"/>
          <table:table-cell table:style-name="ce63" table:formula="of:=[.Z10]+1" office:value-type="float" office:value="6" calcext:value-type="float">
            <text:p>6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10]+1" office:value-type="float" office:value="6" calcext:value-type="float">
            <text:p>6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10]+1" office:value-type="float" office:value="6" calcext:value-type="float">
            <text:p>6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11]+1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3" table:formula="of:=[.N11]+1" office:value-type="float" office:value="7" calcext:value-type="float">
            <text:p>7</text:p>
          </table:table-cell>
          <table:table-cell table:style-name="ce69" table:formula="of:=([.$C$12]*[.C18])+([.$D$12]*[.C19])+([.$E$12]*[.C20])+([.$F$12]*[.C21])+([.$G$12]*[.C22])+([.$H$12]*[.C23])+([.$I$12]*[.C24])+([.$J$12]*[.C25])+([.$K$12]*[.C26])+([.$L$12]*[.C27])" office:value-type="float" office:value="55" calcext:value-type="float">
            <text:p>55</text:p>
          </table:table-cell>
          <table:table-cell table:style-name="ce69" table:formula="of:=([.$C$12]*[.D18])+([.$D$12]*[.D19])+([.$E$12]*[.D20])+([.$F$12]*[.D21])+([.$G$12]*[.D22])+([.$H$12]*[.D23])+([.$I$12]*[.D24])+([.$J$12]*[.D25])+([.$K$12]*[.D26])+([.$L$12]*[.D27])" office:value-type="float" office:value="110" calcext:value-type="float">
            <text:p>110</text:p>
          </table:table-cell>
          <table:table-cell table:style-name="ce69" table:formula="of:=([.$C$12]*[.E18])+([.$D$12]*[.E19])+([.$E$12]*[.E20])+([.$F$12]*[.E21])+([.$G$12]*[.E22])+([.$H$12]*[.E23])+([.$I$12]*[.E24])+([.$J$12]*[.E25])+([.$K$12]*[.E26])+([.$L$12]*[.E27])" office:value-type="float" office:value="165" calcext:value-type="float">
            <text:p>165</text:p>
          </table:table-cell>
          <table:table-cell table:style-name="ce69" table:formula="of:=([.$C$12]*[.F18])+([.$D$12]*[.F19])+([.$E$12]*[.F20])+([.$F$12]*[.F21])+([.$G$12]*[.F22])+([.$H$12]*[.F23])+([.$I$12]*[.F24])+([.$J$12]*[.F25])+([.$K$12]*[.F26])+([.$L$12]*[.F27])" office:value-type="float" office:value="220" calcext:value-type="float">
            <text:p>220</text:p>
          </table:table-cell>
          <table:table-cell table:style-name="ce69" table:formula="of:=([.$C$12]*[.G18])+([.$D$12]*[.G19])+([.$E$12]*[.G20])+([.$F$12]*[.G21])+([.$G$12]*[.G22])+([.$H$12]*[.G23])+([.$I$12]*[.G24])+([.$J$12]*[.G25])+([.$K$12]*[.G26])+([.$L$12]*[.G27])" office:value-type="float" office:value="275" calcext:value-type="float">
            <text:p>275</text:p>
          </table:table-cell>
          <table:table-cell table:style-name="ce69" table:formula="of:=([.$C$12]*[.H18])+([.$D$12]*[.H19])+([.$E$12]*[.H20])+([.$F$12]*[.H21])+([.$G$12]*[.H22])+([.$H$12]*[.H23])+([.$I$12]*[.H24])+([.$J$12]*[.H25])+([.$K$12]*[.H26])+([.$L$12]*[.H27])" office:value-type="float" office:value="330" calcext:value-type="float">
            <text:p>330</text:p>
          </table:table-cell>
          <table:table-cell table:style-name="ce69" table:formula="of:=([.$C$12]*[.I18])+([.$D$12]*[.I19])+([.$E$12]*[.I20])+([.$F$12]*[.I21])+([.$G$12]*[.I22])+([.$H$12]*[.I23])+([.$I$12]*[.I24])+([.$J$12]*[.I25])+([.$K$12]*[.I26])+([.$L$12]*[.I27])" office:value-type="float" office:value="385" calcext:value-type="float">
            <text:p>385</text:p>
          </table:table-cell>
          <table:table-cell table:style-name="ce69" table:formula="of:=([.$C$12]*[.J18])+([.$D$12]*[.J19])+([.$E$12]*[.J20])+([.$F$12]*[.J21])+([.$G$12]*[.J22])+([.$H$12]*[.J23])+([.$I$12]*[.J24])+([.$J$12]*[.J25])+([.$K$12]*[.J26])+([.$L$12]*[.J27])" office:value-type="float" office:value="440" calcext:value-type="float">
            <text:p>440</text:p>
          </table:table-cell>
          <table:table-cell table:style-name="ce69" table:formula="of:=([.$C$12]*[.K18])+([.$D$12]*[.K19])+([.$E$12]*[.K20])+([.$F$12]*[.K21])+([.$G$12]*[.K22])+([.$H$12]*[.K23])+([.$I$12]*[.K24])+([.$J$12]*[.K25])+([.$K$12]*[.K26])+([.$L$12]*[.K27])" office:value-type="float" office:value="495" calcext:value-type="float">
            <text:p>495</text:p>
          </table:table-cell>
          <table:table-cell table:style-name="ce75" table:formula="of:=([.$C$12]*[.L18])+([.$D$12]*[.L19])+([.$E$12]*[.L20])+([.$F$12]*[.L21])+([.$G$12]*[.L22])+([.$H$12]*[.L23])+([.$I$12]*[.L24])+([.$J$12]*[.L25])+([.$K$12]*[.L26])+([.$L$12]*[.L27])" office:value-type="float" office:value="550" calcext:value-type="float">
            <text:p>550</text:p>
          </table:table-cell>
          <table:table-cell table:style-name="ce65"/>
          <table:table-cell table:style-name="ce63" table:formula="of:=[.Z11]+1" office:value-type="float" office:value="7" calcext:value-type="float">
            <text:p>7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11]+1" office:value-type="float" office:value="7" calcext:value-type="float">
            <text:p>7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11]+1" office:value-type="float" office:value="7" calcext:value-type="float">
            <text:p>7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12]+1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ce64" table:formula="of:=[.N12]+1" office:value-type="float" office:value="8" calcext:value-type="float">
            <text:p>8</text:p>
          </table:table-cell>
          <table:table-cell table:style-name="ce70" table:formula="of:=([.$C$13]*[.C18])+([.$D$13]*[.C19])+([.$E$13]*[.C20])+([.$F$13]*[.C21])+([.$G$13]*[.C22])+([.$H$13]*[.C23])+([.$I$13]*[.C24])+([.$J$13]*[.C25])+([.$K$13]*[.C26])+([.$L$13]*[.C27])" office:value-type="float" office:value="55" calcext:value-type="float">
            <text:p>55</text:p>
          </table:table-cell>
          <table:table-cell table:style-name="ce70" table:formula="of:=([.$C$13]*[.D18])+([.$D$13]*[.D19])+([.$E$13]*[.D20])+([.$F$13]*[.D21])+([.$G$13]*[.D22])+([.$H$13]*[.D23])+([.$I$13]*[.D24])+([.$J$13]*[.D25])+([.$K$13]*[.D26])+([.$L$13]*[.D27])" office:value-type="float" office:value="110" calcext:value-type="float">
            <text:p>110</text:p>
          </table:table-cell>
          <table:table-cell table:style-name="ce70" table:formula="of:=([.$C$13]*[.E18])+([.$D$13]*[.E19])+([.$E$13]*[.E20])+([.$F$13]*[.E21])+([.$G$13]*[.E22])+([.$H$13]*[.E23])+([.$I$13]*[.E24])+([.$J$13]*[.E25])+([.$K$13]*[.E26])+([.$L$13]*[.E27])" office:value-type="float" office:value="165" calcext:value-type="float">
            <text:p>165</text:p>
          </table:table-cell>
          <table:table-cell table:style-name="ce70" table:formula="of:=([.$C$13]*[.F18])+([.$D$13]*[.F19])+([.$E$13]*[.F20])+([.$F$13]*[.F21])+([.$G$13]*[.F22])+([.$H$13]*[.F23])+([.$I$13]*[.F24])+([.$J$13]*[.F25])+([.$K$13]*[.F26])+([.$L$13]*[.F27])" office:value-type="float" office:value="220" calcext:value-type="float">
            <text:p>220</text:p>
          </table:table-cell>
          <table:table-cell table:style-name="ce70" table:formula="of:=([.$C$13]*[.G18])+([.$D$13]*[.G19])+([.$E$13]*[.G20])+([.$F$13]*[.G21])+([.$G$13]*[.G22])+([.$H$13]*[.G23])+([.$I$13]*[.G24])+([.$J$13]*[.G25])+([.$K$13]*[.G26])+([.$L$13]*[.G27])" office:value-type="float" office:value="275" calcext:value-type="float">
            <text:p>275</text:p>
          </table:table-cell>
          <table:table-cell table:style-name="ce70" table:formula="of:=([.$C$13]*[.H18])+([.$D$13]*[.H19])+([.$E$13]*[.H20])+([.$F$13]*[.H21])+([.$G$13]*[.H22])+([.$H$13]*[.H23])+([.$I$13]*[.H24])+([.$J$13]*[.H25])+([.$K$13]*[.H26])+([.$L$13]*[.H27])" office:value-type="float" office:value="330" calcext:value-type="float">
            <text:p>330</text:p>
          </table:table-cell>
          <table:table-cell table:style-name="ce70" table:formula="of:=([.$C$13]*[.I18])+([.$D$13]*[.I19])+([.$E$13]*[.I20])+([.$F$13]*[.I21])+([.$G$13]*[.I22])+([.$H$13]*[.I23])+([.$I$13]*[.I24])+([.$J$13]*[.I25])+([.$K$13]*[.I26])+([.$L$13]*[.I27])" office:value-type="float" office:value="385" calcext:value-type="float">
            <text:p>385</text:p>
          </table:table-cell>
          <table:table-cell table:style-name="ce70" table:formula="of:=([.$C$13]*[.J18])+([.$D$13]*[.J19])+([.$E$13]*[.J20])+([.$F$13]*[.J21])+([.$G$13]*[.J22])+([.$H$13]*[.J23])+([.$I$13]*[.J24])+([.$J$13]*[.J25])+([.$K$13]*[.J26])+([.$L$13]*[.J27])" office:value-type="float" office:value="440" calcext:value-type="float">
            <text:p>440</text:p>
          </table:table-cell>
          <table:table-cell table:style-name="ce70" table:formula="of:=([.$C$13]*[.K18])+([.$D$13]*[.K19])+([.$E$13]*[.K20])+([.$F$13]*[.K21])+([.$G$13]*[.K22])+([.$H$13]*[.K23])+([.$I$13]*[.K24])+([.$J$13]*[.K25])+([.$K$13]*[.K26])+([.$L$13]*[.K27])" office:value-type="float" office:value="495" calcext:value-type="float">
            <text:p>495</text:p>
          </table:table-cell>
          <table:table-cell table:style-name="ce76" table:formula="of:=([.$C$13]*[.L18])+([.$D$13]*[.L19])+([.$E$13]*[.L20])+([.$F$13]*[.L21])+([.$G$13]*[.L22])+([.$H$13]*[.L23])+([.$I$13]*[.L24])+([.$J$13]*[.L25])+([.$K$13]*[.L26])+([.$L$13]*[.L27])" office:value-type="float" office:value="550" calcext:value-type="float">
            <text:p>550</text:p>
          </table:table-cell>
          <table:table-cell table:style-name="ce65"/>
          <table:table-cell table:style-name="ce63" table:formula="of:=[.Z12]+1" office:value-type="float" office:value="8" calcext:value-type="float">
            <text:p>8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style-name="ce65"/>
          <table:table-cell table:style-name="ce63" table:formula="of:=[.AL12]+1" office:value-type="float" office:value="8" calcext:value-type="float">
            <text:p>8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/>
          <table:table-cell table:style-name="ce63" table:formula="of:=[.AX12]+1" office:value-type="float" office:value="8" calcext:value-type="float">
            <text:p>8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float" office:value="110" calcext:value-type="float">
            <text:p>110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330" calcext:value-type="float">
            <text:p>330</text:p>
          </table:table-cell>
          <table:table-cell table:style-name="ce69" office:value-type="float" office:value="385" calcext:value-type="float">
            <text:p>385</text:p>
          </table:table-cell>
          <table:table-cell table:style-name="ce69" office:value-type="float" office:value="440" calcext:value-type="float">
            <text:p>440</text:p>
          </table:table-cell>
          <table:table-cell table:style-name="ce69" office:value-type="float" office:value="495" calcext:value-type="float">
            <text:p>495</text:p>
          </table:table-cell>
          <table:table-cell table:style-name="ce75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96" table:formula="of:=[.B13]+1" office:value-type="float" office:value="9" calcext:value-type="float">
            <text:p>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65"/>
          <table:table-cell table:style-name="ce64" table:formula="of:=[.N13]+1" office:value-type="float" office:value="9" calcext:value-type="float">
            <text:p>9</text:p>
          </table:table-cell>
          <table:table-cell table:style-name="ce70" table:formula="of:=([.$C$14]*[.C18])+([.$D$14]*[.C19])+([.$E$14]*[.C20])+([.$F$14]*[.C21])+([.$G$14]*[.C22])+([.$H$14]*[.C23])+([.$I$14]*[.C24])+([.$J$14]*[.C25])+([.$K$14]*[.C26])+([.$L$14]*[.C27])" office:value-type="float" office:value="55" calcext:value-type="float">
            <text:p>55</text:p>
          </table:table-cell>
          <table:table-cell table:style-name="ce70" table:formula="of:=([.$C$14]*[.D18])+([.$D$14]*[.D19])+([.$E$14]*[.D20])+([.$F$14]*[.D21])+([.$G$14]*[.D22])+([.$H$14]*[.D23])+([.$I$14]*[.D24])+([.$J$14]*[.D25])+([.$K$14]*[.D26])+([.$L$14]*[.D27])" office:value-type="float" office:value="110" calcext:value-type="float">
            <text:p>110</text:p>
          </table:table-cell>
          <table:table-cell table:style-name="ce70" table:formula="of:=([.$C$14]*[.E18])+([.$D$14]*[.E19])+([.$E$14]*[.E20])+([.$F$14]*[.E21])+([.$G$14]*[.E22])+([.$H$14]*[.E23])+([.$I$14]*[.E24])+([.$J$14]*[.E25])+([.$K$14]*[.E26])+([.$L$14]*[.E27])" office:value-type="float" office:value="165" calcext:value-type="float">
            <text:p>165</text:p>
          </table:table-cell>
          <table:table-cell table:style-name="ce70" table:formula="of:=([.$C$14]*[.F18])+([.$D$14]*[.F19])+([.$E$14]*[.F20])+([.$F$14]*[.F21])+([.$G$14]*[.F22])+([.$H$14]*[.F23])+([.$I$14]*[.F24])+([.$J$14]*[.F25])+([.$K$14]*[.F26])+([.$L$14]*[.F27])" office:value-type="float" office:value="220" calcext:value-type="float">
            <text:p>220</text:p>
          </table:table-cell>
          <table:table-cell table:style-name="ce70" table:formula="of:=([.$C$14]*[.G18])+([.$D$14]*[.G19])+([.$E$14]*[.G20])+([.$F$14]*[.G21])+([.$G$14]*[.G22])+([.$H$14]*[.G23])+([.$I$14]*[.G24])+([.$J$14]*[.G25])+([.$K$14]*[.G26])+([.$L$14]*[.G27])" office:value-type="float" office:value="275" calcext:value-type="float">
            <text:p>275</text:p>
          </table:table-cell>
          <table:table-cell table:style-name="ce70" table:formula="of:=([.$C$14]*[.H18])+([.$D$14]*[.H19])+([.$E$14]*[.H20])+([.$F$14]*[.H21])+([.$G$14]*[.H22])+([.$H$14]*[.H23])+([.$I$14]*[.H24])+([.$J$14]*[.H25])+([.$K$14]*[.H26])+([.$L$14]*[.H27])" office:value-type="float" office:value="330" calcext:value-type="float">
            <text:p>330</text:p>
          </table:table-cell>
          <table:table-cell table:style-name="ce70" table:formula="of:=([.$C$14]*[.I18])+([.$D$14]*[.I19])+([.$E$14]*[.I20])+([.$F$14]*[.I21])+([.$G$14]*[.I22])+([.$H$14]*[.I23])+([.$I$14]*[.I24])+([.$J$14]*[.I25])+([.$K$14]*[.I26])+([.$L$14]*[.I27])" office:value-type="float" office:value="385" calcext:value-type="float">
            <text:p>385</text:p>
          </table:table-cell>
          <table:table-cell table:style-name="ce70" table:formula="of:=([.$C$14]*[.J18])+([.$D$14]*[.J19])+([.$E$14]*[.J20])+([.$F$14]*[.J21])+([.$G$14]*[.J22])+([.$H$14]*[.J23])+([.$I$14]*[.J24])+([.$J$14]*[.J25])+([.$K$14]*[.J26])+([.$L$14]*[.J27])" office:value-type="float" office:value="440" calcext:value-type="float">
            <text:p>440</text:p>
          </table:table-cell>
          <table:table-cell table:style-name="ce70" table:formula="of:=([.$C$14]*[.K18])+([.$D$14]*[.K19])+([.$E$14]*[.K20])+([.$F$14]*[.K21])+([.$G$14]*[.K22])+([.$H$14]*[.K23])+([.$I$14]*[.K24])+([.$J$14]*[.K25])+([.$K$14]*[.K26])+([.$L$14]*[.K27])" office:value-type="float" office:value="495" calcext:value-type="float">
            <text:p>495</text:p>
          </table:table-cell>
          <table:table-cell table:style-name="ce76" table:formula="of:=([.$C$14]*[.L18])+([.$D$14]*[.L19])+([.$E$14]*[.L20])+([.$F$14]*[.L21])+([.$G$14]*[.L22])+([.$H$14]*[.L23])+([.$I$14]*[.L24])+([.$J$14]*[.L25])+([.$K$14]*[.L26])+([.$L$14]*[.L27])" office:value-type="float" office:value="550" calcext:value-type="float">
            <text:p>550</text:p>
          </table:table-cell>
          <table:table-cell table:style-name="ce65"/>
          <table:table-cell table:style-name="ce64" table:formula="of:=[.Z13]+1" office:value-type="float" office:value="9" calcext:value-type="float">
            <text:p>9</text:p>
          </table:table-cell>
          <table:table-cell table:style-name="ce70" office:value-type="float" office:value="55" calcext:value-type="float">
            <text:p>55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165" calcext:value-type="float">
            <text:p>165</text:p>
          </table:table-cell>
          <table:table-cell table:style-name="ce70" office:value-type="float" office:value="220" calcext:value-type="float">
            <text:p>220</text:p>
          </table:table-cell>
          <table:table-cell table:style-name="ce70" office:value-type="float" office:value="275" calcext:value-type="float">
            <text:p>275</text:p>
          </table:table-cell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385" calcext:value-type="float">
            <text:p>385</text:p>
          </table:table-cell>
          <table:table-cell table:style-name="ce70" office:value-type="float" office:value="440" calcext:value-type="float">
            <text:p>440</text:p>
          </table:table-cell>
          <table:table-cell table:style-name="ce70" office:value-type="float" office:value="495" calcext:value-type="float">
            <text:p>495</text:p>
          </table:table-cell>
          <table:table-cell table:style-name="ce76" office:value-type="float" office:value="550" calcext:value-type="float">
            <text:p>550</text:p>
          </table:table-cell>
          <table:table-cell table:style-name="ce77"/>
          <table:table-cell table:style-name="ce64" table:formula="of:=[.AL13]+1" office:value-type="float" office:value="9" calcext:value-type="float">
            <text:p>9</text:p>
          </table:table-cell>
          <table:table-cell table:style-name="ce70" office:value-type="float" office:value="55" calcext:value-type="float">
            <text:p>55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165" calcext:value-type="float">
            <text:p>165</text:p>
          </table:table-cell>
          <table:table-cell table:style-name="ce70" office:value-type="float" office:value="220" calcext:value-type="float">
            <text:p>220</text:p>
          </table:table-cell>
          <table:table-cell table:style-name="ce70" office:value-type="float" office:value="275" calcext:value-type="float">
            <text:p>275</text:p>
          </table:table-cell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385" calcext:value-type="float">
            <text:p>385</text:p>
          </table:table-cell>
          <table:table-cell table:style-name="ce70" office:value-type="float" office:value="440" calcext:value-type="float">
            <text:p>440</text:p>
          </table:table-cell>
          <table:table-cell table:style-name="ce70" office:value-type="float" office:value="495" calcext:value-type="float">
            <text:p>495</text:p>
          </table:table-cell>
          <table:table-cell table:style-name="ce76" office:value-type="float" office:value="550" calcext:value-type="float">
            <text:p>550</text:p>
          </table:table-cell>
          <table:table-cell table:style-name="ce82"/>
          <table:table-cell table:style-name="ce64" table:formula="of:=[.AX13]+1" office:value-type="float" office:value="9" calcext:value-type="float">
            <text:p>9</text:p>
          </table:table-cell>
          <table:table-cell table:style-name="ce70" office:value-type="float" office:value="55" calcext:value-type="float">
            <text:p>55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165" calcext:value-type="float">
            <text:p>165</text:p>
          </table:table-cell>
          <table:table-cell table:style-name="ce70" office:value-type="float" office:value="220" calcext:value-type="float">
            <text:p>220</text:p>
          </table:table-cell>
          <table:table-cell table:style-name="ce70" office:value-type="float" office:value="275" calcext:value-type="float">
            <text:p>275</text:p>
          </table:table-cell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385" calcext:value-type="float">
            <text:p>385</text:p>
          </table:table-cell>
          <table:table-cell table:style-name="ce70" office:value-type="float" office:value="440" calcext:value-type="float">
            <text:p>440</text:p>
          </table:table-cell>
          <table:table-cell table:style-name="ce70" office:value-type="float" office:value="495" calcext:value-type="float">
            <text:p>495</text:p>
          </table:table-cell>
          <table:table-cell table:style-name="ce76" office:value-type="float" office:value="550" calcext:value-type="float">
            <text:p>550</text:p>
          </table:table-cell>
          <table:table-cell table:number-columns-repeated="964"/>
        </table:table-row>
        <table:table-row table:style-name="ro2">
          <table:table-cell/>
          <table:table-cell table:style-name="ce65" table:number-columns-repeated="13"/>
          <table:table-cell table:style-name="ce77" table:number-columns-repeated="11"/>
          <table:table-cell table:style-name="ce65"/>
          <table:table-cell table:style-name="ce85" table:number-columns-repeated="10"/>
          <table:table-cell table:style-name="ce65" table:number-columns-repeated="2"/>
          <table:table-cell table:style-name="ce85" table:number-columns-repeated="10"/>
          <table:table-cell/>
          <table:table-cell table:style-name="ce65"/>
          <table:table-cell table:style-name="ce85" table:number-columns-repeated="10"/>
          <table:table-cell table:style-name="ce82" table:number-columns-repeated="953"/>
          <table:table-cell table:number-columns-repeated="11"/>
        </table:table-row>
        <table:table-row table:style-name="ro2">
          <table:table-cell/>
          <table:table-cell table:style-name="ce60" office:value-type="string" calcext:value-type="string">
            <text:p>Source matrix initialized to value of row for each column</text:p>
          </table:table-cell>
          <table:table-cell table:style-name="ce67" table:number-columns-repeated="9"/>
          <table:table-cell table:style-name="ce73"/>
          <table:table-cell table:style-name="ce65"/>
          <table:table-cell table:style-name="Default"/>
          <table:table-cell table:style-name="ce103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65"/>
          <table:table-cell table:style-name="ce83" office:value-type="string" calcext:value-type="string">
            <text:p>Program – difference from dot.product</text:p>
          </table:table-cell>
          <table:table-cell table:style-name="ce86" table:number-columns-repeated="9"/>
          <table:table-cell table:style-name="ce88"/>
          <table:table-cell table:style-name="ce65"/>
          <table:table-cell table:style-name="ce89" office:value-type="string" calcext:value-type="string">
            <text:p>Program – difference from dot-product</text:p>
          </table:table-cell>
          <table:table-cell table:style-name="ce91" table:number-columns-repeated="9"/>
          <table:table-cell table:style-name="ce93"/>
          <table:table-cell/>
          <table:table-cell table:style-name="ce112" office:value-type="string" calcext:value-type="string">
            <text:p>Program – difference from dot-product</text:p>
          </table:table-cell>
          <table:table-cell table:style-name="ce114" table:number-columns-repeated="9"/>
          <table:table-cell table:style-name="ce116"/>
          <table:table-cell table:number-columns-repeated="964"/>
        </table:table-row>
        <table:table-row table:style-name="ro2">
          <table:table-cell/>
          <table:table-cell table:style-name="ce94" office:value-type="string" calcext:value-type="string">
            <text:p>B</text:p>
          </table:table-cell>
          <table:table-cell table:style-name="ce97" office:value-type="float" office:value="0" calcext:value-type="float">
            <text:p>0</text:p>
          </table:table-cell>
          <table:table-cell table:style-name="ce97" table:formula="of:=[.C17]+1" office:value-type="float" office:value="1" calcext:value-type="float">
            <text:p>1</text:p>
          </table:table-cell>
          <table:table-cell table:style-name="ce97" table:formula="of:=[.D17]+1" office:value-type="float" office:value="2" calcext:value-type="float">
            <text:p>2</text:p>
          </table:table-cell>
          <table:table-cell table:style-name="ce97" table:formula="of:=[.E17]+1" office:value-type="float" office:value="3" calcext:value-type="float">
            <text:p>3</text:p>
          </table:table-cell>
          <table:table-cell table:style-name="ce97" table:formula="of:=[.F17]+1" office:value-type="float" office:value="4" calcext:value-type="float">
            <text:p>4</text:p>
          </table:table-cell>
          <table:table-cell table:style-name="ce97" table:formula="of:=[.G17]+1" office:value-type="float" office:value="5" calcext:value-type="float">
            <text:p>5</text:p>
          </table:table-cell>
          <table:table-cell table:style-name="ce97" table:formula="of:=[.H17]+1" office:value-type="float" office:value="6" calcext:value-type="float">
            <text:p>6</text:p>
          </table:table-cell>
          <table:table-cell table:style-name="ce97" table:formula="of:=[.I17]+1" office:value-type="float" office:value="7" calcext:value-type="float">
            <text:p>7</text:p>
          </table:table-cell>
          <table:table-cell table:style-name="ce97" table:formula="of:=[.J17]+1" office:value-type="float" office:value="8" calcext:value-type="float">
            <text:p>8</text:p>
          </table:table-cell>
          <table:table-cell table:style-name="ce100" table:formula="of:=[.K17]+1" office:value-type="float" office:value="9" calcext:value-type="float">
            <text:p>9</text:p>
          </table:table-cell>
          <table:table-cell table:style-name="ce65"/>
          <table:table-cell table:style-name="Default"/>
          <table:table-cell table:style-name="ce104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108" office:value-type="string" calcext:value-type="string" table:number-columns-spanned="2" table:number-rows-spanned="1">
            <text:p>CBLAS</text:p>
          </table:table-cell>
          <table:covered-table-cell table:style-name="ce90"/>
          <table:table-cell table:style-name="Default"/>
          <table:table-cell table:style-name="ce110" office:value-type="string" calcext:value-type="string" table:number-columns-spanned="2" table:number-rows-spanned="1">
            <text:p>MPI</text:p>
          </table:table-cell>
          <table:covered-table-cell table:style-name="ce90"/>
          <table:table-cell table:style-name="Default" table:number-columns-repeated="2"/>
          <table:table-cell table:style-name="ce65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A17]+1" office:value-type="float" office:value="1" calcext:value-type="float">
            <text:p>1</text:p>
          </table:table-cell>
          <table:table-cell table:style-name="ce72" table:formula="of:=[.AB17]+1" office:value-type="float" office:value="2" calcext:value-type="float">
            <text:p>2</text:p>
          </table:table-cell>
          <table:table-cell table:style-name="ce72" table:formula="of:=[.AC17]+1" office:value-type="float" office:value="3" calcext:value-type="float">
            <text:p>3</text:p>
          </table:table-cell>
          <table:table-cell table:style-name="ce72" table:formula="of:=[.AD17]+1" office:value-type="float" office:value="4" calcext:value-type="float">
            <text:p>4</text:p>
          </table:table-cell>
          <table:table-cell table:style-name="ce72" table:formula="of:=[.AE17]+1" office:value-type="float" office:value="5" calcext:value-type="float">
            <text:p>5</text:p>
          </table:table-cell>
          <table:table-cell table:style-name="ce72" table:formula="of:=[.AF17]+1" office:value-type="float" office:value="6" calcext:value-type="float">
            <text:p>6</text:p>
          </table:table-cell>
          <table:table-cell table:style-name="ce72" table:formula="of:=[.AG17]+1" office:value-type="float" office:value="7" calcext:value-type="float">
            <text:p>7</text:p>
          </table:table-cell>
          <table:table-cell table:style-name="ce72" table:formula="of:=[.AH17]+1" office:value-type="float" office:value="8" calcext:value-type="float">
            <text:p>8</text:p>
          </table:table-cell>
          <table:table-cell table:style-name="ce74" table:formula="of:=[.AI17]+1" office:value-type="float" office:value="9" calcext:value-type="float">
            <text:p>9</text:p>
          </table:table-cell>
          <table:table-cell table:style-name="ce77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M17]+1" office:value-type="float" office:value="1" calcext:value-type="float">
            <text:p>1</text:p>
          </table:table-cell>
          <table:table-cell table:style-name="ce72" table:formula="of:=[.AN17]+1" office:value-type="float" office:value="2" calcext:value-type="float">
            <text:p>2</text:p>
          </table:table-cell>
          <table:table-cell table:style-name="ce72" table:formula="of:=[.AO17]+1" office:value-type="float" office:value="3" calcext:value-type="float">
            <text:p>3</text:p>
          </table:table-cell>
          <table:table-cell table:style-name="ce72" table:formula="of:=[.AP17]+1" office:value-type="float" office:value="4" calcext:value-type="float">
            <text:p>4</text:p>
          </table:table-cell>
          <table:table-cell table:style-name="ce72" table:formula="of:=[.AQ17]+1" office:value-type="float" office:value="5" calcext:value-type="float">
            <text:p>5</text:p>
          </table:table-cell>
          <table:table-cell table:style-name="ce72" table:formula="of:=[.AR17]+1" office:value-type="float" office:value="6" calcext:value-type="float">
            <text:p>6</text:p>
          </table:table-cell>
          <table:table-cell table:style-name="ce72" table:formula="of:=[.AS17]+1" office:value-type="float" office:value="7" calcext:value-type="float">
            <text:p>7</text:p>
          </table:table-cell>
          <table:table-cell table:style-name="ce72" table:formula="of:=[.AT17]+1" office:value-type="float" office:value="8" calcext:value-type="float">
            <text:p>8</text:p>
          </table:table-cell>
          <table:table-cell table:style-name="ce74" table:formula="of:=[.AU17]+1" office:value-type="float" office:value="9" calcext:value-type="float">
            <text:p>9</text:p>
          </table:table-cell>
          <table:table-cell table:style-name="ce82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Y17]+1" office:value-type="float" office:value="1" calcext:value-type="float">
            <text:p>1</text:p>
          </table:table-cell>
          <table:table-cell table:style-name="ce72" table:formula="of:=[.AZ17]+1" office:value-type="float" office:value="2" calcext:value-type="float">
            <text:p>2</text:p>
          </table:table-cell>
          <table:table-cell table:style-name="ce72" table:formula="of:=[.BA17]+1" office:value-type="float" office:value="3" calcext:value-type="float">
            <text:p>3</text:p>
          </table:table-cell>
          <table:table-cell table:style-name="ce72" table:formula="of:=[.BB17]+1" office:value-type="float" office:value="4" calcext:value-type="float">
            <text:p>4</text:p>
          </table:table-cell>
          <table:table-cell table:style-name="ce72" table:formula="of:=[.BC17]+1" office:value-type="float" office:value="5" calcext:value-type="float">
            <text:p>5</text:p>
          </table:table-cell>
          <table:table-cell table:style-name="ce72" table:formula="of:=[.BD17]+1" office:value-type="float" office:value="6" calcext:value-type="float">
            <text:p>6</text:p>
          </table:table-cell>
          <table:table-cell table:style-name="ce72" table:formula="of:=[.BE17]+1" office:value-type="float" office:value="7" calcext:value-type="float">
            <text:p>7</text:p>
          </table:table-cell>
          <table:table-cell table:style-name="ce72" table:formula="of:=[.BF17]+1" office:value-type="float" office:value="8" calcext:value-type="float">
            <text:p>8</text:p>
          </table:table-cell>
          <table:table-cell table:style-name="ce74" table:formula="of:=[.BG17]+1" office:value-type="float" office:value="9" calcext:value-type="float">
            <text:p>9</text:p>
          </table:table-cell>
          <table:table-cell table:number-columns-repeated="964"/>
        </table:table-row>
        <table:table-row table:style-name="ro2">
          <table:table-cell/>
          <table:table-cell table:style-name="ce95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77"/>
          <table:table-cell table:style-name="Default"/>
          <table:table-cell table:style-name="ce105" table:formula="of:=SUM([.AA5:.AJ5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5:.AV5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5:.BH5])" office:value-type="float" office:value="3025" calcext:value-type="float" table:number-columns-spanned="2" table:number-rows-spanned="1">
            <text:p>3,025</text:p>
          </table:table-cell>
          <table:covered-table-cell table:style-name="ce107" table:formula="of:=SUM([.AP5:.AY5])" office:value-type="float" office:value="2750" calcext:value-type="float">
            <text:p>2,750</text:p>
          </table:covered-table-cell>
          <table:table-cell table:style-name="Default" table:number-columns-repeated="2"/>
          <table:table-cell table:style-name="ce77"/>
          <table:table-cell table:style-name="ce62" office:value-type="float" office:value="0" calcext:value-type="float">
            <text:p>0</text:p>
          </table:table-cell>
          <table:table-cell table:style-name="ce69" table:formula="of:=[.AA5]-[.O5]" office:value-type="float" office:value="0" calcext:value-type="float">
            <text:p>0</text:p>
          </table:table-cell>
          <table:table-cell table:style-name="ce69" table:formula="of:=[.AB5]-[.P5]" office:value-type="float" office:value="0" calcext:value-type="float">
            <text:p>0</text:p>
          </table:table-cell>
          <table:table-cell table:style-name="ce69" table:formula="of:=[.AC5]-[.Q5]" office:value-type="float" office:value="0" calcext:value-type="float">
            <text:p>0</text:p>
          </table:table-cell>
          <table:table-cell table:style-name="ce69" table:formula="of:=[.AD5]-[.R5]" office:value-type="float" office:value="0" calcext:value-type="float">
            <text:p>0</text:p>
          </table:table-cell>
          <table:table-cell table:style-name="ce69" table:formula="of:=[.AE5]-[.S5]" office:value-type="float" office:value="0" calcext:value-type="float">
            <text:p>0</text:p>
          </table:table-cell>
          <table:table-cell table:style-name="ce69" table:formula="of:=[.AF5]-[.T5]" office:value-type="float" office:value="0" calcext:value-type="float">
            <text:p>0</text:p>
          </table:table-cell>
          <table:table-cell table:style-name="ce69" table:formula="of:=[.AG5]-[.U5]" office:value-type="float" office:value="0" calcext:value-type="float">
            <text:p>0</text:p>
          </table:table-cell>
          <table:table-cell table:style-name="ce69" table:formula="of:=[.AH5]-[.V5]" office:value-type="float" office:value="0" calcext:value-type="float">
            <text:p>0</text:p>
          </table:table-cell>
          <table:table-cell table:style-name="ce69" table:formula="of:=[.AI5]-[.W5]" office:value-type="float" office:value="0" calcext:value-type="float">
            <text:p>0</text:p>
          </table:table-cell>
          <table:table-cell table:style-name="ce75" table:formula="of:=[.AJ5]-[.X5]" office:value-type="float" office:value="0" calcext:value-type="float">
            <text:p>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style-name="ce69" table:formula="of:=[.AM5]-[.O5]" office:value-type="float" office:value="0" calcext:value-type="float">
            <text:p>0</text:p>
          </table:table-cell>
          <table:table-cell table:style-name="ce69" table:formula="of:=[.AN5]-[.P5]" office:value-type="float" office:value="0" calcext:value-type="float">
            <text:p>0</text:p>
          </table:table-cell>
          <table:table-cell table:style-name="ce69" table:formula="of:=[.AO5]-[.Q5]" office:value-type="float" office:value="0" calcext:value-type="float">
            <text:p>0</text:p>
          </table:table-cell>
          <table:table-cell table:style-name="ce69" table:formula="of:=[.AP5]-[.R5]" office:value-type="float" office:value="0" calcext:value-type="float">
            <text:p>0</text:p>
          </table:table-cell>
          <table:table-cell table:style-name="ce69" table:formula="of:=[.AQ5]-[.S5]" office:value-type="float" office:value="0" calcext:value-type="float">
            <text:p>0</text:p>
          </table:table-cell>
          <table:table-cell table:style-name="ce69" table:formula="of:=[.AR5]-[.T5]" office:value-type="float" office:value="0" calcext:value-type="float">
            <text:p>0</text:p>
          </table:table-cell>
          <table:table-cell table:style-name="ce69" table:formula="of:=[.AS5]-[.U5]" office:value-type="float" office:value="0" calcext:value-type="float">
            <text:p>0</text:p>
          </table:table-cell>
          <table:table-cell table:style-name="ce69" table:formula="of:=[.AT5]-[.V5]" office:value-type="float" office:value="0" calcext:value-type="float">
            <text:p>0</text:p>
          </table:table-cell>
          <table:table-cell table:style-name="ce69" table:formula="of:=[.AU5]-[.W5]" office:value-type="float" office:value="0" calcext:value-type="float">
            <text:p>0</text:p>
          </table:table-cell>
          <table:table-cell table:style-name="ce75" table:formula="of:=[.AV5]-[.X5]" office:value-type="float" office:value="0" calcext:value-type="float">
            <text:p>0</text:p>
          </table:table-cell>
          <table:table-cell/>
          <table:table-cell table:style-name="ce62" office:value-type="float" office:value="0" calcext:value-type="float">
            <text:p>0</text:p>
          </table:table-cell>
          <table:table-cell table:style-name="ce69" table:formula="of:=[.AY5]-[.AA5]" office:value-type="float" office:value="0" calcext:value-type="float">
            <text:p>0</text:p>
          </table:table-cell>
          <table:table-cell table:style-name="ce69" table:formula="of:=[.AZ5]-[.AB5]" office:value-type="float" office:value="0" calcext:value-type="float">
            <text:p>0</text:p>
          </table:table-cell>
          <table:table-cell table:style-name="ce69" table:formula="of:=[.BA5]-[.AC5]" office:value-type="float" office:value="0" calcext:value-type="float">
            <text:p>0</text:p>
          </table:table-cell>
          <table:table-cell table:style-name="ce69" table:formula="of:=[.BB5]-[.AD5]" office:value-type="float" office:value="0" calcext:value-type="float">
            <text:p>0</text:p>
          </table:table-cell>
          <table:table-cell table:style-name="ce69" table:formula="of:=[.BC5]-[.AE5]" office:value-type="float" office:value="0" calcext:value-type="float">
            <text:p>0</text:p>
          </table:table-cell>
          <table:table-cell table:style-name="ce69" table:formula="of:=[.BD5]-[.AF5]" office:value-type="float" office:value="0" calcext:value-type="float">
            <text:p>0</text:p>
          </table:table-cell>
          <table:table-cell table:style-name="ce69" table:formula="of:=[.BE5]-[.AG5]" office:value-type="float" office:value="0" calcext:value-type="float">
            <text:p>0</text:p>
          </table:table-cell>
          <table:table-cell table:style-name="ce69" table:formula="of:=[.BF5]-[.AH5]" office:value-type="float" office:value="0" calcext:value-type="float">
            <text:p>0</text:p>
          </table:table-cell>
          <table:table-cell table:style-name="ce69" table:formula="of:=[.BG5]-[.AI5]" office:value-type="float" office:value="0" calcext:value-type="float">
            <text:p>0</text:p>
          </table:table-cell>
          <table:table-cell table:style-name="ce75" table:formula="of:=[.BH5]-[.AJ5]" office:value-type="float" office:value="0" calcext:value-type="float">
            <text:p>0</text:p>
          </table:table-cell>
          <table:table-cell table:style-name="ce82" table:number-columns-repeated="953"/>
          <table:table-cell table:number-columns-repeated="11"/>
        </table:table-row>
        <table:table-row table:style-name="ro2">
          <table:table-cell/>
          <table:table-cell table:style-name="ce95" table:formula="of:=[.B18]+1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6:.AJ6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6:.AV6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6:.BH6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18]+1" office:value-type="float" office:value="1" calcext:value-type="float">
            <text:p>1</text:p>
          </table:table-cell>
          <table:table-cell table:style-name="ce69" table:formula="of:=[.AA6]-[.O6]" office:value-type="float" office:value="0" calcext:value-type="float">
            <text:p>0</text:p>
          </table:table-cell>
          <table:table-cell table:style-name="ce69" table:formula="of:=[.AB6]-[.P6]" office:value-type="float" office:value="0" calcext:value-type="float">
            <text:p>0</text:p>
          </table:table-cell>
          <table:table-cell table:style-name="ce69" table:formula="of:=[.AC6]-[.Q6]" office:value-type="float" office:value="0" calcext:value-type="float">
            <text:p>0</text:p>
          </table:table-cell>
          <table:table-cell table:style-name="ce69" table:formula="of:=[.AD6]-[.R6]" office:value-type="float" office:value="0" calcext:value-type="float">
            <text:p>0</text:p>
          </table:table-cell>
          <table:table-cell table:style-name="ce69" table:formula="of:=[.AE6]-[.S6]" office:value-type="float" office:value="0" calcext:value-type="float">
            <text:p>0</text:p>
          </table:table-cell>
          <table:table-cell table:style-name="ce69" table:formula="of:=[.AF6]-[.T6]" office:value-type="float" office:value="0" calcext:value-type="float">
            <text:p>0</text:p>
          </table:table-cell>
          <table:table-cell table:style-name="ce69" table:formula="of:=[.AG6]-[.U6]" office:value-type="float" office:value="0" calcext:value-type="float">
            <text:p>0</text:p>
          </table:table-cell>
          <table:table-cell table:style-name="ce69" table:formula="of:=[.AH6]-[.V6]" office:value-type="float" office:value="0" calcext:value-type="float">
            <text:p>0</text:p>
          </table:table-cell>
          <table:table-cell table:style-name="ce69" table:formula="of:=[.AI6]-[.W6]" office:value-type="float" office:value="0" calcext:value-type="float">
            <text:p>0</text:p>
          </table:table-cell>
          <table:table-cell table:style-name="ce75" table:formula="of:=[.AJ6]-[.X6]" office:value-type="float" office:value="0" calcext:value-type="float">
            <text:p>0</text:p>
          </table:table-cell>
          <table:table-cell table:style-name="ce65"/>
          <table:table-cell table:style-name="ce63" table:formula="of:=[.AL18]+1" office:value-type="float" office:value="1" calcext:value-type="float">
            <text:p>1</text:p>
          </table:table-cell>
          <table:table-cell table:style-name="ce69" table:formula="of:=[.AM6]-[.O6]" office:value-type="float" office:value="0" calcext:value-type="float">
            <text:p>0</text:p>
          </table:table-cell>
          <table:table-cell table:style-name="ce69" table:formula="of:=[.AN6]-[.P6]" office:value-type="float" office:value="0" calcext:value-type="float">
            <text:p>0</text:p>
          </table:table-cell>
          <table:table-cell table:style-name="ce69" table:formula="of:=[.AO6]-[.Q6]" office:value-type="float" office:value="0" calcext:value-type="float">
            <text:p>0</text:p>
          </table:table-cell>
          <table:table-cell table:style-name="ce69" table:formula="of:=[.AP6]-[.R6]" office:value-type="float" office:value="0" calcext:value-type="float">
            <text:p>0</text:p>
          </table:table-cell>
          <table:table-cell table:style-name="ce69" table:formula="of:=[.AQ6]-[.S6]" office:value-type="float" office:value="0" calcext:value-type="float">
            <text:p>0</text:p>
          </table:table-cell>
          <table:table-cell table:style-name="ce69" table:formula="of:=[.AR6]-[.T6]" office:value-type="float" office:value="0" calcext:value-type="float">
            <text:p>0</text:p>
          </table:table-cell>
          <table:table-cell table:style-name="ce69" table:formula="of:=[.AS6]-[.U6]" office:value-type="float" office:value="0" calcext:value-type="float">
            <text:p>0</text:p>
          </table:table-cell>
          <table:table-cell table:style-name="ce69" table:formula="of:=[.AT6]-[.V6]" office:value-type="float" office:value="0" calcext:value-type="float">
            <text:p>0</text:p>
          </table:table-cell>
          <table:table-cell table:style-name="ce69" table:formula="of:=[.AU6]-[.W6]" office:value-type="float" office:value="0" calcext:value-type="float">
            <text:p>0</text:p>
          </table:table-cell>
          <table:table-cell table:style-name="ce75" table:formula="of:=[.AV6]-[.X6]" office:value-type="float" office:value="0" calcext:value-type="float">
            <text:p>0</text:p>
          </table:table-cell>
          <table:table-cell/>
          <table:table-cell table:style-name="ce63" table:formula="of:=[.AX18]+1" office:value-type="float" office:value="1" calcext:value-type="float">
            <text:p>1</text:p>
          </table:table-cell>
          <table:table-cell table:style-name="ce69" table:formula="of:=[.AY6]-[.AA6]" office:value-type="float" office:value="0" calcext:value-type="float">
            <text:p>0</text:p>
          </table:table-cell>
          <table:table-cell table:style-name="ce69" table:formula="of:=[.AZ6]-[.AB6]" office:value-type="float" office:value="0" calcext:value-type="float">
            <text:p>0</text:p>
          </table:table-cell>
          <table:table-cell table:style-name="ce69" table:formula="of:=[.BA6]-[.AC6]" office:value-type="float" office:value="0" calcext:value-type="float">
            <text:p>0</text:p>
          </table:table-cell>
          <table:table-cell table:style-name="ce69" table:formula="of:=[.BB6]-[.AD6]" office:value-type="float" office:value="0" calcext:value-type="float">
            <text:p>0</text:p>
          </table:table-cell>
          <table:table-cell table:style-name="ce69" table:formula="of:=[.BC6]-[.AE6]" office:value-type="float" office:value="0" calcext:value-type="float">
            <text:p>0</text:p>
          </table:table-cell>
          <table:table-cell table:style-name="ce69" table:formula="of:=[.BD6]-[.AF6]" office:value-type="float" office:value="0" calcext:value-type="float">
            <text:p>0</text:p>
          </table:table-cell>
          <table:table-cell table:style-name="ce69" table:formula="of:=[.BE6]-[.AG6]" office:value-type="float" office:value="0" calcext:value-type="float">
            <text:p>0</text:p>
          </table:table-cell>
          <table:table-cell table:style-name="ce69" table:formula="of:=[.BF6]-[.AH6]" office:value-type="float" office:value="0" calcext:value-type="float">
            <text:p>0</text:p>
          </table:table-cell>
          <table:table-cell table:style-name="ce69" table:formula="of:=[.BG6]-[.AI6]" office:value-type="float" office:value="0" calcext:value-type="float">
            <text:p>0</text:p>
          </table:table-cell>
          <table:table-cell table:style-name="ce75" table:formula="of:=[.BH6]-[.AJ6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19]+1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7:.AJ7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7:.AV7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7:.BH7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19]+1" office:value-type="float" office:value="2" calcext:value-type="float">
            <text:p>2</text:p>
          </table:table-cell>
          <table:table-cell table:style-name="ce69" table:formula="of:=[.AA7]-[.O7]" office:value-type="float" office:value="0" calcext:value-type="float">
            <text:p>0</text:p>
          </table:table-cell>
          <table:table-cell table:style-name="ce69" table:formula="of:=[.AB7]-[.P7]" office:value-type="float" office:value="0" calcext:value-type="float">
            <text:p>0</text:p>
          </table:table-cell>
          <table:table-cell table:style-name="ce69" table:formula="of:=[.AC7]-[.Q7]" office:value-type="float" office:value="0" calcext:value-type="float">
            <text:p>0</text:p>
          </table:table-cell>
          <table:table-cell table:style-name="ce69" table:formula="of:=[.AD7]-[.R7]" office:value-type="float" office:value="0" calcext:value-type="float">
            <text:p>0</text:p>
          </table:table-cell>
          <table:table-cell table:style-name="ce69" table:formula="of:=[.AE7]-[.S7]" office:value-type="float" office:value="0" calcext:value-type="float">
            <text:p>0</text:p>
          </table:table-cell>
          <table:table-cell table:style-name="ce69" table:formula="of:=[.AF7]-[.T7]" office:value-type="float" office:value="0" calcext:value-type="float">
            <text:p>0</text:p>
          </table:table-cell>
          <table:table-cell table:style-name="ce69" table:formula="of:=[.AG7]-[.U7]" office:value-type="float" office:value="0" calcext:value-type="float">
            <text:p>0</text:p>
          </table:table-cell>
          <table:table-cell table:style-name="ce69" table:formula="of:=[.AH7]-[.V7]" office:value-type="float" office:value="0" calcext:value-type="float">
            <text:p>0</text:p>
          </table:table-cell>
          <table:table-cell table:style-name="ce69" table:formula="of:=[.AI7]-[.W7]" office:value-type="float" office:value="0" calcext:value-type="float">
            <text:p>0</text:p>
          </table:table-cell>
          <table:table-cell table:style-name="ce75" table:formula="of:=[.AJ7]-[.X7]" office:value-type="float" office:value="0" calcext:value-type="float">
            <text:p>0</text:p>
          </table:table-cell>
          <table:table-cell table:style-name="ce65"/>
          <table:table-cell table:style-name="ce63" table:formula="of:=[.AL19]+1" office:value-type="float" office:value="2" calcext:value-type="float">
            <text:p>2</text:p>
          </table:table-cell>
          <table:table-cell table:style-name="ce69" table:formula="of:=[.AM7]-[.O7]" office:value-type="float" office:value="0" calcext:value-type="float">
            <text:p>0</text:p>
          </table:table-cell>
          <table:table-cell table:style-name="ce69" table:formula="of:=[.AN7]-[.P7]" office:value-type="float" office:value="0" calcext:value-type="float">
            <text:p>0</text:p>
          </table:table-cell>
          <table:table-cell table:style-name="ce69" table:formula="of:=[.AO7]-[.Q7]" office:value-type="float" office:value="0" calcext:value-type="float">
            <text:p>0</text:p>
          </table:table-cell>
          <table:table-cell table:style-name="ce69" table:formula="of:=[.AP7]-[.R7]" office:value-type="float" office:value="0" calcext:value-type="float">
            <text:p>0</text:p>
          </table:table-cell>
          <table:table-cell table:style-name="ce69" table:formula="of:=[.AQ7]-[.S7]" office:value-type="float" office:value="0" calcext:value-type="float">
            <text:p>0</text:p>
          </table:table-cell>
          <table:table-cell table:style-name="ce69" table:formula="of:=[.AR7]-[.T7]" office:value-type="float" office:value="0" calcext:value-type="float">
            <text:p>0</text:p>
          </table:table-cell>
          <table:table-cell table:style-name="ce69" table:formula="of:=[.AS7]-[.U7]" office:value-type="float" office:value="0" calcext:value-type="float">
            <text:p>0</text:p>
          </table:table-cell>
          <table:table-cell table:style-name="ce69" table:formula="of:=[.AT7]-[.V7]" office:value-type="float" office:value="0" calcext:value-type="float">
            <text:p>0</text:p>
          </table:table-cell>
          <table:table-cell table:style-name="ce69" table:formula="of:=[.AU7]-[.W7]" office:value-type="float" office:value="0" calcext:value-type="float">
            <text:p>0</text:p>
          </table:table-cell>
          <table:table-cell table:style-name="ce75" table:formula="of:=[.AV7]-[.X7]" office:value-type="float" office:value="0" calcext:value-type="float">
            <text:p>0</text:p>
          </table:table-cell>
          <table:table-cell/>
          <table:table-cell table:style-name="ce63" table:formula="of:=[.AX19]+1" office:value-type="float" office:value="2" calcext:value-type="float">
            <text:p>2</text:p>
          </table:table-cell>
          <table:table-cell table:style-name="ce69" table:formula="of:=[.AY7]-[.AA7]" office:value-type="float" office:value="0" calcext:value-type="float">
            <text:p>0</text:p>
          </table:table-cell>
          <table:table-cell table:style-name="ce69" table:formula="of:=[.AZ7]-[.AB7]" office:value-type="float" office:value="0" calcext:value-type="float">
            <text:p>0</text:p>
          </table:table-cell>
          <table:table-cell table:style-name="ce69" table:formula="of:=[.BA7]-[.AC7]" office:value-type="float" office:value="0" calcext:value-type="float">
            <text:p>0</text:p>
          </table:table-cell>
          <table:table-cell table:style-name="ce69" table:formula="of:=[.BB7]-[.AD7]" office:value-type="float" office:value="0" calcext:value-type="float">
            <text:p>0</text:p>
          </table:table-cell>
          <table:table-cell table:style-name="ce69" table:formula="of:=[.BC7]-[.AE7]" office:value-type="float" office:value="0" calcext:value-type="float">
            <text:p>0</text:p>
          </table:table-cell>
          <table:table-cell table:style-name="ce69" table:formula="of:=[.BD7]-[.AF7]" office:value-type="float" office:value="0" calcext:value-type="float">
            <text:p>0</text:p>
          </table:table-cell>
          <table:table-cell table:style-name="ce69" table:formula="of:=[.BE7]-[.AG7]" office:value-type="float" office:value="0" calcext:value-type="float">
            <text:p>0</text:p>
          </table:table-cell>
          <table:table-cell table:style-name="ce69" table:formula="of:=[.BF7]-[.AH7]" office:value-type="float" office:value="0" calcext:value-type="float">
            <text:p>0</text:p>
          </table:table-cell>
          <table:table-cell table:style-name="ce69" table:formula="of:=[.BG7]-[.AI7]" office:value-type="float" office:value="0" calcext:value-type="float">
            <text:p>0</text:p>
          </table:table-cell>
          <table:table-cell table:style-name="ce75" table:formula="of:=[.BH7]-[.AJ7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20]+1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8:.AJ8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8:.AV8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8:.BH8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20]+1" office:value-type="float" office:value="3" calcext:value-type="float">
            <text:p>3</text:p>
          </table:table-cell>
          <table:table-cell table:style-name="ce69" table:formula="of:=[.AA8]-[.O8]" office:value-type="float" office:value="0" calcext:value-type="float">
            <text:p>0</text:p>
          </table:table-cell>
          <table:table-cell table:style-name="ce69" table:formula="of:=[.AB8]-[.P8]" office:value-type="float" office:value="0" calcext:value-type="float">
            <text:p>0</text:p>
          </table:table-cell>
          <table:table-cell table:style-name="ce69" table:formula="of:=[.AC8]-[.Q8]" office:value-type="float" office:value="0" calcext:value-type="float">
            <text:p>0</text:p>
          </table:table-cell>
          <table:table-cell table:style-name="ce69" table:formula="of:=[.AD8]-[.R8]" office:value-type="float" office:value="0" calcext:value-type="float">
            <text:p>0</text:p>
          </table:table-cell>
          <table:table-cell table:style-name="ce69" table:formula="of:=[.AE8]-[.S8]" office:value-type="float" office:value="0" calcext:value-type="float">
            <text:p>0</text:p>
          </table:table-cell>
          <table:table-cell table:style-name="ce69" table:formula="of:=[.AF8]-[.T8]" office:value-type="float" office:value="0" calcext:value-type="float">
            <text:p>0</text:p>
          </table:table-cell>
          <table:table-cell table:style-name="ce69" table:formula="of:=[.AG8]-[.U8]" office:value-type="float" office:value="0" calcext:value-type="float">
            <text:p>0</text:p>
          </table:table-cell>
          <table:table-cell table:style-name="ce69" table:formula="of:=[.AH8]-[.V8]" office:value-type="float" office:value="0" calcext:value-type="float">
            <text:p>0</text:p>
          </table:table-cell>
          <table:table-cell table:style-name="ce69" table:formula="of:=[.AI8]-[.W8]" office:value-type="float" office:value="0" calcext:value-type="float">
            <text:p>0</text:p>
          </table:table-cell>
          <table:table-cell table:style-name="ce75" table:formula="of:=[.AJ8]-[.X8]" office:value-type="float" office:value="0" calcext:value-type="float">
            <text:p>0</text:p>
          </table:table-cell>
          <table:table-cell table:style-name="ce65"/>
          <table:table-cell table:style-name="ce63" table:formula="of:=[.AL20]+1" office:value-type="float" office:value="3" calcext:value-type="float">
            <text:p>3</text:p>
          </table:table-cell>
          <table:table-cell table:style-name="ce69" table:formula="of:=[.AM8]-[.O8]" office:value-type="float" office:value="0" calcext:value-type="float">
            <text:p>0</text:p>
          </table:table-cell>
          <table:table-cell table:style-name="ce69" table:formula="of:=[.AN8]-[.P8]" office:value-type="float" office:value="0" calcext:value-type="float">
            <text:p>0</text:p>
          </table:table-cell>
          <table:table-cell table:style-name="ce69" table:formula="of:=[.AO8]-[.Q8]" office:value-type="float" office:value="0" calcext:value-type="float">
            <text:p>0</text:p>
          </table:table-cell>
          <table:table-cell table:style-name="ce69" table:formula="of:=[.AP8]-[.R8]" office:value-type="float" office:value="0" calcext:value-type="float">
            <text:p>0</text:p>
          </table:table-cell>
          <table:table-cell table:style-name="ce69" table:formula="of:=[.AQ8]-[.S8]" office:value-type="float" office:value="0" calcext:value-type="float">
            <text:p>0</text:p>
          </table:table-cell>
          <table:table-cell table:style-name="ce69" table:formula="of:=[.AR8]-[.T8]" office:value-type="float" office:value="0" calcext:value-type="float">
            <text:p>0</text:p>
          </table:table-cell>
          <table:table-cell table:style-name="ce69" table:formula="of:=[.AS8]-[.U8]" office:value-type="float" office:value="0" calcext:value-type="float">
            <text:p>0</text:p>
          </table:table-cell>
          <table:table-cell table:style-name="ce69" table:formula="of:=[.AT8]-[.V8]" office:value-type="float" office:value="0" calcext:value-type="float">
            <text:p>0</text:p>
          </table:table-cell>
          <table:table-cell table:style-name="ce69" table:formula="of:=[.AU8]-[.W8]" office:value-type="float" office:value="0" calcext:value-type="float">
            <text:p>0</text:p>
          </table:table-cell>
          <table:table-cell table:style-name="ce75" table:formula="of:=[.AV8]-[.X8]" office:value-type="float" office:value="0" calcext:value-type="float">
            <text:p>0</text:p>
          </table:table-cell>
          <table:table-cell/>
          <table:table-cell table:style-name="ce63" table:formula="of:=[.AX20]+1" office:value-type="float" office:value="3" calcext:value-type="float">
            <text:p>3</text:p>
          </table:table-cell>
          <table:table-cell table:style-name="ce69" table:formula="of:=[.AY8]-[.AA8]" office:value-type="float" office:value="0" calcext:value-type="float">
            <text:p>0</text:p>
          </table:table-cell>
          <table:table-cell table:style-name="ce69" table:formula="of:=[.AZ8]-[.AB8]" office:value-type="float" office:value="0" calcext:value-type="float">
            <text:p>0</text:p>
          </table:table-cell>
          <table:table-cell table:style-name="ce69" table:formula="of:=[.BA8]-[.AC8]" office:value-type="float" office:value="0" calcext:value-type="float">
            <text:p>0</text:p>
          </table:table-cell>
          <table:table-cell table:style-name="ce69" table:formula="of:=[.BB8]-[.AD8]" office:value-type="float" office:value="0" calcext:value-type="float">
            <text:p>0</text:p>
          </table:table-cell>
          <table:table-cell table:style-name="ce69" table:formula="of:=[.BC8]-[.AE8]" office:value-type="float" office:value="0" calcext:value-type="float">
            <text:p>0</text:p>
          </table:table-cell>
          <table:table-cell table:style-name="ce69" table:formula="of:=[.BD8]-[.AF8]" office:value-type="float" office:value="0" calcext:value-type="float">
            <text:p>0</text:p>
          </table:table-cell>
          <table:table-cell table:style-name="ce69" table:formula="of:=[.BE8]-[.AG8]" office:value-type="float" office:value="0" calcext:value-type="float">
            <text:p>0</text:p>
          </table:table-cell>
          <table:table-cell table:style-name="ce69" table:formula="of:=[.BF8]-[.AH8]" office:value-type="float" office:value="0" calcext:value-type="float">
            <text:p>0</text:p>
          </table:table-cell>
          <table:table-cell table:style-name="ce69" table:formula="of:=[.BG8]-[.AI8]" office:value-type="float" office:value="0" calcext:value-type="float">
            <text:p>0</text:p>
          </table:table-cell>
          <table:table-cell table:style-name="ce75" table:formula="of:=[.BH8]-[.AJ8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21]+1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9:.AJ9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9:.AV9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9:.BH9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21]+1" office:value-type="float" office:value="4" calcext:value-type="float">
            <text:p>4</text:p>
          </table:table-cell>
          <table:table-cell table:style-name="ce69" table:formula="of:=[.AA9]-[.O9]" office:value-type="float" office:value="0" calcext:value-type="float">
            <text:p>0</text:p>
          </table:table-cell>
          <table:table-cell table:style-name="ce69" table:formula="of:=[.AB9]-[.P9]" office:value-type="float" office:value="0" calcext:value-type="float">
            <text:p>0</text:p>
          </table:table-cell>
          <table:table-cell table:style-name="ce69" table:formula="of:=[.AC9]-[.Q9]" office:value-type="float" office:value="0" calcext:value-type="float">
            <text:p>0</text:p>
          </table:table-cell>
          <table:table-cell table:style-name="ce69" table:formula="of:=[.AD9]-[.R9]" office:value-type="float" office:value="0" calcext:value-type="float">
            <text:p>0</text:p>
          </table:table-cell>
          <table:table-cell table:style-name="ce69" table:formula="of:=[.AE9]-[.S9]" office:value-type="float" office:value="0" calcext:value-type="float">
            <text:p>0</text:p>
          </table:table-cell>
          <table:table-cell table:style-name="ce69" table:formula="of:=[.AF9]-[.T9]" office:value-type="float" office:value="0" calcext:value-type="float">
            <text:p>0</text:p>
          </table:table-cell>
          <table:table-cell table:style-name="ce69" table:formula="of:=[.AG9]-[.U9]" office:value-type="float" office:value="0" calcext:value-type="float">
            <text:p>0</text:p>
          </table:table-cell>
          <table:table-cell table:style-name="ce69" table:formula="of:=[.AH9]-[.V9]" office:value-type="float" office:value="0" calcext:value-type="float">
            <text:p>0</text:p>
          </table:table-cell>
          <table:table-cell table:style-name="ce69" table:formula="of:=[.AI9]-[.W9]" office:value-type="float" office:value="0" calcext:value-type="float">
            <text:p>0</text:p>
          </table:table-cell>
          <table:table-cell table:style-name="ce75" table:formula="of:=[.AJ9]-[.X9]" office:value-type="float" office:value="0" calcext:value-type="float">
            <text:p>0</text:p>
          </table:table-cell>
          <table:table-cell table:style-name="ce65"/>
          <table:table-cell table:style-name="ce63" table:formula="of:=[.AL21]+1" office:value-type="float" office:value="4" calcext:value-type="float">
            <text:p>4</text:p>
          </table:table-cell>
          <table:table-cell table:style-name="ce69" table:formula="of:=[.AM9]-[.O9]" office:value-type="float" office:value="0" calcext:value-type="float">
            <text:p>0</text:p>
          </table:table-cell>
          <table:table-cell table:style-name="ce69" table:formula="of:=[.AN9]-[.P9]" office:value-type="float" office:value="0" calcext:value-type="float">
            <text:p>0</text:p>
          </table:table-cell>
          <table:table-cell table:style-name="ce69" table:formula="of:=[.AO9]-[.Q9]" office:value-type="float" office:value="0" calcext:value-type="float">
            <text:p>0</text:p>
          </table:table-cell>
          <table:table-cell table:style-name="ce69" table:formula="of:=[.AP9]-[.R9]" office:value-type="float" office:value="0" calcext:value-type="float">
            <text:p>0</text:p>
          </table:table-cell>
          <table:table-cell table:style-name="ce69" table:formula="of:=[.AQ9]-[.S9]" office:value-type="float" office:value="0" calcext:value-type="float">
            <text:p>0</text:p>
          </table:table-cell>
          <table:table-cell table:style-name="ce69" table:formula="of:=[.AR9]-[.T9]" office:value-type="float" office:value="0" calcext:value-type="float">
            <text:p>0</text:p>
          </table:table-cell>
          <table:table-cell table:style-name="ce69" table:formula="of:=[.AS9]-[.U9]" office:value-type="float" office:value="0" calcext:value-type="float">
            <text:p>0</text:p>
          </table:table-cell>
          <table:table-cell table:style-name="ce69" table:formula="of:=[.AT9]-[.V9]" office:value-type="float" office:value="0" calcext:value-type="float">
            <text:p>0</text:p>
          </table:table-cell>
          <table:table-cell table:style-name="ce69" table:formula="of:=[.AU9]-[.W9]" office:value-type="float" office:value="0" calcext:value-type="float">
            <text:p>0</text:p>
          </table:table-cell>
          <table:table-cell table:style-name="ce75" table:formula="of:=[.AV9]-[.X9]" office:value-type="float" office:value="0" calcext:value-type="float">
            <text:p>0</text:p>
          </table:table-cell>
          <table:table-cell/>
          <table:table-cell table:style-name="ce63" table:formula="of:=[.AX21]+1" office:value-type="float" office:value="4" calcext:value-type="float">
            <text:p>4</text:p>
          </table:table-cell>
          <table:table-cell table:style-name="ce69" table:formula="of:=[.AY9]-[.AA9]" office:value-type="float" office:value="0" calcext:value-type="float">
            <text:p>0</text:p>
          </table:table-cell>
          <table:table-cell table:style-name="ce69" table:formula="of:=[.AZ9]-[.AB9]" office:value-type="float" office:value="0" calcext:value-type="float">
            <text:p>0</text:p>
          </table:table-cell>
          <table:table-cell table:style-name="ce69" table:formula="of:=[.BA9]-[.AC9]" office:value-type="float" office:value="0" calcext:value-type="float">
            <text:p>0</text:p>
          </table:table-cell>
          <table:table-cell table:style-name="ce69" table:formula="of:=[.BB9]-[.AD9]" office:value-type="float" office:value="0" calcext:value-type="float">
            <text:p>0</text:p>
          </table:table-cell>
          <table:table-cell table:style-name="ce69" table:formula="of:=[.BC9]-[.AE9]" office:value-type="float" office:value="0" calcext:value-type="float">
            <text:p>0</text:p>
          </table:table-cell>
          <table:table-cell table:style-name="ce69" table:formula="of:=[.BD9]-[.AF9]" office:value-type="float" office:value="0" calcext:value-type="float">
            <text:p>0</text:p>
          </table:table-cell>
          <table:table-cell table:style-name="ce69" table:formula="of:=[.BE9]-[.AG9]" office:value-type="float" office:value="0" calcext:value-type="float">
            <text:p>0</text:p>
          </table:table-cell>
          <table:table-cell table:style-name="ce69" table:formula="of:=[.BF9]-[.AH9]" office:value-type="float" office:value="0" calcext:value-type="float">
            <text:p>0</text:p>
          </table:table-cell>
          <table:table-cell table:style-name="ce69" table:formula="of:=[.BG9]-[.AI9]" office:value-type="float" office:value="0" calcext:value-type="float">
            <text:p>0</text:p>
          </table:table-cell>
          <table:table-cell table:style-name="ce75" table:formula="of:=[.BH9]-[.AJ9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22]+1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10:.AJ10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10:.AV10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10:.BH10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22]+1" office:value-type="float" office:value="5" calcext:value-type="float">
            <text:p>5</text:p>
          </table:table-cell>
          <table:table-cell table:style-name="ce69" table:formula="of:=[.AA10]-[.O10]" office:value-type="float" office:value="0" calcext:value-type="float">
            <text:p>0</text:p>
          </table:table-cell>
          <table:table-cell table:style-name="ce69" table:formula="of:=[.AB10]-[.P10]" office:value-type="float" office:value="0" calcext:value-type="float">
            <text:p>0</text:p>
          </table:table-cell>
          <table:table-cell table:style-name="ce69" table:formula="of:=[.AC10]-[.Q10]" office:value-type="float" office:value="0" calcext:value-type="float">
            <text:p>0</text:p>
          </table:table-cell>
          <table:table-cell table:style-name="ce69" table:formula="of:=[.AD10]-[.R10]" office:value-type="float" office:value="0" calcext:value-type="float">
            <text:p>0</text:p>
          </table:table-cell>
          <table:table-cell table:style-name="ce69" table:formula="of:=[.AE10]-[.S10]" office:value-type="float" office:value="0" calcext:value-type="float">
            <text:p>0</text:p>
          </table:table-cell>
          <table:table-cell table:style-name="ce69" table:formula="of:=[.AF10]-[.T10]" office:value-type="float" office:value="0" calcext:value-type="float">
            <text:p>0</text:p>
          </table:table-cell>
          <table:table-cell table:style-name="ce69" table:formula="of:=[.AG10]-[.U10]" office:value-type="float" office:value="0" calcext:value-type="float">
            <text:p>0</text:p>
          </table:table-cell>
          <table:table-cell table:style-name="ce69" table:formula="of:=[.AH10]-[.V10]" office:value-type="float" office:value="0" calcext:value-type="float">
            <text:p>0</text:p>
          </table:table-cell>
          <table:table-cell table:style-name="ce69" table:formula="of:=[.AI10]-[.W10]" office:value-type="float" office:value="0" calcext:value-type="float">
            <text:p>0</text:p>
          </table:table-cell>
          <table:table-cell table:style-name="ce75" table:formula="of:=[.AJ10]-[.X10]" office:value-type="float" office:value="0" calcext:value-type="float">
            <text:p>0</text:p>
          </table:table-cell>
          <table:table-cell table:style-name="ce65"/>
          <table:table-cell table:style-name="ce63" table:formula="of:=[.AL22]+1" office:value-type="float" office:value="5" calcext:value-type="float">
            <text:p>5</text:p>
          </table:table-cell>
          <table:table-cell table:style-name="ce69" table:formula="of:=[.AM10]-[.O10]" office:value-type="float" office:value="0" calcext:value-type="float">
            <text:p>0</text:p>
          </table:table-cell>
          <table:table-cell table:style-name="ce69" table:formula="of:=[.AN10]-[.P10]" office:value-type="float" office:value="0" calcext:value-type="float">
            <text:p>0</text:p>
          </table:table-cell>
          <table:table-cell table:style-name="ce69" table:formula="of:=[.AO10]-[.Q10]" office:value-type="float" office:value="0" calcext:value-type="float">
            <text:p>0</text:p>
          </table:table-cell>
          <table:table-cell table:style-name="ce69" table:formula="of:=[.AP10]-[.R10]" office:value-type="float" office:value="0" calcext:value-type="float">
            <text:p>0</text:p>
          </table:table-cell>
          <table:table-cell table:style-name="ce69" table:formula="of:=[.AQ10]-[.S10]" office:value-type="float" office:value="0" calcext:value-type="float">
            <text:p>0</text:p>
          </table:table-cell>
          <table:table-cell table:style-name="ce69" table:formula="of:=[.AR10]-[.T10]" office:value-type="float" office:value="0" calcext:value-type="float">
            <text:p>0</text:p>
          </table:table-cell>
          <table:table-cell table:style-name="ce69" table:formula="of:=[.AS10]-[.U10]" office:value-type="float" office:value="0" calcext:value-type="float">
            <text:p>0</text:p>
          </table:table-cell>
          <table:table-cell table:style-name="ce69" table:formula="of:=[.AT10]-[.V10]" office:value-type="float" office:value="0" calcext:value-type="float">
            <text:p>0</text:p>
          </table:table-cell>
          <table:table-cell table:style-name="ce69" table:formula="of:=[.AU10]-[.W10]" office:value-type="float" office:value="0" calcext:value-type="float">
            <text:p>0</text:p>
          </table:table-cell>
          <table:table-cell table:style-name="ce75" table:formula="of:=[.AV10]-[.X10]" office:value-type="float" office:value="0" calcext:value-type="float">
            <text:p>0</text:p>
          </table:table-cell>
          <table:table-cell/>
          <table:table-cell table:style-name="ce63" table:formula="of:=[.AX22]+1" office:value-type="float" office:value="5" calcext:value-type="float">
            <text:p>5</text:p>
          </table:table-cell>
          <table:table-cell table:style-name="ce69" table:formula="of:=[.AY10]-[.AA10]" office:value-type="float" office:value="0" calcext:value-type="float">
            <text:p>0</text:p>
          </table:table-cell>
          <table:table-cell table:style-name="ce69" table:formula="of:=[.AZ10]-[.AB10]" office:value-type="float" office:value="0" calcext:value-type="float">
            <text:p>0</text:p>
          </table:table-cell>
          <table:table-cell table:style-name="ce69" table:formula="of:=[.BA10]-[.AC10]" office:value-type="float" office:value="0" calcext:value-type="float">
            <text:p>0</text:p>
          </table:table-cell>
          <table:table-cell table:style-name="ce69" table:formula="of:=[.BB10]-[.AD10]" office:value-type="float" office:value="0" calcext:value-type="float">
            <text:p>0</text:p>
          </table:table-cell>
          <table:table-cell table:style-name="ce69" table:formula="of:=[.BC10]-[.AE10]" office:value-type="float" office:value="0" calcext:value-type="float">
            <text:p>0</text:p>
          </table:table-cell>
          <table:table-cell table:style-name="ce69" table:formula="of:=[.BD10]-[.AF10]" office:value-type="float" office:value="0" calcext:value-type="float">
            <text:p>0</text:p>
          </table:table-cell>
          <table:table-cell table:style-name="ce69" table:formula="of:=[.BE10]-[.AG10]" office:value-type="float" office:value="0" calcext:value-type="float">
            <text:p>0</text:p>
          </table:table-cell>
          <table:table-cell table:style-name="ce69" table:formula="of:=[.BF10]-[.AH10]" office:value-type="float" office:value="0" calcext:value-type="float">
            <text:p>0</text:p>
          </table:table-cell>
          <table:table-cell table:style-name="ce69" table:formula="of:=[.BG10]-[.AI10]" office:value-type="float" office:value="0" calcext:value-type="float">
            <text:p>0</text:p>
          </table:table-cell>
          <table:table-cell table:style-name="ce75" table:formula="of:=[.BH10]-[.AJ10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23]+1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11:.AJ11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11:.AV11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11:.BH11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23]+1" office:value-type="float" office:value="6" calcext:value-type="float">
            <text:p>6</text:p>
          </table:table-cell>
          <table:table-cell table:style-name="ce69" table:formula="of:=[.AA11]-[.O11]" office:value-type="float" office:value="0" calcext:value-type="float">
            <text:p>0</text:p>
          </table:table-cell>
          <table:table-cell table:style-name="ce69" table:formula="of:=[.AB11]-[.P11]" office:value-type="float" office:value="0" calcext:value-type="float">
            <text:p>0</text:p>
          </table:table-cell>
          <table:table-cell table:style-name="ce69" table:formula="of:=[.AC11]-[.Q11]" office:value-type="float" office:value="0" calcext:value-type="float">
            <text:p>0</text:p>
          </table:table-cell>
          <table:table-cell table:style-name="ce69" table:formula="of:=[.AD11]-[.R11]" office:value-type="float" office:value="0" calcext:value-type="float">
            <text:p>0</text:p>
          </table:table-cell>
          <table:table-cell table:style-name="ce69" table:formula="of:=[.AE11]-[.S11]" office:value-type="float" office:value="0" calcext:value-type="float">
            <text:p>0</text:p>
          </table:table-cell>
          <table:table-cell table:style-name="ce69" table:formula="of:=[.AF11]-[.T11]" office:value-type="float" office:value="0" calcext:value-type="float">
            <text:p>0</text:p>
          </table:table-cell>
          <table:table-cell table:style-name="ce69" table:formula="of:=[.AG11]-[.U11]" office:value-type="float" office:value="0" calcext:value-type="float">
            <text:p>0</text:p>
          </table:table-cell>
          <table:table-cell table:style-name="ce69" table:formula="of:=[.AH11]-[.V11]" office:value-type="float" office:value="0" calcext:value-type="float">
            <text:p>0</text:p>
          </table:table-cell>
          <table:table-cell table:style-name="ce69" table:formula="of:=[.AI11]-[.W11]" office:value-type="float" office:value="0" calcext:value-type="float">
            <text:p>0</text:p>
          </table:table-cell>
          <table:table-cell table:style-name="ce75" table:formula="of:=[.AJ11]-[.X11]" office:value-type="float" office:value="0" calcext:value-type="float">
            <text:p>0</text:p>
          </table:table-cell>
          <table:table-cell table:style-name="ce65"/>
          <table:table-cell table:style-name="ce63" table:formula="of:=[.AL23]+1" office:value-type="float" office:value="6" calcext:value-type="float">
            <text:p>6</text:p>
          </table:table-cell>
          <table:table-cell table:style-name="ce69" table:formula="of:=[.AM11]-[.O11]" office:value-type="float" office:value="0" calcext:value-type="float">
            <text:p>0</text:p>
          </table:table-cell>
          <table:table-cell table:style-name="ce69" table:formula="of:=[.AN11]-[.P11]" office:value-type="float" office:value="0" calcext:value-type="float">
            <text:p>0</text:p>
          </table:table-cell>
          <table:table-cell table:style-name="ce69" table:formula="of:=[.AO11]-[.Q11]" office:value-type="float" office:value="0" calcext:value-type="float">
            <text:p>0</text:p>
          </table:table-cell>
          <table:table-cell table:style-name="ce69" table:formula="of:=[.AP11]-[.R11]" office:value-type="float" office:value="0" calcext:value-type="float">
            <text:p>0</text:p>
          </table:table-cell>
          <table:table-cell table:style-name="ce69" table:formula="of:=[.AQ11]-[.S11]" office:value-type="float" office:value="0" calcext:value-type="float">
            <text:p>0</text:p>
          </table:table-cell>
          <table:table-cell table:style-name="ce69" table:formula="of:=[.AR11]-[.T11]" office:value-type="float" office:value="0" calcext:value-type="float">
            <text:p>0</text:p>
          </table:table-cell>
          <table:table-cell table:style-name="ce69" table:formula="of:=[.AS11]-[.U11]" office:value-type="float" office:value="0" calcext:value-type="float">
            <text:p>0</text:p>
          </table:table-cell>
          <table:table-cell table:style-name="ce69" table:formula="of:=[.AT11]-[.V11]" office:value-type="float" office:value="0" calcext:value-type="float">
            <text:p>0</text:p>
          </table:table-cell>
          <table:table-cell table:style-name="ce69" table:formula="of:=[.AU11]-[.W11]" office:value-type="float" office:value="0" calcext:value-type="float">
            <text:p>0</text:p>
          </table:table-cell>
          <table:table-cell table:style-name="ce75" table:formula="of:=[.AV11]-[.X11]" office:value-type="float" office:value="0" calcext:value-type="float">
            <text:p>0</text:p>
          </table:table-cell>
          <table:table-cell/>
          <table:table-cell table:style-name="ce63" table:formula="of:=[.AX23]+1" office:value-type="float" office:value="6" calcext:value-type="float">
            <text:p>6</text:p>
          </table:table-cell>
          <table:table-cell table:style-name="ce69" table:formula="of:=[.AY11]-[.AA11]" office:value-type="float" office:value="0" calcext:value-type="float">
            <text:p>0</text:p>
          </table:table-cell>
          <table:table-cell table:style-name="ce69" table:formula="of:=[.AZ11]-[.AB11]" office:value-type="float" office:value="0" calcext:value-type="float">
            <text:p>0</text:p>
          </table:table-cell>
          <table:table-cell table:style-name="ce69" table:formula="of:=[.BA11]-[.AC11]" office:value-type="float" office:value="0" calcext:value-type="float">
            <text:p>0</text:p>
          </table:table-cell>
          <table:table-cell table:style-name="ce69" table:formula="of:=[.BB11]-[.AD11]" office:value-type="float" office:value="0" calcext:value-type="float">
            <text:p>0</text:p>
          </table:table-cell>
          <table:table-cell table:style-name="ce69" table:formula="of:=[.BC11]-[.AE11]" office:value-type="float" office:value="0" calcext:value-type="float">
            <text:p>0</text:p>
          </table:table-cell>
          <table:table-cell table:style-name="ce69" table:formula="of:=[.BD11]-[.AF11]" office:value-type="float" office:value="0" calcext:value-type="float">
            <text:p>0</text:p>
          </table:table-cell>
          <table:table-cell table:style-name="ce69" table:formula="of:=[.BE11]-[.AG11]" office:value-type="float" office:value="0" calcext:value-type="float">
            <text:p>0</text:p>
          </table:table-cell>
          <table:table-cell table:style-name="ce69" table:formula="of:=[.BF11]-[.AH11]" office:value-type="float" office:value="0" calcext:value-type="float">
            <text:p>0</text:p>
          </table:table-cell>
          <table:table-cell table:style-name="ce69" table:formula="of:=[.BG11]-[.AI11]" office:value-type="float" office:value="0" calcext:value-type="float">
            <text:p>0</text:p>
          </table:table-cell>
          <table:table-cell table:style-name="ce75" table:formula="of:=[.BH11]-[.AJ11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24]+1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12:.AJ12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12:.AV12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12:.BH12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24]+1" office:value-type="float" office:value="7" calcext:value-type="float">
            <text:p>7</text:p>
          </table:table-cell>
          <table:table-cell table:style-name="ce69" table:formula="of:=[.AA12]-[.O12]" office:value-type="float" office:value="0" calcext:value-type="float">
            <text:p>0</text:p>
          </table:table-cell>
          <table:table-cell table:style-name="ce69" table:formula="of:=[.AB12]-[.P12]" office:value-type="float" office:value="0" calcext:value-type="float">
            <text:p>0</text:p>
          </table:table-cell>
          <table:table-cell table:style-name="ce69" table:formula="of:=[.AC12]-[.Q12]" office:value-type="float" office:value="0" calcext:value-type="float">
            <text:p>0</text:p>
          </table:table-cell>
          <table:table-cell table:style-name="ce69" table:formula="of:=[.AD12]-[.R12]" office:value-type="float" office:value="0" calcext:value-type="float">
            <text:p>0</text:p>
          </table:table-cell>
          <table:table-cell table:style-name="ce69" table:formula="of:=[.AE12]-[.S12]" office:value-type="float" office:value="0" calcext:value-type="float">
            <text:p>0</text:p>
          </table:table-cell>
          <table:table-cell table:style-name="ce69" table:formula="of:=[.AF12]-[.T12]" office:value-type="float" office:value="0" calcext:value-type="float">
            <text:p>0</text:p>
          </table:table-cell>
          <table:table-cell table:style-name="ce69" table:formula="of:=[.AG12]-[.U12]" office:value-type="float" office:value="0" calcext:value-type="float">
            <text:p>0</text:p>
          </table:table-cell>
          <table:table-cell table:style-name="ce69" table:formula="of:=[.AH12]-[.V12]" office:value-type="float" office:value="0" calcext:value-type="float">
            <text:p>0</text:p>
          </table:table-cell>
          <table:table-cell table:style-name="ce69" table:formula="of:=[.AI12]-[.W12]" office:value-type="float" office:value="0" calcext:value-type="float">
            <text:p>0</text:p>
          </table:table-cell>
          <table:table-cell table:style-name="ce75" table:formula="of:=[.AJ12]-[.X12]" office:value-type="float" office:value="0" calcext:value-type="float">
            <text:p>0</text:p>
          </table:table-cell>
          <table:table-cell table:style-name="ce65"/>
          <table:table-cell table:style-name="ce63" table:formula="of:=[.AL24]+1" office:value-type="float" office:value="7" calcext:value-type="float">
            <text:p>7</text:p>
          </table:table-cell>
          <table:table-cell table:style-name="ce69" table:formula="of:=[.AM12]-[.O12]" office:value-type="float" office:value="0" calcext:value-type="float">
            <text:p>0</text:p>
          </table:table-cell>
          <table:table-cell table:style-name="ce69" table:formula="of:=[.AN12]-[.P12]" office:value-type="float" office:value="0" calcext:value-type="float">
            <text:p>0</text:p>
          </table:table-cell>
          <table:table-cell table:style-name="ce69" table:formula="of:=[.AO12]-[.Q12]" office:value-type="float" office:value="0" calcext:value-type="float">
            <text:p>0</text:p>
          </table:table-cell>
          <table:table-cell table:style-name="ce69" table:formula="of:=[.AP12]-[.R12]" office:value-type="float" office:value="0" calcext:value-type="float">
            <text:p>0</text:p>
          </table:table-cell>
          <table:table-cell table:style-name="ce69" table:formula="of:=[.AQ12]-[.S12]" office:value-type="float" office:value="0" calcext:value-type="float">
            <text:p>0</text:p>
          </table:table-cell>
          <table:table-cell table:style-name="ce69" table:formula="of:=[.AR12]-[.T12]" office:value-type="float" office:value="0" calcext:value-type="float">
            <text:p>0</text:p>
          </table:table-cell>
          <table:table-cell table:style-name="ce69" table:formula="of:=[.AS12]-[.U12]" office:value-type="float" office:value="0" calcext:value-type="float">
            <text:p>0</text:p>
          </table:table-cell>
          <table:table-cell table:style-name="ce69" table:formula="of:=[.AT12]-[.V12]" office:value-type="float" office:value="0" calcext:value-type="float">
            <text:p>0</text:p>
          </table:table-cell>
          <table:table-cell table:style-name="ce69" table:formula="of:=[.AU12]-[.W12]" office:value-type="float" office:value="0" calcext:value-type="float">
            <text:p>0</text:p>
          </table:table-cell>
          <table:table-cell table:style-name="ce75" table:formula="of:=[.AV12]-[.X12]" office:value-type="float" office:value="0" calcext:value-type="float">
            <text:p>0</text:p>
          </table:table-cell>
          <table:table-cell/>
          <table:table-cell table:style-name="ce63" table:formula="of:=[.AX24]+1" office:value-type="float" office:value="7" calcext:value-type="float">
            <text:p>7</text:p>
          </table:table-cell>
          <table:table-cell table:style-name="ce69" table:formula="of:=[.AY12]-[.AA12]" office:value-type="float" office:value="0" calcext:value-type="float">
            <text:p>0</text:p>
          </table:table-cell>
          <table:table-cell table:style-name="ce69" table:formula="of:=[.AZ12]-[.AB12]" office:value-type="float" office:value="0" calcext:value-type="float">
            <text:p>0</text:p>
          </table:table-cell>
          <table:table-cell table:style-name="ce69" table:formula="of:=[.BA12]-[.AC12]" office:value-type="float" office:value="0" calcext:value-type="float">
            <text:p>0</text:p>
          </table:table-cell>
          <table:table-cell table:style-name="ce69" table:formula="of:=[.BB12]-[.AD12]" office:value-type="float" office:value="0" calcext:value-type="float">
            <text:p>0</text:p>
          </table:table-cell>
          <table:table-cell table:style-name="ce69" table:formula="of:=[.BC12]-[.AE12]" office:value-type="float" office:value="0" calcext:value-type="float">
            <text:p>0</text:p>
          </table:table-cell>
          <table:table-cell table:style-name="ce69" table:formula="of:=[.BD12]-[.AF12]" office:value-type="float" office:value="0" calcext:value-type="float">
            <text:p>0</text:p>
          </table:table-cell>
          <table:table-cell table:style-name="ce69" table:formula="of:=[.BE12]-[.AG12]" office:value-type="float" office:value="0" calcext:value-type="float">
            <text:p>0</text:p>
          </table:table-cell>
          <table:table-cell table:style-name="ce69" table:formula="of:=[.BF12]-[.AH12]" office:value-type="float" office:value="0" calcext:value-type="float">
            <text:p>0</text:p>
          </table:table-cell>
          <table:table-cell table:style-name="ce69" table:formula="of:=[.BG12]-[.AI12]" office:value-type="float" office:value="0" calcext:value-type="float">
            <text:p>0</text:p>
          </table:table-cell>
          <table:table-cell table:style-name="ce75" table:formula="of:=[.BH12]-[.AJ12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5" table:formula="of:=[.B25]+1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13:.AJ13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13:.AV13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13:.BH13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3" table:formula="of:=[.Z25]+1" office:value-type="float" office:value="8" calcext:value-type="float">
            <text:p>8</text:p>
          </table:table-cell>
          <table:table-cell table:style-name="ce69" table:formula="of:=[.AA13]-[.O13]" office:value-type="float" office:value="0" calcext:value-type="float">
            <text:p>0</text:p>
          </table:table-cell>
          <table:table-cell table:style-name="ce69" table:formula="of:=[.AB13]-[.P13]" office:value-type="float" office:value="0" calcext:value-type="float">
            <text:p>0</text:p>
          </table:table-cell>
          <table:table-cell table:style-name="ce69" table:formula="of:=[.AC13]-[.Q13]" office:value-type="float" office:value="0" calcext:value-type="float">
            <text:p>0</text:p>
          </table:table-cell>
          <table:table-cell table:style-name="ce69" table:formula="of:=[.AD13]-[.R13]" office:value-type="float" office:value="0" calcext:value-type="float">
            <text:p>0</text:p>
          </table:table-cell>
          <table:table-cell table:style-name="ce69" table:formula="of:=[.AE13]-[.S13]" office:value-type="float" office:value="0" calcext:value-type="float">
            <text:p>0</text:p>
          </table:table-cell>
          <table:table-cell table:style-name="ce69" table:formula="of:=[.AF13]-[.T13]" office:value-type="float" office:value="0" calcext:value-type="float">
            <text:p>0</text:p>
          </table:table-cell>
          <table:table-cell table:style-name="ce69" table:formula="of:=[.AG13]-[.U13]" office:value-type="float" office:value="0" calcext:value-type="float">
            <text:p>0</text:p>
          </table:table-cell>
          <table:table-cell table:style-name="ce69" table:formula="of:=[.AH13]-[.V13]" office:value-type="float" office:value="0" calcext:value-type="float">
            <text:p>0</text:p>
          </table:table-cell>
          <table:table-cell table:style-name="ce69" table:formula="of:=[.AI13]-[.W13]" office:value-type="float" office:value="0" calcext:value-type="float">
            <text:p>0</text:p>
          </table:table-cell>
          <table:table-cell table:style-name="ce75" table:formula="of:=[.AJ13]-[.X13]" office:value-type="float" office:value="0" calcext:value-type="float">
            <text:p>0</text:p>
          </table:table-cell>
          <table:table-cell table:style-name="ce65"/>
          <table:table-cell table:style-name="ce63" table:formula="of:=[.AL25]+1" office:value-type="float" office:value="8" calcext:value-type="float">
            <text:p>8</text:p>
          </table:table-cell>
          <table:table-cell table:style-name="ce69" table:formula="of:=[.AM13]-[.O13]" office:value-type="float" office:value="0" calcext:value-type="float">
            <text:p>0</text:p>
          </table:table-cell>
          <table:table-cell table:style-name="ce69" table:formula="of:=[.AN13]-[.P13]" office:value-type="float" office:value="0" calcext:value-type="float">
            <text:p>0</text:p>
          </table:table-cell>
          <table:table-cell table:style-name="ce69" table:formula="of:=[.AO13]-[.Q13]" office:value-type="float" office:value="0" calcext:value-type="float">
            <text:p>0</text:p>
          </table:table-cell>
          <table:table-cell table:style-name="ce69" table:formula="of:=[.AP13]-[.R13]" office:value-type="float" office:value="0" calcext:value-type="float">
            <text:p>0</text:p>
          </table:table-cell>
          <table:table-cell table:style-name="ce69" table:formula="of:=[.AQ13]-[.S13]" office:value-type="float" office:value="0" calcext:value-type="float">
            <text:p>0</text:p>
          </table:table-cell>
          <table:table-cell table:style-name="ce69" table:formula="of:=[.AR13]-[.T13]" office:value-type="float" office:value="0" calcext:value-type="float">
            <text:p>0</text:p>
          </table:table-cell>
          <table:table-cell table:style-name="ce69" table:formula="of:=[.AS13]-[.U13]" office:value-type="float" office:value="0" calcext:value-type="float">
            <text:p>0</text:p>
          </table:table-cell>
          <table:table-cell table:style-name="ce69" table:formula="of:=[.AT13]-[.V13]" office:value-type="float" office:value="0" calcext:value-type="float">
            <text:p>0</text:p>
          </table:table-cell>
          <table:table-cell table:style-name="ce69" table:formula="of:=[.AU13]-[.W13]" office:value-type="float" office:value="0" calcext:value-type="float">
            <text:p>0</text:p>
          </table:table-cell>
          <table:table-cell table:style-name="ce75" table:formula="of:=[.AV13]-[.X13]" office:value-type="float" office:value="0" calcext:value-type="float">
            <text:p>0</text:p>
          </table:table-cell>
          <table:table-cell/>
          <table:table-cell table:style-name="ce63" table:formula="of:=[.AX25]+1" office:value-type="float" office:value="8" calcext:value-type="float">
            <text:p>8</text:p>
          </table:table-cell>
          <table:table-cell table:style-name="ce69" table:formula="of:=[.AY13]-[.AA13]" office:value-type="float" office:value="0" calcext:value-type="float">
            <text:p>0</text:p>
          </table:table-cell>
          <table:table-cell table:style-name="ce69" table:formula="of:=[.AZ13]-[.AB13]" office:value-type="float" office:value="0" calcext:value-type="float">
            <text:p>0</text:p>
          </table:table-cell>
          <table:table-cell table:style-name="ce69" table:formula="of:=[.BA13]-[.AC13]" office:value-type="float" office:value="0" calcext:value-type="float">
            <text:p>0</text:p>
          </table:table-cell>
          <table:table-cell table:style-name="ce69" table:formula="of:=[.BB13]-[.AD13]" office:value-type="float" office:value="0" calcext:value-type="float">
            <text:p>0</text:p>
          </table:table-cell>
          <table:table-cell table:style-name="ce69" table:formula="of:=[.BC13]-[.AE13]" office:value-type="float" office:value="0" calcext:value-type="float">
            <text:p>0</text:p>
          </table:table-cell>
          <table:table-cell table:style-name="ce69" table:formula="of:=[.BD13]-[.AF13]" office:value-type="float" office:value="0" calcext:value-type="float">
            <text:p>0</text:p>
          </table:table-cell>
          <table:table-cell table:style-name="ce69" table:formula="of:=[.BE13]-[.AG13]" office:value-type="float" office:value="0" calcext:value-type="float">
            <text:p>0</text:p>
          </table:table-cell>
          <table:table-cell table:style-name="ce69" table:formula="of:=[.BF13]-[.AH13]" office:value-type="float" office:value="0" calcext:value-type="float">
            <text:p>0</text:p>
          </table:table-cell>
          <table:table-cell table:style-name="ce69" table:formula="of:=[.BG13]-[.AI13]" office:value-type="float" office:value="0" calcext:value-type="float">
            <text:p>0</text:p>
          </table:table-cell>
          <table:table-cell table:style-name="ce75" table:formula="of:=[.BH13]-[.AJ13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ce96" table:formula="of:=[.B26]+1" office:value-type="float" office:value="9" calcext:value-type="float">
            <text:p>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65"/>
          <table:table-cell table:style-name="Default"/>
          <table:table-cell table:style-name="ce105" table:formula="of:=SUM([.AA14:.AJ14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M14:.AV14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05" table:formula="of:=SUM([.AY14:.BH14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2"/>
          <table:table-cell table:style-name="ce65"/>
          <table:table-cell table:style-name="ce64" table:formula="of:=[.Z26]+1" office:value-type="float" office:value="9" calcext:value-type="float">
            <text:p>9</text:p>
          </table:table-cell>
          <table:table-cell table:style-name="ce70" table:formula="of:=[.AA14]-[.O14]" office:value-type="float" office:value="0" calcext:value-type="float">
            <text:p>0</text:p>
          </table:table-cell>
          <table:table-cell table:style-name="ce70" table:formula="of:=[.AB14]-[.P14]" office:value-type="float" office:value="0" calcext:value-type="float">
            <text:p>0</text:p>
          </table:table-cell>
          <table:table-cell table:style-name="ce70" table:formula="of:=[.AC14]-[.Q14]" office:value-type="float" office:value="0" calcext:value-type="float">
            <text:p>0</text:p>
          </table:table-cell>
          <table:table-cell table:style-name="ce70" table:formula="of:=[.AD14]-[.R14]" office:value-type="float" office:value="0" calcext:value-type="float">
            <text:p>0</text:p>
          </table:table-cell>
          <table:table-cell table:style-name="ce70" table:formula="of:=[.AE14]-[.S14]" office:value-type="float" office:value="0" calcext:value-type="float">
            <text:p>0</text:p>
          </table:table-cell>
          <table:table-cell table:style-name="ce70" table:formula="of:=[.AF14]-[.T14]" office:value-type="float" office:value="0" calcext:value-type="float">
            <text:p>0</text:p>
          </table:table-cell>
          <table:table-cell table:style-name="ce70" table:formula="of:=[.AG14]-[.U14]" office:value-type="float" office:value="0" calcext:value-type="float">
            <text:p>0</text:p>
          </table:table-cell>
          <table:table-cell table:style-name="ce70" table:formula="of:=[.AH14]-[.V14]" office:value-type="float" office:value="0" calcext:value-type="float">
            <text:p>0</text:p>
          </table:table-cell>
          <table:table-cell table:style-name="ce70" table:formula="of:=[.AI14]-[.W14]" office:value-type="float" office:value="0" calcext:value-type="float">
            <text:p>0</text:p>
          </table:table-cell>
          <table:table-cell table:style-name="ce76" table:formula="of:=[.AJ14]-[.X14]" office:value-type="float" office:value="0" calcext:value-type="float">
            <text:p>0</text:p>
          </table:table-cell>
          <table:table-cell table:style-name="ce65"/>
          <table:table-cell table:style-name="ce64" table:formula="of:=[.AL26]+1" office:value-type="float" office:value="9" calcext:value-type="float">
            <text:p>9</text:p>
          </table:table-cell>
          <table:table-cell table:style-name="ce70" table:formula="of:=[.AM14]-[.O14]" office:value-type="float" office:value="0" calcext:value-type="float">
            <text:p>0</text:p>
          </table:table-cell>
          <table:table-cell table:style-name="ce70" table:formula="of:=[.AN14]-[.P14]" office:value-type="float" office:value="0" calcext:value-type="float">
            <text:p>0</text:p>
          </table:table-cell>
          <table:table-cell table:style-name="ce70" table:formula="of:=[.AO14]-[.Q14]" office:value-type="float" office:value="0" calcext:value-type="float">
            <text:p>0</text:p>
          </table:table-cell>
          <table:table-cell table:style-name="ce70" table:formula="of:=[.AP14]-[.R14]" office:value-type="float" office:value="0" calcext:value-type="float">
            <text:p>0</text:p>
          </table:table-cell>
          <table:table-cell table:style-name="ce70" table:formula="of:=[.AQ14]-[.S14]" office:value-type="float" office:value="0" calcext:value-type="float">
            <text:p>0</text:p>
          </table:table-cell>
          <table:table-cell table:style-name="ce70" table:formula="of:=[.AR14]-[.T14]" office:value-type="float" office:value="0" calcext:value-type="float">
            <text:p>0</text:p>
          </table:table-cell>
          <table:table-cell table:style-name="ce70" table:formula="of:=[.AS14]-[.U14]" office:value-type="float" office:value="0" calcext:value-type="float">
            <text:p>0</text:p>
          </table:table-cell>
          <table:table-cell table:style-name="ce70" table:formula="of:=[.AT14]-[.V14]" office:value-type="float" office:value="0" calcext:value-type="float">
            <text:p>0</text:p>
          </table:table-cell>
          <table:table-cell table:style-name="ce70" table:formula="of:=[.AU14]-[.W14]" office:value-type="float" office:value="0" calcext:value-type="float">
            <text:p>0</text:p>
          </table:table-cell>
          <table:table-cell table:style-name="ce76" table:formula="of:=[.AV14]-[.X14]" office:value-type="float" office:value="0" calcext:value-type="float">
            <text:p>0</text:p>
          </table:table-cell>
          <table:table-cell/>
          <table:table-cell table:style-name="ce64" table:formula="of:=[.AX26]+1" office:value-type="float" office:value="9" calcext:value-type="float">
            <text:p>9</text:p>
          </table:table-cell>
          <table:table-cell table:style-name="ce70" table:formula="of:=[.AY14]-[.AA14]" office:value-type="float" office:value="0" calcext:value-type="float">
            <text:p>0</text:p>
          </table:table-cell>
          <table:table-cell table:style-name="ce70" table:formula="of:=[.AZ14]-[.AB14]" office:value-type="float" office:value="0" calcext:value-type="float">
            <text:p>0</text:p>
          </table:table-cell>
          <table:table-cell table:style-name="ce70" table:formula="of:=[.BA14]-[.AC14]" office:value-type="float" office:value="0" calcext:value-type="float">
            <text:p>0</text:p>
          </table:table-cell>
          <table:table-cell table:style-name="ce70" table:formula="of:=[.BB14]-[.AD14]" office:value-type="float" office:value="0" calcext:value-type="float">
            <text:p>0</text:p>
          </table:table-cell>
          <table:table-cell table:style-name="ce70" table:formula="of:=[.BC14]-[.AE14]" office:value-type="float" office:value="0" calcext:value-type="float">
            <text:p>0</text:p>
          </table:table-cell>
          <table:table-cell table:style-name="ce70" table:formula="of:=[.BD14]-[.AF14]" office:value-type="float" office:value="0" calcext:value-type="float">
            <text:p>0</text:p>
          </table:table-cell>
          <table:table-cell table:style-name="ce70" table:formula="of:=[.BE14]-[.AG14]" office:value-type="float" office:value="0" calcext:value-type="float">
            <text:p>0</text:p>
          </table:table-cell>
          <table:table-cell table:style-name="ce70" table:formula="of:=[.BF14]-[.AH14]" office:value-type="float" office:value="0" calcext:value-type="float">
            <text:p>0</text:p>
          </table:table-cell>
          <table:table-cell table:style-name="ce70" table:formula="of:=[.BG14]-[.AI14]" office:value-type="float" office:value="0" calcext:value-type="float">
            <text:p>0</text:p>
          </table:table-cell>
          <table:table-cell table:style-name="ce76" table:formula="of:=[.BH14]-[.AJ14]"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/>
          <table:table-cell table:style-name="Default"/>
          <table:table-cell table:style-name="ce65" table:number-columns-repeated="12"/>
          <table:table-cell table:style-name="ce106" table:formula="of:=MAX([.O18:.P27])" office:value-type="float" office:value="3025" calcext:value-type="float" table:number-columns-spanned="2" table:number-rows-spanned="1">
            <text:p>3,025</text:p>
          </table:table-cell>
          <table:covered-table-cell table:style-name="ce106"/>
          <table:table-cell table:style-name="ce107"/>
          <table:table-cell table:style-name="ce109" table:formula="of:=MAX([.R18:.S27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ce107"/>
          <table:table-cell table:style-name="ce111" table:formula="of:=MAX([.U18:.V27])" office:value-type="float" office:value="3025" calcext:value-type="float" table:number-columns-spanned="2" table:number-rows-spanned="1">
            <text:p>3,025</text:p>
          </table:table-cell>
          <table:covered-table-cell table:style-name="ce107"/>
          <table:table-cell table:style-name="Default" table:number-columns-repeated="3"/>
          <table:table-cell table:style-name="ce65"/>
          <table:table-cell table:number-columns-repeated="987"/>
          <table:table-cell table:style-name="ce78"/>
          <table:table-cell table:number-columns-repeated="10"/>
        </table:table-row>
        <table:table-row table:style-name="ro2">
          <table:table-cell/>
          <table:table-cell table:style-name="ce65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4"/>
        </table:table-row>
        <table:table-row table:style-name="ro2">
          <table:table-cell/>
          <table:table-cell table:style-name="ce65" table:number-columns-repeated="12"/>
          <table:table-cell table:style-name="Default" table:number-columns-repeated="11"/>
          <table:table-cell table:number-columns-repeated="1000"/>
        </table:table-row>
        <table:table-row table:style-name="ro2">
          <table:table-cell/>
          <table:table-cell table:style-name="ce65" table:number-columns-repeated="11"/>
          <table:table-cell table:style-name="ce77"/>
          <table:table-cell table:style-name="Default" table:number-columns-repeated="11"/>
          <table:table-cell table:style-name="ce82" table:number-columns-repeated="989"/>
          <table:table-cell table:number-columns-repeated="11"/>
        </table:table-row>
        <table:table-row table:style-name="ro2">
          <table:table-cell/>
          <table:table-cell table:style-name="ce65" table:number-columns-repeated="12"/>
          <table:table-cell table:style-name="Default" table:number-columns-repeated="11"/>
          <table:table-cell table:number-columns-repeated="1000"/>
        </table:table-row>
        <table:table-row table:style-name="ro2" table:number-rows-repeated="9">
          <table:table-cell/>
          <table:table-cell table:style-name="ce65" table:number-columns-repeated="11"/>
          <table:table-cell/>
          <table:table-cell table:style-name="Default" table:number-columns-repeated="11"/>
          <table:table-cell table:number-columns-repeated="1000"/>
        </table:table-row>
        <table:table-row table:style-name="ro2">
          <table:table-cell table:number-columns-repeated="13"/>
          <table:table-cell table:style-name="Default" table:number-columns-repeated="11"/>
          <table:table-cell table:number-columns-repeated="100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jk-row.value" table:style-name="ta1">
        <table:table-column table:style-name="co1" table:default-cell-style-name="ce66"/>
        <table:table-column table:style-name="co1" table:number-columns-repeated="10" table:default-cell-style-name="ce71"/>
        <table:table-column table:style-name="co1" table:number-columns-repeated="1001" table:default-cell-style-name="ce78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77"/>
          <table:table-cell table:style-name="ce83" office:value-type="string" calcext:value-type="string">
            <text:p>MANUAL</text:p>
          </table:table-cell>
          <table:table-cell table:style-name="ce84" table:number-columns-repeated="9"/>
          <table:table-cell table:style-name="ce87"/>
          <table:table-cell table:style-name="ce77"/>
          <table:table-cell table:style-name="ce89" office:value-type="string" calcext:value-type="string">
            <text:p>CBLAS</text:p>
          </table:table-cell>
          <table:table-cell table:style-name="ce90" table:number-columns-repeated="9"/>
          <table:table-cell table:style-name="ce92"/>
          <table:table-cell table:style-name="ce82" table:number-columns-repeated="965"/>
          <table:table-cell table:number-columns-repeated="12"/>
        </table:table-row>
        <table:table-row table:style-name="ro2">
          <table:table-cell table:style-name="ce60" office:value-type="string" calcext:value-type="string">
            <text:p>Source matrix initialized to value of row for each column</text:p>
          </table:table-cell>
          <table:table-cell table:style-name="ce67" table:number-columns-repeated="9"/>
          <table:table-cell table:style-name="ce73"/>
          <table:table-cell table:style-name="ce77"/>
          <table:table-cell table:style-name="ce79" office:value-type="string" calcext:value-type="string">
            <text:p>Program – calculate results using dot product </text:p>
          </table:table-cell>
          <table:table-cell table:style-name="ce80" table:number-columns-repeated="9"/>
          <table:table-cell table:style-name="ce81"/>
          <table:table-cell table:style-name="ce77"/>
          <table:table-cell table:style-name="ce83" office:value-type="string" calcext:value-type="string">
            <text:p>Program – calculate results using for loops</text:p>
          </table:table-cell>
          <table:table-cell table:style-name="ce84" table:number-columns-repeated="9"/>
          <table:table-cell table:style-name="ce87"/>
          <table:table-cell table:style-name="ce65"/>
          <table:table-cell table:style-name="ce89" office:value-type="string" calcext:value-type="string">
            <text:p>Program – calculate results using clas</text:p>
          </table:table-cell>
          <table:table-cell table:style-name="ce90" table:number-columns-repeated="9"/>
          <table:table-cell table:style-name="ce92"/>
          <table:table-cell table:number-columns-repeated="2"/>
          <table:table-cell table:style-name="ce82" table:number-columns-repeated="963"/>
          <table:table-cell table:number-columns-repeated="12"/>
        </table:table-row>
        <table:table-row table:style-name="ro2">
          <table:table-cell table:style-name="ce61" office:value-type="string" calcext:value-type="string">
            <text:p>A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B3]+1" office:value-type="float" office:value="1" calcext:value-type="float">
            <text:p>1</text:p>
          </table:table-cell>
          <table:table-cell table:style-name="ce72" table:formula="of:=[.C3]+1" office:value-type="float" office:value="2" calcext:value-type="float">
            <text:p>2</text:p>
          </table:table-cell>
          <table:table-cell table:style-name="ce72" table:formula="of:=[.D3]+1" office:value-type="float" office:value="3" calcext:value-type="float">
            <text:p>3</text:p>
          </table:table-cell>
          <table:table-cell table:style-name="ce72" table:formula="of:=[.E3]+1" office:value-type="float" office:value="4" calcext:value-type="float">
            <text:p>4</text:p>
          </table:table-cell>
          <table:table-cell table:style-name="ce72" table:formula="of:=[.F3]+1" office:value-type="float" office:value="5" calcext:value-type="float">
            <text:p>5</text:p>
          </table:table-cell>
          <table:table-cell table:style-name="ce72" table:formula="of:=[.G3]+1" office:value-type="float" office:value="6" calcext:value-type="float">
            <text:p>6</text:p>
          </table:table-cell>
          <table:table-cell table:style-name="ce72" table:formula="of:=[.H3]+1" office:value-type="float" office:value="7" calcext:value-type="float">
            <text:p>7</text:p>
          </table:table-cell>
          <table:table-cell table:style-name="ce72" table:formula="of:=[.I3]+1" office:value-type="float" office:value="8" calcext:value-type="float">
            <text:p>8</text:p>
          </table:table-cell>
          <table:table-cell table:style-name="ce74" table:formula="of:=[.J3]+1" office:value-type="float" office:value="9" calcext:value-type="float">
            <text:p>9</text:p>
          </table:table-cell>
          <table:table-cell table:style-name="ce77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N3]+1" office:value-type="float" office:value="1" calcext:value-type="float">
            <text:p>1</text:p>
          </table:table-cell>
          <table:table-cell table:style-name="ce72" table:formula="of:=[.O3]+1" office:value-type="float" office:value="2" calcext:value-type="float">
            <text:p>2</text:p>
          </table:table-cell>
          <table:table-cell table:style-name="ce72" table:formula="of:=[.P3]+1" office:value-type="float" office:value="3" calcext:value-type="float">
            <text:p>3</text:p>
          </table:table-cell>
          <table:table-cell table:style-name="ce72" table:formula="of:=[.Q3]+1" office:value-type="float" office:value="4" calcext:value-type="float">
            <text:p>4</text:p>
          </table:table-cell>
          <table:table-cell table:style-name="ce72" table:formula="of:=[.R3]+1" office:value-type="float" office:value="5" calcext:value-type="float">
            <text:p>5</text:p>
          </table:table-cell>
          <table:table-cell table:style-name="ce72" table:formula="of:=[.S3]+1" office:value-type="float" office:value="6" calcext:value-type="float">
            <text:p>6</text:p>
          </table:table-cell>
          <table:table-cell table:style-name="ce72" table:formula="of:=[.T3]+1" office:value-type="float" office:value="7" calcext:value-type="float">
            <text:p>7</text:p>
          </table:table-cell>
          <table:table-cell table:style-name="ce72" table:formula="of:=[.U3]+1" office:value-type="float" office:value="8" calcext:value-type="float">
            <text:p>8</text:p>
          </table:table-cell>
          <table:table-cell table:style-name="ce74" table:formula="of:=[.V3]+1" office:value-type="float" office:value="9" calcext:value-type="float">
            <text:p>9</text:p>
          </table:table-cell>
          <table:table-cell table:style-name="ce65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Z3]+1" office:value-type="float" office:value="1" calcext:value-type="float">
            <text:p>1</text:p>
          </table:table-cell>
          <table:table-cell table:style-name="ce72" table:formula="of:=[.AA3]+1" office:value-type="float" office:value="2" calcext:value-type="float">
            <text:p>2</text:p>
          </table:table-cell>
          <table:table-cell table:style-name="ce72" table:formula="of:=[.AB3]+1" office:value-type="float" office:value="3" calcext:value-type="float">
            <text:p>3</text:p>
          </table:table-cell>
          <table:table-cell table:style-name="ce72" table:formula="of:=[.AC3]+1" office:value-type="float" office:value="4" calcext:value-type="float">
            <text:p>4</text:p>
          </table:table-cell>
          <table:table-cell table:style-name="ce72" table:formula="of:=[.AD3]+1" office:value-type="float" office:value="5" calcext:value-type="float">
            <text:p>5</text:p>
          </table:table-cell>
          <table:table-cell table:style-name="ce72" table:formula="of:=[.AE3]+1" office:value-type="float" office:value="6" calcext:value-type="float">
            <text:p>6</text:p>
          </table:table-cell>
          <table:table-cell table:style-name="ce72" table:formula="of:=[.AF3]+1" office:value-type="float" office:value="7" calcext:value-type="float">
            <text:p>7</text:p>
          </table:table-cell>
          <table:table-cell table:style-name="ce72" table:formula="of:=[.AG3]+1" office:value-type="float" office:value="8" calcext:value-type="float">
            <text:p>8</text:p>
          </table:table-cell>
          <table:table-cell table:style-name="ce74" table:formula="of:=[.AH3]+1" office:value-type="float" office:value="9" calcext:value-type="float">
            <text:p>9</text:p>
          </table:table-cell>
          <table:table-cell table:style-name="ce65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L3]+1" office:value-type="float" office:value="1" calcext:value-type="float">
            <text:p>1</text:p>
          </table:table-cell>
          <table:table-cell table:style-name="ce72" table:formula="of:=[.AM3]+1" office:value-type="float" office:value="2" calcext:value-type="float">
            <text:p>2</text:p>
          </table:table-cell>
          <table:table-cell table:style-name="ce72" table:formula="of:=[.AN3]+1" office:value-type="float" office:value="3" calcext:value-type="float">
            <text:p>3</text:p>
          </table:table-cell>
          <table:table-cell table:style-name="ce72" table:formula="of:=[.AO3]+1" office:value-type="float" office:value="4" calcext:value-type="float">
            <text:p>4</text:p>
          </table:table-cell>
          <table:table-cell table:style-name="ce72" table:formula="of:=[.AP3]+1" office:value-type="float" office:value="5" calcext:value-type="float">
            <text:p>5</text:p>
          </table:table-cell>
          <table:table-cell table:style-name="ce72" table:formula="of:=[.AQ3]+1" office:value-type="float" office:value="6" calcext:value-type="float">
            <text:p>6</text:p>
          </table:table-cell>
          <table:table-cell table:style-name="ce72" table:formula="of:=[.AR3]+1" office:value-type="float" office:value="7" calcext:value-type="float">
            <text:p>7</text:p>
          </table:table-cell>
          <table:table-cell table:style-name="ce72" table:formula="of:=[.AS3]+1" office:value-type="float" office:value="8" calcext:value-type="float">
            <text:p>8</text:p>
          </table:table-cell>
          <table:table-cell table:style-name="ce74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9" table:formula="of:=[.A4]" office:value-type="float" office:value="0" calcext:value-type="float">
            <text:p>0</text:p>
          </table:table-cell>
          <table:table-cell table:style-name="ce69" table:formula="of:=[.B4]" office:value-type="float" office:value="0" calcext:value-type="float">
            <text:p>0</text:p>
          </table:table-cell>
          <table:table-cell table:style-name="ce69" table:formula="of:=[.C4]" office:value-type="float" office:value="0" calcext:value-type="float">
            <text:p>0</text:p>
          </table:table-cell>
          <table:table-cell table:style-name="ce69" table:formula="of:=[.D4]" office:value-type="float" office:value="0" calcext:value-type="float">
            <text:p>0</text:p>
          </table:table-cell>
          <table:table-cell table:style-name="ce69" table:formula="of:=[.E4]" office:value-type="float" office:value="0" calcext:value-type="float">
            <text:p>0</text:p>
          </table:table-cell>
          <table:table-cell table:style-name="ce69" table:formula="of:=[.F4]" office:value-type="float" office:value="0" calcext:value-type="float">
            <text:p>0</text:p>
          </table:table-cell>
          <table:table-cell table:style-name="ce69" table:formula="of:=[.G4]" office:value-type="float" office:value="0" calcext:value-type="float">
            <text:p>0</text:p>
          </table:table-cell>
          <table:table-cell table:style-name="ce69" table:formula="of:=[.H4]" office:value-type="float" office:value="0" calcext:value-type="float">
            <text:p>0</text:p>
          </table:table-cell>
          <table:table-cell table:style-name="ce69" table:formula="of:=[.I4]" office:value-type="float" office:value="0" calcext:value-type="float">
            <text:p>0</text:p>
          </table:table-cell>
          <table:table-cell table:style-name="ce75" table:formula="of:=[.J4]" office:value-type="float" office:value="0" calcext:value-type="float">
            <text:p>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style-name="ce69" table:formula="of:=([.$B$4]*[.B17])+([.$C$4]*[.B18])+([.$D$4]*[.B19])+([.$E$4]*[.B20])+([.$F$4]*[.B21])+([.$G$4]*[.B22])+([.$H$4]*[.B23])+([.$I$4]*[.B24])+([.$J$4]*[.B25])+([.$K$4]*[.B26])" office:value-type="float" office:value="0" calcext:value-type="float">
            <text:p>0</text:p>
          </table:table-cell>
          <table:table-cell table:style-name="ce69" table:formula="of:=([.$B$4]*[.C17])+([.$C$4]*[.C18])+([.$D$4]*[.C19])+([.$E$4]*[.C20])+([.$F$4]*[.C21])+([.$G$4]*[.C22])+([.$H$4]*[.C23])+([.$I$4]*[.C24])+([.$J$4]*[.C25])+([.$K$4]*[.C26])" office:value-type="float" office:value="0" calcext:value-type="float">
            <text:p>0</text:p>
          </table:table-cell>
          <table:table-cell table:style-name="ce69" table:formula="of:=([.$B$4]*[.D17])+([.$C$4]*[.D18])+([.$D$4]*[.D19])+([.$E$4]*[.D20])+([.$F$4]*[.D21])+([.$G$4]*[.D22])+([.$H$4]*[.D23])+([.$I$4]*[.D24])+([.$J$4]*[.D25])+([.$K$4]*[.D26])" office:value-type="float" office:value="0" calcext:value-type="float">
            <text:p>0</text:p>
          </table:table-cell>
          <table:table-cell table:style-name="ce69" table:formula="of:=([.$B$4]*[.E17])+([.$C$4]*[.E18])+([.$D$4]*[.E19])+([.$E$4]*[.E20])+([.$F$4]*[.E21])+([.$G$4]*[.E22])+([.$H$4]*[.E23])+([.$I$4]*[.E24])+([.$J$4]*[.E25])+([.$K$4]*[.E26])" office:value-type="float" office:value="0" calcext:value-type="float">
            <text:p>0</text:p>
          </table:table-cell>
          <table:table-cell table:style-name="ce69" table:formula="of:=([.$B$4]*[.F17])+([.$C$4]*[.F18])+([.$D$4]*[.F19])+([.$E$4]*[.F20])+([.$F$4]*[.F21])+([.$G$4]*[.F22])+([.$H$4]*[.F23])+([.$I$4]*[.F24])+([.$J$4]*[.F25])+([.$K$4]*[.F26])" office:value-type="float" office:value="0" calcext:value-type="float">
            <text:p>0</text:p>
          </table:table-cell>
          <table:table-cell table:style-name="ce69" table:formula="of:=([.$B$4]*[.G17])+([.$C$4]*[.G18])+([.$D$4]*[.G19])+([.$E$4]*[.G20])+([.$F$4]*[.G21])+([.$G$4]*[.G22])+([.$H$4]*[.G23])+([.$I$4]*[.G24])+([.$J$4]*[.G25])+([.$K$4]*[.G26])" office:value-type="float" office:value="0" calcext:value-type="float">
            <text:p>0</text:p>
          </table:table-cell>
          <table:table-cell table:style-name="ce69" table:formula="of:=([.$B$4]*[.H17])+([.$C$4]*[.H18])+([.$D$4]*[.H19])+([.$E$4]*[.H20])+([.$F$4]*[.H21])+([.$G$4]*[.H22])+([.$H$4]*[.H23])+([.$I$4]*[.H24])+([.$J$4]*[.H25])+([.$K$4]*[.H26])" office:value-type="float" office:value="0" calcext:value-type="float">
            <text:p>0</text:p>
          </table:table-cell>
          <table:table-cell table:style-name="ce69" table:formula="of:=([.$B$4]*[.I17])+([.$C$4]*[.I18])+([.$D$4]*[.I19])+([.$E$4]*[.I20])+([.$F$4]*[.I21])+([.$G$4]*[.I22])+([.$H$4]*[.I23])+([.$I$4]*[.I24])+([.$J$4]*[.I25])+([.$K$4]*[.I26])" office:value-type="float" office:value="0" calcext:value-type="float">
            <text:p>0</text:p>
          </table:table-cell>
          <table:table-cell table:style-name="ce69" table:formula="of:=([.$B$4]*[.J17])+([.$C$4]*[.J18])+([.$D$4]*[.J19])+([.$E$4]*[.J20])+([.$F$4]*[.J21])+([.$G$4]*[.J22])+([.$H$4]*[.J23])+([.$I$4]*[.J24])+([.$J$4]*[.J25])+([.$K$4]*[.J26])" office:value-type="float" office:value="0" calcext:value-type="float">
            <text:p>0</text:p>
          </table:table-cell>
          <table:table-cell table:style-name="ce75" table:formula="of:=([.$B$4]*[.K17])+([.$C$4]*[.K18])+([.$D$4]*[.K19])+([.$E$4]*[.K20])+([.$F$4]*[.K21])+([.$G$4]*[.K22])+([.$H$4]*[.K23])+([.$I$4]*[.K24])+([.$J$4]*[.K25])+([.$K$4]*[.K26])" office:value-type="float" office:value="0" calcext:value-type="float">
            <text:p>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number-columns-repeated="9" table:style-name="ce69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4]+1" office:value-type="float" office:value="1" calcext:value-type="float">
            <text:p>1</text:p>
          </table:table-cell>
          <table:table-cell table:style-name="ce69" table:formula="of:=[.A5]" office:value-type="float" office:value="1" calcext:value-type="float">
            <text:p>1</text:p>
          </table:table-cell>
          <table:table-cell table:style-name="ce69" table:formula="of:=[.B5]" office:value-type="float" office:value="1" calcext:value-type="float">
            <text:p>1</text:p>
          </table:table-cell>
          <table:table-cell table:style-name="ce69" table:formula="of:=[.C5]" office:value-type="float" office:value="1" calcext:value-type="float">
            <text:p>1</text:p>
          </table:table-cell>
          <table:table-cell table:style-name="ce69" table:formula="of:=[.D5]" office:value-type="float" office:value="1" calcext:value-type="float">
            <text:p>1</text:p>
          </table:table-cell>
          <table:table-cell table:style-name="ce69" table:formula="of:=[.E5]" office:value-type="float" office:value="1" calcext:value-type="float">
            <text:p>1</text:p>
          </table:table-cell>
          <table:table-cell table:style-name="ce69" table:formula="of:=[.F5]" office:value-type="float" office:value="1" calcext:value-type="float">
            <text:p>1</text:p>
          </table:table-cell>
          <table:table-cell table:style-name="ce69" table:formula="of:=[.G5]" office:value-type="float" office:value="1" calcext:value-type="float">
            <text:p>1</text:p>
          </table:table-cell>
          <table:table-cell table:style-name="ce69" table:formula="of:=[.H5]" office:value-type="float" office:value="1" calcext:value-type="float">
            <text:p>1</text:p>
          </table:table-cell>
          <table:table-cell table:style-name="ce69" table:formula="of:=['Cijk-random'.C5]" office:value-type="float" office:value="1" calcext:value-type="float">
            <text:p>1</text:p>
          </table:table-cell>
          <table:table-cell table:style-name="ce75" table:formula="of:=['Cijk-random'.D5]" office:value-type="float" office:value="2" calcext:value-type="float">
            <text:p>2</text:p>
          </table:table-cell>
          <table:table-cell table:style-name="ce65"/>
          <table:table-cell table:style-name="ce63" table:formula="of:=[.M4]+1" office:value-type="float" office:value="1" calcext:value-type="float">
            <text:p>1</text:p>
          </table:table-cell>
          <table:table-cell table:style-name="ce69" table:formula="of:=([.$B$5]*[.B17])+([.$C$5]*[.B18])+([.$D$5]*[.B19])+([.$E$5]*[.B20])+([.$F$5]*[.B21])+([.$G$5]*[.B22])+([.$H$5]*[.B23])+(['Cijk-random'.$C$5]*[.B24])+(['Cijk-random'.$D$5]*[.B25])+(['Cijk-random'.$E$5]*[.B26])" office:value-type="float" office:value="71" calcext:value-type="float">
            <text:p>71</text:p>
          </table:table-cell>
          <table:table-cell table:style-name="ce69" table:formula="of:=([.$B$5]*[.C17])+([.$C$5]*[.C18])+([.$D$5]*[.C19])+([.$E$5]*[.C20])+([.$F$5]*[.C21])+([.$G$5]*[.C22])+([.$H$5]*[.C23])+(['Cijk-random'.$C$5]*[.C24])+(['Cijk-random'.$D$5]*[.C25])+(['Cijk-random'.$E$5]*[.C26])" office:value-type="float" office:value="71" calcext:value-type="float">
            <text:p>71</text:p>
          </table:table-cell>
          <table:table-cell table:style-name="ce69" table:formula="of:=([.$B$5]*[.D17])+([.$C$5]*[.D18])+([.$D$5]*[.D19])+([.$E$5]*[.D20])+([.$F$5]*[.D21])+([.$G$5]*[.D22])+([.$H$5]*[.D23])+(['Cijk-random'.$C$5]*[.D24])+(['Cijk-random'.$D$5]*[.D25])+(['Cijk-random'.$E$5]*[.D26])" office:value-type="float" office:value="71" calcext:value-type="float">
            <text:p>71</text:p>
          </table:table-cell>
          <table:table-cell table:style-name="ce69" table:formula="of:=([.$B$5]*[.E17])+([.$C$5]*[.E18])+([.$D$5]*[.E19])+([.$E$5]*[.E20])+([.$F$5]*[.E21])+([.$G$5]*[.E22])+([.$H$5]*[.E23])+(['Cijk-random'.$C$5]*[.E24])+(['Cijk-random'.$D$5]*[.E25])+(['Cijk-random'.$E$5]*[.E26])" office:value-type="float" office:value="71" calcext:value-type="float">
            <text:p>71</text:p>
          </table:table-cell>
          <table:table-cell table:style-name="ce69" table:formula="of:=([.$B$5]*[.F17])+([.$C$5]*[.F18])+([.$D$5]*[.F19])+([.$E$5]*[.F20])+([.$F$5]*[.F21])+([.$G$5]*[.F22])+([.$H$5]*[.F23])+(['Cijk-random'.$C$5]*[.F24])+(['Cijk-random'.$D$5]*[.F25])+(['Cijk-random'.$E$5]*[.F26])" office:value-type="float" office:value="71" calcext:value-type="float">
            <text:p>71</text:p>
          </table:table-cell>
          <table:table-cell table:style-name="ce69" table:formula="of:=([.$B$5]*[.G17])+([.$C$5]*[.G18])+([.$D$5]*[.G19])+([.$E$5]*[.G20])+([.$F$5]*[.G21])+([.$G$5]*[.G22])+([.$H$5]*[.G23])+(['Cijk-random'.$C$5]*[.G24])+(['Cijk-random'.$D$5]*[.G25])+(['Cijk-random'.$E$5]*[.G26])" office:value-type="float" office:value="71" calcext:value-type="float">
            <text:p>71</text:p>
          </table:table-cell>
          <table:table-cell table:style-name="ce69" table:formula="of:=([.$B$5]*[.H17])+([.$C$5]*[.H18])+([.$D$5]*[.H19])+([.$E$5]*[.H20])+([.$F$5]*[.H21])+([.$G$5]*[.H22])+([.$H$5]*[.H23])+(['Cijk-random'.$C$5]*[.H24])+(['Cijk-random'.$D$5]*[.H25])+(['Cijk-random'.$E$5]*[.H26])" office:value-type="float" office:value="71" calcext:value-type="float">
            <text:p>71</text:p>
          </table:table-cell>
          <table:table-cell table:style-name="ce69" table:formula="of:=([.$B$5]*[.I17])+([.$C$5]*[.I18])+([.$D$5]*[.I19])+([.$E$5]*[.I20])+([.$F$5]*[.I21])+([.$G$5]*[.I22])+([.$H$5]*[.I23])+(['Cijk-random'.$C$5]*[.I24])+(['Cijk-random'.$D$5]*[.I25])+(['Cijk-random'.$E$5]*[.I26])" office:value-type="float" office:value="71" calcext:value-type="float">
            <text:p>71</text:p>
          </table:table-cell>
          <table:table-cell table:style-name="ce69" table:formula="of:=([.$B$5]*[.J17])+([.$C$5]*[.J18])+([.$D$5]*[.J19])+([.$E$5]*[.J20])+([.$F$5]*[.J21])+([.$G$5]*[.J22])+([.$H$5]*[.J23])+(['Cijk-random'.$C$5]*[.J24])+(['Cijk-random'.$D$5]*[.J25])+(['Cijk-random'.$E$5]*[.J26])" office:value-type="float" office:value="71" calcext:value-type="float">
            <text:p>71</text:p>
          </table:table-cell>
          <table:table-cell table:style-name="ce75" table:formula="of:=([.$B$5]*[.K17])+([.$C$5]*[.K18])+([.$D$5]*[.K19])+([.$E$5]*[.K20])+([.$F$5]*[.K21])+([.$G$5]*[.K22])+([.$H$5]*[.K23])+(['Cijk-random'.$C$5]*[.K24])+(['Cijk-random'.$D$5]*[.K25])+(['Cijk-random'.$E$5]*[.K26])" office:value-type="float" office:value="71" calcext:value-type="float">
            <text:p>71</text:p>
          </table:table-cell>
          <table:table-cell table:style-name="ce65"/>
          <table:table-cell table:style-name="ce63" table:formula="of:=[.Y4]+1" office:value-type="float" office:value="1" calcext:value-type="float">
            <text:p>1</text:p>
          </table:table-cell>
          <table:table-cell table:number-columns-repeated="9" table:style-name="ce69" office:value-type="float" office:value="45" calcext:value-type="float">
            <text:p>45</text:p>
          </table:table-cell>
          <table:table-cell table:style-name="ce75" office:value-type="float" office:value="45" calcext:value-type="float">
            <text:p>45</text:p>
          </table:table-cell>
          <table:table-cell table:style-name="ce65"/>
          <table:table-cell table:style-name="ce63" table:formula="of:=[.AK4]+1" office:value-type="float" office:value="1" calcext:value-type="float">
            <text:p>1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5]+1" office:value-type="float" office:value="2" calcext:value-type="float">
            <text:p>2</text:p>
          </table:table-cell>
          <table:table-cell table:style-name="ce69" table:formula="of:=[.A6]" office:value-type="float" office:value="2" calcext:value-type="float">
            <text:p>2</text:p>
          </table:table-cell>
          <table:table-cell table:style-name="ce69" table:formula="of:=[.B6]" office:value-type="float" office:value="2" calcext:value-type="float">
            <text:p>2</text:p>
          </table:table-cell>
          <table:table-cell table:style-name="ce69" table:formula="of:=[.C6]" office:value-type="float" office:value="2" calcext:value-type="float">
            <text:p>2</text:p>
          </table:table-cell>
          <table:table-cell table:style-name="ce69" table:formula="of:=[.D6]" office:value-type="float" office:value="2" calcext:value-type="float">
            <text:p>2</text:p>
          </table:table-cell>
          <table:table-cell table:style-name="ce69" table:formula="of:=[.E6]" office:value-type="float" office:value="2" calcext:value-type="float">
            <text:p>2</text:p>
          </table:table-cell>
          <table:table-cell table:style-name="ce69" table:formula="of:=[.F6]" office:value-type="float" office:value="2" calcext:value-type="float">
            <text:p>2</text:p>
          </table:table-cell>
          <table:table-cell table:style-name="ce69" table:formula="of:=[.G6]" office:value-type="float" office:value="2" calcext:value-type="float">
            <text:p>2</text:p>
          </table:table-cell>
          <table:table-cell table:style-name="ce69" table:formula="of:=[.H6]" office:value-type="float" office:value="2" calcext:value-type="float">
            <text:p>2</text:p>
          </table:table-cell>
          <table:table-cell table:style-name="ce69" table:formula="of:=['Cijk-random'.C6]" office:value-type="float" office:value="1" calcext:value-type="float">
            <text:p>1</text:p>
          </table:table-cell>
          <table:table-cell table:style-name="ce75" table:formula="of:=['Cijk-random'.D6]" office:value-type="float" office:value="2" calcext:value-type="float">
            <text:p>2</text:p>
          </table:table-cell>
          <table:table-cell table:style-name="ce65"/>
          <table:table-cell table:style-name="ce63" table:formula="of:=['Cijk-random'.G5]+1" office:value-type="float" office:value="6" calcext:value-type="float">
            <text:p>6</text:p>
          </table:table-cell>
          <table:table-cell table:style-name="ce69" table:formula="of:=([.$B$6]*[.B17])+([.$C$6]*[.B18])+([.$D$6]*[.B19])+([.$E$6]*[.B20])+([.$F$6]*[.B21])+([.$G$6]*[.B22])+([.$H$6]*[.B23])+(['Cijk-random'.$C$6]*[.B24])+(['Cijk-random'.$D$6]*[.B25])+(['Cijk-random'.$E$6]*[.B26])" office:value-type="float" office:value="92" calcext:value-type="float">
            <text:p>92</text:p>
          </table:table-cell>
          <table:table-cell table:style-name="ce69" table:formula="of:=([.$B$6]*[.C17])+([.$C$6]*[.C18])+([.$D$6]*[.C19])+([.$E$6]*[.C20])+([.$F$6]*[.C21])+([.$G$6]*[.C22])+([.$H$6]*[.C23])+(['Cijk-random'.$C$6]*[.C24])+(['Cijk-random'.$D$6]*[.C25])+(['Cijk-random'.$E$6]*[.C26])" office:value-type="float" office:value="92" calcext:value-type="float">
            <text:p>92</text:p>
          </table:table-cell>
          <table:table-cell table:style-name="ce69" table:formula="of:=([.$B$6]*[.D17])+([.$C$6]*[.D18])+([.$D$6]*[.D19])+([.$E$6]*[.D20])+([.$F$6]*[.D21])+([.$G$6]*[.D22])+([.$H$6]*[.D23])+(['Cijk-random'.$C$6]*[.D24])+(['Cijk-random'.$D$6]*[.D25])+(['Cijk-random'.$E$6]*[.D26])" office:value-type="float" office:value="92" calcext:value-type="float">
            <text:p>92</text:p>
          </table:table-cell>
          <table:table-cell table:style-name="ce69" table:formula="of:=([.$B$6]*[.E17])+([.$C$6]*[.E18])+([.$D$6]*[.E19])+([.$E$6]*[.E20])+([.$F$6]*[.E21])+([.$G$6]*[.E22])+([.$H$6]*[.E23])+(['Cijk-random'.$C$6]*[.E24])+(['Cijk-random'.$D$6]*[.E25])+(['Cijk-random'.$E$6]*[.E26])" office:value-type="float" office:value="92" calcext:value-type="float">
            <text:p>92</text:p>
          </table:table-cell>
          <table:table-cell table:style-name="ce69" table:formula="of:=([.$B$6]*[.F17])+([.$C$6]*[.F18])+([.$D$6]*[.F19])+([.$E$6]*[.F20])+([.$F$6]*[.F21])+([.$G$6]*[.F22])+([.$H$6]*[.F23])+(['Cijk-random'.$C$6]*[.F24])+(['Cijk-random'.$D$6]*[.F25])+(['Cijk-random'.$E$6]*[.F26])" office:value-type="float" office:value="92" calcext:value-type="float">
            <text:p>92</text:p>
          </table:table-cell>
          <table:table-cell table:style-name="ce69" table:formula="of:=([.$B$6]*[.G17])+([.$C$6]*[.G18])+([.$D$6]*[.G19])+([.$E$6]*[.G20])+([.$F$6]*[.G21])+([.$G$6]*[.G22])+([.$H$6]*[.G23])+(['Cijk-random'.$C$6]*[.G24])+(['Cijk-random'.$D$6]*[.G25])+(['Cijk-random'.$E$6]*[.G26])" office:value-type="float" office:value="92" calcext:value-type="float">
            <text:p>92</text:p>
          </table:table-cell>
          <table:table-cell table:style-name="ce69" table:formula="of:=([.$B$6]*[.H17])+([.$C$6]*[.H18])+([.$D$6]*[.H19])+([.$E$6]*[.H20])+([.$F$6]*[.H21])+([.$G$6]*[.H22])+([.$H$6]*[.H23])+(['Cijk-random'.$C$6]*[.H24])+(['Cijk-random'.$D$6]*[.H25])+(['Cijk-random'.$E$6]*[.H26])" office:value-type="float" office:value="92" calcext:value-type="float">
            <text:p>92</text:p>
          </table:table-cell>
          <table:table-cell table:style-name="ce69" table:formula="of:=([.$B$6]*[.I17])+([.$C$6]*[.I18])+([.$D$6]*[.I19])+([.$E$6]*[.I20])+([.$F$6]*[.I21])+([.$G$6]*[.I22])+([.$H$6]*[.I23])+(['Cijk-random'.$C$6]*[.I24])+(['Cijk-random'.$D$6]*[.I25])+(['Cijk-random'.$E$6]*[.I26])" office:value-type="float" office:value="92" calcext:value-type="float">
            <text:p>92</text:p>
          </table:table-cell>
          <table:table-cell table:style-name="ce69" table:formula="of:=([.$B$6]*[.J17])+([.$C$6]*[.J18])+([.$D$6]*[.J19])+([.$E$6]*[.J20])+([.$F$6]*[.J21])+([.$G$6]*[.J22])+([.$H$6]*[.J23])+(['Cijk-random'.$C$6]*[.J24])+(['Cijk-random'.$D$6]*[.J25])+(['Cijk-random'.$E$6]*[.J26])" office:value-type="float" office:value="92" calcext:value-type="float">
            <text:p>92</text:p>
          </table:table-cell>
          <table:table-cell table:style-name="ce75" table:formula="of:=([.$B$6]*[.K17])+([.$C$6]*[.K18])+([.$D$6]*[.K19])+([.$E$6]*[.K20])+([.$F$6]*[.K21])+([.$G$6]*[.K22])+([.$H$6]*[.K23])+(['Cijk-random'.$C$6]*[.K24])+(['Cijk-random'.$D$6]*[.K25])+(['Cijk-random'.$E$6]*[.K26])" office:value-type="float" office:value="92" calcext:value-type="float">
            <text:p>92</text:p>
          </table:table-cell>
          <table:table-cell table:style-name="ce65"/>
          <table:table-cell table:style-name="ce63" table:formula="of:=[.Y5]+1" office:value-type="float" office:value="2" calcext:value-type="float">
            <text:p>2</text:p>
          </table:table-cell>
          <table:table-cell table:number-columns-repeated="9" table:style-name="ce69" office:value-type="float" office:value="90" calcext:value-type="float">
            <text:p>90</text:p>
          </table:table-cell>
          <table:table-cell table:style-name="ce75" office:value-type="float" office:value="90" calcext:value-type="float">
            <text:p>90</text:p>
          </table:table-cell>
          <table:table-cell table:style-name="ce65"/>
          <table:table-cell table:style-name="ce63" table:formula="of:=[.AK5]+1" office:value-type="float" office:value="2" calcext:value-type="float">
            <text:p>2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6]+1" office:value-type="float" office:value="3" calcext:value-type="float">
            <text:p>3</text:p>
          </table:table-cell>
          <table:table-cell table:style-name="ce69" table:formula="of:=[.A7]" office:value-type="float" office:value="3" calcext:value-type="float">
            <text:p>3</text:p>
          </table:table-cell>
          <table:table-cell table:style-name="ce69" table:formula="of:=[.B7]" office:value-type="float" office:value="3" calcext:value-type="float">
            <text:p>3</text:p>
          </table:table-cell>
          <table:table-cell table:style-name="ce69" table:formula="of:=[.C7]" office:value-type="float" office:value="3" calcext:value-type="float">
            <text:p>3</text:p>
          </table:table-cell>
          <table:table-cell table:style-name="ce69" table:formula="of:=[.D7]" office:value-type="float" office:value="3" calcext:value-type="float">
            <text:p>3</text:p>
          </table:table-cell>
          <table:table-cell table:style-name="ce69" table:formula="of:=[.E7]" office:value-type="float" office:value="3" calcext:value-type="float">
            <text:p>3</text:p>
          </table:table-cell>
          <table:table-cell table:style-name="ce69" table:formula="of:=[.F7]" office:value-type="float" office:value="3" calcext:value-type="float">
            <text:p>3</text:p>
          </table:table-cell>
          <table:table-cell table:style-name="ce69" table:formula="of:=[.G7]" office:value-type="float" office:value="3" calcext:value-type="float">
            <text:p>3</text:p>
          </table:table-cell>
          <table:table-cell table:style-name="ce69" table:formula="of:=[.H7]" office:value-type="float" office:value="3" calcext:value-type="float">
            <text:p>3</text:p>
          </table:table-cell>
          <table:table-cell table:style-name="ce69" table:formula="of:=['Cijk-random'.C7]" office:value-type="float" office:value="1" calcext:value-type="float">
            <text:p>1</text:p>
          </table:table-cell>
          <table:table-cell table:style-name="ce75" table:formula="of:=['Cijk-random'.D7]" office:value-type="float" office:value="2" calcext:value-type="float">
            <text:p>2</text:p>
          </table:table-cell>
          <table:table-cell table:style-name="ce65"/>
          <table:table-cell table:style-name="ce63" table:formula="of:=['Cijk-random'.G6]+1" office:value-type="float" office:value="6" calcext:value-type="float">
            <text:p>6</text:p>
          </table:table-cell>
          <table:table-cell table:style-name="ce69" table:formula="of:=([.$B$7]*[.B17])+([.$C$7]*[.B18])+([.$D$7]*[.B19])+([.$E$7]*[.B20])+([.$F$7]*[.B21])+([.$G$7]*[.B22])+([.$H$7]*[.B23])+(['Cijk-random'.$C$7]*[.B24])+(['Cijk-random'.$D$7]*[.B25])+(['Cijk-random'.$E$7]*[.B26])" office:value-type="float" office:value="113" calcext:value-type="float">
            <text:p>113</text:p>
          </table:table-cell>
          <table:table-cell table:style-name="ce69" table:formula="of:=([.$B$7]*[.C17])+([.$C$7]*[.C18])+([.$D$7]*[.C19])+([.$E$7]*[.C20])+([.$F$7]*[.C21])+([.$G$7]*[.C22])+([.$H$7]*[.C23])+(['Cijk-random'.$C$7]*[.C24])+(['Cijk-random'.$D$7]*[.C25])+(['Cijk-random'.$E$7]*[.C26])" office:value-type="float" office:value="113" calcext:value-type="float">
            <text:p>113</text:p>
          </table:table-cell>
          <table:table-cell table:style-name="ce69" table:formula="of:=([.$B$7]*[.D17])+([.$C$7]*[.D18])+([.$D$7]*[.D19])+([.$E$7]*[.D20])+([.$F$7]*[.D21])+([.$G$7]*[.D22])+([.$H$7]*[.D23])+(['Cijk-random'.$C$7]*[.D24])+(['Cijk-random'.$D$7]*[.D25])+(['Cijk-random'.$E$7]*[.D26])" office:value-type="float" office:value="113" calcext:value-type="float">
            <text:p>113</text:p>
          </table:table-cell>
          <table:table-cell table:style-name="ce69" table:formula="of:=([.$B$7]*[.E17])+([.$C$7]*[.E18])+([.$D$7]*[.E19])+([.$E$7]*[.E20])+([.$F$7]*[.E21])+([.$G$7]*[.E22])+([.$H$7]*[.E23])+(['Cijk-random'.$C$7]*[.E24])+(['Cijk-random'.$D$7]*[.E25])+(['Cijk-random'.$E$7]*[.E26])" office:value-type="float" office:value="113" calcext:value-type="float">
            <text:p>113</text:p>
          </table:table-cell>
          <table:table-cell table:style-name="ce69" table:formula="of:=([.$B$7]*[.F17])+([.$C$7]*[.F18])+([.$D$7]*[.F19])+([.$E$7]*[.F20])+([.$F$7]*[.F21])+([.$G$7]*[.F22])+([.$H$7]*[.F23])+(['Cijk-random'.$C$7]*[.F24])+(['Cijk-random'.$D$7]*[.F25])+(['Cijk-random'.$E$7]*[.F26])" office:value-type="float" office:value="113" calcext:value-type="float">
            <text:p>113</text:p>
          </table:table-cell>
          <table:table-cell table:style-name="ce69" table:formula="of:=([.$B$7]*[.G17])+([.$C$7]*[.G18])+([.$D$7]*[.G19])+([.$E$7]*[.G20])+([.$F$7]*[.G21])+([.$G$7]*[.G22])+([.$H$7]*[.G23])+(['Cijk-random'.$C$7]*[.G24])+(['Cijk-random'.$D$7]*[.G25])+(['Cijk-random'.$E$7]*[.G26])" office:value-type="float" office:value="113" calcext:value-type="float">
            <text:p>113</text:p>
          </table:table-cell>
          <table:table-cell table:style-name="ce69" table:formula="of:=([.$B$7]*[.H17])+([.$C$7]*[.H18])+([.$D$7]*[.H19])+([.$E$7]*[.H20])+([.$F$7]*[.H21])+([.$G$7]*[.H22])+([.$H$7]*[.H23])+(['Cijk-random'.$C$7]*[.H24])+(['Cijk-random'.$D$7]*[.H25])+(['Cijk-random'.$E$7]*[.H26])" office:value-type="float" office:value="113" calcext:value-type="float">
            <text:p>113</text:p>
          </table:table-cell>
          <table:table-cell table:style-name="ce69" table:formula="of:=([.$B$7]*[.I17])+([.$C$7]*[.I18])+([.$D$7]*[.I19])+([.$E$7]*[.I20])+([.$F$7]*[.I21])+([.$G$7]*[.I22])+([.$H$7]*[.I23])+(['Cijk-random'.$C$7]*[.I24])+(['Cijk-random'.$D$7]*[.I25])+(['Cijk-random'.$E$7]*[.I26])" office:value-type="float" office:value="113" calcext:value-type="float">
            <text:p>113</text:p>
          </table:table-cell>
          <table:table-cell table:style-name="ce69" table:formula="of:=([.$B$7]*[.J17])+([.$C$7]*[.J18])+([.$D$7]*[.J19])+([.$E$7]*[.J20])+([.$F$7]*[.J21])+([.$G$7]*[.J22])+([.$H$7]*[.J23])+(['Cijk-random'.$C$7]*[.J24])+(['Cijk-random'.$D$7]*[.J25])+(['Cijk-random'.$E$7]*[.J26])" office:value-type="float" office:value="113" calcext:value-type="float">
            <text:p>113</text:p>
          </table:table-cell>
          <table:table-cell table:style-name="ce75" table:formula="of:=([.$B$7]*[.K17])+([.$C$7]*[.K18])+([.$D$7]*[.K19])+([.$E$7]*[.K20])+([.$F$7]*[.K21])+([.$G$7]*[.K22])+([.$H$7]*[.K23])+(['Cijk-random'.$C$7]*[.K24])+(['Cijk-random'.$D$7]*[.K25])+(['Cijk-random'.$E$7]*[.K26])" office:value-type="float" office:value="113" calcext:value-type="float">
            <text:p>113</text:p>
          </table:table-cell>
          <table:table-cell table:style-name="ce65"/>
          <table:table-cell table:style-name="ce63" table:formula="of:=[.Y6]+1" office:value-type="float" office:value="3" calcext:value-type="float">
            <text:p>3</text:p>
          </table:table-cell>
          <table:table-cell table:number-columns-repeated="9" table:style-name="ce69" office:value-type="float" office:value="135" calcext:value-type="float">
            <text:p>135</text:p>
          </table:table-cell>
          <table:table-cell table:style-name="ce75" office:value-type="float" office:value="135" calcext:value-type="float">
            <text:p>135</text:p>
          </table:table-cell>
          <table:table-cell table:style-name="ce65"/>
          <table:table-cell table:style-name="ce63" table:formula="of:=[.AK6]+1" office:value-type="float" office:value="3" calcext:value-type="float">
            <text:p>3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7]+1" office:value-type="float" office:value="4" calcext:value-type="float">
            <text:p>4</text:p>
          </table:table-cell>
          <table:table-cell table:style-name="ce69" table:formula="of:=[.A8]" office:value-type="float" office:value="4" calcext:value-type="float">
            <text:p>4</text:p>
          </table:table-cell>
          <table:table-cell table:style-name="ce69" table:formula="of:=[.B8]" office:value-type="float" office:value="4" calcext:value-type="float">
            <text:p>4</text:p>
          </table:table-cell>
          <table:table-cell table:style-name="ce69" table:formula="of:=[.C8]" office:value-type="float" office:value="4" calcext:value-type="float">
            <text:p>4</text:p>
          </table:table-cell>
          <table:table-cell table:style-name="ce69" table:formula="of:=[.D8]" office:value-type="float" office:value="4" calcext:value-type="float">
            <text:p>4</text:p>
          </table:table-cell>
          <table:table-cell table:style-name="ce69" table:formula="of:=[.E8]" office:value-type="float" office:value="4" calcext:value-type="float">
            <text:p>4</text:p>
          </table:table-cell>
          <table:table-cell table:style-name="ce69" table:formula="of:=[.F8]" office:value-type="float" office:value="4" calcext:value-type="float">
            <text:p>4</text:p>
          </table:table-cell>
          <table:table-cell table:style-name="ce69" table:formula="of:=[.G8]" office:value-type="float" office:value="4" calcext:value-type="float">
            <text:p>4</text:p>
          </table:table-cell>
          <table:table-cell table:style-name="ce69" table:formula="of:=[.H8]" office:value-type="float" office:value="4" calcext:value-type="float">
            <text:p>4</text:p>
          </table:table-cell>
          <table:table-cell table:style-name="ce69" table:formula="of:=['Cijk-random'.C8]" office:value-type="float" office:value="1" calcext:value-type="float">
            <text:p>1</text:p>
          </table:table-cell>
          <table:table-cell table:style-name="ce75" table:formula="of:=['Cijk-random'.D8]" office:value-type="float" office:value="2" calcext:value-type="float">
            <text:p>2</text:p>
          </table:table-cell>
          <table:table-cell table:style-name="ce65"/>
          <table:table-cell table:style-name="ce63" table:formula="of:=['Cijk-random'.G7]+1" office:value-type="float" office:value="6" calcext:value-type="float">
            <text:p>6</text:p>
          </table:table-cell>
          <table:table-cell table:style-name="ce69" table:formula="of:=([.$B$8]*[.B17])+([.$C$8]*[.B18])+([.$D$8]*[.B19])+([.$E$8]*[.B20])+([.$F$8]*[.B21])+([.$G$8]*[.B22])+([.$H$8]*[.B23])+(['Cijk-random'.$C$8]*[.B24])+(['Cijk-random'.$D$8]*[.B25])+(['Cijk-random'.$E$8]*[.B26])" office:value-type="float" office:value="134" calcext:value-type="float">
            <text:p>134</text:p>
          </table:table-cell>
          <table:table-cell table:style-name="ce69" table:formula="of:=([.$B$8]*[.C17])+([.$C$8]*[.C18])+([.$D$8]*[.C19])+([.$E$8]*[.C20])+([.$F$8]*[.C21])+([.$G$8]*[.C22])+([.$H$8]*[.C23])+(['Cijk-random'.$C$8]*[.C24])+(['Cijk-random'.$D$8]*[.C25])+(['Cijk-random'.$E$8]*[.C26])" office:value-type="float" office:value="134" calcext:value-type="float">
            <text:p>134</text:p>
          </table:table-cell>
          <table:table-cell table:style-name="ce69" table:formula="of:=([.$B$8]*[.D17])+([.$C$8]*[.D18])+([.$D$8]*[.D19])+([.$E$8]*[.D20])+([.$F$8]*[.D21])+([.$G$8]*[.D22])+([.$H$8]*[.D23])+(['Cijk-random'.$C$8]*[.D24])+(['Cijk-random'.$D$8]*[.D25])+(['Cijk-random'.$E$8]*[.D26])" office:value-type="float" office:value="134" calcext:value-type="float">
            <text:p>134</text:p>
          </table:table-cell>
          <table:table-cell table:style-name="ce69" table:formula="of:=([.$B$8]*[.E17])+([.$C$8]*[.E18])+([.$D$8]*[.E19])+([.$E$8]*[.E20])+([.$F$8]*[.E21])+([.$G$8]*[.E22])+([.$H$8]*[.E23])+(['Cijk-random'.$C$8]*[.E24])+(['Cijk-random'.$D$8]*[.E25])+(['Cijk-random'.$E$8]*[.E26])" office:value-type="float" office:value="134" calcext:value-type="float">
            <text:p>134</text:p>
          </table:table-cell>
          <table:table-cell table:style-name="ce69" table:formula="of:=([.$B$8]*[.F17])+([.$C$8]*[.F18])+([.$D$8]*[.F19])+([.$E$8]*[.F20])+([.$F$8]*[.F21])+([.$G$8]*[.F22])+([.$H$8]*[.F23])+(['Cijk-random'.$C$8]*[.F24])+(['Cijk-random'.$D$8]*[.F25])+(['Cijk-random'.$E$8]*[.F26])" office:value-type="float" office:value="134" calcext:value-type="float">
            <text:p>134</text:p>
          </table:table-cell>
          <table:table-cell table:style-name="ce69" table:formula="of:=([.$B$8]*[.G17])+([.$C$8]*[.G18])+([.$D$8]*[.G19])+([.$E$8]*[.G20])+([.$F$8]*[.G21])+([.$G$8]*[.G22])+([.$H$8]*[.G23])+(['Cijk-random'.$C$8]*[.G24])+(['Cijk-random'.$D$8]*[.G25])+(['Cijk-random'.$E$8]*[.G26])" office:value-type="float" office:value="134" calcext:value-type="float">
            <text:p>134</text:p>
          </table:table-cell>
          <table:table-cell table:style-name="ce69" table:formula="of:=([.$B$8]*[.H17])+([.$C$8]*[.H18])+([.$D$8]*[.H19])+([.$E$8]*[.H20])+([.$F$8]*[.H21])+([.$G$8]*[.H22])+([.$H$8]*[.H23])+(['Cijk-random'.$C$8]*[.H24])+(['Cijk-random'.$D$8]*[.H25])+(['Cijk-random'.$E$8]*[.H26])" office:value-type="float" office:value="134" calcext:value-type="float">
            <text:p>134</text:p>
          </table:table-cell>
          <table:table-cell table:style-name="ce69" table:formula="of:=([.$B$8]*[.I17])+([.$C$8]*[.I18])+([.$D$8]*[.I19])+([.$E$8]*[.I20])+([.$F$8]*[.I21])+([.$G$8]*[.I22])+([.$H$8]*[.I23])+(['Cijk-random'.$C$8]*[.I24])+(['Cijk-random'.$D$8]*[.I25])+(['Cijk-random'.$E$8]*[.I26])" office:value-type="float" office:value="134" calcext:value-type="float">
            <text:p>134</text:p>
          </table:table-cell>
          <table:table-cell table:style-name="ce69" table:formula="of:=([.$B$8]*[.J17])+([.$C$8]*[.J18])+([.$D$8]*[.J19])+([.$E$8]*[.J20])+([.$F$8]*[.J21])+([.$G$8]*[.J22])+([.$H$8]*[.J23])+(['Cijk-random'.$C$8]*[.J24])+(['Cijk-random'.$D$8]*[.J25])+(['Cijk-random'.$E$8]*[.J26])" office:value-type="float" office:value="134" calcext:value-type="float">
            <text:p>134</text:p>
          </table:table-cell>
          <table:table-cell table:style-name="ce75" table:formula="of:=([.$B$8]*[.K17])+([.$C$8]*[.K18])+([.$D$8]*[.K19])+([.$E$8]*[.K20])+([.$F$8]*[.K21])+([.$G$8]*[.K22])+([.$H$8]*[.K23])+(['Cijk-random'.$C$8]*[.K24])+(['Cijk-random'.$D$8]*[.K25])+(['Cijk-random'.$E$8]*[.K26])" office:value-type="float" office:value="134" calcext:value-type="float">
            <text:p>134</text:p>
          </table:table-cell>
          <table:table-cell table:style-name="ce65"/>
          <table:table-cell table:style-name="ce63" table:formula="of:=[.Y7]+1" office:value-type="float" office:value="4" calcext:value-type="float">
            <text:p>4</text:p>
          </table:table-cell>
          <table:table-cell table:number-columns-repeated="9" table:style-name="ce69" office:value-type="float" office:value="180" calcext:value-type="float">
            <text:p>180</text:p>
          </table:table-cell>
          <table:table-cell table:style-name="ce75" office:value-type="float" office:value="180" calcext:value-type="float">
            <text:p>180</text:p>
          </table:table-cell>
          <table:table-cell table:style-name="ce65"/>
          <table:table-cell table:style-name="ce63" table:formula="of:=[.AK7]+1" office:value-type="float" office:value="4" calcext:value-type="float">
            <text:p>4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8]+1" office:value-type="float" office:value="5" calcext:value-type="float">
            <text:p>5</text:p>
          </table:table-cell>
          <table:table-cell table:style-name="ce69" table:formula="of:=[.A9]" office:value-type="float" office:value="5" calcext:value-type="float">
            <text:p>5</text:p>
          </table:table-cell>
          <table:table-cell table:style-name="ce69" table:formula="of:=[.B9]" office:value-type="float" office:value="5" calcext:value-type="float">
            <text:p>5</text:p>
          </table:table-cell>
          <table:table-cell table:style-name="ce69" table:formula="of:=[.C9]" office:value-type="float" office:value="5" calcext:value-type="float">
            <text:p>5</text:p>
          </table:table-cell>
          <table:table-cell table:style-name="ce69" table:formula="of:=[.D9]" office:value-type="float" office:value="5" calcext:value-type="float">
            <text:p>5</text:p>
          </table:table-cell>
          <table:table-cell table:style-name="ce69" table:formula="of:=[.E9]" office:value-type="float" office:value="5" calcext:value-type="float">
            <text:p>5</text:p>
          </table:table-cell>
          <table:table-cell table:style-name="ce69" table:formula="of:=[.F9]" office:value-type="float" office:value="5" calcext:value-type="float">
            <text:p>5</text:p>
          </table:table-cell>
          <table:table-cell table:style-name="ce69" table:formula="of:=[.G9]" office:value-type="float" office:value="5" calcext:value-type="float">
            <text:p>5</text:p>
          </table:table-cell>
          <table:table-cell table:style-name="ce69" table:formula="of:=[.H9]" office:value-type="float" office:value="5" calcext:value-type="float">
            <text:p>5</text:p>
          </table:table-cell>
          <table:table-cell table:style-name="ce69" table:formula="of:=['Cijk-random'.C9]" office:value-type="float" office:value="1" calcext:value-type="float">
            <text:p>1</text:p>
          </table:table-cell>
          <table:table-cell table:style-name="ce75" table:formula="of:=['Cijk-random'.D9]" office:value-type="float" office:value="2" calcext:value-type="float">
            <text:p>2</text:p>
          </table:table-cell>
          <table:table-cell table:style-name="ce65"/>
          <table:table-cell table:style-name="ce63" table:formula="of:=['Cijk-random'.G8]+1" office:value-type="float" office:value="6" calcext:value-type="float">
            <text:p>6</text:p>
          </table:table-cell>
          <table:table-cell table:style-name="ce69" table:formula="of:=([.$B$9]*[.B17])+([.$C$9]*[.B18])+([.$D$9]*[.B19])+([.$E$9]*[.B20])+([.$F$9]*[.B21])+([.$G$9]*[.B22])+([.$H$9]*[.B23])+(['Cijk-random'.$C$9]*[.B24])+(['Cijk-random'.$D$9]*[.B25])+(['Cijk-random'.$E$9]*[.B26])" office:value-type="float" office:value="155" calcext:value-type="float">
            <text:p>155</text:p>
          </table:table-cell>
          <table:table-cell table:style-name="ce69" table:formula="of:=([.$B$9]*[.C17])+([.$C$9]*[.C18])+([.$D$9]*[.C19])+([.$E$9]*[.C20])+([.$F$9]*[.C21])+([.$G$9]*[.C22])+([.$H$9]*[.C23])+(['Cijk-random'.$C$9]*[.C24])+(['Cijk-random'.$D$9]*[.C25])+(['Cijk-random'.$E$9]*[.C26])" office:value-type="float" office:value="155" calcext:value-type="float">
            <text:p>155</text:p>
          </table:table-cell>
          <table:table-cell table:style-name="ce69" table:formula="of:=([.$B$9]*[.D17])+([.$C$9]*[.D18])+([.$D$9]*[.D19])+([.$E$9]*[.D20])+([.$F$9]*[.D21])+([.$G$9]*[.D22])+([.$H$9]*[.D23])+(['Cijk-random'.$C$9]*[.D24])+(['Cijk-random'.$D$9]*[.D25])+(['Cijk-random'.$E$9]*[.D26])" office:value-type="float" office:value="155" calcext:value-type="float">
            <text:p>155</text:p>
          </table:table-cell>
          <table:table-cell table:style-name="ce69" table:formula="of:=([.$B$9]*[.E17])+([.$C$9]*[.E18])+([.$D$9]*[.E19])+([.$E$9]*[.E20])+([.$F$9]*[.E21])+([.$G$9]*[.E22])+([.$H$9]*[.E23])+(['Cijk-random'.$C$9]*[.E24])+(['Cijk-random'.$D$9]*[.E25])+(['Cijk-random'.$E$9]*[.E26])" office:value-type="float" office:value="155" calcext:value-type="float">
            <text:p>155</text:p>
          </table:table-cell>
          <table:table-cell table:style-name="ce69" table:formula="of:=([.$B$9]*[.F17])+([.$C$9]*[.F18])+([.$D$9]*[.F19])+([.$E$9]*[.F20])+([.$F$9]*[.F21])+([.$G$9]*[.F22])+([.$H$9]*[.F23])+(['Cijk-random'.$C$9]*[.F24])+(['Cijk-random'.$D$9]*[.F25])+(['Cijk-random'.$E$9]*[.F26])" office:value-type="float" office:value="155" calcext:value-type="float">
            <text:p>155</text:p>
          </table:table-cell>
          <table:table-cell table:style-name="ce69" table:formula="of:=([.$B$9]*[.G17])+([.$C$9]*[.G18])+([.$D$9]*[.G19])+([.$E$9]*[.G20])+([.$F$9]*[.G21])+([.$G$9]*[.G22])+([.$H$9]*[.G23])+(['Cijk-random'.$C$9]*[.G24])+(['Cijk-random'.$D$9]*[.G25])+(['Cijk-random'.$E$9]*[.G26])" office:value-type="float" office:value="155" calcext:value-type="float">
            <text:p>155</text:p>
          </table:table-cell>
          <table:table-cell table:style-name="ce69" table:formula="of:=([.$B$9]*[.H17])+([.$C$9]*[.H18])+([.$D$9]*[.H19])+([.$E$9]*[.H20])+([.$F$9]*[.H21])+([.$G$9]*[.H22])+([.$H$9]*[.H23])+(['Cijk-random'.$C$9]*[.H24])+(['Cijk-random'.$D$9]*[.H25])+(['Cijk-random'.$E$9]*[.H26])" office:value-type="float" office:value="155" calcext:value-type="float">
            <text:p>155</text:p>
          </table:table-cell>
          <table:table-cell table:style-name="ce69" table:formula="of:=([.$B$9]*[.I17])+([.$C$9]*[.I18])+([.$D$9]*[.I19])+([.$E$9]*[.I20])+([.$F$9]*[.I21])+([.$G$9]*[.I22])+([.$H$9]*[.I23])+(['Cijk-random'.$C$9]*[.I24])+(['Cijk-random'.$D$9]*[.I25])+(['Cijk-random'.$E$9]*[.I26])" office:value-type="float" office:value="155" calcext:value-type="float">
            <text:p>155</text:p>
          </table:table-cell>
          <table:table-cell table:style-name="ce69" table:formula="of:=([.$B$9]*[.J17])+([.$C$9]*[.J18])+([.$D$9]*[.J19])+([.$E$9]*[.J20])+([.$F$9]*[.J21])+([.$G$9]*[.J22])+([.$H$9]*[.J23])+(['Cijk-random'.$C$9]*[.J24])+(['Cijk-random'.$D$9]*[.J25])+(['Cijk-random'.$E$9]*[.J26])" office:value-type="float" office:value="155" calcext:value-type="float">
            <text:p>155</text:p>
          </table:table-cell>
          <table:table-cell table:style-name="ce75" table:formula="of:=([.$B$9]*[.K17])+([.$C$9]*[.K18])+([.$D$9]*[.K19])+([.$E$9]*[.K20])+([.$F$9]*[.K21])+([.$G$9]*[.K22])+([.$H$9]*[.K23])+(['Cijk-random'.$C$9]*[.K24])+(['Cijk-random'.$D$9]*[.K25])+(['Cijk-random'.$E$9]*[.K26])" office:value-type="float" office:value="155" calcext:value-type="float">
            <text:p>155</text:p>
          </table:table-cell>
          <table:table-cell table:style-name="ce65"/>
          <table:table-cell table:style-name="ce63" table:formula="of:=[.Y8]+1" office:value-type="float" office:value="5" calcext:value-type="float">
            <text:p>5</text:p>
          </table:table-cell>
          <table:table-cell table:number-columns-repeated="9" table:style-name="ce69" office:value-type="float" office:value="225" calcext:value-type="float">
            <text:p>225</text:p>
          </table:table-cell>
          <table:table-cell table:style-name="ce75" office:value-type="float" office:value="225" calcext:value-type="float">
            <text:p>225</text:p>
          </table:table-cell>
          <table:table-cell table:style-name="ce65"/>
          <table:table-cell table:style-name="ce63" table:formula="of:=[.AK8]+1" office:value-type="float" office:value="5" calcext:value-type="float">
            <text:p>5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9]+1" office:value-type="float" office:value="6" calcext:value-type="float">
            <text:p>6</text:p>
          </table:table-cell>
          <table:table-cell table:style-name="ce69" table:formula="of:=[.A10]" office:value-type="float" office:value="6" calcext:value-type="float">
            <text:p>6</text:p>
          </table:table-cell>
          <table:table-cell table:style-name="ce69" table:formula="of:=[.B10]" office:value-type="float" office:value="6" calcext:value-type="float">
            <text:p>6</text:p>
          </table:table-cell>
          <table:table-cell table:style-name="ce69" table:formula="of:=[.C10]" office:value-type="float" office:value="6" calcext:value-type="float">
            <text:p>6</text:p>
          </table:table-cell>
          <table:table-cell table:style-name="ce69" table:formula="of:=[.D10]" office:value-type="float" office:value="6" calcext:value-type="float">
            <text:p>6</text:p>
          </table:table-cell>
          <table:table-cell table:style-name="ce69" table:formula="of:=[.E10]" office:value-type="float" office:value="6" calcext:value-type="float">
            <text:p>6</text:p>
          </table:table-cell>
          <table:table-cell table:style-name="ce69" table:formula="of:=[.F10]" office:value-type="float" office:value="6" calcext:value-type="float">
            <text:p>6</text:p>
          </table:table-cell>
          <table:table-cell table:style-name="ce69" table:formula="of:=[.G10]" office:value-type="float" office:value="6" calcext:value-type="float">
            <text:p>6</text:p>
          </table:table-cell>
          <table:table-cell table:style-name="ce69" table:formula="of:=[.H10]" office:value-type="float" office:value="6" calcext:value-type="float">
            <text:p>6</text:p>
          </table:table-cell>
          <table:table-cell table:style-name="ce69" table:formula="of:=['Cijk-random'.C10]" office:value-type="float" office:value="1" calcext:value-type="float">
            <text:p>1</text:p>
          </table:table-cell>
          <table:table-cell table:style-name="ce75" table:formula="of:=['Cijk-random'.D10]" office:value-type="float" office:value="2" calcext:value-type="float">
            <text:p>2</text:p>
          </table:table-cell>
          <table:table-cell table:style-name="ce65"/>
          <table:table-cell table:style-name="ce63" table:formula="of:=['Cijk-random'.G9]+1" office:value-type="float" office:value="6" calcext:value-type="float">
            <text:p>6</text:p>
          </table:table-cell>
          <table:table-cell table:style-name="ce69" table:formula="of:=([.$B$10]*[.B17])+([.$C$10]*[.B18])+([.$D$10]*[.B19])+([.$E$10]*[.B20])+([.$F$10]*[.B21])+([.$G$10]*[.B22])+([.$H$10]*[.B23])+(['Cijk-random'.$C$10]*[.B24])+(['Cijk-random'.$D$10]*[.B25])+(['Cijk-random'.$E$10]*[.B26])" office:value-type="float" office:value="176" calcext:value-type="float">
            <text:p>176</text:p>
          </table:table-cell>
          <table:table-cell table:style-name="ce69" table:formula="of:=([.$B$10]*[.C17])+([.$C$10]*[.C18])+([.$D$10]*[.C19])+([.$E$10]*[.C20])+([.$F$10]*[.C21])+([.$G$10]*[.C22])+([.$H$10]*[.C23])+(['Cijk-random'.$C$10]*[.C24])+(['Cijk-random'.$D$10]*[.C25])+(['Cijk-random'.$E$10]*[.C26])" office:value-type="float" office:value="176" calcext:value-type="float">
            <text:p>176</text:p>
          </table:table-cell>
          <table:table-cell table:style-name="ce69" table:formula="of:=([.$B$10]*[.D17])+([.$C$10]*[.D18])+([.$D$10]*[.D19])+([.$E$10]*[.D20])+([.$F$10]*[.D21])+([.$G$10]*[.D22])+([.$H$10]*[.D23])+(['Cijk-random'.$C$10]*[.D24])+(['Cijk-random'.$D$10]*[.D25])+(['Cijk-random'.$E$10]*[.D26])" office:value-type="float" office:value="176" calcext:value-type="float">
            <text:p>176</text:p>
          </table:table-cell>
          <table:table-cell table:style-name="ce69" table:formula="of:=([.$B$10]*[.E17])+([.$C$10]*[.E18])+([.$D$10]*[.E19])+([.$E$10]*[.E20])+([.$F$10]*[.E21])+([.$G$10]*[.E22])+([.$H$10]*[.E23])+(['Cijk-random'.$C$10]*[.E24])+(['Cijk-random'.$D$10]*[.E25])+(['Cijk-random'.$E$10]*[.E26])" office:value-type="float" office:value="176" calcext:value-type="float">
            <text:p>176</text:p>
          </table:table-cell>
          <table:table-cell table:style-name="ce69" table:formula="of:=([.$B$10]*[.F17])+([.$C$10]*[.F18])+([.$D$10]*[.F19])+([.$E$10]*[.F20])+([.$F$10]*[.F21])+([.$G$10]*[.F22])+([.$H$10]*[.F23])+(['Cijk-random'.$C$10]*[.F24])+(['Cijk-random'.$D$10]*[.F25])+(['Cijk-random'.$E$10]*[.F26])" office:value-type="float" office:value="176" calcext:value-type="float">
            <text:p>176</text:p>
          </table:table-cell>
          <table:table-cell table:style-name="ce69" table:formula="of:=([.$B$10]*[.G17])+([.$C$10]*[.G18])+([.$D$10]*[.G19])+([.$E$10]*[.G20])+([.$F$10]*[.G21])+([.$G$10]*[.G22])+([.$H$10]*[.G23])+(['Cijk-random'.$C$10]*[.G24])+(['Cijk-random'.$D$10]*[.G25])+(['Cijk-random'.$E$10]*[.G26])" office:value-type="float" office:value="176" calcext:value-type="float">
            <text:p>176</text:p>
          </table:table-cell>
          <table:table-cell table:style-name="ce69" table:formula="of:=([.$B$10]*[.H17])+([.$C$10]*[.H18])+([.$D$10]*[.H19])+([.$E$10]*[.H20])+([.$F$10]*[.H21])+([.$G$10]*[.H22])+([.$H$10]*[.H23])+(['Cijk-random'.$C$10]*[.H24])+(['Cijk-random'.$D$10]*[.H25])+(['Cijk-random'.$E$10]*[.H26])" office:value-type="float" office:value="176" calcext:value-type="float">
            <text:p>176</text:p>
          </table:table-cell>
          <table:table-cell table:style-name="ce69" table:formula="of:=([.$B$10]*[.I17])+([.$C$10]*[.I18])+([.$D$10]*[.I19])+([.$E$10]*[.I20])+([.$F$10]*[.I21])+([.$G$10]*[.I22])+([.$H$10]*[.I23])+(['Cijk-random'.$C$10]*[.I24])+(['Cijk-random'.$D$10]*[.I25])+(['Cijk-random'.$E$10]*[.I26])" office:value-type="float" office:value="176" calcext:value-type="float">
            <text:p>176</text:p>
          </table:table-cell>
          <table:table-cell table:style-name="ce69" table:formula="of:=([.$B$10]*[.J17])+([.$C$10]*[.J18])+([.$D$10]*[.J19])+([.$E$10]*[.J20])+([.$F$10]*[.J21])+([.$G$10]*[.J22])+([.$H$10]*[.J23])+(['Cijk-random'.$C$10]*[.J24])+(['Cijk-random'.$D$10]*[.J25])+(['Cijk-random'.$E$10]*[.J26])" office:value-type="float" office:value="176" calcext:value-type="float">
            <text:p>176</text:p>
          </table:table-cell>
          <table:table-cell table:style-name="ce75" table:formula="of:=([.$B$10]*[.K17])+([.$C$10]*[.K18])+([.$D$10]*[.K19])+([.$E$10]*[.K20])+([.$F$10]*[.K21])+([.$G$10]*[.K22])+([.$H$10]*[.K23])+(['Cijk-random'.$C$10]*[.K24])+(['Cijk-random'.$D$10]*[.K25])+(['Cijk-random'.$E$10]*[.K26])" office:value-type="float" office:value="176" calcext:value-type="float">
            <text:p>176</text:p>
          </table:table-cell>
          <table:table-cell table:style-name="ce65"/>
          <table:table-cell table:style-name="ce63" table:formula="of:=[.Y9]+1" office:value-type="float" office:value="6" calcext:value-type="float">
            <text:p>6</text:p>
          </table:table-cell>
          <table:table-cell table:number-columns-repeated="9" table:style-name="ce69" office:value-type="float" office:value="270" calcext:value-type="float">
            <text:p>270</text:p>
          </table:table-cell>
          <table:table-cell table:style-name="ce75" office:value-type="float" office:value="270" calcext:value-type="float">
            <text:p>270</text:p>
          </table:table-cell>
          <table:table-cell table:style-name="ce65"/>
          <table:table-cell table:style-name="ce63" table:formula="of:=[.AK9]+1" office:value-type="float" office:value="6" calcext:value-type="float">
            <text:p>6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10]+1" office:value-type="float" office:value="7" calcext:value-type="float">
            <text:p>7</text:p>
          </table:table-cell>
          <table:table-cell table:style-name="ce69" table:formula="of:=[.A11]" office:value-type="float" office:value="7" calcext:value-type="float">
            <text:p>7</text:p>
          </table:table-cell>
          <table:table-cell table:style-name="ce69" table:formula="of:=[.B11]" office:value-type="float" office:value="7" calcext:value-type="float">
            <text:p>7</text:p>
          </table:table-cell>
          <table:table-cell table:style-name="ce69" table:formula="of:=[.C11]" office:value-type="float" office:value="7" calcext:value-type="float">
            <text:p>7</text:p>
          </table:table-cell>
          <table:table-cell table:style-name="ce69" table:formula="of:=[.D11]" office:value-type="float" office:value="7" calcext:value-type="float">
            <text:p>7</text:p>
          </table:table-cell>
          <table:table-cell table:style-name="ce69" table:formula="of:=[.E11]" office:value-type="float" office:value="7" calcext:value-type="float">
            <text:p>7</text:p>
          </table:table-cell>
          <table:table-cell table:style-name="ce69" table:formula="of:=[.F11]" office:value-type="float" office:value="7" calcext:value-type="float">
            <text:p>7</text:p>
          </table:table-cell>
          <table:table-cell table:style-name="ce69" table:formula="of:=[.G11]" office:value-type="float" office:value="7" calcext:value-type="float">
            <text:p>7</text:p>
          </table:table-cell>
          <table:table-cell table:style-name="ce69" table:formula="of:=[.H11]" office:value-type="float" office:value="7" calcext:value-type="float">
            <text:p>7</text:p>
          </table:table-cell>
          <table:table-cell table:style-name="ce69" table:formula="of:=['Cijk-random'.C11]" office:value-type="float" office:value="1" calcext:value-type="float">
            <text:p>1</text:p>
          </table:table-cell>
          <table:table-cell table:style-name="ce75" table:formula="of:=['Cijk-random'.D11]" office:value-type="float" office:value="2" calcext:value-type="float">
            <text:p>2</text:p>
          </table:table-cell>
          <table:table-cell table:style-name="ce65"/>
          <table:table-cell table:style-name="ce63" table:formula="of:=['Cijk-random'.G10]+1" office:value-type="float" office:value="6" calcext:value-type="float">
            <text:p>6</text:p>
          </table:table-cell>
          <table:table-cell table:style-name="ce69" table:formula="of:=([.$B$11]*[.B17])+([.$C$11]*[.B18])+([.$D$11]*[.B19])+([.$E$11]*[.B20])+([.$F$11]*[.B21])+([.$G$11]*[.B22])+([.$H$11]*[.B23])+(['Cijk-random'.$C$11]*[.B24])+(['Cijk-random'.$D$11]*[.B25])+(['Cijk-random'.$E$11]*[.B26])" office:value-type="float" office:value="197" calcext:value-type="float">
            <text:p>197</text:p>
          </table:table-cell>
          <table:table-cell table:style-name="ce69" table:formula="of:=([.$B$11]*[.C17])+([.$C$11]*[.C18])+([.$D$11]*[.C19])+([.$E$11]*[.C20])+([.$F$11]*[.C21])+([.$G$11]*[.C22])+([.$H$11]*[.C23])+(['Cijk-random'.$C$11]*[.C24])+(['Cijk-random'.$D$11]*[.C25])+(['Cijk-random'.$E$11]*[.C26])" office:value-type="float" office:value="197" calcext:value-type="float">
            <text:p>197</text:p>
          </table:table-cell>
          <table:table-cell table:style-name="ce69" table:formula="of:=([.$B$11]*[.D17])+([.$C$11]*[.D18])+([.$D$11]*[.D19])+([.$E$11]*[.D20])+([.$F$11]*[.D21])+([.$G$11]*[.D22])+([.$H$11]*[.D23])+(['Cijk-random'.$C$11]*[.D24])+(['Cijk-random'.$D$11]*[.D25])+(['Cijk-random'.$E$11]*[.D26])" office:value-type="float" office:value="197" calcext:value-type="float">
            <text:p>197</text:p>
          </table:table-cell>
          <table:table-cell table:style-name="ce69" table:formula="of:=([.$B$11]*[.E17])+([.$C$11]*[.E18])+([.$D$11]*[.E19])+([.$E$11]*[.E20])+([.$F$11]*[.E21])+([.$G$11]*[.E22])+([.$H$11]*[.E23])+(['Cijk-random'.$C$11]*[.E24])+(['Cijk-random'.$D$11]*[.E25])+(['Cijk-random'.$E$11]*[.E26])" office:value-type="float" office:value="197" calcext:value-type="float">
            <text:p>197</text:p>
          </table:table-cell>
          <table:table-cell table:style-name="ce69" table:formula="of:=([.$B$11]*[.F17])+([.$C$11]*[.F18])+([.$D$11]*[.F19])+([.$E$11]*[.F20])+([.$F$11]*[.F21])+([.$G$11]*[.F22])+([.$H$11]*[.F23])+(['Cijk-random'.$C$11]*[.F24])+(['Cijk-random'.$D$11]*[.F25])+(['Cijk-random'.$E$11]*[.F26])" office:value-type="float" office:value="197" calcext:value-type="float">
            <text:p>197</text:p>
          </table:table-cell>
          <table:table-cell table:style-name="ce69" table:formula="of:=([.$B$11]*[.G17])+([.$C$11]*[.G18])+([.$D$11]*[.G19])+([.$E$11]*[.G20])+([.$F$11]*[.G21])+([.$G$11]*[.G22])+([.$H$11]*[.G23])+(['Cijk-random'.$C$11]*[.G24])+(['Cijk-random'.$D$11]*[.G25])+(['Cijk-random'.$E$11]*[.G26])" office:value-type="float" office:value="197" calcext:value-type="float">
            <text:p>197</text:p>
          </table:table-cell>
          <table:table-cell table:style-name="ce69" table:formula="of:=([.$B$11]*[.H17])+([.$C$11]*[.H18])+([.$D$11]*[.H19])+([.$E$11]*[.H20])+([.$F$11]*[.H21])+([.$G$11]*[.H22])+([.$H$11]*[.H23])+(['Cijk-random'.$C$11]*[.H24])+(['Cijk-random'.$D$11]*[.H25])+(['Cijk-random'.$E$11]*[.H26])" office:value-type="float" office:value="197" calcext:value-type="float">
            <text:p>197</text:p>
          </table:table-cell>
          <table:table-cell table:style-name="ce69" table:formula="of:=([.$B$11]*[.I17])+([.$C$11]*[.I18])+([.$D$11]*[.I19])+([.$E$11]*[.I20])+([.$F$11]*[.I21])+([.$G$11]*[.I22])+([.$H$11]*[.I23])+(['Cijk-random'.$C$11]*[.I24])+(['Cijk-random'.$D$11]*[.I25])+(['Cijk-random'.$E$11]*[.I26])" office:value-type="float" office:value="197" calcext:value-type="float">
            <text:p>197</text:p>
          </table:table-cell>
          <table:table-cell table:style-name="ce69" table:formula="of:=([.$B$11]*[.J17])+([.$C$11]*[.J18])+([.$D$11]*[.J19])+([.$E$11]*[.J20])+([.$F$11]*[.J21])+([.$G$11]*[.J22])+([.$H$11]*[.J23])+(['Cijk-random'.$C$11]*[.J24])+(['Cijk-random'.$D$11]*[.J25])+(['Cijk-random'.$E$11]*[.J26])" office:value-type="float" office:value="197" calcext:value-type="float">
            <text:p>197</text:p>
          </table:table-cell>
          <table:table-cell table:style-name="ce75" table:formula="of:=([.$B$11]*[.K17])+([.$C$11]*[.K18])+([.$D$11]*[.K19])+([.$E$11]*[.K20])+([.$F$11]*[.K21])+([.$G$11]*[.K22])+([.$H$11]*[.K23])+(['Cijk-random'.$C$11]*[.K24])+(['Cijk-random'.$D$11]*[.K25])+(['Cijk-random'.$E$11]*[.K26])" office:value-type="float" office:value="197" calcext:value-type="float">
            <text:p>197</text:p>
          </table:table-cell>
          <table:table-cell table:style-name="ce65"/>
          <table:table-cell table:style-name="ce63" table:formula="of:=[.Y10]+1" office:value-type="float" office:value="7" calcext:value-type="float">
            <text:p>7</text:p>
          </table:table-cell>
          <table:table-cell table:number-columns-repeated="9" table:style-name="ce69" office:value-type="float" office:value="315" calcext:value-type="float">
            <text:p>315</text:p>
          </table:table-cell>
          <table:table-cell table:style-name="ce75" office:value-type="float" office:value="315" calcext:value-type="float">
            <text:p>315</text:p>
          </table:table-cell>
          <table:table-cell table:style-name="ce65"/>
          <table:table-cell table:style-name="ce63" table:formula="of:=[.AK10]+1" office:value-type="float" office:value="7" calcext:value-type="float">
            <text:p>7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3" table:formula="of:=[.A11]+1" office:value-type="float" office:value="8" calcext:value-type="float">
            <text:p>8</text:p>
          </table:table-cell>
          <table:table-cell table:style-name="ce69" table:formula="of:=[.A12]" office:value-type="float" office:value="8" calcext:value-type="float">
            <text:p>8</text:p>
          </table:table-cell>
          <table:table-cell table:style-name="ce69" table:formula="of:=[.B12]" office:value-type="float" office:value="8" calcext:value-type="float">
            <text:p>8</text:p>
          </table:table-cell>
          <table:table-cell table:style-name="ce69" table:formula="of:=[.C12]" office:value-type="float" office:value="8" calcext:value-type="float">
            <text:p>8</text:p>
          </table:table-cell>
          <table:table-cell table:style-name="ce69" table:formula="of:=[.D12]" office:value-type="float" office:value="8" calcext:value-type="float">
            <text:p>8</text:p>
          </table:table-cell>
          <table:table-cell table:style-name="ce69" table:formula="of:=[.E12]" office:value-type="float" office:value="8" calcext:value-type="float">
            <text:p>8</text:p>
          </table:table-cell>
          <table:table-cell table:style-name="ce69" table:formula="of:=[.F12]" office:value-type="float" office:value="8" calcext:value-type="float">
            <text:p>8</text:p>
          </table:table-cell>
          <table:table-cell table:style-name="ce69" table:formula="of:=[.G12]" office:value-type="float" office:value="8" calcext:value-type="float">
            <text:p>8</text:p>
          </table:table-cell>
          <table:table-cell table:style-name="ce69" table:formula="of:=[.H12]" office:value-type="float" office:value="8" calcext:value-type="float">
            <text:p>8</text:p>
          </table:table-cell>
          <table:table-cell table:style-name="ce69" table:formula="of:=['Cijk-random'.C12]" office:value-type="float" office:value="1" calcext:value-type="float">
            <text:p>1</text:p>
          </table:table-cell>
          <table:table-cell table:style-name="ce75" table:formula="of:=['Cijk-random'.D12]" office:value-type="float" office:value="2" calcext:value-type="float">
            <text:p>2</text:p>
          </table:table-cell>
          <table:table-cell table:style-name="ce65"/>
          <table:table-cell table:style-name="ce64" table:formula="of:=['Cijk-random'.G11]+1" office:value-type="float" office:value="6" calcext:value-type="float">
            <text:p>6</text:p>
          </table:table-cell>
          <table:table-cell table:style-name="ce70" table:formula="of:=([.$B$12]*[.B17])+([.$C$12]*[.B18])+([.$D$12]*[.B19])+([.$E$12]*[.B20])+([.$F$12]*[.B21])+([.$G$12]*[.B22])+([.$H$12]*[.B23])+(['Cijk-random'.$C$12]*[.B24])+(['Cijk-random'.$D$12]*[.B25])+(['Cijk-random'.$E$12]*[.B26])" office:value-type="float" office:value="218" calcext:value-type="float">
            <text:p>218</text:p>
          </table:table-cell>
          <table:table-cell table:style-name="ce70" table:formula="of:=([.$B$12]*[.C17])+([.$C$12]*[.C18])+([.$D$12]*[.C19])+([.$E$12]*[.C20])+([.$F$12]*[.C21])+([.$G$12]*[.C22])+([.$H$12]*[.C23])+(['Cijk-random'.$C$12]*[.C24])+(['Cijk-random'.$D$12]*[.C25])+(['Cijk-random'.$E$12]*[.C26])" office:value-type="float" office:value="218" calcext:value-type="float">
            <text:p>218</text:p>
          </table:table-cell>
          <table:table-cell table:style-name="ce70" table:formula="of:=([.$B$12]*[.D17])+([.$C$12]*[.D18])+([.$D$12]*[.D19])+([.$E$12]*[.D20])+([.$F$12]*[.D21])+([.$G$12]*[.D22])+([.$H$12]*[.D23])+(['Cijk-random'.$C$12]*[.D24])+(['Cijk-random'.$D$12]*[.D25])+(['Cijk-random'.$E$12]*[.D26])" office:value-type="float" office:value="218" calcext:value-type="float">
            <text:p>218</text:p>
          </table:table-cell>
          <table:table-cell table:style-name="ce70" table:formula="of:=([.$B$12]*[.E17])+([.$C$12]*[.E18])+([.$D$12]*[.E19])+([.$E$12]*[.E20])+([.$F$12]*[.E21])+([.$G$12]*[.E22])+([.$H$12]*[.E23])+(['Cijk-random'.$C$12]*[.E24])+(['Cijk-random'.$D$12]*[.E25])+(['Cijk-random'.$E$12]*[.E26])" office:value-type="float" office:value="218" calcext:value-type="float">
            <text:p>218</text:p>
          </table:table-cell>
          <table:table-cell table:style-name="ce70" table:formula="of:=([.$B$12]*[.F17])+([.$C$12]*[.F18])+([.$D$12]*[.F19])+([.$E$12]*[.F20])+([.$F$12]*[.F21])+([.$G$12]*[.F22])+([.$H$12]*[.F23])+(['Cijk-random'.$C$12]*[.F24])+(['Cijk-random'.$D$12]*[.F25])+(['Cijk-random'.$E$12]*[.F26])" office:value-type="float" office:value="218" calcext:value-type="float">
            <text:p>218</text:p>
          </table:table-cell>
          <table:table-cell table:style-name="ce70" table:formula="of:=([.$B$12]*[.G17])+([.$C$12]*[.G18])+([.$D$12]*[.G19])+([.$E$12]*[.G20])+([.$F$12]*[.G21])+([.$G$12]*[.G22])+([.$H$12]*[.G23])+(['Cijk-random'.$C$12]*[.G24])+(['Cijk-random'.$D$12]*[.G25])+(['Cijk-random'.$E$12]*[.G26])" office:value-type="float" office:value="218" calcext:value-type="float">
            <text:p>218</text:p>
          </table:table-cell>
          <table:table-cell table:style-name="ce70" table:formula="of:=([.$B$12]*[.H17])+([.$C$12]*[.H18])+([.$D$12]*[.H19])+([.$E$12]*[.H20])+([.$F$12]*[.H21])+([.$G$12]*[.H22])+([.$H$12]*[.H23])+(['Cijk-random'.$C$12]*[.H24])+(['Cijk-random'.$D$12]*[.H25])+(['Cijk-random'.$E$12]*[.H26])" office:value-type="float" office:value="218" calcext:value-type="float">
            <text:p>218</text:p>
          </table:table-cell>
          <table:table-cell table:style-name="ce70" table:formula="of:=([.$B$12]*[.I17])+([.$C$12]*[.I18])+([.$D$12]*[.I19])+([.$E$12]*[.I20])+([.$F$12]*[.I21])+([.$G$12]*[.I22])+([.$H$12]*[.I23])+(['Cijk-random'.$C$12]*[.I24])+(['Cijk-random'.$D$12]*[.I25])+(['Cijk-random'.$E$12]*[.I26])" office:value-type="float" office:value="218" calcext:value-type="float">
            <text:p>218</text:p>
          </table:table-cell>
          <table:table-cell table:style-name="ce70" table:formula="of:=([.$B$12]*[.J17])+([.$C$12]*[.J18])+([.$D$12]*[.J19])+([.$E$12]*[.J20])+([.$F$12]*[.J21])+([.$G$12]*[.J22])+([.$H$12]*[.J23])+(['Cijk-random'.$C$12]*[.J24])+(['Cijk-random'.$D$12]*[.J25])+(['Cijk-random'.$E$12]*[.J26])" office:value-type="float" office:value="218" calcext:value-type="float">
            <text:p>218</text:p>
          </table:table-cell>
          <table:table-cell table:style-name="ce76" table:formula="of:=([.$B$12]*[.K17])+([.$C$12]*[.K18])+([.$D$12]*[.K19])+([.$E$12]*[.K20])+([.$F$12]*[.K21])+([.$G$12]*[.K22])+([.$H$12]*[.K23])+(['Cijk-random'.$C$12]*[.K24])+(['Cijk-random'.$D$12]*[.K25])+(['Cijk-random'.$E$12]*[.K26])" office:value-type="float" office:value="218" calcext:value-type="float">
            <text:p>218</text:p>
          </table:table-cell>
          <table:table-cell table:style-name="ce65"/>
          <table:table-cell table:style-name="ce63" table:formula="of:=[.Y11]+1" office:value-type="float" office:value="8" calcext:value-type="float">
            <text:p>8</text:p>
          </table:table-cell>
          <table:table-cell table:number-columns-repeated="9" table:style-name="ce70" office:value-type="float" office:value="360" calcext:value-type="float">
            <text:p>360</text:p>
          </table:table-cell>
          <table:table-cell table:style-name="ce76" office:value-type="float" office:value="360" calcext:value-type="float">
            <text:p>360</text:p>
          </table:table-cell>
          <table:table-cell table:style-name="ce65"/>
          <table:table-cell table:style-name="ce63" table:formula="of:=[.AK11]+1" office:value-type="float" office:value="8" calcext:value-type="float">
            <text:p>8</text:p>
          </table:table-cell>
          <table:table-cell table:style-name="ce69" table:number-columns-repeated="9"/>
          <table:table-cell table:style-name="ce75"/>
          <table:table-cell table:number-columns-repeated="977"/>
        </table:table-row>
        <table:table-row table:style-name="ro2">
          <table:table-cell table:style-name="ce64" table:formula="of:=[.A12]+1" office:value-type="float" office:value="9" calcext:value-type="float">
            <text:p>9</text:p>
          </table:table-cell>
          <table:table-cell table:style-name="ce70" table:formula="of:=[.A13]" office:value-type="float" office:value="9" calcext:value-type="float">
            <text:p>9</text:p>
          </table:table-cell>
          <table:table-cell table:style-name="ce70" table:formula="of:=[.B13]" office:value-type="float" office:value="9" calcext:value-type="float">
            <text:p>9</text:p>
          </table:table-cell>
          <table:table-cell table:style-name="ce70" table:formula="of:=[.C13]" office:value-type="float" office:value="9" calcext:value-type="float">
            <text:p>9</text:p>
          </table:table-cell>
          <table:table-cell table:style-name="ce70" table:formula="of:=[.D13]" office:value-type="float" office:value="9" calcext:value-type="float">
            <text:p>9</text:p>
          </table:table-cell>
          <table:table-cell table:style-name="ce70" table:formula="of:=[.E13]" office:value-type="float" office:value="9" calcext:value-type="float">
            <text:p>9</text:p>
          </table:table-cell>
          <table:table-cell table:style-name="ce70" table:formula="of:=[.F13]" office:value-type="float" office:value="9" calcext:value-type="float">
            <text:p>9</text:p>
          </table:table-cell>
          <table:table-cell table:style-name="ce70" table:formula="of:=[.G13]" office:value-type="float" office:value="9" calcext:value-type="float">
            <text:p>9</text:p>
          </table:table-cell>
          <table:table-cell table:style-name="ce70" table:formula="of:=[.H13]" office:value-type="float" office:value="9" calcext:value-type="float">
            <text:p>9</text:p>
          </table:table-cell>
          <table:table-cell table:style-name="ce70" table:formula="of:=['Cijk-random'.C13]" office:value-type="float" office:value="1" calcext:value-type="float">
            <text:p>1</text:p>
          </table:table-cell>
          <table:table-cell table:style-name="ce76" table:formula="of:=['Cijk-random'.D13]" office:value-type="float" office:value="2" calcext:value-type="float">
            <text:p>2</text:p>
          </table:table-cell>
          <table:table-cell table:style-name="ce65"/>
          <table:table-cell table:style-name="ce64" table:formula="of:=['Cijk-random'.G12]+1" office:value-type="float" office:value="6" calcext:value-type="float">
            <text:p>6</text:p>
          </table:table-cell>
          <table:table-cell table:style-name="ce70" table:formula="of:=([.$B$13]*[.B17])+([.$C$13]*[.B18])+([.$D$13]*[.B19])+([.$E$13]*[.B20])+([.$F$13]*[.B21])+([.$G$13]*[.B22])+([.$H$13]*[.B23])+(['Cijk-random'.$C$13]*[.B24])+(['Cijk-random'.$D$13]*[.B25])+(['Cijk-random'.$E$13]*[.B26])" office:value-type="float" office:value="239" calcext:value-type="float">
            <text:p>239</text:p>
          </table:table-cell>
          <table:table-cell table:style-name="ce70" table:formula="of:=([.$B$13]*[.C17])+([.$C$13]*[.C18])+([.$D$13]*[.C19])+([.$E$13]*[.C20])+([.$F$13]*[.C21])+([.$G$13]*[.C22])+([.$H$13]*[.C23])+(['Cijk-random'.$C$13]*[.C24])+(['Cijk-random'.$D$13]*[.C25])+(['Cijk-random'.$E$13]*[.C26])" office:value-type="float" office:value="239" calcext:value-type="float">
            <text:p>239</text:p>
          </table:table-cell>
          <table:table-cell table:style-name="ce70" table:formula="of:=([.$B$13]*[.D17])+([.$C$13]*[.D18])+([.$D$13]*[.D19])+([.$E$13]*[.D20])+([.$F$13]*[.D21])+([.$G$13]*[.D22])+([.$H$13]*[.D23])+(['Cijk-random'.$C$13]*[.D24])+(['Cijk-random'.$D$13]*[.D25])+(['Cijk-random'.$E$13]*[.D26])" office:value-type="float" office:value="239" calcext:value-type="float">
            <text:p>239</text:p>
          </table:table-cell>
          <table:table-cell table:style-name="ce70" table:formula="of:=([.$B$13]*[.E17])+([.$C$13]*[.E18])+([.$D$13]*[.E19])+([.$E$13]*[.E20])+([.$F$13]*[.E21])+([.$G$13]*[.E22])+([.$H$13]*[.E23])+(['Cijk-random'.$C$13]*[.E24])+(['Cijk-random'.$D$13]*[.E25])+(['Cijk-random'.$E$13]*[.E26])" office:value-type="float" office:value="239" calcext:value-type="float">
            <text:p>239</text:p>
          </table:table-cell>
          <table:table-cell table:style-name="ce70" table:formula="of:=([.$B$13]*[.F17])+([.$C$13]*[.F18])+([.$D$13]*[.F19])+([.$E$13]*[.F20])+([.$F$13]*[.F21])+([.$G$13]*[.F22])+([.$H$13]*[.F23])+(['Cijk-random'.$C$13]*[.F24])+(['Cijk-random'.$D$13]*[.F25])+(['Cijk-random'.$E$13]*[.F26])" office:value-type="float" office:value="239" calcext:value-type="float">
            <text:p>239</text:p>
          </table:table-cell>
          <table:table-cell table:style-name="ce70" table:formula="of:=([.$B$13]*[.G17])+([.$C$13]*[.G18])+([.$D$13]*[.G19])+([.$E$13]*[.G20])+([.$F$13]*[.G21])+([.$G$13]*[.G22])+([.$H$13]*[.G23])+(['Cijk-random'.$C$13]*[.G24])+(['Cijk-random'.$D$13]*[.G25])+(['Cijk-random'.$E$13]*[.G26])" office:value-type="float" office:value="239" calcext:value-type="float">
            <text:p>239</text:p>
          </table:table-cell>
          <table:table-cell table:style-name="ce70" table:formula="of:=([.$B$13]*[.H17])+([.$C$13]*[.H18])+([.$D$13]*[.H19])+([.$E$13]*[.H20])+([.$F$13]*[.H21])+([.$G$13]*[.H22])+([.$H$13]*[.H23])+(['Cijk-random'.$C$13]*[.H24])+(['Cijk-random'.$D$13]*[.H25])+(['Cijk-random'.$E$13]*[.H26])" office:value-type="float" office:value="239" calcext:value-type="float">
            <text:p>239</text:p>
          </table:table-cell>
          <table:table-cell table:style-name="ce70" table:formula="of:=([.$B$13]*[.I17])+([.$C$13]*[.I18])+([.$D$13]*[.I19])+([.$E$13]*[.I20])+([.$F$13]*[.I21])+([.$G$13]*[.I22])+([.$H$13]*[.I23])+(['Cijk-random'.$C$13]*[.I24])+(['Cijk-random'.$D$13]*[.I25])+(['Cijk-random'.$E$13]*[.I26])" office:value-type="float" office:value="239" calcext:value-type="float">
            <text:p>239</text:p>
          </table:table-cell>
          <table:table-cell table:style-name="ce70" table:formula="of:=([.$B$13]*[.J17])+([.$C$13]*[.J18])+([.$D$13]*[.J19])+([.$E$13]*[.J20])+([.$F$13]*[.J21])+([.$G$13]*[.J22])+([.$H$13]*[.J23])+(['Cijk-random'.$C$13]*[.J24])+(['Cijk-random'.$D$13]*[.J25])+(['Cijk-random'.$E$13]*[.J26])" office:value-type="float" office:value="239" calcext:value-type="float">
            <text:p>239</text:p>
          </table:table-cell>
          <table:table-cell table:style-name="ce76" table:formula="of:=([.$B$13]*[.K17])+([.$C$13]*[.K18])+([.$D$13]*[.K19])+([.$E$13]*[.K20])+([.$F$13]*[.K21])+([.$G$13]*[.K22])+([.$H$13]*[.K23])+(['Cijk-random'.$C$13]*[.K24])+(['Cijk-random'.$D$13]*[.K25])+(['Cijk-random'.$E$13]*[.K26])" office:value-type="float" office:value="239" calcext:value-type="float">
            <text:p>239</text:p>
          </table:table-cell>
          <table:table-cell table:style-name="ce65"/>
          <table:table-cell table:style-name="ce64" table:formula="of:=[.Y12]+1" office:value-type="float" office:value="9" calcext:value-type="float">
            <text:p>9</text:p>
          </table:table-cell>
          <table:table-cell table:number-columns-repeated="9" table:style-name="ce70" office:value-type="float" office:value="405" calcext:value-type="float">
            <text:p>405</text:p>
          </table:table-cell>
          <table:table-cell table:style-name="ce76" office:value-type="float" office:value="405" calcext:value-type="float">
            <text:p>405</text:p>
          </table:table-cell>
          <table:table-cell table:style-name="ce77"/>
          <table:table-cell table:style-name="ce64" table:formula="of:=[.AK12]+1" office:value-type="float" office:value="9" calcext:value-type="float">
            <text:p>9</text:p>
          </table:table-cell>
          <table:table-cell table:style-name="ce70" table:number-columns-repeated="9"/>
          <table:table-cell table:style-name="ce76"/>
          <table:table-cell table:style-name="ce82" table:number-columns-repeated="2"/>
          <table:table-cell table:number-columns-repeated="975"/>
        </table:table-row>
        <table:table-row table:style-name="ro2">
          <table:table-cell table:style-name="ce65" table:number-columns-repeated="13"/>
          <table:table-cell table:style-name="ce77" table:number-columns-repeated="11"/>
          <table:table-cell table:style-name="ce65"/>
          <table:table-cell table:style-name="ce85" table:number-columns-repeated="10"/>
          <table:table-cell table:style-name="ce65" table:number-columns-repeated="2"/>
          <table:table-cell table:style-name="ce85" table:number-columns-repeated="10"/>
          <table:table-cell table:number-columns-repeated="2"/>
          <table:table-cell table:style-name="ce82" table:number-columns-repeated="963"/>
          <table:table-cell table:number-columns-repeated="12"/>
        </table:table-row>
        <table:table-row table:style-name="ro2">
          <table:table-cell table:style-name="ce60" office:value-type="string" calcext:value-type="string">
            <text:p>Source matrix initialized to value of row for each column</text:p>
          </table:table-cell>
          <table:table-cell table:style-name="ce67" table:number-columns-repeated="9"/>
          <table:table-cell table:style-name="ce73"/>
          <table:table-cell table:style-name="ce65"/>
          <table:table-cell table:style-name="Default" table:number-columns-repeated="11"/>
          <table:table-cell table:style-name="ce65"/>
          <table:table-cell table:style-name="ce83" office:value-type="string" calcext:value-type="string">
            <text:p>Program – difference from dot.product</text:p>
          </table:table-cell>
          <table:table-cell table:style-name="ce86" table:number-columns-repeated="9"/>
          <table:table-cell table:style-name="ce88"/>
          <table:table-cell table:style-name="ce65"/>
          <table:table-cell table:style-name="ce89" office:value-type="string" calcext:value-type="string">
            <text:p>Program – difference from dot-product</text:p>
          </table:table-cell>
          <table:table-cell table:style-name="ce91" table:number-columns-repeated="9"/>
          <table:table-cell table:style-name="ce93"/>
          <table:table-cell table:number-columns-repeated="977"/>
        </table:table-row>
        <table:table-row table:style-name="ro2">
          <table:table-cell table:style-name="ce61" office:value-type="string" calcext:value-type="string">
            <text:p>B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B16]+1" office:value-type="float" office:value="1" calcext:value-type="float">
            <text:p>1</text:p>
          </table:table-cell>
          <table:table-cell table:style-name="ce72" table:formula="of:=[.C16]+1" office:value-type="float" office:value="2" calcext:value-type="float">
            <text:p>2</text:p>
          </table:table-cell>
          <table:table-cell table:style-name="ce72" table:formula="of:=[.D16]+1" office:value-type="float" office:value="3" calcext:value-type="float">
            <text:p>3</text:p>
          </table:table-cell>
          <table:table-cell table:style-name="ce72" table:formula="of:=[.E16]+1" office:value-type="float" office:value="4" calcext:value-type="float">
            <text:p>4</text:p>
          </table:table-cell>
          <table:table-cell table:style-name="ce72" table:formula="of:=[.F16]+1" office:value-type="float" office:value="5" calcext:value-type="float">
            <text:p>5</text:p>
          </table:table-cell>
          <table:table-cell table:style-name="ce72" table:formula="of:=[.G16]+1" office:value-type="float" office:value="6" calcext:value-type="float">
            <text:p>6</text:p>
          </table:table-cell>
          <table:table-cell table:style-name="ce72" table:formula="of:=[.H16]+1" office:value-type="float" office:value="7" calcext:value-type="float">
            <text:p>7</text:p>
          </table:table-cell>
          <table:table-cell table:style-name="ce72" table:formula="of:=[.I16]+1" office:value-type="float" office:value="8" calcext:value-type="float">
            <text:p>8</text:p>
          </table:table-cell>
          <table:table-cell table:style-name="ce74" table:formula="of:=[.J16]+1" office:value-type="float" office:value="9" calcext:value-type="float">
            <text:p>9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Z16]+1" office:value-type="float" office:value="1" calcext:value-type="float">
            <text:p>1</text:p>
          </table:table-cell>
          <table:table-cell table:style-name="ce72" table:formula="of:=[.AA16]+1" office:value-type="float" office:value="2" calcext:value-type="float">
            <text:p>2</text:p>
          </table:table-cell>
          <table:table-cell table:style-name="ce72" table:formula="of:=[.AB16]+1" office:value-type="float" office:value="3" calcext:value-type="float">
            <text:p>3</text:p>
          </table:table-cell>
          <table:table-cell table:style-name="ce72" table:formula="of:=[.AC16]+1" office:value-type="float" office:value="4" calcext:value-type="float">
            <text:p>4</text:p>
          </table:table-cell>
          <table:table-cell table:style-name="ce72" table:formula="of:=[.AD16]+1" office:value-type="float" office:value="5" calcext:value-type="float">
            <text:p>5</text:p>
          </table:table-cell>
          <table:table-cell table:style-name="ce72" table:formula="of:=[.AE16]+1" office:value-type="float" office:value="6" calcext:value-type="float">
            <text:p>6</text:p>
          </table:table-cell>
          <table:table-cell table:style-name="ce72" table:formula="of:=[.AF16]+1" office:value-type="float" office:value="7" calcext:value-type="float">
            <text:p>7</text:p>
          </table:table-cell>
          <table:table-cell table:style-name="ce72" table:formula="of:=[.AG16]+1" office:value-type="float" office:value="8" calcext:value-type="float">
            <text:p>8</text:p>
          </table:table-cell>
          <table:table-cell table:style-name="ce74" table:formula="of:=[.AH16]+1" office:value-type="float" office:value="9" calcext:value-type="float">
            <text:p>9</text:p>
          </table:table-cell>
          <table:table-cell table:style-name="ce77"/>
          <table:table-cell table:style-name="ce61" office:value-type="string" calcext:value-type="string">
            <text:p>C<text:span text:style-name="T1">ijk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2" table:formula="of:=[.AL16]+1" office:value-type="float" office:value="1" calcext:value-type="float">
            <text:p>1</text:p>
          </table:table-cell>
          <table:table-cell table:style-name="ce72" table:formula="of:=[.AM16]+1" office:value-type="float" office:value="2" calcext:value-type="float">
            <text:p>2</text:p>
          </table:table-cell>
          <table:table-cell table:style-name="ce72" table:formula="of:=[.AN16]+1" office:value-type="float" office:value="3" calcext:value-type="float">
            <text:p>3</text:p>
          </table:table-cell>
          <table:table-cell table:style-name="ce72" table:formula="of:=[.AO16]+1" office:value-type="float" office:value="4" calcext:value-type="float">
            <text:p>4</text:p>
          </table:table-cell>
          <table:table-cell table:style-name="ce72" table:formula="of:=[.AP16]+1" office:value-type="float" office:value="5" calcext:value-type="float">
            <text:p>5</text:p>
          </table:table-cell>
          <table:table-cell table:style-name="ce72" table:formula="of:=[.AQ16]+1" office:value-type="float" office:value="6" calcext:value-type="float">
            <text:p>6</text:p>
          </table:table-cell>
          <table:table-cell table:style-name="ce72" table:formula="of:=[.AR16]+1" office:value-type="float" office:value="7" calcext:value-type="float">
            <text:p>7</text:p>
          </table:table-cell>
          <table:table-cell table:style-name="ce72" table:formula="of:=[.AS16]+1" office:value-type="float" office:value="8" calcext:value-type="float">
            <text:p>8</text:p>
          </table:table-cell>
          <table:table-cell table:style-name="ce74" table:formula="of:=[.AT16]+1" office:value-type="float" office:value="9" calcext:value-type="float">
            <text:p>9</text:p>
          </table:table-cell>
          <table:table-cell table:style-name="ce82" table:number-columns-repeated="2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9" table:formula="of:=[.A17]" office:value-type="float" office:value="0" calcext:value-type="float">
            <text:p>0</text:p>
          </table:table-cell>
          <table:table-cell table:style-name="ce69" table:formula="of:=[.B17]" office:value-type="float" office:value="0" calcext:value-type="float">
            <text:p>0</text:p>
          </table:table-cell>
          <table:table-cell table:style-name="ce69" table:formula="of:=[.C17]" office:value-type="float" office:value="0" calcext:value-type="float">
            <text:p>0</text:p>
          </table:table-cell>
          <table:table-cell table:style-name="ce69" table:formula="of:=[.D17]" office:value-type="float" office:value="0" calcext:value-type="float">
            <text:p>0</text:p>
          </table:table-cell>
          <table:table-cell table:style-name="ce69" table:formula="of:=[.E17]" office:value-type="float" office:value="0" calcext:value-type="float">
            <text:p>0</text:p>
          </table:table-cell>
          <table:table-cell table:style-name="ce69" table:formula="of:=[.F17]" office:value-type="float" office:value="0" calcext:value-type="float">
            <text:p>0</text:p>
          </table:table-cell>
          <table:table-cell table:style-name="ce69" table:formula="of:=[.G17]" office:value-type="float" office:value="0" calcext:value-type="float">
            <text:p>0</text:p>
          </table:table-cell>
          <table:table-cell table:style-name="ce69" table:formula="of:=[.H17]" office:value-type="float" office:value="0" calcext:value-type="float">
            <text:p>0</text:p>
          </table:table-cell>
          <table:table-cell table:style-name="ce69" table:formula="of:=[.I17]" office:value-type="float" office:value="0" calcext:value-type="float">
            <text:p>0</text:p>
          </table:table-cell>
          <table:table-cell table:style-name="ce75" table:formula="of:=[.J17]" office:value-type="float" office:value="0" calcext:value-type="float">
            <text:p>0</text:p>
          </table:table-cell>
          <table:table-cell table:style-name="ce77"/>
          <table:table-cell table:style-name="Default" table:number-columns-repeated="11"/>
          <table:table-cell table:style-name="ce77"/>
          <table:table-cell table:style-name="ce62" office:value-type="float" office:value="0" calcext:value-type="float">
            <text:p>0</text:p>
          </table:table-cell>
          <table:table-cell table:style-name="ce69" table:formula="of:=[.Z4]-[.N4]" office:value-type="float" office:value="0" calcext:value-type="float">
            <text:p>0</text:p>
          </table:table-cell>
          <table:table-cell table:style-name="ce69" table:formula="of:=[.AA4]-[.O4]" office:value-type="float" office:value="0" calcext:value-type="float">
            <text:p>0</text:p>
          </table:table-cell>
          <table:table-cell table:style-name="ce69" table:formula="of:=[.AB4]-[.P4]" office:value-type="float" office:value="0" calcext:value-type="float">
            <text:p>0</text:p>
          </table:table-cell>
          <table:table-cell table:style-name="ce69" table:formula="of:=[.AC4]-[.Q4]" office:value-type="float" office:value="0" calcext:value-type="float">
            <text:p>0</text:p>
          </table:table-cell>
          <table:table-cell table:style-name="ce69" table:formula="of:=[.AD4]-[.R4]" office:value-type="float" office:value="0" calcext:value-type="float">
            <text:p>0</text:p>
          </table:table-cell>
          <table:table-cell table:style-name="ce69" table:formula="of:=[.AE4]-[.S4]" office:value-type="float" office:value="0" calcext:value-type="float">
            <text:p>0</text:p>
          </table:table-cell>
          <table:table-cell table:style-name="ce69" table:formula="of:=[.AF4]-[.T4]" office:value-type="float" office:value="0" calcext:value-type="float">
            <text:p>0</text:p>
          </table:table-cell>
          <table:table-cell table:style-name="ce69" table:formula="of:=[.AG4]-[.U4]" office:value-type="float" office:value="0" calcext:value-type="float">
            <text:p>0</text:p>
          </table:table-cell>
          <table:table-cell table:style-name="ce69" table:formula="of:=[.AH4]-[.V4]" office:value-type="float" office:value="0" calcext:value-type="float">
            <text:p>0</text:p>
          </table:table-cell>
          <table:table-cell table:style-name="ce75" table:formula="of:=[.AI4]-[.W4]" office:value-type="float" office:value="0" calcext:value-type="float">
            <text:p>0</text:p>
          </table:table-cell>
          <table:table-cell table:style-name="ce65"/>
          <table:table-cell table:style-name="ce62" office:value-type="float" office:value="0" calcext:value-type="float">
            <text:p>0</text:p>
          </table:table-cell>
          <table:table-cell table:style-name="ce69" table:formula="of:=[.AL4]-[.N4]" office:value-type="float" office:value="0" calcext:value-type="float">
            <text:p>0</text:p>
          </table:table-cell>
          <table:table-cell table:style-name="ce69" table:formula="of:=[.AM4]-[.O4]" office:value-type="float" office:value="0" calcext:value-type="float">
            <text:p>0</text:p>
          </table:table-cell>
          <table:table-cell table:style-name="ce69" table:formula="of:=[.AN4]-[.P4]" office:value-type="float" office:value="0" calcext:value-type="float">
            <text:p>0</text:p>
          </table:table-cell>
          <table:table-cell table:style-name="ce69" table:formula="of:=[.AO4]-[.Q4]" office:value-type="float" office:value="0" calcext:value-type="float">
            <text:p>0</text:p>
          </table:table-cell>
          <table:table-cell table:style-name="ce69" table:formula="of:=[.AP4]-[.R4]" office:value-type="float" office:value="0" calcext:value-type="float">
            <text:p>0</text:p>
          </table:table-cell>
          <table:table-cell table:style-name="ce69" table:formula="of:=[.AQ4]-[.S4]" office:value-type="float" office:value="0" calcext:value-type="float">
            <text:p>0</text:p>
          </table:table-cell>
          <table:table-cell table:style-name="ce69" table:formula="of:=[.AR4]-[.T4]" office:value-type="float" office:value="0" calcext:value-type="float">
            <text:p>0</text:p>
          </table:table-cell>
          <table:table-cell table:style-name="ce69" table:formula="of:=[.AS4]-[.U4]" office:value-type="float" office:value="0" calcext:value-type="float">
            <text:p>0</text:p>
          </table:table-cell>
          <table:table-cell table:style-name="ce69" table:formula="of:=[.AT4]-[.V4]" office:value-type="float" office:value="0" calcext:value-type="float">
            <text:p>0</text:p>
          </table:table-cell>
          <table:table-cell table:style-name="ce75" table:formula="of:=[.AU4]-[.W4]" office:value-type="float" office:value="0" calcext:value-type="float">
            <text:p>0</text:p>
          </table:table-cell>
          <table:table-cell table:number-columns-repeated="2"/>
          <table:table-cell table:style-name="ce82" table:number-columns-repeated="963"/>
          <table:table-cell table:number-columns-repeated="12"/>
        </table:table-row>
        <table:table-row table:style-name="ro2">
          <table:table-cell table:style-name="ce63" table:formula="of:=[.A17]+1" office:value-type="float" office:value="1" calcext:value-type="float">
            <text:p>1</text:p>
          </table:table-cell>
          <table:table-cell table:style-name="ce69" table:formula="of:=[.A18]" office:value-type="float" office:value="1" calcext:value-type="float">
            <text:p>1</text:p>
          </table:table-cell>
          <table:table-cell table:style-name="ce69" table:formula="of:=[.B18]" office:value-type="float" office:value="1" calcext:value-type="float">
            <text:p>1</text:p>
          </table:table-cell>
          <table:table-cell table:style-name="ce69" table:formula="of:=[.C18]" office:value-type="float" office:value="1" calcext:value-type="float">
            <text:p>1</text:p>
          </table:table-cell>
          <table:table-cell table:style-name="ce69" table:formula="of:=[.D18]" office:value-type="float" office:value="1" calcext:value-type="float">
            <text:p>1</text:p>
          </table:table-cell>
          <table:table-cell table:style-name="ce69" table:formula="of:=[.E18]" office:value-type="float" office:value="1" calcext:value-type="float">
            <text:p>1</text:p>
          </table:table-cell>
          <table:table-cell table:style-name="ce69" table:formula="of:=[.F18]" office:value-type="float" office:value="1" calcext:value-type="float">
            <text:p>1</text:p>
          </table:table-cell>
          <table:table-cell table:style-name="ce69" table:formula="of:=[.G18]" office:value-type="float" office:value="1" calcext:value-type="float">
            <text:p>1</text:p>
          </table:table-cell>
          <table:table-cell table:style-name="ce69" table:formula="of:=[.H18]" office:value-type="float" office:value="1" calcext:value-type="float">
            <text:p>1</text:p>
          </table:table-cell>
          <table:table-cell table:style-name="ce69" table:formula="of:=[.I18]" office:value-type="float" office:value="1" calcext:value-type="float">
            <text:p>1</text:p>
          </table:table-cell>
          <table:table-cell table:style-name="ce75" table:formula="of:=[.J18]" office:value-type="float" office:value="1" calcext:value-type="float">
            <text:p>1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17]+1" office:value-type="float" office:value="1" calcext:value-type="float">
            <text:p>1</text:p>
          </table:table-cell>
          <table:table-cell table:style-name="ce69" table:formula="of:=[.Z5]-['Cijk-random'.H5]" office:value-type="float" office:value="39" calcext:value-type="float">
            <text:p>39</text:p>
          </table:table-cell>
          <table:table-cell table:style-name="ce69" table:formula="of:=[.AA5]-['Cijk-random'.I5]" office:value-type="float" office:value="38" calcext:value-type="float">
            <text:p>38</text:p>
          </table:table-cell>
          <table:table-cell table:style-name="ce69" table:formula="of:=[.AB5]-['Cijk-random'.J5]" office:value-type="float" office:value="37" calcext:value-type="float">
            <text:p>37</text:p>
          </table:table-cell>
          <table:table-cell table:style-name="ce69" table:formula="of:=[.AC5]-['Cijk-random'.K5]" office:value-type="float" office:value="36" calcext:value-type="float">
            <text:p>36</text:p>
          </table:table-cell>
          <table:table-cell table:style-name="ce69" table:formula="of:=[.AD5]-['Cijk-random'.L5]" office:value-type="float" office:value="35" calcext:value-type="float">
            <text:p>35</text:p>
          </table:table-cell>
          <table:table-cell table:style-name="ce69" table:formula="of:=[.AE5]-[.S5]" office:value-type="float" office:value="-26" calcext:value-type="float">
            <text:p>-26</text:p>
          </table:table-cell>
          <table:table-cell table:style-name="ce69" table:formula="of:=[.AF5]-[.T5]" office:value-type="float" office:value="-26" calcext:value-type="float">
            <text:p>-26</text:p>
          </table:table-cell>
          <table:table-cell table:style-name="ce69" table:formula="of:=[.AG5]-[.U5]" office:value-type="float" office:value="-26" calcext:value-type="float">
            <text:p>-26</text:p>
          </table:table-cell>
          <table:table-cell table:style-name="ce69" table:formula="of:=[.AH5]-[.V5]" office:value-type="float" office:value="-26" calcext:value-type="float">
            <text:p>-26</text:p>
          </table:table-cell>
          <table:table-cell table:style-name="ce75" table:formula="of:=[.AI5]-[.W5]" office:value-type="float" office:value="-26" calcext:value-type="float">
            <text:p>-26</text:p>
          </table:table-cell>
          <table:table-cell table:style-name="ce65"/>
          <table:table-cell table:style-name="ce63" table:formula="of:=[.AK17]+1" office:value-type="float" office:value="1" calcext:value-type="float">
            <text:p>1</text:p>
          </table:table-cell>
          <table:table-cell table:style-name="ce69" table:formula="of:=[.AL5]-['Cijk-random'.H5]" office:value-type="float" office:value="-6" calcext:value-type="float">
            <text:p>-6</text:p>
          </table:table-cell>
          <table:table-cell table:style-name="ce69" table:formula="of:=[.AM5]-['Cijk-random'.I5]" office:value-type="float" office:value="-7" calcext:value-type="float">
            <text:p>-7</text:p>
          </table:table-cell>
          <table:table-cell table:style-name="ce69" table:formula="of:=[.AN5]-['Cijk-random'.J5]" office:value-type="float" office:value="-8" calcext:value-type="float">
            <text:p>-8</text:p>
          </table:table-cell>
          <table:table-cell table:style-name="ce69" table:formula="of:=[.AO5]-['Cijk-random'.K5]" office:value-type="float" office:value="-9" calcext:value-type="float">
            <text:p>-9</text:p>
          </table:table-cell>
          <table:table-cell table:style-name="ce69" table:formula="of:=[.AP5]-['Cijk-random'.L5]" office:value-type="float" office:value="-10" calcext:value-type="float">
            <text:p>-10</text:p>
          </table:table-cell>
          <table:table-cell table:style-name="ce69" table:formula="of:=[.AQ5]-[.S5]" office:value-type="float" office:value="-71" calcext:value-type="float">
            <text:p>-71</text:p>
          </table:table-cell>
          <table:table-cell table:style-name="ce69" table:formula="of:=[.AR5]-[.T5]" office:value-type="float" office:value="-71" calcext:value-type="float">
            <text:p>-71</text:p>
          </table:table-cell>
          <table:table-cell table:style-name="ce69" table:formula="of:=[.AS5]-[.U5]" office:value-type="float" office:value="-71" calcext:value-type="float">
            <text:p>-71</text:p>
          </table:table-cell>
          <table:table-cell table:style-name="ce69" table:formula="of:=[.AT5]-[.V5]" office:value-type="float" office:value="-71" calcext:value-type="float">
            <text:p>-71</text:p>
          </table:table-cell>
          <table:table-cell table:style-name="ce75" table:formula="of:=[.AU5]-[.W5]" office:value-type="float" office:value="-71" calcext:value-type="float">
            <text:p>-71</text:p>
          </table:table-cell>
          <table:table-cell table:number-columns-repeated="977"/>
        </table:table-row>
        <table:table-row table:style-name="ro2">
          <table:table-cell table:style-name="ce63" table:formula="of:=[.A18]+1" office:value-type="float" office:value="2" calcext:value-type="float">
            <text:p>2</text:p>
          </table:table-cell>
          <table:table-cell table:style-name="ce69" table:formula="of:=[.A19]" office:value-type="float" office:value="2" calcext:value-type="float">
            <text:p>2</text:p>
          </table:table-cell>
          <table:table-cell table:style-name="ce69" table:formula="of:=[.B19]" office:value-type="float" office:value="2" calcext:value-type="float">
            <text:p>2</text:p>
          </table:table-cell>
          <table:table-cell table:style-name="ce69" table:formula="of:=[.C19]" office:value-type="float" office:value="2" calcext:value-type="float">
            <text:p>2</text:p>
          </table:table-cell>
          <table:table-cell table:style-name="ce69" table:formula="of:=[.D19]" office:value-type="float" office:value="2" calcext:value-type="float">
            <text:p>2</text:p>
          </table:table-cell>
          <table:table-cell table:style-name="ce69" table:formula="of:=[.E19]" office:value-type="float" office:value="2" calcext:value-type="float">
            <text:p>2</text:p>
          </table:table-cell>
          <table:table-cell table:style-name="ce69" table:formula="of:=[.F19]" office:value-type="float" office:value="2" calcext:value-type="float">
            <text:p>2</text:p>
          </table:table-cell>
          <table:table-cell table:style-name="ce69" table:formula="of:=[.G19]" office:value-type="float" office:value="2" calcext:value-type="float">
            <text:p>2</text:p>
          </table:table-cell>
          <table:table-cell table:style-name="ce69" table:formula="of:=[.H19]" office:value-type="float" office:value="2" calcext:value-type="float">
            <text:p>2</text:p>
          </table:table-cell>
          <table:table-cell table:style-name="ce69" table:formula="of:=[.I19]" office:value-type="float" office:value="2" calcext:value-type="float">
            <text:p>2</text:p>
          </table:table-cell>
          <table:table-cell table:style-name="ce75" table:formula="of:=[.J19]" office:value-type="float" office:value="2" calcext:value-type="float">
            <text:p>2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18]+1" office:value-type="float" office:value="2" calcext:value-type="float">
            <text:p>2</text:p>
          </table:table-cell>
          <table:table-cell table:style-name="ce69" table:formula="of:=[.Z6]-['Cijk-random'.H6]" office:value-type="float" office:value="84" calcext:value-type="float">
            <text:p>84</text:p>
          </table:table-cell>
          <table:table-cell table:style-name="ce69" table:formula="of:=[.AA6]-['Cijk-random'.I6]" office:value-type="float" office:value="83" calcext:value-type="float">
            <text:p>83</text:p>
          </table:table-cell>
          <table:table-cell table:style-name="ce69" table:formula="of:=[.AB6]-['Cijk-random'.J6]" office:value-type="float" office:value="82" calcext:value-type="float">
            <text:p>82</text:p>
          </table:table-cell>
          <table:table-cell table:style-name="ce69" table:formula="of:=[.AC6]-['Cijk-random'.K6]" office:value-type="float" office:value="81" calcext:value-type="float">
            <text:p>81</text:p>
          </table:table-cell>
          <table:table-cell table:style-name="ce69" table:formula="of:=[.AD6]-['Cijk-random'.L6]" office:value-type="float" office:value="80" calcext:value-type="float">
            <text:p>80</text:p>
          </table:table-cell>
          <table:table-cell table:style-name="ce69" table:formula="of:=[.AE6]-[.S6]" office:value-type="float" office:value="-2" calcext:value-type="float">
            <text:p>-2</text:p>
          </table:table-cell>
          <table:table-cell table:style-name="ce69" table:formula="of:=[.AF6]-[.T6]" office:value-type="float" office:value="-2" calcext:value-type="float">
            <text:p>-2</text:p>
          </table:table-cell>
          <table:table-cell table:style-name="ce69" table:formula="of:=[.AG6]-[.U6]" office:value-type="float" office:value="-2" calcext:value-type="float">
            <text:p>-2</text:p>
          </table:table-cell>
          <table:table-cell table:style-name="ce69" table:formula="of:=[.AH6]-[.V6]" office:value-type="float" office:value="-2" calcext:value-type="float">
            <text:p>-2</text:p>
          </table:table-cell>
          <table:table-cell table:style-name="ce75" table:formula="of:=[.AI6]-[.W6]" office:value-type="float" office:value="-2" calcext:value-type="float">
            <text:p>-2</text:p>
          </table:table-cell>
          <table:table-cell table:style-name="ce65"/>
          <table:table-cell table:style-name="ce63" table:formula="of:=[.AK18]+1" office:value-type="float" office:value="2" calcext:value-type="float">
            <text:p>2</text:p>
          </table:table-cell>
          <table:table-cell table:style-name="ce69" table:formula="of:=[.AL6]-['Cijk-random'.H6]" office:value-type="float" office:value="-6" calcext:value-type="float">
            <text:p>-6</text:p>
          </table:table-cell>
          <table:table-cell table:style-name="ce69" table:formula="of:=[.AM6]-['Cijk-random'.I6]" office:value-type="float" office:value="-7" calcext:value-type="float">
            <text:p>-7</text:p>
          </table:table-cell>
          <table:table-cell table:style-name="ce69" table:formula="of:=[.AN6]-['Cijk-random'.J6]" office:value-type="float" office:value="-8" calcext:value-type="float">
            <text:p>-8</text:p>
          </table:table-cell>
          <table:table-cell table:style-name="ce69" table:formula="of:=[.AO6]-['Cijk-random'.K6]" office:value-type="float" office:value="-9" calcext:value-type="float">
            <text:p>-9</text:p>
          </table:table-cell>
          <table:table-cell table:style-name="ce69" table:formula="of:=[.AP6]-['Cijk-random'.L6]" office:value-type="float" office:value="-10" calcext:value-type="float">
            <text:p>-10</text:p>
          </table:table-cell>
          <table:table-cell table:style-name="ce69" table:formula="of:=[.AQ6]-[.S6]" office:value-type="float" office:value="-92" calcext:value-type="float">
            <text:p>-92</text:p>
          </table:table-cell>
          <table:table-cell table:style-name="ce69" table:formula="of:=[.AR6]-[.T6]" office:value-type="float" office:value="-92" calcext:value-type="float">
            <text:p>-92</text:p>
          </table:table-cell>
          <table:table-cell table:style-name="ce69" table:formula="of:=[.AS6]-[.U6]" office:value-type="float" office:value="-92" calcext:value-type="float">
            <text:p>-92</text:p>
          </table:table-cell>
          <table:table-cell table:style-name="ce69" table:formula="of:=[.AT6]-[.V6]" office:value-type="float" office:value="-92" calcext:value-type="float">
            <text:p>-92</text:p>
          </table:table-cell>
          <table:table-cell table:style-name="ce75" table:formula="of:=[.AU6]-[.W6]" office:value-type="float" office:value="-92" calcext:value-type="float">
            <text:p>-92</text:p>
          </table:table-cell>
          <table:table-cell table:number-columns-repeated="977"/>
        </table:table-row>
        <table:table-row table:style-name="ro2">
          <table:table-cell table:style-name="ce63" table:formula="of:=[.A19]+1" office:value-type="float" office:value="3" calcext:value-type="float">
            <text:p>3</text:p>
          </table:table-cell>
          <table:table-cell table:style-name="ce69" table:formula="of:=[.A20]" office:value-type="float" office:value="3" calcext:value-type="float">
            <text:p>3</text:p>
          </table:table-cell>
          <table:table-cell table:style-name="ce69" table:formula="of:=[.B20]" office:value-type="float" office:value="3" calcext:value-type="float">
            <text:p>3</text:p>
          </table:table-cell>
          <table:table-cell table:style-name="ce69" table:formula="of:=[.C20]" office:value-type="float" office:value="3" calcext:value-type="float">
            <text:p>3</text:p>
          </table:table-cell>
          <table:table-cell table:style-name="ce69" table:formula="of:=[.D20]" office:value-type="float" office:value="3" calcext:value-type="float">
            <text:p>3</text:p>
          </table:table-cell>
          <table:table-cell table:style-name="ce69" table:formula="of:=[.E20]" office:value-type="float" office:value="3" calcext:value-type="float">
            <text:p>3</text:p>
          </table:table-cell>
          <table:table-cell table:style-name="ce69" table:formula="of:=[.F20]" office:value-type="float" office:value="3" calcext:value-type="float">
            <text:p>3</text:p>
          </table:table-cell>
          <table:table-cell table:style-name="ce69" table:formula="of:=[.G20]" office:value-type="float" office:value="3" calcext:value-type="float">
            <text:p>3</text:p>
          </table:table-cell>
          <table:table-cell table:style-name="ce69" table:formula="of:=[.H20]" office:value-type="float" office:value="3" calcext:value-type="float">
            <text:p>3</text:p>
          </table:table-cell>
          <table:table-cell table:style-name="ce69" table:formula="of:=[.I20]" office:value-type="float" office:value="3" calcext:value-type="float">
            <text:p>3</text:p>
          </table:table-cell>
          <table:table-cell table:style-name="ce75" table:formula="of:=[.J20]" office:value-type="float" office:value="3" calcext:value-type="float">
            <text:p>3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19]+1" office:value-type="float" office:value="3" calcext:value-type="float">
            <text:p>3</text:p>
          </table:table-cell>
          <table:table-cell table:style-name="ce69" table:formula="of:=[.Z7]-['Cijk-random'.H7]" office:value-type="float" office:value="129" calcext:value-type="float">
            <text:p>129</text:p>
          </table:table-cell>
          <table:table-cell table:style-name="ce69" table:formula="of:=[.AA7]-['Cijk-random'.I7]" office:value-type="float" office:value="128" calcext:value-type="float">
            <text:p>128</text:p>
          </table:table-cell>
          <table:table-cell table:style-name="ce69" table:formula="of:=[.AB7]-['Cijk-random'.J7]" office:value-type="float" office:value="127" calcext:value-type="float">
            <text:p>127</text:p>
          </table:table-cell>
          <table:table-cell table:style-name="ce69" table:formula="of:=[.AC7]-['Cijk-random'.K7]" office:value-type="float" office:value="126" calcext:value-type="float">
            <text:p>126</text:p>
          </table:table-cell>
          <table:table-cell table:style-name="ce69" table:formula="of:=[.AD7]-['Cijk-random'.L7]" office:value-type="float" office:value="125" calcext:value-type="float">
            <text:p>125</text:p>
          </table:table-cell>
          <table:table-cell table:style-name="ce69" table:formula="of:=[.AE7]-[.S7]" office:value-type="float" office:value="22" calcext:value-type="float">
            <text:p>22</text:p>
          </table:table-cell>
          <table:table-cell table:style-name="ce69" table:formula="of:=[.AF7]-[.T7]" office:value-type="float" office:value="22" calcext:value-type="float">
            <text:p>22</text:p>
          </table:table-cell>
          <table:table-cell table:style-name="ce69" table:formula="of:=[.AG7]-[.U7]" office:value-type="float" office:value="22" calcext:value-type="float">
            <text:p>22</text:p>
          </table:table-cell>
          <table:table-cell table:style-name="ce69" table:formula="of:=[.AH7]-[.V7]" office:value-type="float" office:value="22" calcext:value-type="float">
            <text:p>22</text:p>
          </table:table-cell>
          <table:table-cell table:style-name="ce75" table:formula="of:=[.AI7]-[.W7]" office:value-type="float" office:value="22" calcext:value-type="float">
            <text:p>22</text:p>
          </table:table-cell>
          <table:table-cell table:style-name="ce65"/>
          <table:table-cell table:style-name="ce63" table:formula="of:=[.AK19]+1" office:value-type="float" office:value="3" calcext:value-type="float">
            <text:p>3</text:p>
          </table:table-cell>
          <table:table-cell table:style-name="ce69" table:formula="of:=[.AL7]-['Cijk-random'.H7]" office:value-type="float" office:value="-6" calcext:value-type="float">
            <text:p>-6</text:p>
          </table:table-cell>
          <table:table-cell table:style-name="ce69" table:formula="of:=[.AM7]-['Cijk-random'.I7]" office:value-type="float" office:value="-7" calcext:value-type="float">
            <text:p>-7</text:p>
          </table:table-cell>
          <table:table-cell table:style-name="ce69" table:formula="of:=[.AN7]-['Cijk-random'.J7]" office:value-type="float" office:value="-8" calcext:value-type="float">
            <text:p>-8</text:p>
          </table:table-cell>
          <table:table-cell table:style-name="ce69" table:formula="of:=[.AO7]-['Cijk-random'.K7]" office:value-type="float" office:value="-9" calcext:value-type="float">
            <text:p>-9</text:p>
          </table:table-cell>
          <table:table-cell table:style-name="ce69" table:formula="of:=[.AP7]-['Cijk-random'.L7]" office:value-type="float" office:value="-10" calcext:value-type="float">
            <text:p>-10</text:p>
          </table:table-cell>
          <table:table-cell table:style-name="ce69" table:formula="of:=[.AQ7]-[.S7]" office:value-type="float" office:value="-113" calcext:value-type="float">
            <text:p>-113</text:p>
          </table:table-cell>
          <table:table-cell table:style-name="ce69" table:formula="of:=[.AR7]-[.T7]" office:value-type="float" office:value="-113" calcext:value-type="float">
            <text:p>-113</text:p>
          </table:table-cell>
          <table:table-cell table:style-name="ce69" table:formula="of:=[.AS7]-[.U7]" office:value-type="float" office:value="-113" calcext:value-type="float">
            <text:p>-113</text:p>
          </table:table-cell>
          <table:table-cell table:style-name="ce69" table:formula="of:=[.AT7]-[.V7]" office:value-type="float" office:value="-113" calcext:value-type="float">
            <text:p>-113</text:p>
          </table:table-cell>
          <table:table-cell table:style-name="ce75" table:formula="of:=[.AU7]-[.W7]" office:value-type="float" office:value="-113" calcext:value-type="float">
            <text:p>-113</text:p>
          </table:table-cell>
          <table:table-cell table:number-columns-repeated="977"/>
        </table:table-row>
        <table:table-row table:style-name="ro2">
          <table:table-cell table:style-name="ce63" table:formula="of:=[.A20]+1" office:value-type="float" office:value="4" calcext:value-type="float">
            <text:p>4</text:p>
          </table:table-cell>
          <table:table-cell table:style-name="ce69" table:formula="of:=[.A21]" office:value-type="float" office:value="4" calcext:value-type="float">
            <text:p>4</text:p>
          </table:table-cell>
          <table:table-cell table:style-name="ce69" table:formula="of:=[.B21]" office:value-type="float" office:value="4" calcext:value-type="float">
            <text:p>4</text:p>
          </table:table-cell>
          <table:table-cell table:style-name="ce69" table:formula="of:=[.C21]" office:value-type="float" office:value="4" calcext:value-type="float">
            <text:p>4</text:p>
          </table:table-cell>
          <table:table-cell table:style-name="ce69" table:formula="of:=[.D21]" office:value-type="float" office:value="4" calcext:value-type="float">
            <text:p>4</text:p>
          </table:table-cell>
          <table:table-cell table:style-name="ce69" table:formula="of:=[.E21]" office:value-type="float" office:value="4" calcext:value-type="float">
            <text:p>4</text:p>
          </table:table-cell>
          <table:table-cell table:style-name="ce69" table:formula="of:=[.F21]" office:value-type="float" office:value="4" calcext:value-type="float">
            <text:p>4</text:p>
          </table:table-cell>
          <table:table-cell table:style-name="ce69" table:formula="of:=[.G21]" office:value-type="float" office:value="4" calcext:value-type="float">
            <text:p>4</text:p>
          </table:table-cell>
          <table:table-cell table:style-name="ce69" table:formula="of:=[.H21]" office:value-type="float" office:value="4" calcext:value-type="float">
            <text:p>4</text:p>
          </table:table-cell>
          <table:table-cell table:style-name="ce69" table:formula="of:=[.I21]" office:value-type="float" office:value="4" calcext:value-type="float">
            <text:p>4</text:p>
          </table:table-cell>
          <table:table-cell table:style-name="ce75" table:formula="of:=[.J21]" office:value-type="float" office:value="4" calcext:value-type="float">
            <text:p>4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20]+1" office:value-type="float" office:value="4" calcext:value-type="float">
            <text:p>4</text:p>
          </table:table-cell>
          <table:table-cell table:style-name="ce69" table:formula="of:=[.Z8]-['Cijk-random'.H8]" office:value-type="float" office:value="174" calcext:value-type="float">
            <text:p>174</text:p>
          </table:table-cell>
          <table:table-cell table:style-name="ce69" table:formula="of:=[.AA8]-['Cijk-random'.I8]" office:value-type="float" office:value="173" calcext:value-type="float">
            <text:p>173</text:p>
          </table:table-cell>
          <table:table-cell table:style-name="ce69" table:formula="of:=[.AB8]-['Cijk-random'.J8]" office:value-type="float" office:value="172" calcext:value-type="float">
            <text:p>172</text:p>
          </table:table-cell>
          <table:table-cell table:style-name="ce69" table:formula="of:=[.AC8]-['Cijk-random'.K8]" office:value-type="float" office:value="171" calcext:value-type="float">
            <text:p>171</text:p>
          </table:table-cell>
          <table:table-cell table:style-name="ce69" table:formula="of:=[.AD8]-['Cijk-random'.L8]" office:value-type="float" office:value="170" calcext:value-type="float">
            <text:p>170</text:p>
          </table:table-cell>
          <table:table-cell table:style-name="ce69" table:formula="of:=[.AE8]-[.S8]" office:value-type="float" office:value="46" calcext:value-type="float">
            <text:p>46</text:p>
          </table:table-cell>
          <table:table-cell table:style-name="ce69" table:formula="of:=[.AF8]-[.T8]" office:value-type="float" office:value="46" calcext:value-type="float">
            <text:p>46</text:p>
          </table:table-cell>
          <table:table-cell table:style-name="ce69" table:formula="of:=[.AG8]-[.U8]" office:value-type="float" office:value="46" calcext:value-type="float">
            <text:p>46</text:p>
          </table:table-cell>
          <table:table-cell table:style-name="ce69" table:formula="of:=[.AH8]-[.V8]" office:value-type="float" office:value="46" calcext:value-type="float">
            <text:p>46</text:p>
          </table:table-cell>
          <table:table-cell table:style-name="ce75" table:formula="of:=[.AI8]-[.W8]" office:value-type="float" office:value="46" calcext:value-type="float">
            <text:p>46</text:p>
          </table:table-cell>
          <table:table-cell table:style-name="ce65"/>
          <table:table-cell table:style-name="ce63" table:formula="of:=[.AK20]+1" office:value-type="float" office:value="4" calcext:value-type="float">
            <text:p>4</text:p>
          </table:table-cell>
          <table:table-cell table:style-name="ce69" table:formula="of:=[.AL8]-['Cijk-random'.H8]" office:value-type="float" office:value="-6" calcext:value-type="float">
            <text:p>-6</text:p>
          </table:table-cell>
          <table:table-cell table:style-name="ce69" table:formula="of:=[.AM8]-['Cijk-random'.I8]" office:value-type="float" office:value="-7" calcext:value-type="float">
            <text:p>-7</text:p>
          </table:table-cell>
          <table:table-cell table:style-name="ce69" table:formula="of:=[.AN8]-['Cijk-random'.J8]" office:value-type="float" office:value="-8" calcext:value-type="float">
            <text:p>-8</text:p>
          </table:table-cell>
          <table:table-cell table:style-name="ce69" table:formula="of:=[.AO8]-['Cijk-random'.K8]" office:value-type="float" office:value="-9" calcext:value-type="float">
            <text:p>-9</text:p>
          </table:table-cell>
          <table:table-cell table:style-name="ce69" table:formula="of:=[.AP8]-['Cijk-random'.L8]" office:value-type="float" office:value="-10" calcext:value-type="float">
            <text:p>-10</text:p>
          </table:table-cell>
          <table:table-cell table:style-name="ce69" table:formula="of:=[.AQ8]-[.S8]" office:value-type="float" office:value="-134" calcext:value-type="float">
            <text:p>-134</text:p>
          </table:table-cell>
          <table:table-cell table:style-name="ce69" table:formula="of:=[.AR8]-[.T8]" office:value-type="float" office:value="-134" calcext:value-type="float">
            <text:p>-134</text:p>
          </table:table-cell>
          <table:table-cell table:style-name="ce69" table:formula="of:=[.AS8]-[.U8]" office:value-type="float" office:value="-134" calcext:value-type="float">
            <text:p>-134</text:p>
          </table:table-cell>
          <table:table-cell table:style-name="ce69" table:formula="of:=[.AT8]-[.V8]" office:value-type="float" office:value="-134" calcext:value-type="float">
            <text:p>-134</text:p>
          </table:table-cell>
          <table:table-cell table:style-name="ce75" table:formula="of:=[.AU8]-[.W8]" office:value-type="float" office:value="-134" calcext:value-type="float">
            <text:p>-134</text:p>
          </table:table-cell>
          <table:table-cell table:number-columns-repeated="977"/>
        </table:table-row>
        <table:table-row table:style-name="ro2">
          <table:table-cell table:style-name="ce63" table:formula="of:=[.A21]+1" office:value-type="float" office:value="5" calcext:value-type="float">
            <text:p>5</text:p>
          </table:table-cell>
          <table:table-cell table:style-name="ce69" table:formula="of:=[.A22]" office:value-type="float" office:value="5" calcext:value-type="float">
            <text:p>5</text:p>
          </table:table-cell>
          <table:table-cell table:style-name="ce69" table:formula="of:=[.B22]" office:value-type="float" office:value="5" calcext:value-type="float">
            <text:p>5</text:p>
          </table:table-cell>
          <table:table-cell table:style-name="ce69" table:formula="of:=[.C22]" office:value-type="float" office:value="5" calcext:value-type="float">
            <text:p>5</text:p>
          </table:table-cell>
          <table:table-cell table:style-name="ce69" table:formula="of:=[.D22]" office:value-type="float" office:value="5" calcext:value-type="float">
            <text:p>5</text:p>
          </table:table-cell>
          <table:table-cell table:style-name="ce69" table:formula="of:=[.E22]" office:value-type="float" office:value="5" calcext:value-type="float">
            <text:p>5</text:p>
          </table:table-cell>
          <table:table-cell table:style-name="ce69" table:formula="of:=[.F22]" office:value-type="float" office:value="5" calcext:value-type="float">
            <text:p>5</text:p>
          </table:table-cell>
          <table:table-cell table:style-name="ce69" table:formula="of:=[.G22]" office:value-type="float" office:value="5" calcext:value-type="float">
            <text:p>5</text:p>
          </table:table-cell>
          <table:table-cell table:style-name="ce69" table:formula="of:=[.H22]" office:value-type="float" office:value="5" calcext:value-type="float">
            <text:p>5</text:p>
          </table:table-cell>
          <table:table-cell table:style-name="ce69" table:formula="of:=[.I22]" office:value-type="float" office:value="5" calcext:value-type="float">
            <text:p>5</text:p>
          </table:table-cell>
          <table:table-cell table:style-name="ce75" table:formula="of:=[.J22]" office:value-type="float" office:value="5" calcext:value-type="float">
            <text:p>5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21]+1" office:value-type="float" office:value="5" calcext:value-type="float">
            <text:p>5</text:p>
          </table:table-cell>
          <table:table-cell table:style-name="ce69" table:formula="of:=[.Z9]-['Cijk-random'.H9]" office:value-type="float" office:value="219" calcext:value-type="float">
            <text:p>219</text:p>
          </table:table-cell>
          <table:table-cell table:style-name="ce69" table:formula="of:=[.AA9]-['Cijk-random'.I9]" office:value-type="float" office:value="218" calcext:value-type="float">
            <text:p>218</text:p>
          </table:table-cell>
          <table:table-cell table:style-name="ce69" table:formula="of:=[.AB9]-['Cijk-random'.J9]" office:value-type="float" office:value="217" calcext:value-type="float">
            <text:p>217</text:p>
          </table:table-cell>
          <table:table-cell table:style-name="ce69" table:formula="of:=[.AC9]-['Cijk-random'.K9]" office:value-type="float" office:value="216" calcext:value-type="float">
            <text:p>216</text:p>
          </table:table-cell>
          <table:table-cell table:style-name="ce69" table:formula="of:=[.AD9]-['Cijk-random'.L9]" office:value-type="float" office:value="215" calcext:value-type="float">
            <text:p>215</text:p>
          </table:table-cell>
          <table:table-cell table:style-name="ce69" table:formula="of:=[.AE9]-[.S9]" office:value-type="float" office:value="70" calcext:value-type="float">
            <text:p>70</text:p>
          </table:table-cell>
          <table:table-cell table:style-name="ce69" table:formula="of:=[.AF9]-[.T9]" office:value-type="float" office:value="70" calcext:value-type="float">
            <text:p>70</text:p>
          </table:table-cell>
          <table:table-cell table:style-name="ce69" table:formula="of:=[.AG9]-[.U9]" office:value-type="float" office:value="70" calcext:value-type="float">
            <text:p>70</text:p>
          </table:table-cell>
          <table:table-cell table:style-name="ce69" table:formula="of:=[.AH9]-[.V9]" office:value-type="float" office:value="70" calcext:value-type="float">
            <text:p>70</text:p>
          </table:table-cell>
          <table:table-cell table:style-name="ce75" table:formula="of:=[.AI9]-[.W9]" office:value-type="float" office:value="70" calcext:value-type="float">
            <text:p>70</text:p>
          </table:table-cell>
          <table:table-cell table:style-name="ce65"/>
          <table:table-cell table:style-name="ce63" table:formula="of:=[.AK21]+1" office:value-type="float" office:value="5" calcext:value-type="float">
            <text:p>5</text:p>
          </table:table-cell>
          <table:table-cell table:style-name="ce69" table:formula="of:=[.AL9]-['Cijk-random'.H9]" office:value-type="float" office:value="-6" calcext:value-type="float">
            <text:p>-6</text:p>
          </table:table-cell>
          <table:table-cell table:style-name="ce69" table:formula="of:=[.AM9]-['Cijk-random'.I9]" office:value-type="float" office:value="-7" calcext:value-type="float">
            <text:p>-7</text:p>
          </table:table-cell>
          <table:table-cell table:style-name="ce69" table:formula="of:=[.AN9]-['Cijk-random'.J9]" office:value-type="float" office:value="-8" calcext:value-type="float">
            <text:p>-8</text:p>
          </table:table-cell>
          <table:table-cell table:style-name="ce69" table:formula="of:=[.AO9]-['Cijk-random'.K9]" office:value-type="float" office:value="-9" calcext:value-type="float">
            <text:p>-9</text:p>
          </table:table-cell>
          <table:table-cell table:style-name="ce69" table:formula="of:=[.AP9]-['Cijk-random'.L9]" office:value-type="float" office:value="-10" calcext:value-type="float">
            <text:p>-10</text:p>
          </table:table-cell>
          <table:table-cell table:style-name="ce69" table:formula="of:=[.AQ9]-[.S9]" office:value-type="float" office:value="-155" calcext:value-type="float">
            <text:p>-155</text:p>
          </table:table-cell>
          <table:table-cell table:style-name="ce69" table:formula="of:=[.AR9]-[.T9]" office:value-type="float" office:value="-155" calcext:value-type="float">
            <text:p>-155</text:p>
          </table:table-cell>
          <table:table-cell table:style-name="ce69" table:formula="of:=[.AS9]-[.U9]" office:value-type="float" office:value="-155" calcext:value-type="float">
            <text:p>-155</text:p>
          </table:table-cell>
          <table:table-cell table:style-name="ce69" table:formula="of:=[.AT9]-[.V9]" office:value-type="float" office:value="-155" calcext:value-type="float">
            <text:p>-155</text:p>
          </table:table-cell>
          <table:table-cell table:style-name="ce75" table:formula="of:=[.AU9]-[.W9]" office:value-type="float" office:value="-155" calcext:value-type="float">
            <text:p>-155</text:p>
          </table:table-cell>
          <table:table-cell table:number-columns-repeated="977"/>
        </table:table-row>
        <table:table-row table:style-name="ro2">
          <table:table-cell table:style-name="ce63" table:formula="of:=[.A22]+1" office:value-type="float" office:value="6" calcext:value-type="float">
            <text:p>6</text:p>
          </table:table-cell>
          <table:table-cell table:style-name="ce69" table:formula="of:=[.A23]" office:value-type="float" office:value="6" calcext:value-type="float">
            <text:p>6</text:p>
          </table:table-cell>
          <table:table-cell table:style-name="ce69" table:formula="of:=[.B23]" office:value-type="float" office:value="6" calcext:value-type="float">
            <text:p>6</text:p>
          </table:table-cell>
          <table:table-cell table:style-name="ce69" table:formula="of:=[.C23]" office:value-type="float" office:value="6" calcext:value-type="float">
            <text:p>6</text:p>
          </table:table-cell>
          <table:table-cell table:style-name="ce69" table:formula="of:=[.D23]" office:value-type="float" office:value="6" calcext:value-type="float">
            <text:p>6</text:p>
          </table:table-cell>
          <table:table-cell table:style-name="ce69" table:formula="of:=[.E23]" office:value-type="float" office:value="6" calcext:value-type="float">
            <text:p>6</text:p>
          </table:table-cell>
          <table:table-cell table:style-name="ce69" table:formula="of:=[.F23]" office:value-type="float" office:value="6" calcext:value-type="float">
            <text:p>6</text:p>
          </table:table-cell>
          <table:table-cell table:style-name="ce69" table:formula="of:=[.G23]" office:value-type="float" office:value="6" calcext:value-type="float">
            <text:p>6</text:p>
          </table:table-cell>
          <table:table-cell table:style-name="ce69" table:formula="of:=[.H23]" office:value-type="float" office:value="6" calcext:value-type="float">
            <text:p>6</text:p>
          </table:table-cell>
          <table:table-cell table:style-name="ce69" table:formula="of:=[.I23]" office:value-type="float" office:value="6" calcext:value-type="float">
            <text:p>6</text:p>
          </table:table-cell>
          <table:table-cell table:style-name="ce75" table:formula="of:=[.J23]" office:value-type="float" office:value="6" calcext:value-type="float">
            <text:p>6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22]+1" office:value-type="float" office:value="6" calcext:value-type="float">
            <text:p>6</text:p>
          </table:table-cell>
          <table:table-cell table:style-name="ce69" table:formula="of:=[.Z10]-['Cijk-random'.H10]" office:value-type="float" office:value="264" calcext:value-type="float">
            <text:p>264</text:p>
          </table:table-cell>
          <table:table-cell table:style-name="ce69" table:formula="of:=[.AA10]-['Cijk-random'.I10]" office:value-type="float" office:value="263" calcext:value-type="float">
            <text:p>263</text:p>
          </table:table-cell>
          <table:table-cell table:style-name="ce69" table:formula="of:=[.AB10]-['Cijk-random'.J10]" office:value-type="float" office:value="262" calcext:value-type="float">
            <text:p>262</text:p>
          </table:table-cell>
          <table:table-cell table:style-name="ce69" table:formula="of:=[.AC10]-['Cijk-random'.K10]" office:value-type="float" office:value="261" calcext:value-type="float">
            <text:p>261</text:p>
          </table:table-cell>
          <table:table-cell table:style-name="ce69" table:formula="of:=[.AD10]-['Cijk-random'.L10]" office:value-type="float" office:value="260" calcext:value-type="float">
            <text:p>260</text:p>
          </table:table-cell>
          <table:table-cell table:style-name="ce69" table:formula="of:=[.AE10]-[.S10]" office:value-type="float" office:value="94" calcext:value-type="float">
            <text:p>94</text:p>
          </table:table-cell>
          <table:table-cell table:style-name="ce69" table:formula="of:=[.AF10]-[.T10]" office:value-type="float" office:value="94" calcext:value-type="float">
            <text:p>94</text:p>
          </table:table-cell>
          <table:table-cell table:style-name="ce69" table:formula="of:=[.AG10]-[.U10]" office:value-type="float" office:value="94" calcext:value-type="float">
            <text:p>94</text:p>
          </table:table-cell>
          <table:table-cell table:style-name="ce69" table:formula="of:=[.AH10]-[.V10]" office:value-type="float" office:value="94" calcext:value-type="float">
            <text:p>94</text:p>
          </table:table-cell>
          <table:table-cell table:style-name="ce75" table:formula="of:=[.AI10]-[.W10]" office:value-type="float" office:value="94" calcext:value-type="float">
            <text:p>94</text:p>
          </table:table-cell>
          <table:table-cell table:style-name="ce65"/>
          <table:table-cell table:style-name="ce63" table:formula="of:=[.AK22]+1" office:value-type="float" office:value="6" calcext:value-type="float">
            <text:p>6</text:p>
          </table:table-cell>
          <table:table-cell table:style-name="ce69" table:formula="of:=[.AL10]-['Cijk-random'.H10]" office:value-type="float" office:value="-6" calcext:value-type="float">
            <text:p>-6</text:p>
          </table:table-cell>
          <table:table-cell table:style-name="ce69" table:formula="of:=[.AM10]-['Cijk-random'.I10]" office:value-type="float" office:value="-7" calcext:value-type="float">
            <text:p>-7</text:p>
          </table:table-cell>
          <table:table-cell table:style-name="ce69" table:formula="of:=[.AN10]-['Cijk-random'.J10]" office:value-type="float" office:value="-8" calcext:value-type="float">
            <text:p>-8</text:p>
          </table:table-cell>
          <table:table-cell table:style-name="ce69" table:formula="of:=[.AO10]-['Cijk-random'.K10]" office:value-type="float" office:value="-9" calcext:value-type="float">
            <text:p>-9</text:p>
          </table:table-cell>
          <table:table-cell table:style-name="ce69" table:formula="of:=[.AP10]-['Cijk-random'.L10]" office:value-type="float" office:value="-10" calcext:value-type="float">
            <text:p>-10</text:p>
          </table:table-cell>
          <table:table-cell table:style-name="ce69" table:formula="of:=[.AQ10]-[.S10]" office:value-type="float" office:value="-176" calcext:value-type="float">
            <text:p>-176</text:p>
          </table:table-cell>
          <table:table-cell table:style-name="ce69" table:formula="of:=[.AR10]-[.T10]" office:value-type="float" office:value="-176" calcext:value-type="float">
            <text:p>-176</text:p>
          </table:table-cell>
          <table:table-cell table:style-name="ce69" table:formula="of:=[.AS10]-[.U10]" office:value-type="float" office:value="-176" calcext:value-type="float">
            <text:p>-176</text:p>
          </table:table-cell>
          <table:table-cell table:style-name="ce69" table:formula="of:=[.AT10]-[.V10]" office:value-type="float" office:value="-176" calcext:value-type="float">
            <text:p>-176</text:p>
          </table:table-cell>
          <table:table-cell table:style-name="ce75" table:formula="of:=[.AU10]-[.W10]" office:value-type="float" office:value="-176" calcext:value-type="float">
            <text:p>-176</text:p>
          </table:table-cell>
          <table:table-cell table:number-columns-repeated="977"/>
        </table:table-row>
        <table:table-row table:style-name="ro2">
          <table:table-cell table:style-name="ce63" table:formula="of:=[.A23]+1" office:value-type="float" office:value="7" calcext:value-type="float">
            <text:p>7</text:p>
          </table:table-cell>
          <table:table-cell table:style-name="ce69" table:formula="of:=[.A24]" office:value-type="float" office:value="7" calcext:value-type="float">
            <text:p>7</text:p>
          </table:table-cell>
          <table:table-cell table:style-name="ce69" table:formula="of:=[.B24]" office:value-type="float" office:value="7" calcext:value-type="float">
            <text:p>7</text:p>
          </table:table-cell>
          <table:table-cell table:style-name="ce69" table:formula="of:=[.C24]" office:value-type="float" office:value="7" calcext:value-type="float">
            <text:p>7</text:p>
          </table:table-cell>
          <table:table-cell table:style-name="ce69" table:formula="of:=[.D24]" office:value-type="float" office:value="7" calcext:value-type="float">
            <text:p>7</text:p>
          </table:table-cell>
          <table:table-cell table:style-name="ce69" table:formula="of:=[.E24]" office:value-type="float" office:value="7" calcext:value-type="float">
            <text:p>7</text:p>
          </table:table-cell>
          <table:table-cell table:style-name="ce69" table:formula="of:=[.F24]" office:value-type="float" office:value="7" calcext:value-type="float">
            <text:p>7</text:p>
          </table:table-cell>
          <table:table-cell table:style-name="ce69" table:formula="of:=[.G24]" office:value-type="float" office:value="7" calcext:value-type="float">
            <text:p>7</text:p>
          </table:table-cell>
          <table:table-cell table:style-name="ce69" table:formula="of:=[.H24]" office:value-type="float" office:value="7" calcext:value-type="float">
            <text:p>7</text:p>
          </table:table-cell>
          <table:table-cell table:style-name="ce69" table:formula="of:=[.I24]" office:value-type="float" office:value="7" calcext:value-type="float">
            <text:p>7</text:p>
          </table:table-cell>
          <table:table-cell table:style-name="ce75" table:formula="of:=[.J24]" office:value-type="float" office:value="7" calcext:value-type="float">
            <text:p>7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23]+1" office:value-type="float" office:value="7" calcext:value-type="float">
            <text:p>7</text:p>
          </table:table-cell>
          <table:table-cell table:style-name="ce69" table:formula="of:=[.Z11]-['Cijk-random'.H11]" office:value-type="float" office:value="309" calcext:value-type="float">
            <text:p>309</text:p>
          </table:table-cell>
          <table:table-cell table:style-name="ce69" table:formula="of:=[.AA11]-['Cijk-random'.I11]" office:value-type="float" office:value="308" calcext:value-type="float">
            <text:p>308</text:p>
          </table:table-cell>
          <table:table-cell table:style-name="ce69" table:formula="of:=[.AB11]-['Cijk-random'.J11]" office:value-type="float" office:value="307" calcext:value-type="float">
            <text:p>307</text:p>
          </table:table-cell>
          <table:table-cell table:style-name="ce69" table:formula="of:=[.AC11]-['Cijk-random'.K11]" office:value-type="float" office:value="306" calcext:value-type="float">
            <text:p>306</text:p>
          </table:table-cell>
          <table:table-cell table:style-name="ce69" table:formula="of:=[.AD11]-['Cijk-random'.L11]" office:value-type="float" office:value="305" calcext:value-type="float">
            <text:p>305</text:p>
          </table:table-cell>
          <table:table-cell table:style-name="ce69" table:formula="of:=[.AE11]-[.S11]" office:value-type="float" office:value="118" calcext:value-type="float">
            <text:p>118</text:p>
          </table:table-cell>
          <table:table-cell table:style-name="ce69" table:formula="of:=[.AF11]-[.T11]" office:value-type="float" office:value="118" calcext:value-type="float">
            <text:p>118</text:p>
          </table:table-cell>
          <table:table-cell table:style-name="ce69" table:formula="of:=[.AG11]-[.U11]" office:value-type="float" office:value="118" calcext:value-type="float">
            <text:p>118</text:p>
          </table:table-cell>
          <table:table-cell table:style-name="ce69" table:formula="of:=[.AH11]-[.V11]" office:value-type="float" office:value="118" calcext:value-type="float">
            <text:p>118</text:p>
          </table:table-cell>
          <table:table-cell table:style-name="ce75" table:formula="of:=[.AI11]-[.W11]" office:value-type="float" office:value="118" calcext:value-type="float">
            <text:p>118</text:p>
          </table:table-cell>
          <table:table-cell table:style-name="ce65"/>
          <table:table-cell table:style-name="ce63" table:formula="of:=[.AK23]+1" office:value-type="float" office:value="7" calcext:value-type="float">
            <text:p>7</text:p>
          </table:table-cell>
          <table:table-cell table:style-name="ce69" table:formula="of:=[.AL11]-['Cijk-random'.H11]" office:value-type="float" office:value="-6" calcext:value-type="float">
            <text:p>-6</text:p>
          </table:table-cell>
          <table:table-cell table:style-name="ce69" table:formula="of:=[.AM11]-['Cijk-random'.I11]" office:value-type="float" office:value="-7" calcext:value-type="float">
            <text:p>-7</text:p>
          </table:table-cell>
          <table:table-cell table:style-name="ce69" table:formula="of:=[.AN11]-['Cijk-random'.J11]" office:value-type="float" office:value="-8" calcext:value-type="float">
            <text:p>-8</text:p>
          </table:table-cell>
          <table:table-cell table:style-name="ce69" table:formula="of:=[.AO11]-['Cijk-random'.K11]" office:value-type="float" office:value="-9" calcext:value-type="float">
            <text:p>-9</text:p>
          </table:table-cell>
          <table:table-cell table:style-name="ce69" table:formula="of:=[.AP11]-['Cijk-random'.L11]" office:value-type="float" office:value="-10" calcext:value-type="float">
            <text:p>-10</text:p>
          </table:table-cell>
          <table:table-cell table:style-name="ce69" table:formula="of:=[.AQ11]-[.S11]" office:value-type="float" office:value="-197" calcext:value-type="float">
            <text:p>-197</text:p>
          </table:table-cell>
          <table:table-cell table:style-name="ce69" table:formula="of:=[.AR11]-[.T11]" office:value-type="float" office:value="-197" calcext:value-type="float">
            <text:p>-197</text:p>
          </table:table-cell>
          <table:table-cell table:style-name="ce69" table:formula="of:=[.AS11]-[.U11]" office:value-type="float" office:value="-197" calcext:value-type="float">
            <text:p>-197</text:p>
          </table:table-cell>
          <table:table-cell table:style-name="ce69" table:formula="of:=[.AT11]-[.V11]" office:value-type="float" office:value="-197" calcext:value-type="float">
            <text:p>-197</text:p>
          </table:table-cell>
          <table:table-cell table:style-name="ce75" table:formula="of:=[.AU11]-[.W11]" office:value-type="float" office:value="-197" calcext:value-type="float">
            <text:p>-197</text:p>
          </table:table-cell>
          <table:table-cell table:number-columns-repeated="977"/>
        </table:table-row>
        <table:table-row table:style-name="ro2">
          <table:table-cell table:style-name="ce63" table:formula="of:=[.A24]+1" office:value-type="float" office:value="8" calcext:value-type="float">
            <text:p>8</text:p>
          </table:table-cell>
          <table:table-cell table:style-name="ce69" table:formula="of:=[.A25]" office:value-type="float" office:value="8" calcext:value-type="float">
            <text:p>8</text:p>
          </table:table-cell>
          <table:table-cell table:style-name="ce69" table:formula="of:=[.B25]" office:value-type="float" office:value="8" calcext:value-type="float">
            <text:p>8</text:p>
          </table:table-cell>
          <table:table-cell table:style-name="ce69" table:formula="of:=[.C25]" office:value-type="float" office:value="8" calcext:value-type="float">
            <text:p>8</text:p>
          </table:table-cell>
          <table:table-cell table:style-name="ce69" table:formula="of:=[.D25]" office:value-type="float" office:value="8" calcext:value-type="float">
            <text:p>8</text:p>
          </table:table-cell>
          <table:table-cell table:style-name="ce69" table:formula="of:=[.E25]" office:value-type="float" office:value="8" calcext:value-type="float">
            <text:p>8</text:p>
          </table:table-cell>
          <table:table-cell table:style-name="ce69" table:formula="of:=[.F25]" office:value-type="float" office:value="8" calcext:value-type="float">
            <text:p>8</text:p>
          </table:table-cell>
          <table:table-cell table:style-name="ce69" table:formula="of:=[.G25]" office:value-type="float" office:value="8" calcext:value-type="float">
            <text:p>8</text:p>
          </table:table-cell>
          <table:table-cell table:style-name="ce69" table:formula="of:=[.H25]" office:value-type="float" office:value="8" calcext:value-type="float">
            <text:p>8</text:p>
          </table:table-cell>
          <table:table-cell table:style-name="ce69" table:formula="of:=[.I25]" office:value-type="float" office:value="8" calcext:value-type="float">
            <text:p>8</text:p>
          </table:table-cell>
          <table:table-cell table:style-name="ce75" table:formula="of:=[.J25]" office:value-type="float" office:value="8" calcext:value-type="float">
            <text:p>8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3" table:formula="of:=[.Y24]+1" office:value-type="float" office:value="8" calcext:value-type="float">
            <text:p>8</text:p>
          </table:table-cell>
          <table:table-cell table:style-name="ce69" table:formula="of:=[.Z12]-['Cijk-random'.H12]" office:value-type="float" office:value="354" calcext:value-type="float">
            <text:p>354</text:p>
          </table:table-cell>
          <table:table-cell table:style-name="ce69" table:formula="of:=[.AA12]-['Cijk-random'.I12]" office:value-type="float" office:value="353" calcext:value-type="float">
            <text:p>353</text:p>
          </table:table-cell>
          <table:table-cell table:style-name="ce69" table:formula="of:=[.AB12]-['Cijk-random'.J12]" office:value-type="float" office:value="352" calcext:value-type="float">
            <text:p>352</text:p>
          </table:table-cell>
          <table:table-cell table:style-name="ce69" table:formula="of:=[.AC12]-['Cijk-random'.K12]" office:value-type="float" office:value="351" calcext:value-type="float">
            <text:p>351</text:p>
          </table:table-cell>
          <table:table-cell table:style-name="ce69" table:formula="of:=[.AD12]-['Cijk-random'.L12]" office:value-type="float" office:value="350" calcext:value-type="float">
            <text:p>350</text:p>
          </table:table-cell>
          <table:table-cell table:style-name="ce69" table:formula="of:=[.AE12]-[.S12]" office:value-type="float" office:value="142" calcext:value-type="float">
            <text:p>142</text:p>
          </table:table-cell>
          <table:table-cell table:style-name="ce69" table:formula="of:=[.AF12]-[.T12]" office:value-type="float" office:value="142" calcext:value-type="float">
            <text:p>142</text:p>
          </table:table-cell>
          <table:table-cell table:style-name="ce69" table:formula="of:=[.AG12]-[.U12]" office:value-type="float" office:value="142" calcext:value-type="float">
            <text:p>142</text:p>
          </table:table-cell>
          <table:table-cell table:style-name="ce69" table:formula="of:=[.AH12]-[.V12]" office:value-type="float" office:value="142" calcext:value-type="float">
            <text:p>142</text:p>
          </table:table-cell>
          <table:table-cell table:style-name="ce75" table:formula="of:=[.AI12]-[.W12]" office:value-type="float" office:value="142" calcext:value-type="float">
            <text:p>142</text:p>
          </table:table-cell>
          <table:table-cell table:style-name="ce65"/>
          <table:table-cell table:style-name="ce63" table:formula="of:=[.AK24]+1" office:value-type="float" office:value="8" calcext:value-type="float">
            <text:p>8</text:p>
          </table:table-cell>
          <table:table-cell table:style-name="ce69" table:formula="of:=[.AL12]-['Cijk-random'.H12]" office:value-type="float" office:value="-6" calcext:value-type="float">
            <text:p>-6</text:p>
          </table:table-cell>
          <table:table-cell table:style-name="ce69" table:formula="of:=[.AM12]-['Cijk-random'.I12]" office:value-type="float" office:value="-7" calcext:value-type="float">
            <text:p>-7</text:p>
          </table:table-cell>
          <table:table-cell table:style-name="ce69" table:formula="of:=[.AN12]-['Cijk-random'.J12]" office:value-type="float" office:value="-8" calcext:value-type="float">
            <text:p>-8</text:p>
          </table:table-cell>
          <table:table-cell table:style-name="ce69" table:formula="of:=[.AO12]-['Cijk-random'.K12]" office:value-type="float" office:value="-9" calcext:value-type="float">
            <text:p>-9</text:p>
          </table:table-cell>
          <table:table-cell table:style-name="ce69" table:formula="of:=[.AP12]-['Cijk-random'.L12]" office:value-type="float" office:value="-10" calcext:value-type="float">
            <text:p>-10</text:p>
          </table:table-cell>
          <table:table-cell table:style-name="ce69" table:formula="of:=[.AQ12]-[.S12]" office:value-type="float" office:value="-218" calcext:value-type="float">
            <text:p>-218</text:p>
          </table:table-cell>
          <table:table-cell table:style-name="ce69" table:formula="of:=[.AR12]-[.T12]" office:value-type="float" office:value="-218" calcext:value-type="float">
            <text:p>-218</text:p>
          </table:table-cell>
          <table:table-cell table:style-name="ce69" table:formula="of:=[.AS12]-[.U12]" office:value-type="float" office:value="-218" calcext:value-type="float">
            <text:p>-218</text:p>
          </table:table-cell>
          <table:table-cell table:style-name="ce69" table:formula="of:=[.AT12]-[.V12]" office:value-type="float" office:value="-218" calcext:value-type="float">
            <text:p>-218</text:p>
          </table:table-cell>
          <table:table-cell table:style-name="ce75" table:formula="of:=[.AU12]-[.W12]" office:value-type="float" office:value="-218" calcext:value-type="float">
            <text:p>-218</text:p>
          </table:table-cell>
          <table:table-cell table:number-columns-repeated="977"/>
        </table:table-row>
        <table:table-row table:style-name="ro2">
          <table:table-cell table:style-name="ce64" table:formula="of:=[.A25]+1" office:value-type="float" office:value="9" calcext:value-type="float">
            <text:p>9</text:p>
          </table:table-cell>
          <table:table-cell table:style-name="ce70" table:formula="of:=[.A26]" office:value-type="float" office:value="9" calcext:value-type="float">
            <text:p>9</text:p>
          </table:table-cell>
          <table:table-cell table:style-name="ce70" table:formula="of:=[.B26]" office:value-type="float" office:value="9" calcext:value-type="float">
            <text:p>9</text:p>
          </table:table-cell>
          <table:table-cell table:style-name="ce70" table:formula="of:=[.C26]" office:value-type="float" office:value="9" calcext:value-type="float">
            <text:p>9</text:p>
          </table:table-cell>
          <table:table-cell table:style-name="ce70" table:formula="of:=[.D26]" office:value-type="float" office:value="9" calcext:value-type="float">
            <text:p>9</text:p>
          </table:table-cell>
          <table:table-cell table:style-name="ce70" table:formula="of:=[.E26]" office:value-type="float" office:value="9" calcext:value-type="float">
            <text:p>9</text:p>
          </table:table-cell>
          <table:table-cell table:style-name="ce70" table:formula="of:=[.F26]" office:value-type="float" office:value="9" calcext:value-type="float">
            <text:p>9</text:p>
          </table:table-cell>
          <table:table-cell table:style-name="ce70" table:formula="of:=[.G26]" office:value-type="float" office:value="9" calcext:value-type="float">
            <text:p>9</text:p>
          </table:table-cell>
          <table:table-cell table:style-name="ce70" table:formula="of:=[.H26]" office:value-type="float" office:value="9" calcext:value-type="float">
            <text:p>9</text:p>
          </table:table-cell>
          <table:table-cell table:style-name="ce70" table:formula="of:=[.I26]" office:value-type="float" office:value="9" calcext:value-type="float">
            <text:p>9</text:p>
          </table:table-cell>
          <table:table-cell table:style-name="ce76" table:formula="of:=[.J26]" office:value-type="float" office:value="9" calcext:value-type="float">
            <text:p>9</text:p>
          </table:table-cell>
          <table:table-cell table:style-name="ce65"/>
          <table:table-cell table:style-name="Default" table:number-columns-repeated="11"/>
          <table:table-cell table:style-name="ce65"/>
          <table:table-cell table:style-name="ce64" table:formula="of:=[.Y25]+1" office:value-type="float" office:value="9" calcext:value-type="float">
            <text:p>9</text:p>
          </table:table-cell>
          <table:table-cell table:style-name="ce70" table:formula="of:=[.Z13]-['Cijk-random'.H13]" office:value-type="float" office:value="399" calcext:value-type="float">
            <text:p>399</text:p>
          </table:table-cell>
          <table:table-cell table:style-name="ce70" table:formula="of:=[.AA13]-['Cijk-random'.I13]" office:value-type="float" office:value="398" calcext:value-type="float">
            <text:p>398</text:p>
          </table:table-cell>
          <table:table-cell table:style-name="ce70" table:formula="of:=[.AB13]-['Cijk-random'.J13]" office:value-type="float" office:value="397" calcext:value-type="float">
            <text:p>397</text:p>
          </table:table-cell>
          <table:table-cell table:style-name="ce70" table:formula="of:=[.AC13]-['Cijk-random'.K13]" office:value-type="float" office:value="396" calcext:value-type="float">
            <text:p>396</text:p>
          </table:table-cell>
          <table:table-cell table:style-name="ce70" table:formula="of:=[.AD13]-['Cijk-random'.L13]" office:value-type="float" office:value="395" calcext:value-type="float">
            <text:p>395</text:p>
          </table:table-cell>
          <table:table-cell table:style-name="ce70" table:formula="of:=[.AE13]-[.S13]" office:value-type="float" office:value="166" calcext:value-type="float">
            <text:p>166</text:p>
          </table:table-cell>
          <table:table-cell table:style-name="ce70" table:formula="of:=[.AF13]-[.T13]" office:value-type="float" office:value="166" calcext:value-type="float">
            <text:p>166</text:p>
          </table:table-cell>
          <table:table-cell table:style-name="ce70" table:formula="of:=[.AG13]-[.U13]" office:value-type="float" office:value="166" calcext:value-type="float">
            <text:p>166</text:p>
          </table:table-cell>
          <table:table-cell table:style-name="ce70" table:formula="of:=[.AH13]-[.V13]" office:value-type="float" office:value="166" calcext:value-type="float">
            <text:p>166</text:p>
          </table:table-cell>
          <table:table-cell table:style-name="ce76" table:formula="of:=[.AI13]-[.W13]" office:value-type="float" office:value="166" calcext:value-type="float">
            <text:p>166</text:p>
          </table:table-cell>
          <table:table-cell table:style-name="ce65"/>
          <table:table-cell table:style-name="ce64" table:formula="of:=[.AK25]+1" office:value-type="float" office:value="9" calcext:value-type="float">
            <text:p>9</text:p>
          </table:table-cell>
          <table:table-cell table:style-name="ce70" table:formula="of:=[.AL13]-['Cijk-random'.H13]" office:value-type="float" office:value="-6" calcext:value-type="float">
            <text:p>-6</text:p>
          </table:table-cell>
          <table:table-cell table:style-name="ce70" table:formula="of:=[.AM13]-['Cijk-random'.I13]" office:value-type="float" office:value="-7" calcext:value-type="float">
            <text:p>-7</text:p>
          </table:table-cell>
          <table:table-cell table:style-name="ce70" table:formula="of:=[.AN13]-['Cijk-random'.J13]" office:value-type="float" office:value="-8" calcext:value-type="float">
            <text:p>-8</text:p>
          </table:table-cell>
          <table:table-cell table:style-name="ce70" table:formula="of:=[.AO13]-['Cijk-random'.K13]" office:value-type="float" office:value="-9" calcext:value-type="float">
            <text:p>-9</text:p>
          </table:table-cell>
          <table:table-cell table:style-name="ce70" table:formula="of:=[.AP13]-['Cijk-random'.L13]" office:value-type="float" office:value="-10" calcext:value-type="float">
            <text:p>-10</text:p>
          </table:table-cell>
          <table:table-cell table:style-name="ce70" table:formula="of:=[.AQ13]-[.S13]" office:value-type="float" office:value="-239" calcext:value-type="float">
            <text:p>-239</text:p>
          </table:table-cell>
          <table:table-cell table:style-name="ce70" table:formula="of:=[.AR13]-[.T13]" office:value-type="float" office:value="-239" calcext:value-type="float">
            <text:p>-239</text:p>
          </table:table-cell>
          <table:table-cell table:style-name="ce70" table:formula="of:=[.AS13]-[.U13]" office:value-type="float" office:value="-239" calcext:value-type="float">
            <text:p>-239</text:p>
          </table:table-cell>
          <table:table-cell table:style-name="ce70" table:formula="of:=[.AT13]-[.V13]" office:value-type="float" office:value="-239" calcext:value-type="float">
            <text:p>-239</text:p>
          </table:table-cell>
          <table:table-cell table:style-name="ce76" table:formula="of:=[.AU13]-[.W13]" office:value-type="float" office:value="-239" calcext:value-type="float">
            <text:p>-239</text:p>
          </table:table-cell>
          <table:table-cell table:number-columns-repeated="977"/>
        </table:table-row>
        <table:table-row table:style-name="ro2">
          <table:table-cell table:style-name="ce65" table:number-columns-repeated="12"/>
          <table:table-cell table:style-name="Default" table:number-columns-repeated="11"/>
          <table:table-cell table:style-name="ce65"/>
          <table:table-cell table:number-columns-repeated="1000"/>
        </table:table-row>
        <table:table-row table:style-name="ro2">
          <table:table-cell table:style-name="ce65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5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5" table:number-columns-repeated="11"/>
          <table:table-cell table:style-name="ce77"/>
          <table:table-cell table:style-name="Default" table:number-columns-repeated="11"/>
          <table:table-cell table:style-name="ce82" table:number-columns-repeated="989"/>
          <table:table-cell table:number-columns-repeated="12"/>
        </table:table-row>
        <table:table-row table:style-name="ro2">
          <table:table-cell table:style-name="ce65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5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Bijk" table:style-name="ta1">
        <table:table-column table:style-name="co5" table:default-cell-style-name="ce7"/>
        <table:table-column table:style-name="co6" table:number-columns-repeated="1023" table:default-cell-style-name="ce19"/>
        <table:table-row table:style-name="ro3" table:number-rows-repeated="2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8"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3]+1" office:value-type="float" office:value="1" calcext:value-type="float">
            <text:p>1</text:p>
          </table:table-cell>
          <table:table-cell table:style-name="ce42" table:formula="of:=[.C3]+1" office:value-type="float" office:value="2" calcext:value-type="float">
            <text:p>2</text:p>
          </table:table-cell>
          <table:table-cell table:style-name="ce42" table:formula="of:=[.D3]+1" office:value-type="float" office:value="3" calcext:value-type="float">
            <text:p>3</text:p>
          </table:table-cell>
          <table:table-cell table:style-name="ce42" table:formula="of:=[.E3]+1" office:value-type="float" office:value="4" calcext:value-type="float">
            <text:p>4</text:p>
          </table:table-cell>
          <table:table-cell table:style-name="ce42" table:formula="of:=[.F3]+1" office:value-type="float" office:value="5" calcext:value-type="float">
            <text:p>5</text:p>
          </table:table-cell>
          <table:table-cell table:style-name="ce42" table:formula="of:=[.G3]+1" office:value-type="float" office:value="6" calcext:value-type="float">
            <text:p>6</text:p>
          </table:table-cell>
          <table:table-cell table:style-name="ce42" table:formula="of:=[.H3]+1" office:value-type="float" office:value="7" calcext:value-type="float">
            <text:p>7</text:p>
          </table:table-cell>
          <table:table-cell table:style-name="ce42" table:formula="of:=[.I3]+1" office:value-type="float" office:value="8" calcext:value-type="float">
            <text:p>8</text:p>
          </table:table-cell>
          <table:table-cell table:style-name="ce43" table:formula="of:=[.J3]+1" office:value-type="float" office:value="9" calcext:value-type="float">
            <text:p>9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4]+1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5]+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6]+1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7]+1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8]+1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9]+1" office:value-type="float" office:value="6" calcext:value-type="float">
            <text:p>6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0]+1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1]+1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5" table:formula="of:=[.A12]+1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8"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15]+1" office:value-type="float" office:value="1" calcext:value-type="float">
            <text:p>1</text:p>
          </table:table-cell>
          <table:table-cell table:style-name="ce42" table:formula="of:=[.C15]+1" office:value-type="float" office:value="2" calcext:value-type="float">
            <text:p>2</text:p>
          </table:table-cell>
          <table:table-cell table:style-name="ce42" table:formula="of:=[.D15]+1" office:value-type="float" office:value="3" calcext:value-type="float">
            <text:p>3</text:p>
          </table:table-cell>
          <table:table-cell table:style-name="ce42" table:formula="of:=[.E15]+1" office:value-type="float" office:value="4" calcext:value-type="float">
            <text:p>4</text:p>
          </table:table-cell>
          <table:table-cell table:style-name="ce42" table:formula="of:=[.F15]+1" office:value-type="float" office:value="5" calcext:value-type="float">
            <text:p>5</text:p>
          </table:table-cell>
          <table:table-cell table:style-name="ce42" table:formula="of:=[.G15]+1" office:value-type="float" office:value="6" calcext:value-type="float">
            <text:p>6</text:p>
          </table:table-cell>
          <table:table-cell table:style-name="ce42" table:formula="of:=[.H15]+1" office:value-type="float" office:value="7" calcext:value-type="float">
            <text:p>7</text:p>
          </table:table-cell>
          <table:table-cell table:style-name="ce42" table:formula="of:=[.I15]+1" office:value-type="float" office:value="8" calcext:value-type="float">
            <text:p>8</text:p>
          </table:table-cell>
          <table:table-cell table:style-name="ce43" table:formula="of:=[.J15]+1" office:value-type="float" office:value="9" calcext:value-type="float">
            <text:p>9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6]+1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7]+1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8]+1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9]+1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0]+1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1]+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2]+1" office:value-type="float" office:value="7" calcext:value-type="float">
            <text:p>7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3]+1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5" table:formula="of:=[.A24]+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9" office:value-type="string" calcext:value-type="string">
            <text:p>Excel – verifiy results</text:p>
          </table:table-cell>
          <table:table-cell table:style-name="ce6" table:number-columns-repeated="50"/>
          <table:table-cell table:number-columns-repeated="973"/>
        </table:table-row>
        <table:table-row table:style-name="ro4">
          <table:table-cell table:style-name="ce38" office:value-type="string" calcext:value-type="string">
            <text:p>C<text:span text:style-name="T1">ijk</text:span>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28]+1" office:value-type="float" office:value="1" calcext:value-type="float">
            <text:p>1</text:p>
          </table:table-cell>
          <table:table-cell table:style-name="ce42" table:formula="of:=[.C28]+1" office:value-type="float" office:value="2" calcext:value-type="float">
            <text:p>2</text:p>
          </table:table-cell>
          <table:table-cell table:style-name="ce42" table:formula="of:=[.D28]+1" office:value-type="float" office:value="3" calcext:value-type="float">
            <text:p>3</text:p>
          </table:table-cell>
          <table:table-cell table:style-name="ce42" table:formula="of:=[.E28]+1" office:value-type="float" office:value="4" calcext:value-type="float">
            <text:p>4</text:p>
          </table:table-cell>
          <table:table-cell table:style-name="ce42" table:formula="of:=[.F28]+1" office:value-type="float" office:value="5" calcext:value-type="float">
            <text:p>5</text:p>
          </table:table-cell>
          <table:table-cell table:style-name="ce42" table:formula="of:=[.G28]+1" office:value-type="float" office:value="6" calcext:value-type="float">
            <text:p>6</text:p>
          </table:table-cell>
          <table:table-cell table:style-name="ce42" table:formula="of:=[.H28]+1" office:value-type="float" office:value="7" calcext:value-type="float">
            <text:p>7</text:p>
          </table:table-cell>
          <table:table-cell table:style-name="ce42" table:formula="of:=[.I28]+1" office:value-type="float" office:value="8" calcext:value-type="float">
            <text:p>8</text:p>
          </table:table-cell>
          <table:table-cell table:style-name="ce43" table:formula="of:=[.J28]+1" office:value-type="float" office:value="9" calcext:value-type="float">
            <text:p>9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Norm of C</text:p>
          </table:table-cell>
          <table:covered-table-cell table:style-name="ce49"/>
          <table:covered-table-cell table:style-name="ce52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table:formula="of:=([.B4]*[.$B$16]) + ([.C4]*[.$B$17]) + ([.D4]*[.$B$18]) + ([.E4]*[.$B$19]) + ([.F4]*[.$B$20]) + ([.G4]*[.$B$21]) + ([.H4]*[.$B$22]) +([.I4]*[.$B$23]) +([.J4]*[.$B$24]) +([.K4]*[.$B$25])" office:value-type="float" office:value="278" calcext:value-type="float">
            <text:p>278</text:p>
          </table:table-cell>
          <table:table-cell table:style-name="ce40" table:formula="of:=([.B4]*[.$C$16]) + ([.C4]*[.$C$17]) + ([.D4]*[.$C$18]) + ([.E4]*[.$C$19]) + ([.F4]*[.$C$20]) + ([.G4]*[.$C$21]) + ([.H4]*[.$C$22]) +([.I4]*[.$C$23]) +([.J4]*[.$C$24]) +([.K4]*[.$C$25])" office:value-type="float" office:value="357" calcext:value-type="float">
            <text:p>357</text:p>
          </table:table-cell>
          <table:table-cell table:style-name="ce40" table:formula="of:=([.B4]*[.$D$16]) + ([.C4]*[.$D$17]) + ([.D4]*[.$D$18]) + ([.E4]*[.$D$19]) + ([.F4]*[.$D$20]) + ([.G4]*[.$D$21]) + ([.H4]*[.$D$22]) +([.I4]*[.$D$23]) +([.J4]*[.$D$24]) +([.K4]*[.$D$25])" office:value-type="float" office:value="303" calcext:value-type="float">
            <text:p>303</text:p>
          </table:table-cell>
          <table:table-cell table:style-name="ce40" table:formula="of:=([.B4]*[.$E$16]) + ([.C4]*[.$E$17]) + ([.D4]*[.$E$18]) + ([.E4]*[.$E$19]) + ([.F4]*[.$E$20]) + ([.G4]*[.$E$21]) + ([.H4]*[.$E$22]) +([.I4]*[.$E$23]) +([.J4]*[.$E$24]) +([.K4]*[.$E$25])" office:value-type="float" office:value="377" calcext:value-type="float">
            <text:p>377</text:p>
          </table:table-cell>
          <table:table-cell table:style-name="ce40" table:formula="of:=([.B4]*[.$F$16]) + ([.C4]*[.$F$17]) + ([.D4]*[.$F$18]) + ([.E4]*[.$F$19]) + ([.F4]*[.$F$20]) + ([.G4]*[.$F$21]) + ([.H4]*[.$F$22]) +([.I4]*[.$F$23]) +([.J4]*[.$F$24]) +([.K4]*[.$F$25])" office:value-type="float" office:value="361" calcext:value-type="float">
            <text:p>361</text:p>
          </table:table-cell>
          <table:table-cell table:style-name="ce40" table:formula="of:=([.B4]*[.$G$16]) + ([.C4]*[.$G$17]) + ([.D4]*[.$G$18]) + ([.E4]*[.$G$19]) + ([.F4]*[.$G$20]) + ([.G4]*[.$G$21]) + ([.H4]*[.$G$22]) +([.I4]*[.$G$23]) +([.J4]*[.$G$24]) +([.K4]*[.$G$25])" office:value-type="float" office:value="261" calcext:value-type="float">
            <text:p>261</text:p>
          </table:table-cell>
          <table:table-cell table:style-name="ce40" table:formula="of:=([.B4]*[.$H$16]) + ([.C4]*[.$H$17]) + ([.D4]*[.$H$18]) + ([.E4]*[.$H$19]) + ([.F4]*[.$H$20]) + ([.G4]*[.$H$21]) + ([.H4]*[.$H$22]) +([.I4]*[.$H$23]) +([.J4]*[.$H$24]) +([.K4]*[.$H$25])" office:value-type="float" office:value="288" calcext:value-type="float">
            <text:p>288</text:p>
          </table:table-cell>
          <table:table-cell table:style-name="ce40" table:formula="of:=([.B4]*[.$I$16]) + ([.C4]*[.$I$17]) + ([.D4]*[.$I$18]) + ([.E4]*[.$I$19]) + ([.F4]*[.$I$20]) + ([.G4]*[.$I$21]) + ([.H4]*[.$I$22]) +([.I4]*[.$I$23]) +([.J4]*[.$I$24]) +([.K4]*[.$I$25])" office:value-type="float" office:value="251" calcext:value-type="float">
            <text:p>251</text:p>
          </table:table-cell>
          <table:table-cell table:style-name="ce40" table:formula="of:=([.B4]*[.$J$16]) + ([.C4]*[.$J$17]) + ([.D4]*[.$J$18]) + ([.E4]*[.$J$19]) + ([.F4]*[.$J$20]) + ([.G4]*[.$J$21]) + ([.H4]*[.$J$22]) +([.I4]*[.$J$23]) +([.J4]*[.$J$24]) +([.K4]*[.$J$25])" office:value-type="float" office:value="428" calcext:value-type="float">
            <text:p>428</text:p>
          </table:table-cell>
          <table:table-cell table:style-name="ce44" table:formula="of:=([.B4]*[.$K$16]) + ([.C4]*[.$K$17]) + ([.D4]*[.$K$18]) + ([.E4]*[.$K$19]) + ([.F4]*[.$K$20]) + ([.G4]*[.$K$21]) + ([.H4]*[.$K$22]) +([.I4]*[.$K$23]) +([.J4]*[.$K$24]) +([.K4]*[.$K$25])" office:value-type="float" office:value="372" calcext:value-type="float">
            <text:p>372</text:p>
          </table:table-cell>
          <table:table-cell table:style-name="ce6"/>
          <table:table-cell table:style-name="ce47" table:formula="of:=MAX([.B29:.K29])" office:value-type="float" office:value="428" calcext:value-type="float" table:number-columns-spanned="3" table:number-rows-spanned="1">
            <text:p>42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29]+1" office:value-type="float" office:value="1" calcext:value-type="float">
            <text:p>1</text:p>
          </table:table-cell>
          <table:table-cell table:style-name="ce40" table:formula="of:=([.B5]*[.$B$16]) + ([.C5]*[.$B$17]) + ([.D5]*[.$B$18]) + ([.E5]*[.$B$19]) + ([.F5]*[.$B$20]) + ([.G5]*[.$B$21]) + ([.H5]*[.$B$22]) +([.I5]*[.$B$23]) +([.J5]*[.$B$24]) +([.K5]*[.$B$25])" office:value-type="float" office:value="290" calcext:value-type="float">
            <text:p>290</text:p>
          </table:table-cell>
          <table:table-cell table:style-name="ce40" table:formula="of:=([.B5]*[.$C$16]) + ([.C5]*[.$C$17]) + ([.D5]*[.$C$18]) + ([.E5]*[.$C$19]) + ([.F5]*[.$C$20]) + ([.G5]*[.$C$21]) + ([.H5]*[.$C$22]) +([.I5]*[.$C$23]) +([.J5]*[.$C$24]) +([.K5]*[.$C$25])" office:value-type="float" office:value="323" calcext:value-type="float">
            <text:p>323</text:p>
          </table:table-cell>
          <table:table-cell table:style-name="ce40" table:formula="of:=([.B5]*[.$D$16]) + ([.C5]*[.$D$17]) + ([.D5]*[.$D$18]) + ([.E5]*[.$D$19]) + ([.F5]*[.$D$20]) + ([.G5]*[.$D$21]) + ([.H5]*[.$D$22]) +([.I5]*[.$D$23]) +([.J5]*[.$D$24]) +([.K5]*[.$D$25])" office:value-type="float" office:value="301" calcext:value-type="float">
            <text:p>301</text:p>
          </table:table-cell>
          <table:table-cell table:style-name="ce40" table:formula="of:=([.B5]*[.$E$16]) + ([.C5]*[.$E$17]) + ([.D5]*[.$E$18]) + ([.E5]*[.$E$19]) + ([.F5]*[.$E$20]) + ([.G5]*[.$E$21]) + ([.H5]*[.$E$22]) +([.I5]*[.$E$23]) +([.J5]*[.$E$24]) +([.K5]*[.$E$25])" office:value-type="float" office:value="264" calcext:value-type="float">
            <text:p>264</text:p>
          </table:table-cell>
          <table:table-cell table:style-name="ce40" table:formula="of:=([.B5]*[.$F$16]) + ([.C5]*[.$F$17]) + ([.D5]*[.$F$18]) + ([.E5]*[.$F$19]) + ([.F5]*[.$F$20]) + ([.G5]*[.$F$21]) + ([.H5]*[.$F$22]) +([.I5]*[.$F$23]) +([.J5]*[.$F$24]) +([.K5]*[.$F$25])" office:value-type="float" office:value="348" calcext:value-type="float">
            <text:p>348</text:p>
          </table:table-cell>
          <table:table-cell table:style-name="ce40" table:formula="of:=([.B5]*[.$G$16]) + ([.C5]*[.$G$17]) + ([.D5]*[.$G$18]) + ([.E5]*[.$G$19]) + ([.F5]*[.$G$20]) + ([.G5]*[.$G$21]) + ([.H5]*[.$G$22]) +([.I5]*[.$G$23]) +([.J5]*[.$G$24]) +([.K5]*[.$G$25])" office:value-type="float" office:value="268" calcext:value-type="float">
            <text:p>268</text:p>
          </table:table-cell>
          <table:table-cell table:style-name="ce40" table:formula="of:=([.B5]*[.$H$16]) + ([.C5]*[.$H$17]) + ([.D5]*[.$H$18]) + ([.E5]*[.$H$19]) + ([.F5]*[.$H$20]) + ([.G5]*[.$H$21]) + ([.H5]*[.$H$22]) +([.I5]*[.$H$23]) +([.J5]*[.$H$24]) +([.K5]*[.$H$25])" office:value-type="float" office:value="300" calcext:value-type="float">
            <text:p>300</text:p>
          </table:table-cell>
          <table:table-cell table:style-name="ce40" table:formula="of:=([.B5]*[.$I$16]) + ([.C5]*[.$I$17]) + ([.D5]*[.$I$18]) + ([.E5]*[.$I$19]) + ([.F5]*[.$I$20]) + ([.G5]*[.$I$21]) + ([.H5]*[.$I$22]) +([.I5]*[.$I$23]) +([.J5]*[.$I$24]) +([.K5]*[.$I$25])" office:value-type="float" office:value="248" calcext:value-type="float">
            <text:p>248</text:p>
          </table:table-cell>
          <table:table-cell table:style-name="ce40" table:formula="of:=([.B5]*[.$J$16]) + ([.C5]*[.$J$17]) + ([.D5]*[.$J$18]) + ([.E5]*[.$J$19]) + ([.F5]*[.$J$20]) + ([.G5]*[.$J$21]) + ([.H5]*[.$J$22]) +([.I5]*[.$J$23]) +([.J5]*[.$J$24]) +([.K5]*[.$J$25])" office:value-type="float" office:value="389" calcext:value-type="float">
            <text:p>389</text:p>
          </table:table-cell>
          <table:table-cell table:style-name="ce44" table:formula="of:=([.B5]*[.$K$16]) + ([.C5]*[.$K$17]) + ([.D5]*[.$K$18]) + ([.E5]*[.$K$19]) + ([.F5]*[.$K$20]) + ([.G5]*[.$K$21]) + ([.H5]*[.$K$22]) +([.I5]*[.$K$23]) +([.J5]*[.$K$24]) +([.K5]*[.$K$25])" office:value-type="float" office:value="355" calcext:value-type="float">
            <text:p>355</text:p>
          </table:table-cell>
          <table:table-cell table:style-name="ce6"/>
          <table:table-cell table:style-name="ce47" table:formula="of:=MAX([.B30:.K30])" office:value-type="float" office:value="389" calcext:value-type="float" table:number-columns-spanned="3" table:number-rows-spanned="1">
            <text:p>389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0]+1" office:value-type="float" office:value="2" calcext:value-type="float">
            <text:p>2</text:p>
          </table:table-cell>
          <table:table-cell table:style-name="ce40" table:formula="of:=([.B6]*[.$B$16]) + ([.C6]*[.$B$17]) + ([.D6]*[.$B$18]) + ([.E6]*[.$B$19]) + ([.F6]*[.$B$20]) + ([.G6]*[.$B$21]) + ([.H6]*[.$B$22]) +([.I6]*[.$B$23]) +([.J6]*[.$B$24]) +([.K6]*[.$B$25])" office:value-type="float" office:value="289" calcext:value-type="float">
            <text:p>289</text:p>
          </table:table-cell>
          <table:table-cell table:style-name="ce40" table:formula="of:=([.B6]*[.$C$16]) + ([.C6]*[.$C$17]) + ([.D6]*[.$C$18]) + ([.E6]*[.$C$19]) + ([.F6]*[.$C$20]) + ([.G6]*[.$C$21]) + ([.H6]*[.$C$22]) +([.I6]*[.$C$23]) +([.J6]*[.$C$24]) +([.K6]*[.$C$25])" office:value-type="float" office:value="342" calcext:value-type="float">
            <text:p>342</text:p>
          </table:table-cell>
          <table:table-cell table:style-name="ce40" table:formula="of:=([.B6]*[.$D$16]) + ([.C6]*[.$D$17]) + ([.D6]*[.$D$18]) + ([.E6]*[.$D$19]) + ([.F6]*[.$D$20]) + ([.G6]*[.$D$21]) + ([.H6]*[.$D$22]) +([.I6]*[.$D$23]) +([.J6]*[.$D$24]) +([.K6]*[.$D$25])" office:value-type="float" office:value="287" calcext:value-type="float">
            <text:p>287</text:p>
          </table:table-cell>
          <table:table-cell table:style-name="ce40" table:formula="of:=([.B6]*[.$E$16]) + ([.C6]*[.$E$17]) + ([.D6]*[.$E$18]) + ([.E6]*[.$E$19]) + ([.F6]*[.$E$20]) + ([.G6]*[.$E$21]) + ([.H6]*[.$E$22]) +([.I6]*[.$E$23]) +([.J6]*[.$E$24]) +([.K6]*[.$E$25])" office:value-type="float" office:value="316" calcext:value-type="float">
            <text:p>316</text:p>
          </table:table-cell>
          <table:table-cell table:style-name="ce40" table:formula="of:=([.B6]*[.$F$16]) + ([.C6]*[.$F$17]) + ([.D6]*[.$F$18]) + ([.E6]*[.$F$19]) + ([.F6]*[.$F$20]) + ([.G6]*[.$F$21]) + ([.H6]*[.$F$22]) +([.I6]*[.$F$23]) +([.J6]*[.$F$24]) +([.K6]*[.$F$25])" office:value-type="float" office:value="358" calcext:value-type="float">
            <text:p>358</text:p>
          </table:table-cell>
          <table:table-cell table:style-name="ce40" table:formula="of:=([.B6]*[.$G$16]) + ([.C6]*[.$G$17]) + ([.D6]*[.$G$18]) + ([.E6]*[.$G$19]) + ([.F6]*[.$G$20]) + ([.G6]*[.$G$21]) + ([.H6]*[.$G$22]) +([.I6]*[.$G$23]) +([.J6]*[.$G$24]) +([.K6]*[.$G$25])" office:value-type="float" office:value="263" calcext:value-type="float">
            <text:p>263</text:p>
          </table:table-cell>
          <table:table-cell table:style-name="ce40" table:formula="of:=([.B6]*[.$H$16]) + ([.C6]*[.$H$17]) + ([.D6]*[.$H$18]) + ([.E6]*[.$H$19]) + ([.F6]*[.$H$20]) + ([.G6]*[.$H$21]) + ([.H6]*[.$H$22]) +([.I6]*[.$H$23]) +([.J6]*[.$H$24]) +([.K6]*[.$H$25])" office:value-type="float" office:value="274" calcext:value-type="float">
            <text:p>274</text:p>
          </table:table-cell>
          <table:table-cell table:style-name="ce40" table:formula="of:=([.B6]*[.$I$16]) + ([.C6]*[.$I$17]) + ([.D6]*[.$I$18]) + ([.E6]*[.$I$19]) + ([.F6]*[.$I$20]) + ([.G6]*[.$I$21]) + ([.H6]*[.$I$22]) +([.I6]*[.$I$23]) +([.J6]*[.$I$24]) +([.K6]*[.$I$25])" office:value-type="float" office:value="268" calcext:value-type="float">
            <text:p>268</text:p>
          </table:table-cell>
          <table:table-cell table:style-name="ce40" table:formula="of:=([.B6]*[.$J$16]) + ([.C6]*[.$J$17]) + ([.D6]*[.$J$18]) + ([.E6]*[.$J$19]) + ([.F6]*[.$J$20]) + ([.G6]*[.$J$21]) + ([.H6]*[.$J$22]) +([.I6]*[.$J$23]) +([.J6]*[.$J$24]) +([.K6]*[.$J$25])" office:value-type="float" office:value="451" calcext:value-type="float">
            <text:p>451</text:p>
          </table:table-cell>
          <table:table-cell table:style-name="ce44" table:formula="of:=([.B6]*[.$K$16]) + ([.C6]*[.$K$17]) + ([.D6]*[.$K$18]) + ([.E6]*[.$K$19]) + ([.F6]*[.$K$20]) + ([.G6]*[.$K$21]) + ([.H6]*[.$K$22]) +([.I6]*[.$K$23]) +([.J6]*[.$K$24]) +([.K6]*[.$K$25])" office:value-type="float" office:value="385" calcext:value-type="float">
            <text:p>385</text:p>
          </table:table-cell>
          <table:table-cell table:style-name="ce6"/>
          <table:table-cell table:style-name="ce47" table:formula="of:=MAX([.B31:.K31])" office:value-type="float" office:value="451" calcext:value-type="float" table:number-columns-spanned="3" table:number-rows-spanned="1">
            <text:p>45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1]+1" office:value-type="float" office:value="3" calcext:value-type="float">
            <text:p>3</text:p>
          </table:table-cell>
          <table:table-cell table:style-name="ce40" table:formula="of:=([.B7]*[.$B$16]) + ([.C7]*[.$B$17]) + ([.D7]*[.$B$18]) + ([.E7]*[.$B$19]) + ([.F7]*[.$B$20]) + ([.G7]*[.$B$21]) + ([.H7]*[.$B$22]) +([.I7]*[.$B$23]) +([.J7]*[.$B$24]) +([.K7]*[.$B$25])" office:value-type="float" office:value="353" calcext:value-type="float">
            <text:p>353</text:p>
          </table:table-cell>
          <table:table-cell table:style-name="ce40" table:formula="of:=([.B7]*[.$C$16]) + ([.C7]*[.$C$17]) + ([.D7]*[.$C$18]) + ([.E7]*[.$C$19]) + ([.F7]*[.$C$20]) + ([.G7]*[.$C$21]) + ([.H7]*[.$C$22]) +([.I7]*[.$C$23]) +([.J7]*[.$C$24]) +([.K7]*[.$C$25])" office:value-type="float" office:value="323" calcext:value-type="float">
            <text:p>323</text:p>
          </table:table-cell>
          <table:table-cell table:style-name="ce40" table:formula="of:=([.B7]*[.$D$16]) + ([.C7]*[.$D$17]) + ([.D7]*[.$D$18]) + ([.E7]*[.$D$19]) + ([.F7]*[.$D$20]) + ([.G7]*[.$D$21]) + ([.H7]*[.$D$22]) +([.I7]*[.$D$23]) +([.J7]*[.$D$24]) +([.K7]*[.$D$25])" office:value-type="float" office:value="330" calcext:value-type="float">
            <text:p>330</text:p>
          </table:table-cell>
          <table:table-cell table:style-name="ce40" table:formula="of:=([.B7]*[.$E$16]) + ([.C7]*[.$E$17]) + ([.D7]*[.$E$18]) + ([.E7]*[.$E$19]) + ([.F7]*[.$E$20]) + ([.G7]*[.$E$21]) + ([.H7]*[.$E$22]) +([.I7]*[.$E$23]) +([.J7]*[.$E$24]) +([.K7]*[.$E$25])" office:value-type="float" office:value="400" calcext:value-type="float">
            <text:p>400</text:p>
          </table:table-cell>
          <table:table-cell table:style-name="ce40" table:formula="of:=([.B7]*[.$F$16]) + ([.C7]*[.$F$17]) + ([.D7]*[.$F$18]) + ([.E7]*[.$F$19]) + ([.F7]*[.$F$20]) + ([.G7]*[.$F$21]) + ([.H7]*[.$F$22]) +([.I7]*[.$F$23]) +([.J7]*[.$F$24]) +([.K7]*[.$F$25])" office:value-type="float" office:value="375" calcext:value-type="float">
            <text:p>375</text:p>
          </table:table-cell>
          <table:table-cell table:style-name="ce40" table:formula="of:=([.B7]*[.$G$16]) + ([.C7]*[.$G$17]) + ([.D7]*[.$G$18]) + ([.E7]*[.$G$19]) + ([.F7]*[.$G$20]) + ([.G7]*[.$G$21]) + ([.H7]*[.$G$22]) +([.I7]*[.$G$23]) +([.J7]*[.$G$24]) +([.K7]*[.$G$25])" office:value-type="float" office:value="295" calcext:value-type="float">
            <text:p>295</text:p>
          </table:table-cell>
          <table:table-cell table:style-name="ce40" table:formula="of:=([.B7]*[.$H$16]) + ([.C7]*[.$H$17]) + ([.D7]*[.$H$18]) + ([.E7]*[.$H$19]) + ([.F7]*[.$H$20]) + ([.G7]*[.$H$21]) + ([.H7]*[.$H$22]) +([.I7]*[.$H$23]) +([.J7]*[.$H$24]) +([.K7]*[.$H$25])" office:value-type="float" office:value="327" calcext:value-type="float">
            <text:p>327</text:p>
          </table:table-cell>
          <table:table-cell table:style-name="ce40" table:formula="of:=([.B7]*[.$I$16]) + ([.C7]*[.$I$17]) + ([.D7]*[.$I$18]) + ([.E7]*[.$I$19]) + ([.F7]*[.$I$20]) + ([.G7]*[.$I$21]) + ([.H7]*[.$I$22]) +([.I7]*[.$I$23]) +([.J7]*[.$I$24]) +([.K7]*[.$I$25])" office:value-type="float" office:value="276" calcext:value-type="float">
            <text:p>276</text:p>
          </table:table-cell>
          <table:table-cell table:style-name="ce40" table:formula="of:=([.B7]*[.$J$16]) + ([.C7]*[.$J$17]) + ([.D7]*[.$J$18]) + ([.E7]*[.$J$19]) + ([.F7]*[.$J$20]) + ([.G7]*[.$J$21]) + ([.H7]*[.$J$22]) +([.I7]*[.$J$23]) +([.J7]*[.$J$24]) +([.K7]*[.$J$25])" office:value-type="float" office:value="456" calcext:value-type="float">
            <text:p>456</text:p>
          </table:table-cell>
          <table:table-cell table:style-name="ce44" table:formula="of:=([.B7]*[.$K$16]) + ([.C7]*[.$K$17]) + ([.D7]*[.$K$18]) + ([.E7]*[.$K$19]) + ([.F7]*[.$K$20]) + ([.G7]*[.$K$21]) + ([.H7]*[.$K$22]) +([.I7]*[.$K$23]) +([.J7]*[.$K$24]) +([.K7]*[.$K$25])" office:value-type="float" office:value="348" calcext:value-type="float">
            <text:p>348</text:p>
          </table:table-cell>
          <table:table-cell table:style-name="ce6"/>
          <table:table-cell table:style-name="ce47" table:formula="of:=MAX([.B32:.K32])" office:value-type="float" office:value="456" calcext:value-type="float" table:number-columns-spanned="3" table:number-rows-spanned="1">
            <text:p>456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2]+1" office:value-type="float" office:value="4" calcext:value-type="float">
            <text:p>4</text:p>
          </table:table-cell>
          <table:table-cell table:style-name="ce40" table:formula="of:=([.B8]*[.$B$16]) + ([.C8]*[.$B$17]) + ([.D8]*[.$B$18]) + ([.E8]*[.$B$19]) + ([.F8]*[.$B$20]) + ([.G8]*[.$B$21]) + ([.H8]*[.$B$22]) +([.I8]*[.$B$23]) +([.J8]*[.$B$24]) +([.K8]*[.$B$25])" office:value-type="float" office:value="350" calcext:value-type="float">
            <text:p>350</text:p>
          </table:table-cell>
          <table:table-cell table:style-name="ce40" table:formula="of:=([.B8]*[.$C$16]) + ([.C8]*[.$C$17]) + ([.D8]*[.$C$18]) + ([.E8]*[.$C$19]) + ([.F8]*[.$C$20]) + ([.G8]*[.$C$21]) + ([.H8]*[.$C$22]) +([.I8]*[.$C$23]) +([.J8]*[.$C$24]) +([.K8]*[.$C$25])" office:value-type="float" office:value="344" calcext:value-type="float">
            <text:p>344</text:p>
          </table:table-cell>
          <table:table-cell table:style-name="ce40" table:formula="of:=([.B8]*[.$D$16]) + ([.C8]*[.$D$17]) + ([.D8]*[.$D$18]) + ([.E8]*[.$D$19]) + ([.F8]*[.$D$20]) + ([.G8]*[.$D$21]) + ([.H8]*[.$D$22]) +([.I8]*[.$D$23]) +([.J8]*[.$D$24]) +([.K8]*[.$D$25])" office:value-type="float" office:value="352" calcext:value-type="float">
            <text:p>352</text:p>
          </table:table-cell>
          <table:table-cell table:style-name="ce40" table:formula="of:=([.B8]*[.$E$16]) + ([.C8]*[.$E$17]) + ([.D8]*[.$E$18]) + ([.E8]*[.$E$19]) + ([.F8]*[.$E$20]) + ([.G8]*[.$E$21]) + ([.H8]*[.$E$22]) +([.I8]*[.$E$23]) +([.J8]*[.$E$24]) +([.K8]*[.$E$25])" office:value-type="float" office:value="406" calcext:value-type="float">
            <text:p>406</text:p>
          </table:table-cell>
          <table:table-cell table:style-name="ce40" table:formula="of:=([.B8]*[.$F$16]) + ([.C8]*[.$F$17]) + ([.D8]*[.$F$18]) + ([.E8]*[.$F$19]) + ([.F8]*[.$F$20]) + ([.G8]*[.$F$21]) + ([.H8]*[.$F$22]) +([.I8]*[.$F$23]) +([.J8]*[.$F$24]) +([.K8]*[.$F$25])" office:value-type="float" office:value="369" calcext:value-type="float">
            <text:p>369</text:p>
          </table:table-cell>
          <table:table-cell table:style-name="ce40" table:formula="of:=([.B8]*[.$G$16]) + ([.C8]*[.$G$17]) + ([.D8]*[.$G$18]) + ([.E8]*[.$G$19]) + ([.F8]*[.$G$20]) + ([.G8]*[.$G$21]) + ([.H8]*[.$G$22]) +([.I8]*[.$G$23]) +([.J8]*[.$G$24]) +([.K8]*[.$G$25])" office:value-type="float" office:value="266" calcext:value-type="float">
            <text:p>266</text:p>
          </table:table-cell>
          <table:table-cell table:style-name="ce40" table:formula="of:=([.B8]*[.$H$16]) + ([.C8]*[.$H$17]) + ([.D8]*[.$H$18]) + ([.E8]*[.$H$19]) + ([.F8]*[.$H$20]) + ([.G8]*[.$H$21]) + ([.H8]*[.$H$22]) +([.I8]*[.$H$23]) +([.J8]*[.$H$24]) +([.K8]*[.$H$25])" office:value-type="float" office:value="349" calcext:value-type="float">
            <text:p>349</text:p>
          </table:table-cell>
          <table:table-cell table:style-name="ce40" table:formula="of:=([.B8]*[.$I$16]) + ([.C8]*[.$I$17]) + ([.D8]*[.$I$18]) + ([.E8]*[.$I$19]) + ([.F8]*[.$I$20]) + ([.G8]*[.$I$21]) + ([.H8]*[.$I$22]) +([.I8]*[.$I$23]) +([.J8]*[.$I$24]) +([.K8]*[.$I$25])" office:value-type="float" office:value="236" calcext:value-type="float">
            <text:p>236</text:p>
          </table:table-cell>
          <table:table-cell table:style-name="ce40" table:formula="of:=([.B8]*[.$J$16]) + ([.C8]*[.$J$17]) + ([.D8]*[.$J$18]) + ([.E8]*[.$J$19]) + ([.F8]*[.$J$20]) + ([.G8]*[.$J$21]) + ([.H8]*[.$J$22]) +([.I8]*[.$J$23]) +([.J8]*[.$J$24]) +([.K8]*[.$J$25])" office:value-type="float" office:value="439" calcext:value-type="float">
            <text:p>439</text:p>
          </table:table-cell>
          <table:table-cell table:style-name="ce44" table:formula="of:=([.B8]*[.$K$16]) + ([.C8]*[.$K$17]) + ([.D8]*[.$K$18]) + ([.E8]*[.$K$19]) + ([.F8]*[.$K$20]) + ([.G8]*[.$K$21]) + ([.H8]*[.$K$22]) +([.I8]*[.$K$23]) +([.J8]*[.$K$24]) +([.K8]*[.$K$25])" office:value-type="float" office:value="340" calcext:value-type="float">
            <text:p>340</text:p>
          </table:table-cell>
          <table:table-cell table:style-name="ce6"/>
          <table:table-cell table:style-name="ce47" table:formula="of:=MAX([.B33:.K33])" office:value-type="float" office:value="439" calcext:value-type="float" table:number-columns-spanned="3" table:number-rows-spanned="1">
            <text:p>439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3]+1" office:value-type="float" office:value="5" calcext:value-type="float">
            <text:p>5</text:p>
          </table:table-cell>
          <table:table-cell table:style-name="ce40" table:formula="of:=([.B9]*[.$B$16]) + ([.C9]*[.$B$17]) + ([.D9]*[.$B$18]) + ([.E9]*[.$B$19]) + ([.F9]*[.$B$20]) + ([.G9]*[.$B$21]) + ([.H9]*[.$B$22]) +([.I9]*[.$B$23]) +([.J9]*[.$B$24]) +([.K9]*[.$B$25])" office:value-type="float" office:value="198" calcext:value-type="float">
            <text:p>198</text:p>
          </table:table-cell>
          <table:table-cell table:style-name="ce40" table:formula="of:=([.B9]*[.$C$16]) + ([.C9]*[.$C$17]) + ([.D9]*[.$C$18]) + ([.E9]*[.$C$19]) + ([.F9]*[.$C$20]) + ([.G9]*[.$C$21]) + ([.H9]*[.$C$22]) +([.I9]*[.$C$23]) +([.J9]*[.$C$24]) +([.K9]*[.$C$25])" office:value-type="float" office:value="196" calcext:value-type="float">
            <text:p>196</text:p>
          </table:table-cell>
          <table:table-cell table:style-name="ce40" table:formula="of:=([.B9]*[.$D$16]) + ([.C9]*[.$D$17]) + ([.D9]*[.$D$18]) + ([.E9]*[.$D$19]) + ([.F9]*[.$D$20]) + ([.G9]*[.$D$21]) + ([.H9]*[.$D$22]) +([.I9]*[.$D$23]) +([.J9]*[.$D$24]) +([.K9]*[.$D$25])" office:value-type="float" office:value="186" calcext:value-type="float">
            <text:p>186</text:p>
          </table:table-cell>
          <table:table-cell table:style-name="ce40" table:formula="of:=([.B9]*[.$E$16]) + ([.C9]*[.$E$17]) + ([.D9]*[.$E$18]) + ([.E9]*[.$E$19]) + ([.F9]*[.$E$20]) + ([.G9]*[.$E$21]) + ([.H9]*[.$E$22]) +([.I9]*[.$E$23]) +([.J9]*[.$E$24]) +([.K9]*[.$E$25])" office:value-type="float" office:value="254" calcext:value-type="float">
            <text:p>254</text:p>
          </table:table-cell>
          <table:table-cell table:style-name="ce40" table:formula="of:=([.B9]*[.$F$16]) + ([.C9]*[.$F$17]) + ([.D9]*[.$F$18]) + ([.E9]*[.$F$19]) + ([.F9]*[.$F$20]) + ([.G9]*[.$F$21]) + ([.H9]*[.$F$22]) +([.I9]*[.$F$23]) +([.J9]*[.$F$24]) +([.K9]*[.$F$25])" office:value-type="float" office:value="238" calcext:value-type="float">
            <text:p>238</text:p>
          </table:table-cell>
          <table:table-cell table:style-name="ce40" table:formula="of:=([.B9]*[.$G$16]) + ([.C9]*[.$G$17]) + ([.D9]*[.$G$18]) + ([.E9]*[.$G$19]) + ([.F9]*[.$G$20]) + ([.G9]*[.$G$21]) + ([.H9]*[.$G$22]) +([.I9]*[.$G$23]) +([.J9]*[.$G$24]) +([.K9]*[.$G$25])" office:value-type="float" office:value="205" calcext:value-type="float">
            <text:p>205</text:p>
          </table:table-cell>
          <table:table-cell table:style-name="ce40" table:formula="of:=([.B9]*[.$H$16]) + ([.C9]*[.$H$17]) + ([.D9]*[.$H$18]) + ([.E9]*[.$H$19]) + ([.F9]*[.$H$20]) + ([.G9]*[.$H$21]) + ([.H9]*[.$H$22]) +([.I9]*[.$H$23]) +([.J9]*[.$H$24]) +([.K9]*[.$H$25])" office:value-type="float" office:value="183" calcext:value-type="float">
            <text:p>183</text:p>
          </table:table-cell>
          <table:table-cell table:style-name="ce40" table:formula="of:=([.B9]*[.$I$16]) + ([.C9]*[.$I$17]) + ([.D9]*[.$I$18]) + ([.E9]*[.$I$19]) + ([.F9]*[.$I$20]) + ([.G9]*[.$I$21]) + ([.H9]*[.$I$22]) +([.I9]*[.$I$23]) +([.J9]*[.$I$24]) +([.K9]*[.$I$25])" office:value-type="float" office:value="196" calcext:value-type="float">
            <text:p>196</text:p>
          </table:table-cell>
          <table:table-cell table:style-name="ce40" table:formula="of:=([.B9]*[.$J$16]) + ([.C9]*[.$J$17]) + ([.D9]*[.$J$18]) + ([.E9]*[.$J$19]) + ([.F9]*[.$J$20]) + ([.G9]*[.$J$21]) + ([.H9]*[.$J$22]) +([.I9]*[.$J$23]) +([.J9]*[.$J$24]) +([.K9]*[.$J$25])" office:value-type="float" office:value="274" calcext:value-type="float">
            <text:p>274</text:p>
          </table:table-cell>
          <table:table-cell table:style-name="ce44" table:formula="of:=([.B9]*[.$K$16]) + ([.C9]*[.$K$17]) + ([.D9]*[.$K$18]) + ([.E9]*[.$K$19]) + ([.F9]*[.$K$20]) + ([.G9]*[.$K$21]) + ([.H9]*[.$K$22]) +([.I9]*[.$K$23]) +([.J9]*[.$K$24]) +([.K9]*[.$K$25])" office:value-type="float" office:value="253" calcext:value-type="float">
            <text:p>253</text:p>
          </table:table-cell>
          <table:table-cell table:style-name="ce6"/>
          <table:table-cell table:style-name="ce47" table:formula="of:=MAX([.B34:.K34])" office:value-type="float" office:value="274" calcext:value-type="float" table:number-columns-spanned="3" table:number-rows-spanned="1">
            <text:p>274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4]+1" office:value-type="float" office:value="6" calcext:value-type="float">
            <text:p>6</text:p>
          </table:table-cell>
          <table:table-cell table:style-name="ce40" table:formula="of:=([.B10]*[.$B$16]) + ([.C10]*[.$B$17]) + ([.D10]*[.$B$18]) + ([.E10]*[.$B$19]) + ([.F10]*[.$B$20]) + ([.G10]*[.$B$21]) + ([.H10]*[.$B$22]) +([.I10]*[.$B$23]) +([.J10]*[.$B$24]) +([.K10]*[.$B$25])" office:value-type="float" office:value="404" calcext:value-type="float">
            <text:p>404</text:p>
          </table:table-cell>
          <table:table-cell table:style-name="ce40" table:formula="of:=([.B10]*[.$C$16]) + ([.C10]*[.$C$17]) + ([.D10]*[.$C$18]) + ([.E10]*[.$C$19]) + ([.F10]*[.$C$20]) + ([.G10]*[.$C$21]) + ([.H10]*[.$C$22]) +([.I10]*[.$C$23]) +([.J10]*[.$C$24]) +([.K10]*[.$C$25])" office:value-type="float" office:value="413" calcext:value-type="float">
            <text:p>413</text:p>
          </table:table-cell>
          <table:table-cell table:style-name="ce40" table:formula="of:=([.B10]*[.$D$16]) + ([.C10]*[.$D$17]) + ([.D10]*[.$D$18]) + ([.E10]*[.$D$19]) + ([.F10]*[.$D$20]) + ([.G10]*[.$D$21]) + ([.H10]*[.$D$22]) +([.I10]*[.$D$23]) +([.J10]*[.$D$24]) +([.K10]*[.$D$25])" office:value-type="float" office:value="374" calcext:value-type="float">
            <text:p>374</text:p>
          </table:table-cell>
          <table:table-cell table:style-name="ce40" table:formula="of:=([.B10]*[.$E$16]) + ([.C10]*[.$E$17]) + ([.D10]*[.$E$18]) + ([.E10]*[.$E$19]) + ([.F10]*[.$E$20]) + ([.G10]*[.$E$21]) + ([.H10]*[.$E$22]) +([.I10]*[.$E$23]) +([.J10]*[.$E$24]) +([.K10]*[.$E$25])" office:value-type="float" office:value="427" calcext:value-type="float">
            <text:p>427</text:p>
          </table:table-cell>
          <table:table-cell table:style-name="ce40" table:formula="of:=([.B10]*[.$F$16]) + ([.C10]*[.$F$17]) + ([.D10]*[.$F$18]) + ([.E10]*[.$F$19]) + ([.F10]*[.$F$20]) + ([.G10]*[.$F$21]) + ([.H10]*[.$F$22]) +([.I10]*[.$F$23]) +([.J10]*[.$F$24]) +([.K10]*[.$F$25])" office:value-type="float" office:value="418" calcext:value-type="float">
            <text:p>418</text:p>
          </table:table-cell>
          <table:table-cell table:style-name="ce40" table:formula="of:=([.B10]*[.$G$16]) + ([.C10]*[.$G$17]) + ([.D10]*[.$G$18]) + ([.E10]*[.$G$19]) + ([.F10]*[.$G$20]) + ([.G10]*[.$G$21]) + ([.H10]*[.$G$22]) +([.I10]*[.$G$23]) +([.J10]*[.$G$24]) +([.K10]*[.$G$25])" office:value-type="float" office:value="319" calcext:value-type="float">
            <text:p>319</text:p>
          </table:table-cell>
          <table:table-cell table:style-name="ce40" table:formula="of:=([.B10]*[.$H$16]) + ([.C10]*[.$H$17]) + ([.D10]*[.$H$18]) + ([.E10]*[.$H$19]) + ([.F10]*[.$H$20]) + ([.G10]*[.$H$21]) + ([.H10]*[.$H$22]) +([.I10]*[.$H$23]) +([.J10]*[.$H$24]) +([.K10]*[.$H$25])" office:value-type="float" office:value="359" calcext:value-type="float">
            <text:p>359</text:p>
          </table:table-cell>
          <table:table-cell table:style-name="ce40" table:formula="of:=([.B10]*[.$I$16]) + ([.C10]*[.$I$17]) + ([.D10]*[.$I$18]) + ([.E10]*[.$I$19]) + ([.F10]*[.$I$20]) + ([.G10]*[.$I$21]) + ([.H10]*[.$I$22]) +([.I10]*[.$I$23]) +([.J10]*[.$I$24]) +([.K10]*[.$I$25])" office:value-type="float" office:value="306" calcext:value-type="float">
            <text:p>306</text:p>
          </table:table-cell>
          <table:table-cell table:style-name="ce40" table:formula="of:=([.B10]*[.$J$16]) + ([.C10]*[.$J$17]) + ([.D10]*[.$J$18]) + ([.E10]*[.$J$19]) + ([.F10]*[.$J$20]) + ([.G10]*[.$J$21]) + ([.H10]*[.$J$22]) +([.I10]*[.$J$23]) +([.J10]*[.$J$24]) +([.K10]*[.$J$25])" office:value-type="float" office:value="526" calcext:value-type="float">
            <text:p>526</text:p>
          </table:table-cell>
          <table:table-cell table:style-name="ce44" table:formula="of:=([.B10]*[.$K$16]) + ([.C10]*[.$K$17]) + ([.D10]*[.$K$18]) + ([.E10]*[.$K$19]) + ([.F10]*[.$K$20]) + ([.G10]*[.$K$21]) + ([.H10]*[.$K$22]) +([.I10]*[.$K$23]) +([.J10]*[.$K$24]) +([.K10]*[.$K$25])" office:value-type="float" office:value="445" calcext:value-type="float">
            <text:p>445</text:p>
          </table:table-cell>
          <table:table-cell table:style-name="ce6"/>
          <table:table-cell table:style-name="ce47" table:formula="of:=MAX([.B35:.K35])" office:value-type="float" office:value="526" calcext:value-type="float" table:number-columns-spanned="3" table:number-rows-spanned="1">
            <text:p>526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5]+1" office:value-type="float" office:value="7" calcext:value-type="float">
            <text:p>7</text:p>
          </table:table-cell>
          <table:table-cell table:style-name="ce40" table:formula="of:=([.B11]*[.$B$16]) + ([.C11]*[.$B$17]) + ([.D11]*[.$B$18]) + ([.E11]*[.$B$19]) + ([.F11]*[.$B$20]) + ([.G11]*[.$B$21]) + ([.H11]*[.$B$22]) +([.I11]*[.$B$23]) +([.J11]*[.$B$24]) +([.K11]*[.$B$25])" office:value-type="float" office:value="249" calcext:value-type="float">
            <text:p>249</text:p>
          </table:table-cell>
          <table:table-cell table:style-name="ce40" table:formula="of:=([.B11]*[.$C$16]) + ([.C11]*[.$C$17]) + ([.D11]*[.$C$18]) + ([.E11]*[.$C$19]) + ([.F11]*[.$C$20]) + ([.G11]*[.$C$21]) + ([.H11]*[.$C$22]) +([.I11]*[.$C$23]) +([.J11]*[.$C$24]) +([.K11]*[.$C$25])" office:value-type="float" office:value="295" calcext:value-type="float">
            <text:p>295</text:p>
          </table:table-cell>
          <table:table-cell table:style-name="ce40" table:formula="of:=([.B11]*[.$D$16]) + ([.C11]*[.$D$17]) + ([.D11]*[.$D$18]) + ([.E11]*[.$D$19]) + ([.F11]*[.$D$20]) + ([.G11]*[.$D$21]) + ([.H11]*[.$D$22]) +([.I11]*[.$D$23]) +([.J11]*[.$D$24]) +([.K11]*[.$D$25])" office:value-type="float" office:value="265" calcext:value-type="float">
            <text:p>265</text:p>
          </table:table-cell>
          <table:table-cell table:style-name="ce40" table:formula="of:=([.B11]*[.$E$16]) + ([.C11]*[.$E$17]) + ([.D11]*[.$E$18]) + ([.E11]*[.$E$19]) + ([.F11]*[.$E$20]) + ([.G11]*[.$E$21]) + ([.H11]*[.$E$22]) +([.I11]*[.$E$23]) +([.J11]*[.$E$24]) +([.K11]*[.$E$25])" office:value-type="float" office:value="301" calcext:value-type="float">
            <text:p>301</text:p>
          </table:table-cell>
          <table:table-cell table:style-name="ce40" table:formula="of:=([.B11]*[.$F$16]) + ([.C11]*[.$F$17]) + ([.D11]*[.$F$18]) + ([.E11]*[.$F$19]) + ([.F11]*[.$F$20]) + ([.G11]*[.$F$21]) + ([.H11]*[.$F$22]) +([.I11]*[.$F$23]) +([.J11]*[.$F$24]) +([.K11]*[.$F$25])" office:value-type="float" office:value="303" calcext:value-type="float">
            <text:p>303</text:p>
          </table:table-cell>
          <table:table-cell table:style-name="ce40" table:formula="of:=([.B11]*[.$G$16]) + ([.C11]*[.$G$17]) + ([.D11]*[.$G$18]) + ([.E11]*[.$G$19]) + ([.F11]*[.$G$20]) + ([.G11]*[.$G$21]) + ([.H11]*[.$G$22]) +([.I11]*[.$G$23]) +([.J11]*[.$G$24]) +([.K11]*[.$G$25])" office:value-type="float" office:value="218" calcext:value-type="float">
            <text:p>218</text:p>
          </table:table-cell>
          <table:table-cell table:style-name="ce40" table:formula="of:=([.B11]*[.$H$16]) + ([.C11]*[.$H$17]) + ([.D11]*[.$H$18]) + ([.E11]*[.$H$19]) + ([.F11]*[.$H$20]) + ([.G11]*[.$H$21]) + ([.H11]*[.$H$22]) +([.I11]*[.$H$23]) +([.J11]*[.$H$24]) +([.K11]*[.$H$25])" office:value-type="float" office:value="269" calcext:value-type="float">
            <text:p>269</text:p>
          </table:table-cell>
          <table:table-cell table:style-name="ce40" table:formula="of:=([.B11]*[.$I$16]) + ([.C11]*[.$I$17]) + ([.D11]*[.$I$18]) + ([.E11]*[.$I$19]) + ([.F11]*[.$I$20]) + ([.G11]*[.$I$21]) + ([.H11]*[.$I$22]) +([.I11]*[.$I$23]) +([.J11]*[.$I$24]) +([.K11]*[.$I$25])" office:value-type="float" office:value="223" calcext:value-type="float">
            <text:p>223</text:p>
          </table:table-cell>
          <table:table-cell table:style-name="ce40" table:formula="of:=([.B11]*[.$J$16]) + ([.C11]*[.$J$17]) + ([.D11]*[.$J$18]) + ([.E11]*[.$J$19]) + ([.F11]*[.$J$20]) + ([.G11]*[.$J$21]) + ([.H11]*[.$J$22]) +([.I11]*[.$J$23]) +([.J11]*[.$J$24]) +([.K11]*[.$J$25])" office:value-type="float" office:value="341" calcext:value-type="float">
            <text:p>341</text:p>
          </table:table-cell>
          <table:table-cell table:style-name="ce44" table:formula="of:=([.B11]*[.$K$16]) + ([.C11]*[.$K$17]) + ([.D11]*[.$K$18]) + ([.E11]*[.$K$19]) + ([.F11]*[.$K$20]) + ([.G11]*[.$K$21]) + ([.H11]*[.$K$22]) +([.I11]*[.$K$23]) +([.J11]*[.$K$24]) +([.K11]*[.$K$25])" office:value-type="float" office:value="301" calcext:value-type="float">
            <text:p>301</text:p>
          </table:table-cell>
          <table:table-cell table:style-name="ce6"/>
          <table:table-cell table:style-name="ce47" table:formula="of:=MAX([.B36:.K36])" office:value-type="float" office:value="341" calcext:value-type="float" table:number-columns-spanned="3" table:number-rows-spanned="1">
            <text:p>34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6]+1" office:value-type="float" office:value="8" calcext:value-type="float">
            <text:p>8</text:p>
          </table:table-cell>
          <table:table-cell table:style-name="ce40" table:formula="of:=([.B12]*[.$B$16]) + ([.C12]*[.$B$17]) + ([.D12]*[.$B$18]) + ([.E12]*[.$B$19]) + ([.F12]*[.$B$20]) + ([.G12]*[.$B$21]) + ([.H12]*[.$B$22]) +([.I12]*[.$B$23]) +([.J12]*[.$B$24]) +([.K12]*[.$B$25])" office:value-type="float" office:value="405" calcext:value-type="float">
            <text:p>405</text:p>
          </table:table-cell>
          <table:table-cell table:style-name="ce40" table:formula="of:=([.B12]*[.$C$16]) + ([.C12]*[.$C$17]) + ([.D12]*[.$C$18]) + ([.E12]*[.$C$19]) + ([.F12]*[.$C$20]) + ([.G12]*[.$C$21]) + ([.H12]*[.$C$22]) +([.I12]*[.$C$23]) +([.J12]*[.$C$24]) +([.K12]*[.$C$25])" office:value-type="float" office:value="408" calcext:value-type="float">
            <text:p>408</text:p>
          </table:table-cell>
          <table:table-cell table:style-name="ce40" table:formula="of:=([.B12]*[.$D$16]) + ([.C12]*[.$D$17]) + ([.D12]*[.$D$18]) + ([.E12]*[.$D$19]) + ([.F12]*[.$D$20]) + ([.G12]*[.$D$21]) + ([.H12]*[.$D$22]) +([.I12]*[.$D$23]) +([.J12]*[.$D$24]) +([.K12]*[.$D$25])" office:value-type="float" office:value="342" calcext:value-type="float">
            <text:p>342</text:p>
          </table:table-cell>
          <table:table-cell table:style-name="ce40" table:formula="of:=([.B12]*[.$E$16]) + ([.C12]*[.$E$17]) + ([.D12]*[.$E$18]) + ([.E12]*[.$E$19]) + ([.F12]*[.$E$20]) + ([.G12]*[.$E$21]) + ([.H12]*[.$E$22]) +([.I12]*[.$E$23]) +([.J12]*[.$E$24]) +([.K12]*[.$E$25])" office:value-type="float" office:value="418" calcext:value-type="float">
            <text:p>418</text:p>
          </table:table-cell>
          <table:table-cell table:style-name="ce40" table:formula="of:=([.B12]*[.$F$16]) + ([.C12]*[.$F$17]) + ([.D12]*[.$F$18]) + ([.E12]*[.$F$19]) + ([.F12]*[.$F$20]) + ([.G12]*[.$F$21]) + ([.H12]*[.$F$22]) +([.I12]*[.$F$23]) +([.J12]*[.$F$24]) +([.K12]*[.$F$25])" office:value-type="float" office:value="463" calcext:value-type="float">
            <text:p>463</text:p>
          </table:table-cell>
          <table:table-cell table:style-name="ce40" table:formula="of:=([.B12]*[.$G$16]) + ([.C12]*[.$G$17]) + ([.D12]*[.$G$18]) + ([.E12]*[.$G$19]) + ([.F12]*[.$G$20]) + ([.G12]*[.$G$21]) + ([.H12]*[.$G$22]) +([.I12]*[.$G$23]) +([.J12]*[.$G$24]) +([.K12]*[.$G$25])" office:value-type="float" office:value="360" calcext:value-type="float">
            <text:p>360</text:p>
          </table:table-cell>
          <table:table-cell table:style-name="ce40" table:formula="of:=([.B12]*[.$H$16]) + ([.C12]*[.$H$17]) + ([.D12]*[.$H$18]) + ([.E12]*[.$H$19]) + ([.F12]*[.$H$20]) + ([.G12]*[.$H$21]) + ([.H12]*[.$H$22]) +([.I12]*[.$H$23]) +([.J12]*[.$H$24]) +([.K12]*[.$H$25])" office:value-type="float" office:value="336" calcext:value-type="float">
            <text:p>336</text:p>
          </table:table-cell>
          <table:table-cell table:style-name="ce40" table:formula="of:=([.B12]*[.$I$16]) + ([.C12]*[.$I$17]) + ([.D12]*[.$I$18]) + ([.E12]*[.$I$19]) + ([.F12]*[.$I$20]) + ([.G12]*[.$I$21]) + ([.H12]*[.$I$22]) +([.I12]*[.$I$23]) +([.J12]*[.$I$24]) +([.K12]*[.$I$25])" office:value-type="float" office:value="329" calcext:value-type="float">
            <text:p>329</text:p>
          </table:table-cell>
          <table:table-cell table:style-name="ce40" table:formula="of:=([.B12]*[.$J$16]) + ([.C12]*[.$J$17]) + ([.D12]*[.$J$18]) + ([.E12]*[.$J$19]) + ([.F12]*[.$J$20]) + ([.G12]*[.$J$21]) + ([.H12]*[.$J$22]) +([.I12]*[.$J$23]) +([.J12]*[.$J$24]) +([.K12]*[.$J$25])" office:value-type="float" office:value="535" calcext:value-type="float">
            <text:p>535</text:p>
          </table:table-cell>
          <table:table-cell table:style-name="ce44" table:formula="of:=([.B12]*[.$K$16]) + ([.C12]*[.$K$17]) + ([.D12]*[.$K$18]) + ([.E12]*[.$K$19]) + ([.F12]*[.$K$20]) + ([.G12]*[.$K$21]) + ([.H12]*[.$K$22]) +([.I12]*[.$K$23]) +([.J12]*[.$K$24]) +([.K12]*[.$K$25])" office:value-type="float" office:value="463" calcext:value-type="float">
            <text:p>463</text:p>
          </table:table-cell>
          <table:table-cell table:style-name="ce6"/>
          <table:table-cell table:style-name="ce47" table:formula="of:=MAX([.B37:.K37])" office:value-type="float" office:value="535" calcext:value-type="float" table:number-columns-spanned="3" table:number-rows-spanned="1">
            <text:p>535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5" table:formula="of:=[.A37]+1" office:value-type="float" office:value="9" calcext:value-type="float">
            <text:p>9</text:p>
          </table:table-cell>
          <table:table-cell table:style-name="ce41" table:formula="of:=([.B13]*[.$B$16]) + ([.C13]*[.$B$17]) + ([.D13]*[.$B$18]) + ([.E13]*[.$B$19]) + ([.F13]*[.$B$20]) + ([.G13]*[.$B$21]) + ([.H13]*[.$B$22]) +([.I13]*[.$B$23]) +([.J13]*[.$B$24]) +([.K13]*[.$B$25])" office:value-type="float" office:value="413" calcext:value-type="float">
            <text:p>413</text:p>
          </table:table-cell>
          <table:table-cell table:style-name="ce41" table:formula="of:=([.B13]*[.$C$16]) + ([.C13]*[.$C$17]) + ([.D13]*[.$C$18]) + ([.E13]*[.$C$19]) + ([.F13]*[.$C$20]) + ([.G13]*[.$C$21]) + ([.H13]*[.$C$22]) +([.I13]*[.$C$23]) +([.J13]*[.$C$24]) +([.K13]*[.$C$25])" office:value-type="float" office:value="381" calcext:value-type="float">
            <text:p>381</text:p>
          </table:table-cell>
          <table:table-cell table:style-name="ce41" table:formula="of:=([.B13]*[.$D$16]) + ([.C13]*[.$D$17]) + ([.D13]*[.$D$18]) + ([.E13]*[.$D$19]) + ([.F13]*[.$D$20]) + ([.G13]*[.$D$21]) + ([.H13]*[.$D$22]) +([.I13]*[.$D$23]) +([.J13]*[.$D$24]) +([.K13]*[.$D$25])" office:value-type="float" office:value="345" calcext:value-type="float">
            <text:p>345</text:p>
          </table:table-cell>
          <table:table-cell table:style-name="ce41" table:formula="of:=([.B13]*[.$E$16]) + ([.C13]*[.$E$17]) + ([.D13]*[.$E$18]) + ([.E13]*[.$E$19]) + ([.F13]*[.$E$20]) + ([.G13]*[.$E$21]) + ([.H13]*[.$E$22]) +([.I13]*[.$E$23]) +([.J13]*[.$E$24]) +([.K13]*[.$E$25])" office:value-type="float" office:value="429" calcext:value-type="float">
            <text:p>429</text:p>
          </table:table-cell>
          <table:table-cell table:style-name="ce41" table:formula="of:=([.B13]*[.$F$16]) + ([.C13]*[.$F$17]) + ([.D13]*[.$F$18]) + ([.E13]*[.$F$19]) + ([.F13]*[.$F$20]) + ([.G13]*[.$F$21]) + ([.H13]*[.$F$22]) +([.I13]*[.$F$23]) +([.J13]*[.$F$24]) +([.K13]*[.$F$25])" office:value-type="float" office:value="379" calcext:value-type="float">
            <text:p>379</text:p>
          </table:table-cell>
          <table:table-cell table:style-name="ce41" table:formula="of:=([.B13]*[.$G$16]) + ([.C13]*[.$G$17]) + ([.D13]*[.$G$18]) + ([.E13]*[.$G$19]) + ([.F13]*[.$G$20]) + ([.G13]*[.$G$21]) + ([.H13]*[.$G$22]) +([.I13]*[.$G$23]) +([.J13]*[.$G$24]) +([.K13]*[.$G$25])" office:value-type="float" office:value="345" calcext:value-type="float">
            <text:p>345</text:p>
          </table:table-cell>
          <table:table-cell table:style-name="ce41" table:formula="of:=([.B13]*[.$H$16]) + ([.C13]*[.$H$17]) + ([.D13]*[.$H$18]) + ([.E13]*[.$H$19]) + ([.F13]*[.$H$20]) + ([.G13]*[.$H$21]) + ([.H13]*[.$H$22]) +([.I13]*[.$H$23]) +([.J13]*[.$H$24]) +([.K13]*[.$H$25])" office:value-type="float" office:value="287" calcext:value-type="float">
            <text:p>287</text:p>
          </table:table-cell>
          <table:table-cell table:style-name="ce41" table:formula="of:=([.B13]*[.$I$16]) + ([.C13]*[.$I$17]) + ([.D13]*[.$I$18]) + ([.E13]*[.$I$19]) + ([.F13]*[.$I$20]) + ([.G13]*[.$I$21]) + ([.H13]*[.$I$22]) +([.I13]*[.$I$23]) +([.J13]*[.$I$24]) +([.K13]*[.$I$25])" office:value-type="float" office:value="272" calcext:value-type="float">
            <text:p>272</text:p>
          </table:table-cell>
          <table:table-cell table:style-name="ce41" table:formula="of:=([.B13]*[.$J$16]) + ([.C13]*[.$J$17]) + ([.D13]*[.$J$18]) + ([.E13]*[.$J$19]) + ([.F13]*[.$J$20]) + ([.G13]*[.$J$21]) + ([.H13]*[.$J$22]) +([.I13]*[.$J$23]) +([.J13]*[.$J$24]) +([.K13]*[.$J$25])" office:value-type="float" office:value="525" calcext:value-type="float">
            <text:p>525</text:p>
          </table:table-cell>
          <table:table-cell table:style-name="ce45" table:formula="of:=([.B13]*[.$K$16]) + ([.C13]*[.$K$17]) + ([.D13]*[.$K$18]) + ([.E13]*[.$K$19]) + ([.F13]*[.$K$20]) + ([.G13]*[.$K$21]) + ([.H13]*[.$K$22]) +([.I13]*[.$K$23]) +([.J13]*[.$K$24]) +([.K13]*[.$K$25])" office:value-type="float" office:value="412" calcext:value-type="float">
            <text:p>412</text:p>
          </table:table-cell>
          <table:table-cell table:style-name="ce6"/>
          <table:table-cell table:style-name="ce48" table:formula="of:=MAX([.B38:.K38])" office:value-type="float" office:value="525" calcext:value-type="float" table:number-columns-spanned="3" table:number-rows-spanned="1">
            <text:p>525</text:p>
          </table:table-cell>
          <table:covered-table-cell table:style-name="ce51"/>
          <table:covered-table-cell table:style-name="ce54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9" office:value-type="string" calcext:value-type="string">
            <text:p>Program – calculate results</text:p>
          </table:table-cell>
          <table:table-cell table:style-name="ce6" table:number-columns-repeated="50"/>
          <table:table-cell table:number-columns-repeated="973"/>
        </table:table-row>
        <table:table-row table:style-name="ro3">
          <table:table-cell table:style-name="ce38" office:value-type="string" calcext:value-type="string">
            <text:p>C<text:span text:style-name="T1">ijk</text:span>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40]+1" office:value-type="float" office:value="1" calcext:value-type="float">
            <text:p>1</text:p>
          </table:table-cell>
          <table:table-cell table:style-name="ce42" table:formula="of:=[.C40]+1" office:value-type="float" office:value="2" calcext:value-type="float">
            <text:p>2</text:p>
          </table:table-cell>
          <table:table-cell table:style-name="ce42" table:formula="of:=[.D40]+1" office:value-type="float" office:value="3" calcext:value-type="float">
            <text:p>3</text:p>
          </table:table-cell>
          <table:table-cell table:style-name="ce42" table:formula="of:=[.E40]+1" office:value-type="float" office:value="4" calcext:value-type="float">
            <text:p>4</text:p>
          </table:table-cell>
          <table:table-cell table:style-name="ce42" table:formula="of:=[.F40]+1" office:value-type="float" office:value="5" calcext:value-type="float">
            <text:p>5</text:p>
          </table:table-cell>
          <table:table-cell table:style-name="ce42" table:formula="of:=[.G40]+1" office:value-type="float" office:value="6" calcext:value-type="float">
            <text:p>6</text:p>
          </table:table-cell>
          <table:table-cell table:style-name="ce42" table:formula="of:=[.H40]+1" office:value-type="float" office:value="7" calcext:value-type="float">
            <text:p>7</text:p>
          </table:table-cell>
          <table:table-cell table:style-name="ce42" table:formula="of:=[.I40]+1" office:value-type="float" office:value="8" calcext:value-type="float">
            <text:p>8</text:p>
          </table:table-cell>
          <table:table-cell table:style-name="ce43" table:formula="of:=[.J40]+1" office:value-type="float" office:value="9" calcext:value-type="float">
            <text:p>9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Norm of C</text:p>
          </table:table-cell>
          <table:covered-table-cell table:style-name="ce49"/>
          <table:covered-table-cell table:style-name="ce52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59" calcext:value-type="float">
            <text:p>359</text:p>
          </table:table-cell>
          <table:table-cell table:style-name="ce44" office:value-type="float" office:value="402" calcext:value-type="float">
            <text:p>402</text:p>
          </table:table-cell>
          <table:table-cell table:style-name="ce6"/>
          <table:table-cell table:style-name="ce47" table:formula="of:=MAX([.B41:.K41])" office:value-type="float" office:value="404" calcext:value-type="float" table:number-columns-spanned="3" table:number-rows-spanned="1">
            <text:p>404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1]+1" office:value-type="float" office:value="1" calcext:value-type="float">
            <text:p>1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291" calcext:value-type="float">
            <text:p>291</text:p>
          </table:table-cell>
          <table:table-cell table:style-name="ce44" office:value-type="float" office:value="354" calcext:value-type="float">
            <text:p>354</text:p>
          </table:table-cell>
          <table:table-cell table:style-name="ce6"/>
          <table:table-cell table:style-name="ce47" table:formula="of:=MAX([.B42:.K42])" office:value-type="float" office:value="365" calcext:value-type="float" table:number-columns-spanned="3" table:number-rows-spanned="1">
            <text:p>365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2]+1" office:value-type="float" office:value="2" calcext:value-type="float">
            <text:p>2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373" calcext:value-type="float">
            <text:p>373</text:p>
          </table:table-cell>
          <table:table-cell table:style-name="ce40" office:value-type="float" office:value="335" calcext:value-type="float">
            <text:p>335</text:p>
          </table:table-cell>
          <table:table-cell table:style-name="ce44" office:value-type="float" office:value="368" calcext:value-type="float">
            <text:p>368</text:p>
          </table:table-cell>
          <table:table-cell table:style-name="ce6"/>
          <table:table-cell table:style-name="ce47" table:formula="of:=MAX([.B43:.K43])" office:value-type="float" office:value="373" calcext:value-type="float" table:number-columns-spanned="3" table:number-rows-spanned="1">
            <text:p>373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3]+1" office:value-type="float" office:value="3" calcext:value-type="float">
            <text:p>3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418" calcext:value-type="float">
            <text:p>418</text:p>
          </table:table-cell>
          <table:table-cell table:number-columns-repeated="2" table:style-name="ce40" office:value-type="float" office:value="299" calcext:value-type="float">
            <text:p>299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335" calcext:value-type="float">
            <text:p>335</text:p>
          </table:table-cell>
          <table:table-cell table:style-name="ce44" office:value-type="float" office:value="418" calcext:value-type="float">
            <text:p>418</text:p>
          </table:table-cell>
          <table:table-cell table:style-name="ce6"/>
          <table:table-cell table:style-name="ce47" table:formula="of:=MAX([.B44:.K44])" office:value-type="float" office:value="418" calcext:value-type="float" table:number-columns-spanned="3" table:number-rows-spanned="1">
            <text:p>41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4]+1" office:value-type="float" office:value="4" calcext:value-type="float">
            <text:p>4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361" calcext:value-type="float">
            <text:p>361</text:p>
          </table:table-cell>
          <table:table-cell table:style-name="ce40" office:value-type="float" office:value="353" calcext:value-type="float">
            <text:p>353</text:p>
          </table:table-cell>
          <table:table-cell table:style-name="ce44" office:value-type="float" office:value="411" calcext:value-type="float">
            <text:p>411</text:p>
          </table:table-cell>
          <table:table-cell table:style-name="ce6"/>
          <table:table-cell table:style-name="ce47" table:formula="of:=MAX([.B45:.K45])" office:value-type="float" office:value="418" calcext:value-type="float" table:number-columns-spanned="3" table:number-rows-spanned="1">
            <text:p>41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5]+1" office:value-type="float" office:value="5" calcext:value-type="float">
            <text:p>5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217" calcext:value-type="float">
            <text:p>217</text:p>
          </table:table-cell>
          <table:table-cell table:style-name="ce44" office:value-type="float" office:value="308" calcext:value-type="float">
            <text:p>308</text:p>
          </table:table-cell>
          <table:table-cell table:style-name="ce6"/>
          <table:table-cell table:style-name="ce47" table:formula="of:=MAX([.B46:.K46])" office:value-type="float" office:value="308" calcext:value-type="float" table:number-columns-spanned="3" table:number-rows-spanned="1">
            <text:p>30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6]+1" office:value-type="float" office:value="6" calcext:value-type="float">
            <text:p>6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371" calcext:value-type="float">
            <text:p>371</text:p>
          </table:table-cell>
          <table:table-cell table:style-name="ce44" office:value-type="float" office:value="451" calcext:value-type="float">
            <text:p>451</text:p>
          </table:table-cell>
          <table:table-cell table:style-name="ce6"/>
          <table:table-cell table:style-name="ce47" table:formula="of:=MAX([.B47:.K47])" office:value-type="float" office:value="451" calcext:value-type="float" table:number-columns-spanned="3" table:number-rows-spanned="1">
            <text:p>45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7]+1" office:value-type="float" office:value="7" calcext:value-type="float">
            <text:p>7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76" calcext:value-type="float">
            <text:p>276</text:p>
          </table:table-cell>
          <table:table-cell table:style-name="ce44" office:value-type="float" office:value="333" calcext:value-type="float">
            <text:p>333</text:p>
          </table:table-cell>
          <table:table-cell table:style-name="ce6"/>
          <table:table-cell table:style-name="ce47" table:formula="of:=MAX([.B48:.K48])" office:value-type="float" office:value="333" calcext:value-type="float" table:number-columns-spanned="3" table:number-rows-spanned="1">
            <text:p>333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8]+1" office:value-type="float" office:value="8" calcext:value-type="float">
            <text:p>8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448" calcext:value-type="float">
            <text:p>448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402" calcext:value-type="float">
            <text:p>402</text:p>
          </table:table-cell>
          <table:table-cell table:style-name="ce44" office:value-type="float" office:value="521" calcext:value-type="float">
            <text:p>521</text:p>
          </table:table-cell>
          <table:table-cell table:style-name="ce6"/>
          <table:table-cell table:style-name="ce47" table:formula="of:=MAX([.B49:.K49])" office:value-type="float" office:value="521" calcext:value-type="float" table:number-columns-spanned="3" table:number-rows-spanned="1">
            <text:p>52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5" table:formula="of:=[.A49]+1" office:value-type="float" office:value="9" calcext:value-type="float">
            <text:p>9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86" calcext:value-type="float">
            <text:p>386</text:p>
          </table:table-cell>
          <table:table-cell table:style-name="ce45" office:value-type="float" office:value="420" calcext:value-type="float">
            <text:p>420</text:p>
          </table:table-cell>
          <table:table-cell table:style-name="ce6"/>
          <table:table-cell table:style-name="ce48" table:formula="of:=MAX([.B50:.K50])" office:value-type="float" office:value="420" calcext:value-type="float" table:number-columns-spanned="3" table:number-rows-spanned="1">
            <text:p>420</text:p>
          </table:table-cell>
          <table:covered-table-cell table:style-name="ce51"/>
          <table:covered-table-cell table:style-name="ce54"/>
          <table:table-cell table:style-name="ce6" table:number-columns-repeated="36"/>
          <table:table-cell table:number-columns-repeated="973"/>
        </table:table-row>
        <table:table-row table:style-name="ro3" table:number-rows-repeated="2">
          <table:table-cell table:style-name="ce6" table:number-columns-repeated="16"/>
          <table:table-cell table:number-columns-repeated="100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01cm" fo:margin-left="0cm" fo:margin-right="0cm" fo:margin-top="0.10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0000-00-00T17:07:49.139906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5-05T20:35:09.114145670</meta:creation-date>
    <meta:generator>LibreOffice/4.1.6.2$Linux_X86_64 LibreOffice_project/410m0$Build-2</meta:generator>
    <dc:date>2014-07-23T17:14:32.314140419</dc:date>
    <dc:creator>Paula Dwan</dc:creator>
    <meta:editing-duration>PT7H37M18S</meta:editing-duration>
    <meta:editing-cycles>29</meta:editing-cycles>
    <meta:document-statistic meta:table-count="5" meta:cell-count="3821" meta:object-count="0"/>
  </office:meta>
</office:document-meta>
</file>